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rlage" table:style-name="ta1">
        <table:shapes>
          <draw:frame draw:z-index="0" draw:style-name="gr1" draw:text-style-name="P1" svg:width="453.51pt" svg:height="255.09pt" svg:x="668.61pt" svg:y="297.18pt">
            <draw:object draw:notify-on-update-of-ranges="'x=2'.J13:'x=2'.J1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/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table:number-columns-repeated="6"/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0" calcext:value-type="float">
            <text:p>0</text:p>
          </table:table-cell>
          <table:table-cell table:style-name="ce2" table:formula="of:=[.M2]" office:value-type="float" office:value="0" calcext:value-type="float">
            <text:p>0</text:p>
          </table:table-cell>
          <table:table-cell table:style-name="ce2" table:formula="of:=[.N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0.432" calcext:value-type="float">
            <text:p>0.432</text:p>
          </table:table-cell>
          <table:table-cell table:style-name="ce2" table:formula="of:=[.E3]-[.J4]" office:value-type="float" office:value="-0.532" calcext:value-type="float">
            <text:p>-0.532</text:p>
          </table:table-cell>
          <table:table-cell table:style-name="ce2" table:formula="of:=[.F3]-[.K4]" office:value-type="float" office:value="0.659" calcext:value-type="float">
            <text:p>0.659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0" calcext:value-type="float">
            <text:p>0</text:p>
          </table:table-cell>
          <table:table-cell table:formula="of:=[.J2]" office:value-type="float" office:value="0" calcext:value-type="float">
            <text:p>0</text:p>
          </table:table-cell>
          <table:table-cell table:style-name="ce2" table:formula="of:=[.K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0.454377258569706" calcext:value-type="float">
            <text:p>0.454377258569706</text:p>
          </table:table-cell>
          <table:table-cell table:style-name="ce2" table:formula="of:=[.E4]/SQRT(POWER([.D4];2)+POWER([.E4];2)+POWER([.F4];2))" office:value-type="float" office:value="-0.559557179534916" calcext:value-type="float">
            <text:p>-0.559557179534916</text:p>
          </table:table-cell>
          <table:table-cell table:style-name="ce2" table:formula="of:=[.F4]/SQRT(POWER([.D4];2)+POWER([.E4];2)+POWER([.F4];2))" office:value-type="float" office:value="0.693135679160732" calcext:value-type="float">
            <text:p>0.693135679160732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0.454377258569706" calcext:value-type="float">
            <text:p>0.454377258569706</text:p>
          </table:table-cell>
          <table:table-cell table:formula="of:=[.E5]" office:value-type="float" office:value="-0.559557179534916" calcext:value-type="float">
            <text:p>-0.559557179534916</text:p>
          </table:table-cell>
          <table:table-cell table:formula="of:=[.F5]" office:value-type="float" office:value="0.693135679160732" calcext:value-type="float">
            <text:p>0.693135679160732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table:number-columns-repeated="5"/>
          <table:table-cell table:formula="of:=[.$J$6]/[.E13]+[.$K$6]/[.F13]+[.$L$6]/[.G13]" office:value-type="string" office:string-value="" calcext:value-type="error">
            <text:p>#DIV/0!</text:p>
          </table:table-cell>
          <table:table-cell table:formula="of:=([.$J$6]*[.E13]+[.$K$6]*[.F13]+[.$L$6]*[.G13])/(SQRT(POWER([.$J$6];2)+POWER([.$K$6];2)+POWER([.$L$6];2))*SQRT(POWER([.$E13];2)+POWER([.$F13];2)+POWER([.$G13];2)) 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/>
        </table:table-row>
        <table:table-row table:style-name="ro1">
          <table:table-cell table:number-columns-repeated="8"/>
          <table:table-cell table:formula="of:=[.$J$6]/[.E14]+[.$K$6]/[.F14]+[.$L$6]/[.G14]" office:value-type="string" office:string-value="" calcext:value-type="error">
            <text:p>#DIV/0!</text:p>
          </table:table-cell>
          <table:table-cell table:formula="of:=([.$J$6]*[.E14]+[.$K$6]*[.F14]+[.$L$6]*[.G14])/(SQRT(POWER([.$J$6];2)+POWER([.$K$6];2)+POWER([.$L$6];2))*SQRT(POWER([.$E14];2)+POWER([.$F14];2)+POWER([.$G14];2)) 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/>
        </table:table-row>
        <table:table-row table:style-name="ro1">
          <table:table-cell table:number-columns-repeated="8"/>
          <table:table-cell table:formula="of:=[.$J$6]/[.E15]+[.$K$6]/[.F15]+[.$L$6]/[.G15]" office:value-type="string" office:string-value="" calcext:value-type="error">
            <text:p>#DIV/0!</text:p>
          </table:table-cell>
          <table:table-cell table:formula="of:=([.$J$6]*[.E15]+[.$K$6]*[.F15]+[.$L$6]*[.G15])/(SQRT(POWER([.$J$6];2)+POWER([.$K$6];2)+POWER([.$L$6];2))*SQRT(POWER([.$E15];2)+POWER([.$F15];2)+POWER([.$G15];2)) )" office:value-type="string" office:string-value="" calcext:value-type="error">
            <text:p>#DIV/0!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/>
        </table:table-row>
        <table:table-row table:style-name="ro1">
          <table:table-cell table:number-columns-repeated="8"/>
          <table:table-cell table:formula="of:=[.$J$6]/[.E16]+[.$K$6]/[.F16]+[.$L$6]/[.G16]" office:value-type="string" office:string-value="" calcext:value-type="error">
            <text:p>#DIV/0!</text:p>
          </table:table-cell>
          <table:table-cell table:formula="of:=([.$J$6]*[.E16]+[.$K$6]*[.F16]+[.$L$6]*[.G16])/(SQRT(POWER([.$J$6];2)+POWER([.$K$6];2)+POWER([.$L$6];2))*SQRT(POWER([.$E16];2)+POWER([.$F16];2)+POWER([.$G16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17]+[.$K$6]/[.F17]+[.$L$6]/[.G17]" office:value-type="string" office:string-value="" calcext:value-type="error">
            <text:p>#DIV/0!</text:p>
          </table:table-cell>
          <table:table-cell table:formula="of:=([.$J$6]*[.E17]+[.$K$6]*[.F17]+[.$L$6]*[.G17])/(SQRT(POWER([.$J$6];2)+POWER([.$K$6];2)+POWER([.$L$6];2))*SQRT(POWER([.$E17];2)+POWER([.$F17];2)+POWER([.$G17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18]+[.$K$6]/[.F18]+[.$L$6]/[.G18]" office:value-type="string" office:string-value="" calcext:value-type="error">
            <text:p>#DIV/0!</text:p>
          </table:table-cell>
          <table:table-cell table:formula="of:=([.$J$6]*[.E18]+[.$K$6]*[.F18]+[.$L$6]*[.G18])/(SQRT(POWER([.$J$6];2)+POWER([.$K$6];2)+POWER([.$L$6];2))*SQRT(POWER([.$E18];2)+POWER([.$F18];2)+POWER([.$G18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19]+[.$K$6]/[.F19]+[.$L$6]/[.G19]" office:value-type="string" office:string-value="" calcext:value-type="error">
            <text:p>#DIV/0!</text:p>
          </table:table-cell>
          <table:table-cell table:formula="of:=([.$J$6]*[.E19]+[.$K$6]*[.F19]+[.$L$6]*[.G19])/(SQRT(POWER([.$J$6];2)+POWER([.$K$6];2)+POWER([.$L$6];2))*SQRT(POWER([.$E19];2)+POWER([.$F19];2)+POWER([.$G19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20]+[.$K$6]/[.F20]+[.$L$6]/[.G20]" office:value-type="string" office:string-value="" calcext:value-type="error">
            <text:p>#DIV/0!</text:p>
          </table:table-cell>
          <table:table-cell table:formula="of:=([.$J$6]*[.E20]+[.$K$6]*[.F20]+[.$L$6]*[.G20])/(SQRT(POWER([.$J$6];2)+POWER([.$K$6];2)+POWER([.$L$6];2))*SQRT(POWER([.$E20];2)+POWER([.$F20];2)+POWER([.$G20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21]+[.$K$6]/[.F21]+[.$L$6]/[.G21]" office:value-type="string" office:string-value="" calcext:value-type="error">
            <text:p>#DIV/0!</text:p>
          </table:table-cell>
          <table:table-cell table:formula="of:=([.$J$6]*[.E21]+[.$K$6]*[.F21]+[.$L$6]*[.G21])/(SQRT(POWER([.$J$6];2)+POWER([.$K$6];2)+POWER([.$L$6];2))*SQRT(POWER([.$E21];2)+POWER([.$F21];2)+POWER([.$G21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22]+[.$K$6]/[.F22]+[.$L$6]/[.G22]" office:value-type="string" office:string-value="" calcext:value-type="error">
            <text:p>#DIV/0!</text:p>
          </table:table-cell>
          <table:table-cell table:formula="of:=([.$J$6]*[.E22]+[.$K$6]*[.F22]+[.$L$6]*[.G22])/(SQRT(POWER([.$J$6];2)+POWER([.$K$6];2)+POWER([.$L$6];2))*SQRT(POWER([.$E22];2)+POWER([.$F22];2)+POWER([.$G22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23]+[.$K$6]/[.F23]+[.$L$6]/[.G23]" office:value-type="string" office:string-value="" calcext:value-type="error">
            <text:p>#DIV/0!</text:p>
          </table:table-cell>
          <table:table-cell table:formula="of:=([.$J$6]*[.E23]+[.$K$6]*[.F23]+[.$L$6]*[.G23])/(SQRT(POWER([.$J$6];2)+POWER([.$K$6];2)+POWER([.$L$6];2))*SQRT(POWER([.$E23];2)+POWER([.$F23];2)+POWER([.$G23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24]+[.$K$6]/[.F24]+[.$L$6]/[.G24]" office:value-type="string" office:string-value="" calcext:value-type="error">
            <text:p>#DIV/0!</text:p>
          </table:table-cell>
          <table:table-cell table:formula="of:=([.$J$6]*[.E24]+[.$K$6]*[.F24]+[.$L$6]*[.G24])/(SQRT(POWER([.$J$6];2)+POWER([.$K$6];2)+POWER([.$L$6];2))*SQRT(POWER([.$E24];2)+POWER([.$F24];2)+POWER([.$G24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25]+[.$K$6]/[.F25]+[.$L$6]/[.G25]" office:value-type="string" office:string-value="" calcext:value-type="error">
            <text:p>#DIV/0!</text:p>
          </table:table-cell>
          <table:table-cell table:formula="of:=([.$J$6]*[.E25]+[.$K$6]*[.F25]+[.$L$6]*[.G25])/(SQRT(POWER([.$J$6];2)+POWER([.$K$6];2)+POWER([.$L$6];2))*SQRT(POWER([.$E25];2)+POWER([.$F25];2)+POWER([.$G25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26]+[.$K$6]/[.F26]+[.$L$6]/[.G26]" office:value-type="string" office:string-value="" calcext:value-type="error">
            <text:p>#DIV/0!</text:p>
          </table:table-cell>
          <table:table-cell table:formula="of:=([.$J$6]*[.E26]+[.$K$6]*[.F26]+[.$L$6]*[.G26])/(SQRT(POWER([.$J$6];2)+POWER([.$K$6];2)+POWER([.$L$6];2))*SQRT(POWER([.$E26];2)+POWER([.$F26];2)+POWER([.$G26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27]+[.$K$6]/[.F27]+[.$L$6]/[.G27]" office:value-type="string" office:string-value="" calcext:value-type="error">
            <text:p>#DIV/0!</text:p>
          </table:table-cell>
          <table:table-cell table:formula="of:=([.$J$6]*[.E27]+[.$K$6]*[.F27]+[.$L$6]*[.G27])/(SQRT(POWER([.$J$6];2)+POWER([.$K$6];2)+POWER([.$L$6];2))*SQRT(POWER([.$E27];2)+POWER([.$F27];2)+POWER([.$G27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28]+[.$K$6]/[.F28]+[.$L$6]/[.G28]" office:value-type="string" office:string-value="" calcext:value-type="error">
            <text:p>#DIV/0!</text:p>
          </table:table-cell>
          <table:table-cell table:formula="of:=([.$J$6]*[.E28]+[.$K$6]*[.F28]+[.$L$6]*[.G28])/(SQRT(POWER([.$J$6];2)+POWER([.$K$6];2)+POWER([.$L$6];2))*SQRT(POWER([.$E28];2)+POWER([.$F28];2)+POWER([.$G28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29]+[.$K$6]/[.F29]+[.$L$6]/[.G29]" office:value-type="string" office:string-value="" calcext:value-type="error">
            <text:p>#DIV/0!</text:p>
          </table:table-cell>
          <table:table-cell table:formula="of:=([.$J$6]*[.E29]+[.$K$6]*[.F29]+[.$L$6]*[.G29])/(SQRT(POWER([.$J$6];2)+POWER([.$K$6];2)+POWER([.$L$6];2))*SQRT(POWER([.$E29];2)+POWER([.$F29];2)+POWER([.$G29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30]+[.$K$6]/[.F30]+[.$L$6]/[.G30]" office:value-type="string" office:string-value="" calcext:value-type="error">
            <text:p>#DIV/0!</text:p>
          </table:table-cell>
          <table:table-cell table:formula="of:=([.$J$6]*[.E30]+[.$K$6]*[.F30]+[.$L$6]*[.G30])/(SQRT(POWER([.$J$6];2)+POWER([.$K$6];2)+POWER([.$L$6];2))*SQRT(POWER([.$E30];2)+POWER([.$F30];2)+POWER([.$G30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31]+[.$K$6]/[.F31]+[.$L$6]/[.G31]" office:value-type="string" office:string-value="" calcext:value-type="error">
            <text:p>#DIV/0!</text:p>
          </table:table-cell>
          <table:table-cell table:formula="of:=([.$J$6]*[.E31]+[.$K$6]*[.F31]+[.$L$6]*[.G31])/(SQRT(POWER([.$J$6];2)+POWER([.$K$6];2)+POWER([.$L$6];2))*SQRT(POWER([.$E31];2)+POWER([.$F31];2)+POWER([.$G31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32]+[.$K$6]/[.F32]+[.$L$6]/[.G32]" office:value-type="string" office:string-value="" calcext:value-type="error">
            <text:p>#DIV/0!</text:p>
          </table:table-cell>
          <table:table-cell table:formula="of:=([.$J$6]*[.E32]+[.$K$6]*[.F32]+[.$L$6]*[.G32])/(SQRT(POWER([.$J$6];2)+POWER([.$K$6];2)+POWER([.$L$6];2))*SQRT(POWER([.$E32];2)+POWER([.$F32];2)+POWER([.$G32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33]+[.$K$6]/[.F33]+[.$L$6]/[.G33]" office:value-type="string" office:string-value="" calcext:value-type="error">
            <text:p>#DIV/0!</text:p>
          </table:table-cell>
          <table:table-cell table:formula="of:=([.$J$6]*[.E33]+[.$K$6]*[.F33]+[.$L$6]*[.G33])/(SQRT(POWER([.$J$6];2)+POWER([.$K$6];2)+POWER([.$L$6];2))*SQRT(POWER([.$E33];2)+POWER([.$F33];2)+POWER([.$G33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34]+[.$K$6]/[.F34]+[.$L$6]/[.G34]" office:value-type="string" office:string-value="" calcext:value-type="error">
            <text:p>#DIV/0!</text:p>
          </table:table-cell>
          <table:table-cell table:formula="of:=([.$J$6]*[.E34]+[.$K$6]*[.F34]+[.$L$6]*[.G34])/(SQRT(POWER([.$J$6];2)+POWER([.$K$6];2)+POWER([.$L$6];2))*SQRT(POWER([.$E34];2)+POWER([.$F34];2)+POWER([.$G34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35]+[.$K$6]/[.F35]+[.$L$6]/[.G35]" office:value-type="string" office:string-value="" calcext:value-type="error">
            <text:p>#DIV/0!</text:p>
          </table:table-cell>
          <table:table-cell table:formula="of:=([.$J$6]*[.E35]+[.$K$6]*[.F35]+[.$L$6]*[.G35])/(SQRT(POWER([.$J$6];2)+POWER([.$K$6];2)+POWER([.$L$6];2))*SQRT(POWER([.$E35];2)+POWER([.$F35];2)+POWER([.$G35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36]+[.$K$6]/[.F36]+[.$L$6]/[.G36]" office:value-type="string" office:string-value="" calcext:value-type="error">
            <text:p>#DIV/0!</text:p>
          </table:table-cell>
          <table:table-cell table:formula="of:=([.$J$6]*[.E36]+[.$K$6]*[.F36]+[.$L$6]*[.G36])/(SQRT(POWER([.$J$6];2)+POWER([.$K$6];2)+POWER([.$L$6];2))*SQRT(POWER([.$E36];2)+POWER([.$F36];2)+POWER([.$G36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37]+[.$K$6]/[.F37]+[.$L$6]/[.G37]" office:value-type="string" office:string-value="" calcext:value-type="error">
            <text:p>#DIV/0!</text:p>
          </table:table-cell>
          <table:table-cell table:formula="of:=([.$J$6]*[.E37]+[.$K$6]*[.F37]+[.$L$6]*[.G37])/(SQRT(POWER([.$J$6];2)+POWER([.$K$6];2)+POWER([.$L$6];2))*SQRT(POWER([.$E37];2)+POWER([.$F37];2)+POWER([.$G37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38]+[.$K$6]/[.F38]+[.$L$6]/[.G38]" office:value-type="string" office:string-value="" calcext:value-type="error">
            <text:p>#DIV/0!</text:p>
          </table:table-cell>
          <table:table-cell table:formula="of:=([.$J$6]*[.E38]+[.$K$6]*[.F38]+[.$L$6]*[.G38])/(SQRT(POWER([.$J$6];2)+POWER([.$K$6];2)+POWER([.$L$6];2))*SQRT(POWER([.$E38];2)+POWER([.$F38];2)+POWER([.$G38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39]+[.$K$6]/[.F39]+[.$L$6]/[.G39]" office:value-type="string" office:string-value="" calcext:value-type="error">
            <text:p>#DIV/0!</text:p>
          </table:table-cell>
          <table:table-cell table:formula="of:=([.$J$6]*[.E39]+[.$K$6]*[.F39]+[.$L$6]*[.G39])/(SQRT(POWER([.$J$6];2)+POWER([.$K$6];2)+POWER([.$L$6];2))*SQRT(POWER([.$E39];2)+POWER([.$F39];2)+POWER([.$G39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40]+[.$K$6]/[.F40]+[.$L$6]/[.G40]" office:value-type="string" office:string-value="" calcext:value-type="error">
            <text:p>#DIV/0!</text:p>
          </table:table-cell>
          <table:table-cell table:formula="of:=([.$J$6]*[.E40]+[.$K$6]*[.F40]+[.$L$6]*[.G40])/(SQRT(POWER([.$J$6];2)+POWER([.$K$6];2)+POWER([.$L$6];2))*SQRT(POWER([.$E40];2)+POWER([.$F40];2)+POWER([.$G40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41]+[.$K$6]/[.F41]+[.$L$6]/[.G41]" office:value-type="string" office:string-value="" calcext:value-type="error">
            <text:p>#DIV/0!</text:p>
          </table:table-cell>
          <table:table-cell table:formula="of:=([.$J$6]*[.E41]+[.$K$6]*[.F41]+[.$L$6]*[.G41])/(SQRT(POWER([.$J$6];2)+POWER([.$K$6];2)+POWER([.$L$6];2))*SQRT(POWER([.$E41];2)+POWER([.$F41];2)+POWER([.$G41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42]+[.$K$6]/[.F42]+[.$L$6]/[.G42]" office:value-type="string" office:string-value="" calcext:value-type="error">
            <text:p>#DIV/0!</text:p>
          </table:table-cell>
          <table:table-cell table:formula="of:=([.$J$6]*[.E42]+[.$K$6]*[.F42]+[.$L$6]*[.G42])/(SQRT(POWER([.$J$6];2)+POWER([.$K$6];2)+POWER([.$L$6];2))*SQRT(POWER([.$E42];2)+POWER([.$F42];2)+POWER([.$G42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43]+[.$K$6]/[.F43]+[.$L$6]/[.G43]" office:value-type="string" office:string-value="" calcext:value-type="error">
            <text:p>#DIV/0!</text:p>
          </table:table-cell>
          <table:table-cell table:formula="of:=([.$J$6]*[.E43]+[.$K$6]*[.F43]+[.$L$6]*[.G43])/(SQRT(POWER([.$J$6];2)+POWER([.$K$6];2)+POWER([.$L$6];2))*SQRT(POWER([.$E43];2)+POWER([.$F43];2)+POWER([.$G43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44]+[.$K$6]/[.F44]+[.$L$6]/[.G44]" office:value-type="string" office:string-value="" calcext:value-type="error">
            <text:p>#DIV/0!</text:p>
          </table:table-cell>
          <table:table-cell table:formula="of:=([.$J$6]*[.E44]+[.$K$6]*[.F44]+[.$L$6]*[.G44])/(SQRT(POWER([.$J$6];2)+POWER([.$K$6];2)+POWER([.$L$6];2))*SQRT(POWER([.$E44];2)+POWER([.$F44];2)+POWER([.$G44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45]+[.$K$6]/[.F45]+[.$L$6]/[.G45]" office:value-type="string" office:string-value="" calcext:value-type="error">
            <text:p>#DIV/0!</text:p>
          </table:table-cell>
          <table:table-cell table:formula="of:=([.$J$6]*[.E45]+[.$K$6]*[.F45]+[.$L$6]*[.G45])/(SQRT(POWER([.$J$6];2)+POWER([.$K$6];2)+POWER([.$L$6];2))*SQRT(POWER([.$E45];2)+POWER([.$F45];2)+POWER([.$G45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46]+[.$K$6]/[.F46]+[.$L$6]/[.G46]" office:value-type="string" office:string-value="" calcext:value-type="error">
            <text:p>#DIV/0!</text:p>
          </table:table-cell>
          <table:table-cell table:formula="of:=([.$J$6]*[.E46]+[.$K$6]*[.F46]+[.$L$6]*[.G46])/(SQRT(POWER([.$J$6];2)+POWER([.$K$6];2)+POWER([.$L$6];2))*SQRT(POWER([.$E46];2)+POWER([.$F46];2)+POWER([.$G46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47]+[.$K$6]/[.F47]+[.$L$6]/[.G47]" office:value-type="string" office:string-value="" calcext:value-type="error">
            <text:p>#DIV/0!</text:p>
          </table:table-cell>
          <table:table-cell table:formula="of:=([.$J$6]*[.E47]+[.$K$6]*[.F47]+[.$L$6]*[.G47])/(SQRT(POWER([.$J$6];2)+POWER([.$K$6];2)+POWER([.$L$6];2))*SQRT(POWER([.$E47];2)+POWER([.$F47];2)+POWER([.$G47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48]+[.$K$6]/[.F48]+[.$L$6]/[.G48]" office:value-type="string" office:string-value="" calcext:value-type="error">
            <text:p>#DIV/0!</text:p>
          </table:table-cell>
          <table:table-cell table:formula="of:=([.$J$6]*[.E48]+[.$K$6]*[.F48]+[.$L$6]*[.G48])/(SQRT(POWER([.$J$6];2)+POWER([.$K$6];2)+POWER([.$L$6];2))*SQRT(POWER([.$E48];2)+POWER([.$F48];2)+POWER([.$G48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49]+[.$K$6]/[.F49]+[.$L$6]/[.G49]" office:value-type="string" office:string-value="" calcext:value-type="error">
            <text:p>#DIV/0!</text:p>
          </table:table-cell>
          <table:table-cell table:formula="of:=([.$J$6]*[.E49]+[.$K$6]*[.F49]+[.$L$6]*[.G49])/(SQRT(POWER([.$J$6];2)+POWER([.$K$6];2)+POWER([.$L$6];2))*SQRT(POWER([.$E49];2)+POWER([.$F49];2)+POWER([.$G49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50]+[.$K$6]/[.F50]+[.$L$6]/[.G50]" office:value-type="string" office:string-value="" calcext:value-type="error">
            <text:p>#DIV/0!</text:p>
          </table:table-cell>
          <table:table-cell table:formula="of:=([.$J$6]*[.E50]+[.$K$6]*[.F50]+[.$L$6]*[.G50])/(SQRT(POWER([.$J$6];2)+POWER([.$K$6];2)+POWER([.$L$6];2))*SQRT(POWER([.$E50];2)+POWER([.$F50];2)+POWER([.$G50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51]+[.$K$6]/[.F51]+[.$L$6]/[.G51]" office:value-type="string" office:string-value="" calcext:value-type="error">
            <text:p>#DIV/0!</text:p>
          </table:table-cell>
          <table:table-cell table:formula="of:=([.$J$6]*[.E51]+[.$K$6]*[.F51]+[.$L$6]*[.G51])/(SQRT(POWER([.$J$6];2)+POWER([.$K$6];2)+POWER([.$L$6];2))*SQRT(POWER([.$E51];2)+POWER([.$F51];2)+POWER([.$G51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52]+[.$K$6]/[.F52]+[.$L$6]/[.G52]" office:value-type="string" office:string-value="" calcext:value-type="error">
            <text:p>#DIV/0!</text:p>
          </table:table-cell>
          <table:table-cell table:formula="of:=([.$J$6]*[.E52]+[.$K$6]*[.F52]+[.$L$6]*[.G52])/(SQRT(POWER([.$J$6];2)+POWER([.$K$6];2)+POWER([.$L$6];2))*SQRT(POWER([.$E52];2)+POWER([.$F52];2)+POWER([.$G52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53]+[.$K$6]/[.F53]+[.$L$6]/[.G53]" office:value-type="string" office:string-value="" calcext:value-type="error">
            <text:p>#DIV/0!</text:p>
          </table:table-cell>
          <table:table-cell table:formula="of:=([.$J$6]*[.E53]+[.$K$6]*[.F53]+[.$L$6]*[.G53])/(SQRT(POWER([.$J$6];2)+POWER([.$K$6];2)+POWER([.$L$6];2))*SQRT(POWER([.$E53];2)+POWER([.$F53];2)+POWER([.$G53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54]+[.$K$6]/[.F54]+[.$L$6]/[.G54]" office:value-type="string" office:string-value="" calcext:value-type="error">
            <text:p>#DIV/0!</text:p>
          </table:table-cell>
          <table:table-cell table:formula="of:=([.$J$6]*[.E54]+[.$K$6]*[.F54]+[.$L$6]*[.G54])/(SQRT(POWER([.$J$6];2)+POWER([.$K$6];2)+POWER([.$L$6];2))*SQRT(POWER([.$E54];2)+POWER([.$F54];2)+POWER([.$G54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55]+[.$K$6]/[.F55]+[.$L$6]/[.G55]" office:value-type="string" office:string-value="" calcext:value-type="error">
            <text:p>#DIV/0!</text:p>
          </table:table-cell>
          <table:table-cell table:formula="of:=([.$J$6]*[.E55]+[.$K$6]*[.F55]+[.$L$6]*[.G55])/(SQRT(POWER([.$J$6];2)+POWER([.$K$6];2)+POWER([.$L$6];2))*SQRT(POWER([.$E55];2)+POWER([.$F55];2)+POWER([.$G55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56]+[.$K$6]/[.F56]+[.$L$6]/[.G56]" office:value-type="string" office:string-value="" calcext:value-type="error">
            <text:p>#DIV/0!</text:p>
          </table:table-cell>
          <table:table-cell table:formula="of:=([.$J$6]*[.E56]+[.$K$6]*[.F56]+[.$L$6]*[.G56])/(SQRT(POWER([.$J$6];2)+POWER([.$K$6];2)+POWER([.$L$6];2))*SQRT(POWER([.$E56];2)+POWER([.$F56];2)+POWER([.$G56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57]+[.$K$6]/[.F57]+[.$L$6]/[.G57]" office:value-type="string" office:string-value="" calcext:value-type="error">
            <text:p>#DIV/0!</text:p>
          </table:table-cell>
          <table:table-cell table:formula="of:=([.$J$6]*[.E57]+[.$K$6]*[.F57]+[.$L$6]*[.G57])/(SQRT(POWER([.$J$6];2)+POWER([.$K$6];2)+POWER([.$L$6];2))*SQRT(POWER([.$E57];2)+POWER([.$F57];2)+POWER([.$G57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58]+[.$K$6]/[.F58]+[.$L$6]/[.G58]" office:value-type="string" office:string-value="" calcext:value-type="error">
            <text:p>#DIV/0!</text:p>
          </table:table-cell>
          <table:table-cell table:formula="of:=([.$J$6]*[.E58]+[.$K$6]*[.F58]+[.$L$6]*[.G58])/(SQRT(POWER([.$J$6];2)+POWER([.$K$6];2)+POWER([.$L$6];2))*SQRT(POWER([.$E58];2)+POWER([.$F58];2)+POWER([.$G58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59]+[.$K$6]/[.F59]+[.$L$6]/[.G59]" office:value-type="string" office:string-value="" calcext:value-type="error">
            <text:p>#DIV/0!</text:p>
          </table:table-cell>
          <table:table-cell table:formula="of:=([.$J$6]*[.E59]+[.$K$6]*[.F59]+[.$L$6]*[.G59])/(SQRT(POWER([.$J$6];2)+POWER([.$K$6];2)+POWER([.$L$6];2))*SQRT(POWER([.$E59];2)+POWER([.$F59];2)+POWER([.$G59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60]+[.$K$6]/[.F60]+[.$L$6]/[.G60]" office:value-type="string" office:string-value="" calcext:value-type="error">
            <text:p>#DIV/0!</text:p>
          </table:table-cell>
          <table:table-cell table:formula="of:=([.$J$6]*[.E60]+[.$K$6]*[.F60]+[.$L$6]*[.G60])/(SQRT(POWER([.$J$6];2)+POWER([.$K$6];2)+POWER([.$L$6];2))*SQRT(POWER([.$E60];2)+POWER([.$F60];2)+POWER([.$G60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61]+[.$K$6]/[.F61]+[.$L$6]/[.G61]" office:value-type="string" office:string-value="" calcext:value-type="error">
            <text:p>#DIV/0!</text:p>
          </table:table-cell>
          <table:table-cell table:formula="of:=([.$J$6]*[.E61]+[.$K$6]*[.F61]+[.$L$6]*[.G61])/(SQRT(POWER([.$J$6];2)+POWER([.$K$6];2)+POWER([.$L$6];2))*SQRT(POWER([.$E61];2)+POWER([.$F61];2)+POWER([.$G61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62]+[.$K$6]/[.F62]+[.$L$6]/[.G62]" office:value-type="string" office:string-value="" calcext:value-type="error">
            <text:p>#DIV/0!</text:p>
          </table:table-cell>
          <table:table-cell table:formula="of:=([.$J$6]*[.E62]+[.$K$6]*[.F62]+[.$L$6]*[.G62])/(SQRT(POWER([.$J$6];2)+POWER([.$K$6];2)+POWER([.$L$6];2))*SQRT(POWER([.$E62];2)+POWER([.$F62];2)+POWER([.$G62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63]+[.$K$6]/[.F63]+[.$L$6]/[.G63]" office:value-type="string" office:string-value="" calcext:value-type="error">
            <text:p>#DIV/0!</text:p>
          </table:table-cell>
          <table:table-cell table:formula="of:=([.$J$6]*[.E63]+[.$K$6]*[.F63]+[.$L$6]*[.G63])/(SQRT(POWER([.$J$6];2)+POWER([.$K$6];2)+POWER([.$L$6];2))*SQRT(POWER([.$E63];2)+POWER([.$F63];2)+POWER([.$G63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64]+[.$K$6]/[.F64]+[.$L$6]/[.G64]" office:value-type="string" office:string-value="" calcext:value-type="error">
            <text:p>#DIV/0!</text:p>
          </table:table-cell>
          <table:table-cell table:formula="of:=([.$J$6]*[.E64]+[.$K$6]*[.F64]+[.$L$6]*[.G64])/(SQRT(POWER([.$J$6];2)+POWER([.$K$6];2)+POWER([.$L$6];2))*SQRT(POWER([.$E64];2)+POWER([.$F64];2)+POWER([.$G64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65]+[.$K$6]/[.F65]+[.$L$6]/[.G65]" office:value-type="string" office:string-value="" calcext:value-type="error">
            <text:p>#DIV/0!</text:p>
          </table:table-cell>
          <table:table-cell table:formula="of:=([.$J$6]*[.E65]+[.$K$6]*[.F65]+[.$L$6]*[.G65])/(SQRT(POWER([.$J$6];2)+POWER([.$K$6];2)+POWER([.$L$6];2))*SQRT(POWER([.$E65];2)+POWER([.$F65];2)+POWER([.$G65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66]+[.$K$6]/[.F66]+[.$L$6]/[.G66]" office:value-type="string" office:string-value="" calcext:value-type="error">
            <text:p>#DIV/0!</text:p>
          </table:table-cell>
          <table:table-cell table:formula="of:=([.$J$6]*[.E66]+[.$K$6]*[.F66]+[.$L$6]*[.G66])/(SQRT(POWER([.$J$6];2)+POWER([.$K$6];2)+POWER([.$L$6];2))*SQRT(POWER([.$E66];2)+POWER([.$F66];2)+POWER([.$G66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67]+[.$K$6]/[.F67]+[.$L$6]/[.G67]" office:value-type="string" office:string-value="" calcext:value-type="error">
            <text:p>#DIV/0!</text:p>
          </table:table-cell>
          <table:table-cell table:formula="of:=([.$J$6]*[.E67]+[.$K$6]*[.F67]+[.$L$6]*[.G67])/(SQRT(POWER([.$J$6];2)+POWER([.$K$6];2)+POWER([.$L$6];2))*SQRT(POWER([.$E67];2)+POWER([.$F67];2)+POWER([.$G67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68]+[.$K$6]/[.F68]+[.$L$6]/[.G68]" office:value-type="string" office:string-value="" calcext:value-type="error">
            <text:p>#DIV/0!</text:p>
          </table:table-cell>
          <table:table-cell table:formula="of:=([.$J$6]*[.E68]+[.$K$6]*[.F68]+[.$L$6]*[.G68])/(SQRT(POWER([.$J$6];2)+POWER([.$K$6];2)+POWER([.$L$6];2))*SQRT(POWER([.$E68];2)+POWER([.$F68];2)+POWER([.$G68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69]+[.$K$6]/[.F69]+[.$L$6]/[.G69]" office:value-type="string" office:string-value="" calcext:value-type="error">
            <text:p>#DIV/0!</text:p>
          </table:table-cell>
          <table:table-cell table:formula="of:=([.$J$6]*[.E69]+[.$K$6]*[.F69]+[.$L$6]*[.G69])/(SQRT(POWER([.$J$6];2)+POWER([.$K$6];2)+POWER([.$L$6];2))*SQRT(POWER([.$E69];2)+POWER([.$F69];2)+POWER([.$G69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70]+[.$K$6]/[.F70]+[.$L$6]/[.G70]" office:value-type="string" office:string-value="" calcext:value-type="error">
            <text:p>#DIV/0!</text:p>
          </table:table-cell>
          <table:table-cell table:formula="of:=([.$J$6]*[.E70]+[.$K$6]*[.F70]+[.$L$6]*[.G70])/(SQRT(POWER([.$J$6];2)+POWER([.$K$6];2)+POWER([.$L$6];2))*SQRT(POWER([.$E70];2)+POWER([.$F70];2)+POWER([.$G70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71]+[.$K$6]/[.F71]+[.$L$6]/[.G71]" office:value-type="string" office:string-value="" calcext:value-type="error">
            <text:p>#DIV/0!</text:p>
          </table:table-cell>
          <table:table-cell table:formula="of:=([.$J$6]*[.E71]+[.$K$6]*[.F71]+[.$L$6]*[.G71])/(SQRT(POWER([.$J$6];2)+POWER([.$K$6];2)+POWER([.$L$6];2))*SQRT(POWER([.$E71];2)+POWER([.$F71];2)+POWER([.$G71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72]+[.$K$6]/[.F72]+[.$L$6]/[.G72]" office:value-type="string" office:string-value="" calcext:value-type="error">
            <text:p>#DIV/0!</text:p>
          </table:table-cell>
          <table:table-cell table:formula="of:=([.$J$6]*[.E72]+[.$K$6]*[.F72]+[.$L$6]*[.G72])/(SQRT(POWER([.$J$6];2)+POWER([.$K$6];2)+POWER([.$L$6];2))*SQRT(POWER([.$E72];2)+POWER([.$F72];2)+POWER([.$G72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73]+[.$K$6]/[.F73]+[.$L$6]/[.G73]" office:value-type="string" office:string-value="" calcext:value-type="error">
            <text:p>#DIV/0!</text:p>
          </table:table-cell>
          <table:table-cell table:formula="of:=([.$J$6]*[.E73]+[.$K$6]*[.F73]+[.$L$6]*[.G73])/(SQRT(POWER([.$J$6];2)+POWER([.$K$6];2)+POWER([.$L$6];2))*SQRT(POWER([.$E73];2)+POWER([.$F73];2)+POWER([.$G73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74]+[.$K$6]/[.F74]+[.$L$6]/[.G74]" office:value-type="string" office:string-value="" calcext:value-type="error">
            <text:p>#DIV/0!</text:p>
          </table:table-cell>
          <table:table-cell table:formula="of:=([.$J$6]*[.E74]+[.$K$6]*[.F74]+[.$L$6]*[.G74])/(SQRT(POWER([.$J$6];2)+POWER([.$K$6];2)+POWER([.$L$6];2))*SQRT(POWER([.$E74];2)+POWER([.$F74];2)+POWER([.$G74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75]+[.$K$6]/[.F75]+[.$L$6]/[.G75]" office:value-type="string" office:string-value="" calcext:value-type="error">
            <text:p>#DIV/0!</text:p>
          </table:table-cell>
          <table:table-cell table:formula="of:=([.$J$6]*[.E75]+[.$K$6]*[.F75]+[.$L$6]*[.G75])/(SQRT(POWER([.$J$6];2)+POWER([.$K$6];2)+POWER([.$L$6];2))*SQRT(POWER([.$E75];2)+POWER([.$F75];2)+POWER([.$G75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76]+[.$K$6]/[.F76]+[.$L$6]/[.G76]" office:value-type="string" office:string-value="" calcext:value-type="error">
            <text:p>#DIV/0!</text:p>
          </table:table-cell>
          <table:table-cell table:formula="of:=([.$J$6]*[.E76]+[.$K$6]*[.F76]+[.$L$6]*[.G76])/(SQRT(POWER([.$J$6];2)+POWER([.$K$6];2)+POWER([.$L$6];2))*SQRT(POWER([.$E76];2)+POWER([.$F76];2)+POWER([.$G76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77]+[.$K$6]/[.F77]+[.$L$6]/[.G77]" office:value-type="string" office:string-value="" calcext:value-type="error">
            <text:p>#DIV/0!</text:p>
          </table:table-cell>
          <table:table-cell table:formula="of:=([.$J$6]*[.E77]+[.$K$6]*[.F77]+[.$L$6]*[.G77])/(SQRT(POWER([.$J$6];2)+POWER([.$K$6];2)+POWER([.$L$6];2))*SQRT(POWER([.$E77];2)+POWER([.$F77];2)+POWER([.$G77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78]+[.$K$6]/[.F78]+[.$L$6]/[.G78]" office:value-type="string" office:string-value="" calcext:value-type="error">
            <text:p>#DIV/0!</text:p>
          </table:table-cell>
          <table:table-cell table:formula="of:=([.$J$6]*[.E78]+[.$K$6]*[.F78]+[.$L$6]*[.G78])/(SQRT(POWER([.$J$6];2)+POWER([.$K$6];2)+POWER([.$L$6];2))*SQRT(POWER([.$E78];2)+POWER([.$F78];2)+POWER([.$G78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79]+[.$K$6]/[.F79]+[.$L$6]/[.G79]" office:value-type="string" office:string-value="" calcext:value-type="error">
            <text:p>#DIV/0!</text:p>
          </table:table-cell>
          <table:table-cell table:formula="of:=([.$J$6]*[.E79]+[.$K$6]*[.F79]+[.$L$6]*[.G79])/(SQRT(POWER([.$J$6];2)+POWER([.$K$6];2)+POWER([.$L$6];2))*SQRT(POWER([.$E79];2)+POWER([.$F79];2)+POWER([.$G79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80]+[.$K$6]/[.F80]+[.$L$6]/[.G80]" office:value-type="string" office:string-value="" calcext:value-type="error">
            <text:p>#DIV/0!</text:p>
          </table:table-cell>
          <table:table-cell table:formula="of:=([.$J$6]*[.E80]+[.$K$6]*[.F80]+[.$L$6]*[.G80])/(SQRT(POWER([.$J$6];2)+POWER([.$K$6];2)+POWER([.$L$6];2))*SQRT(POWER([.$E80];2)+POWER([.$F80];2)+POWER([.$G80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81]+[.$K$6]/[.F81]+[.$L$6]/[.G81]" office:value-type="string" office:string-value="" calcext:value-type="error">
            <text:p>#DIV/0!</text:p>
          </table:table-cell>
          <table:table-cell table:formula="of:=([.$J$6]*[.E81]+[.$K$6]*[.F81]+[.$L$6]*[.G81])/(SQRT(POWER([.$J$6];2)+POWER([.$K$6];2)+POWER([.$L$6];2))*SQRT(POWER([.$E81];2)+POWER([.$F81];2)+POWER([.$G81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82]+[.$K$6]/[.F82]+[.$L$6]/[.G82]" office:value-type="string" office:string-value="" calcext:value-type="error">
            <text:p>#DIV/0!</text:p>
          </table:table-cell>
          <table:table-cell table:formula="of:=([.$J$6]*[.E82]+[.$K$6]*[.F82]+[.$L$6]*[.G82])/(SQRT(POWER([.$J$6];2)+POWER([.$K$6];2)+POWER([.$L$6];2))*SQRT(POWER([.$E82];2)+POWER([.$F82];2)+POWER([.$G82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83]+[.$K$6]/[.F83]+[.$L$6]/[.G83]" office:value-type="string" office:string-value="" calcext:value-type="error">
            <text:p>#DIV/0!</text:p>
          </table:table-cell>
          <table:table-cell table:formula="of:=([.$J$6]*[.E83]+[.$K$6]*[.F83]+[.$L$6]*[.G83])/(SQRT(POWER([.$J$6];2)+POWER([.$K$6];2)+POWER([.$L$6];2))*SQRT(POWER([.$E83];2)+POWER([.$F83];2)+POWER([.$G83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84]+[.$K$6]/[.F84]+[.$L$6]/[.G84]" office:value-type="string" office:string-value="" calcext:value-type="error">
            <text:p>#DIV/0!</text:p>
          </table:table-cell>
          <table:table-cell table:formula="of:=([.$J$6]*[.E84]+[.$K$6]*[.F84]+[.$L$6]*[.G84])/(SQRT(POWER([.$J$6];2)+POWER([.$K$6];2)+POWER([.$L$6];2))*SQRT(POWER([.$E84];2)+POWER([.$F84];2)+POWER([.$G84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85]+[.$K$6]/[.F85]+[.$L$6]/[.G85]" office:value-type="string" office:string-value="" calcext:value-type="error">
            <text:p>#DIV/0!</text:p>
          </table:table-cell>
          <table:table-cell table:formula="of:=([.$J$6]*[.E85]+[.$K$6]*[.F85]+[.$L$6]*[.G85])/(SQRT(POWER([.$J$6];2)+POWER([.$K$6];2)+POWER([.$L$6];2))*SQRT(POWER([.$E85];2)+POWER([.$F85];2)+POWER([.$G85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86]+[.$K$6]/[.F86]+[.$L$6]/[.G86]" office:value-type="string" office:string-value="" calcext:value-type="error">
            <text:p>#DIV/0!</text:p>
          </table:table-cell>
          <table:table-cell table:formula="of:=([.$J$6]*[.E86]+[.$K$6]*[.F86]+[.$L$6]*[.G86])/(SQRT(POWER([.$J$6];2)+POWER([.$K$6];2)+POWER([.$L$6];2))*SQRT(POWER([.$E86];2)+POWER([.$F86];2)+POWER([.$G86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87]+[.$K$6]/[.F87]+[.$L$6]/[.G87]" office:value-type="string" office:string-value="" calcext:value-type="error">
            <text:p>#DIV/0!</text:p>
          </table:table-cell>
          <table:table-cell table:formula="of:=([.$J$6]*[.E87]+[.$K$6]*[.F87]+[.$L$6]*[.G87])/(SQRT(POWER([.$J$6];2)+POWER([.$K$6];2)+POWER([.$L$6];2))*SQRT(POWER([.$E87];2)+POWER([.$F87];2)+POWER([.$G87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88]+[.$K$6]/[.F88]+[.$L$6]/[.G88]" office:value-type="string" office:string-value="" calcext:value-type="error">
            <text:p>#DIV/0!</text:p>
          </table:table-cell>
          <table:table-cell table:formula="of:=([.$J$6]*[.E88]+[.$K$6]*[.F88]+[.$L$6]*[.G88])/(SQRT(POWER([.$J$6];2)+POWER([.$K$6];2)+POWER([.$L$6];2))*SQRT(POWER([.$E88];2)+POWER([.$F88];2)+POWER([.$G88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89]+[.$K$6]/[.F89]+[.$L$6]/[.G89]" office:value-type="string" office:string-value="" calcext:value-type="error">
            <text:p>#DIV/0!</text:p>
          </table:table-cell>
          <table:table-cell table:formula="of:=([.$J$6]*[.E89]+[.$K$6]*[.F89]+[.$L$6]*[.G89])/(SQRT(POWER([.$J$6];2)+POWER([.$K$6];2)+POWER([.$L$6];2))*SQRT(POWER([.$E89];2)+POWER([.$F89];2)+POWER([.$G89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90]+[.$K$6]/[.F90]+[.$L$6]/[.G90]" office:value-type="string" office:string-value="" calcext:value-type="error">
            <text:p>#DIV/0!</text:p>
          </table:table-cell>
          <table:table-cell table:formula="of:=([.$J$6]*[.E90]+[.$K$6]*[.F90]+[.$L$6]*[.G90])/(SQRT(POWER([.$J$6];2)+POWER([.$K$6];2)+POWER([.$L$6];2))*SQRT(POWER([.$E90];2)+POWER([.$F90];2)+POWER([.$G90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91]+[.$K$6]/[.F91]+[.$L$6]/[.G91]" office:value-type="string" office:string-value="" calcext:value-type="error">
            <text:p>#DIV/0!</text:p>
          </table:table-cell>
          <table:table-cell table:formula="of:=([.$J$6]*[.E91]+[.$K$6]*[.F91]+[.$L$6]*[.G91])/(SQRT(POWER([.$J$6];2)+POWER([.$K$6];2)+POWER([.$L$6];2))*SQRT(POWER([.$E91];2)+POWER([.$F91];2)+POWER([.$G91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92]+[.$K$6]/[.F92]+[.$L$6]/[.G92]" office:value-type="string" office:string-value="" calcext:value-type="error">
            <text:p>#DIV/0!</text:p>
          </table:table-cell>
          <table:table-cell table:formula="of:=([.$J$6]*[.E92]+[.$K$6]*[.F92]+[.$L$6]*[.G92])/(SQRT(POWER([.$J$6];2)+POWER([.$K$6];2)+POWER([.$L$6];2))*SQRT(POWER([.$E92];2)+POWER([.$F92];2)+POWER([.$G92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93]+[.$K$6]/[.F93]+[.$L$6]/[.G93]" office:value-type="string" office:string-value="" calcext:value-type="error">
            <text:p>#DIV/0!</text:p>
          </table:table-cell>
          <table:table-cell table:formula="of:=([.$J$6]*[.E93]+[.$K$6]*[.F93]+[.$L$6]*[.G93])/(SQRT(POWER([.$J$6];2)+POWER([.$K$6];2)+POWER([.$L$6];2))*SQRT(POWER([.$E93];2)+POWER([.$F93];2)+POWER([.$G93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94]+[.$K$6]/[.F94]+[.$L$6]/[.G94]" office:value-type="string" office:string-value="" calcext:value-type="error">
            <text:p>#DIV/0!</text:p>
          </table:table-cell>
          <table:table-cell table:formula="of:=([.$J$6]*[.E94]+[.$K$6]*[.F94]+[.$L$6]*[.G94])/(SQRT(POWER([.$J$6];2)+POWER([.$K$6];2)+POWER([.$L$6];2))*SQRT(POWER([.$E94];2)+POWER([.$F94];2)+POWER([.$G94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95]+[.$K$6]/[.F95]+[.$L$6]/[.G95]" office:value-type="string" office:string-value="" calcext:value-type="error">
            <text:p>#DIV/0!</text:p>
          </table:table-cell>
          <table:table-cell table:formula="of:=([.$J$6]*[.E95]+[.$K$6]*[.F95]+[.$L$6]*[.G95])/(SQRT(POWER([.$J$6];2)+POWER([.$K$6];2)+POWER([.$L$6];2))*SQRT(POWER([.$E95];2)+POWER([.$F95];2)+POWER([.$G95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96]+[.$K$6]/[.F96]+[.$L$6]/[.G96]" office:value-type="string" office:string-value="" calcext:value-type="error">
            <text:p>#DIV/0!</text:p>
          </table:table-cell>
          <table:table-cell table:formula="of:=([.$J$6]*[.E96]+[.$K$6]*[.F96]+[.$L$6]*[.G96])/(SQRT(POWER([.$J$6];2)+POWER([.$K$6];2)+POWER([.$L$6];2))*SQRT(POWER([.$E96];2)+POWER([.$F96];2)+POWER([.$G96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97]+[.$K$6]/[.F97]+[.$L$6]/[.G97]" office:value-type="string" office:string-value="" calcext:value-type="error">
            <text:p>#DIV/0!</text:p>
          </table:table-cell>
          <table:table-cell table:formula="of:=([.$J$6]*[.E97]+[.$K$6]*[.F97]+[.$L$6]*[.G97])/(SQRT(POWER([.$J$6];2)+POWER([.$K$6];2)+POWER([.$L$6];2))*SQRT(POWER([.$E97];2)+POWER([.$F97];2)+POWER([.$G97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98]+[.$K$6]/[.F98]+[.$L$6]/[.G98]" office:value-type="string" office:string-value="" calcext:value-type="error">
            <text:p>#DIV/0!</text:p>
          </table:table-cell>
          <table:table-cell table:formula="of:=([.$J$6]*[.E98]+[.$K$6]*[.F98]+[.$L$6]*[.G98])/(SQRT(POWER([.$J$6];2)+POWER([.$K$6];2)+POWER([.$L$6];2))*SQRT(POWER([.$E98];2)+POWER([.$F98];2)+POWER([.$G98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99]+[.$K$6]/[.F99]+[.$L$6]/[.G99]" office:value-type="string" office:string-value="" calcext:value-type="error">
            <text:p>#DIV/0!</text:p>
          </table:table-cell>
          <table:table-cell table:formula="of:=([.$J$6]*[.E99]+[.$K$6]*[.F99]+[.$L$6]*[.G99])/(SQRT(POWER([.$J$6];2)+POWER([.$K$6];2)+POWER([.$L$6];2))*SQRT(POWER([.$E99];2)+POWER([.$F99];2)+POWER([.$G99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100]+[.$K$6]/[.F100]+[.$L$6]/[.G100]" office:value-type="string" office:string-value="" calcext:value-type="error">
            <text:p>#DIV/0!</text:p>
          </table:table-cell>
          <table:table-cell table:formula="of:=([.$J$6]*[.E100]+[.$K$6]*[.F100]+[.$L$6]*[.G100])/(SQRT(POWER([.$J$6];2)+POWER([.$K$6];2)+POWER([.$L$6];2))*SQRT(POWER([.$E100];2)+POWER([.$F100];2)+POWER([.$G100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101]+[.$K$6]/[.F101]+[.$L$6]/[.G101]" office:value-type="string" office:string-value="" calcext:value-type="error">
            <text:p>#DIV/0!</text:p>
          </table:table-cell>
          <table:table-cell table:formula="of:=([.$J$6]*[.E101]+[.$K$6]*[.F101]+[.$L$6]*[.G101])/(SQRT(POWER([.$J$6];2)+POWER([.$K$6];2)+POWER([.$L$6];2))*SQRT(POWER([.$E101];2)+POWER([.$F101];2)+POWER([.$G101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102]+[.$K$6]/[.F102]+[.$L$6]/[.G102]" office:value-type="string" office:string-value="" calcext:value-type="error">
            <text:p>#DIV/0!</text:p>
          </table:table-cell>
          <table:table-cell table:formula="of:=([.$J$6]*[.E102]+[.$K$6]*[.F102]+[.$L$6]*[.G102])/(SQRT(POWER([.$J$6];2)+POWER([.$K$6];2)+POWER([.$L$6];2))*SQRT(POWER([.$E102];2)+POWER([.$F102];2)+POWER([.$G102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103]+[.$K$6]/[.F103]+[.$L$6]/[.G103]" office:value-type="string" office:string-value="" calcext:value-type="error">
            <text:p>#DIV/0!</text:p>
          </table:table-cell>
          <table:table-cell table:formula="of:=([.$J$6]*[.E103]+[.$K$6]*[.F103]+[.$L$6]*[.G103])/(SQRT(POWER([.$J$6];2)+POWER([.$K$6];2)+POWER([.$L$6];2))*SQRT(POWER([.$E103];2)+POWER([.$F103];2)+POWER([.$G103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104]+[.$K$6]/[.F104]+[.$L$6]/[.G104]" office:value-type="string" office:string-value="" calcext:value-type="error">
            <text:p>#DIV/0!</text:p>
          </table:table-cell>
          <table:table-cell table:formula="of:=([.$J$6]*[.E104]+[.$K$6]*[.F104]+[.$L$6]*[.G104])/(SQRT(POWER([.$J$6];2)+POWER([.$K$6];2)+POWER([.$L$6];2))*SQRT(POWER([.$E104];2)+POWER([.$F104];2)+POWER([.$G104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105]+[.$K$6]/[.F105]+[.$L$6]/[.G105]" office:value-type="string" office:string-value="" calcext:value-type="error">
            <text:p>#DIV/0!</text:p>
          </table:table-cell>
          <table:table-cell table:formula="of:=([.$J$6]*[.E105]+[.$K$6]*[.F105]+[.$L$6]*[.G105])/(SQRT(POWER([.$J$6];2)+POWER([.$K$6];2)+POWER([.$L$6];2))*SQRT(POWER([.$E105];2)+POWER([.$F105];2)+POWER([.$G105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106]+[.$K$6]/[.F106]+[.$L$6]/[.G106]" office:value-type="string" office:string-value="" calcext:value-type="error">
            <text:p>#DIV/0!</text:p>
          </table:table-cell>
          <table:table-cell table:formula="of:=([.$J$6]*[.E106]+[.$K$6]*[.F106]+[.$L$6]*[.G106])/(SQRT(POWER([.$J$6];2)+POWER([.$K$6];2)+POWER([.$L$6];2))*SQRT(POWER([.$E106];2)+POWER([.$F106];2)+POWER([.$G106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107]+[.$K$6]/[.F107]+[.$L$6]/[.G107]" office:value-type="string" office:string-value="" calcext:value-type="error">
            <text:p>#DIV/0!</text:p>
          </table:table-cell>
          <table:table-cell table:formula="of:=([.$J$6]*[.E107]+[.$K$6]*[.F107]+[.$L$6]*[.G107])/(SQRT(POWER([.$J$6];2)+POWER([.$K$6];2)+POWER([.$L$6];2))*SQRT(POWER([.$E107];2)+POWER([.$F107];2)+POWER([.$G107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108]+[.$K$6]/[.F108]+[.$L$6]/[.G108]" office:value-type="string" office:string-value="" calcext:value-type="error">
            <text:p>#DIV/0!</text:p>
          </table:table-cell>
          <table:table-cell table:formula="of:=([.$J$6]*[.E108]+[.$K$6]*[.F108]+[.$L$6]*[.G108])/(SQRT(POWER([.$J$6];2)+POWER([.$K$6];2)+POWER([.$L$6];2))*SQRT(POWER([.$E108];2)+POWER([.$F108];2)+POWER([.$G108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109]+[.$K$6]/[.F109]+[.$L$6]/[.G109]" office:value-type="string" office:string-value="" calcext:value-type="error">
            <text:p>#DIV/0!</text:p>
          </table:table-cell>
          <table:table-cell table:formula="of:=([.$J$6]*[.E109]+[.$K$6]*[.F109]+[.$L$6]*[.G109])/(SQRT(POWER([.$J$6];2)+POWER([.$K$6];2)+POWER([.$L$6];2))*SQRT(POWER([.$E109];2)+POWER([.$F109];2)+POWER([.$G109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110]+[.$K$6]/[.F110]+[.$L$6]/[.G110]" office:value-type="string" office:string-value="" calcext:value-type="error">
            <text:p>#DIV/0!</text:p>
          </table:table-cell>
          <table:table-cell table:formula="of:=([.$J$6]*[.E110]+[.$K$6]*[.F110]+[.$L$6]*[.G110])/(SQRT(POWER([.$J$6];2)+POWER([.$K$6];2)+POWER([.$L$6];2))*SQRT(POWER([.$E110];2)+POWER([.$F110];2)+POWER([.$G110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111]+[.$K$6]/[.F111]+[.$L$6]/[.G111]" office:value-type="string" office:string-value="" calcext:value-type="error">
            <text:p>#DIV/0!</text:p>
          </table:table-cell>
          <table:table-cell table:formula="of:=([.$J$6]*[.E111]+[.$K$6]*[.F111]+[.$L$6]*[.G111])/(SQRT(POWER([.$J$6];2)+POWER([.$K$6];2)+POWER([.$L$6];2))*SQRT(POWER([.$E111];2)+POWER([.$F111];2)+POWER([.$G111];2)) 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$J$6]/[.E112]+[.$K$6]/[.F112]+[.$L$6]/[.G112]" office:value-type="string" office:string-value="" calcext:value-type="error">
            <text:p>#DIV/0!</text:p>
          </table:table-cell>
          <table:table-cell table:formula="of:=([.$J$6]*[.E112]+[.$K$6]*[.F112]+[.$L$6]*[.G112])/(SQRT(POWER([.$J$6];2)+POWER([.$K$6];2)+POWER([.$L$6];2))*SQRT(POWER([.$E112];2)+POWER([.$F112];2)+POWER([.$G112];2)) )" office:value-type="string" office:string-value="" calcext:value-type="error">
            <text:p>#DIV/0!</text:p>
          </table:table-cell>
          <table:table-cell table:number-columns-repeated="4"/>
        </table:table-row>
      </table:table>
      <table:table table:name="x=0.7" table:style-name="ta1">
        <table:shapes>
          <draw:frame draw:z-index="0" draw:style-name="gr1" draw:text-style-name="P1" svg:width="453.51pt" svg:height="255.09pt" svg:x="707.64pt" svg:y="235.45pt">
            <draw:object draw:notify-on-update-of-ranges="'x=0.7'.J13:'x=0.7'.J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 office:value-type="float" office:value="20.2697483370743" calcext:value-type="float">
            <text:p>20.2697483370743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-0.34429266" calcext:value-type="float">
            <text:p>-0.34429266</text:p>
          </table:table-cell>
          <table:table-cell table:style-name="ce1" office:value-type="float" office:value="0.4539175" calcext:value-type="float">
            <text:p>0.4539175</text:p>
          </table:table-cell>
          <table:table-cell table:style-name="ce1" office:value-type="float" office:value="-116.83660559453" calcext:value-type="float">
            <text:p>-116.83660559453</text:p>
          </table:table-cell>
          <table:table-cell table:style-name="ce1" office:value-type="float" office:value="-82.9597341881566" calcext:value-type="float">
            <text:p>-82.9597341881566</text:p>
          </table:table-cell>
          <table:table-cell table:style-name="ce1" office:value-type="float" office:value="72.2371159935707" calcext:value-type="float">
            <text:p>72.2371159935707</text:p>
          </table:table-cell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-116.83660559453" calcext:value-type="float">
            <text:p>-116.83660559453</text:p>
          </table:table-cell>
          <table:table-cell table:style-name="ce2" table:formula="of:=[.M2]" office:value-type="float" office:value="-82.9597341881566" calcext:value-type="float">
            <text:p>-82.9597341881566</text:p>
          </table:table-cell>
          <table:table-cell table:style-name="ce2" table:formula="of:=[.N2]" office:value-type="float" office:value="72.2371159935707" calcext:value-type="float">
            <text:p>72.2371159935707</text:p>
          </table:table-cell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-0.268" calcext:value-type="float">
            <text:p>-0.268</text:p>
          </table:table-cell>
          <table:table-cell table:style-name="ce2" table:formula="of:=[.E3]-[.J4]" office:value-type="float" office:value="-0.18770734" calcext:value-type="float">
            <text:p>-0.18770734</text:p>
          </table:table-cell>
          <table:table-cell table:style-name="ce2" table:formula="of:=[.F3]-[.K4]" office:value-type="float" office:value="0.2050825" calcext:value-type="float">
            <text:p>0.2050825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0.7" calcext:value-type="float">
            <text:p>0.7</text:p>
          </table:table-cell>
          <table:table-cell table:formula="of:=[.J2]" office:value-type="float" office:value="-0.34429266" calcext:value-type="float">
            <text:p>-0.34429266</text:p>
          </table:table-cell>
          <table:table-cell table:style-name="ce2" table:formula="of:=[.K2]" office:value-type="float" office:value="0.4539175" calcext:value-type="float">
            <text:p>0.45391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-0.694019053737025" calcext:value-type="float">
            <text:p>-0.694019053737025</text:p>
          </table:table-cell>
          <table:table-cell table:style-name="ce2" table:formula="of:=[.E4]/SQRT(POWER([.D4];2)+POWER([.E4];2)+POWER([.F4];2))" office:value-type="float" office:value="-0.486091307784679" calcext:value-type="float">
            <text:p>-0.486091307784679</text:p>
          </table:table-cell>
          <table:table-cell table:style-name="ce2" table:formula="of:=[.F4]/SQRT(POWER([.D4];2)+POWER([.E4];2)+POWER([.F4];2))" office:value-type="float" office:value="0.531086427567251" calcext:value-type="float">
            <text:p>0.531086427567251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-0.694019053737025" calcext:value-type="float">
            <text:p>-0.694019053737025</text:p>
          </table:table-cell>
          <table:table-cell table:formula="of:=[.E5]" office:value-type="float" office:value="-0.486091307784679" calcext:value-type="float">
            <text:p>-0.486091307784679</text:p>
          </table:table-cell>
          <table:table-cell table:formula="of:=[.F5]" office:value-type="float" office:value="0.531086427567251" calcext:value-type="float">
            <text:p>0.531086427567251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office:value-type="string" calcext:value-type="string">
            <text:p>c:</text:p>
          </table:table-cell>
          <table:table-cell office:value-type="float" office:value="-0.704410547040079" calcext:value-type="float">
            <text:p>-0.704410547040079</text:p>
          </table:table-cell>
          <table:table-cell office:value-type="float" office:value="-0.525352880814628" calcext:value-type="float">
            <text:p>-0.525352880814628</text:p>
          </table:table-cell>
          <table:table-cell office:value-type="float" office:value="0.477294596489912" calcext:value-type="float">
            <text:p>0.477294596489912</text:p>
          </table:table-cell>
          <table:table-cell/>
          <table:table-cell table:formula="of:=[.$J$6]/[.E13]+[.$K$6]/[.F13]+[.$L$6]/[.G13]" office:value-type="float" office:value="3.02321577245146" calcext:value-type="float">
            <text:p>3.02321577245146</text:p>
          </table:table-cell>
          <table:table-cell table:formula="of:=([.$J$6]*[.E13]+[.$K$6]*[.F13]+[.$L$6]*[.G13])/(SQRT(POWER([.$J$6];2)+POWER([.$K$6];2)+POWER([.$L$6];2))*SQRT(POWER([.$E13];2)+POWER([.$F13];2)+POWER([.$G13];2)) )" office:value-type="float" office:value="0.997728492329747" calcext:value-type="float">
            <text:p>0.997728492329747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517760380467" calcext:value-type="float">
            <text:p>-0.700517760380467</text:p>
          </table:table-cell>
          <table:table-cell office:value-type="float" office:value="-0.531670742309102" calcext:value-type="float">
            <text:p>-0.531670742309102</text:p>
          </table:table-cell>
          <table:table-cell office:value-type="float" office:value="0.476026353434369" calcext:value-type="float">
            <text:p>0.476026353434369</text:p>
          </table:table-cell>
          <table:table-cell/>
          <table:table-cell table:formula="of:=[.$J$6]/[.E14]+[.$K$6]/[.F14]+[.$L$6]/[.G14]" office:value-type="float" office:value="3.02066032929298" calcext:value-type="float">
            <text:p>3.02066032929298</text:p>
          </table:table-cell>
          <table:table-cell table:formula="of:=([.$J$6]*[.E14]+[.$K$6]*[.F14]+[.$L$6]*[.G14])/(SQRT(POWER([.$J$6];2)+POWER([.$K$6];2)+POWER([.$L$6];2))*SQRT(POWER([.$E14];2)+POWER([.$F14];2)+POWER([.$G14];2)) )" office:value-type="float" office:value="0.997424335098439" calcext:value-type="float">
            <text:p>0.997424335098439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6177520197338" calcext:value-type="float">
            <text:p>-0.696177520197338</text:p>
          </table:table-cell>
          <table:table-cell office:value-type="float" office:value="-0.538177816697566" calcext:value-type="float">
            <text:p>-0.538177816697566</text:p>
          </table:table-cell>
          <table:table-cell office:value-type="float" office:value="0.475080517372083" calcext:value-type="float">
            <text:p>0.475080517372083</text:p>
          </table:table-cell>
          <table:table-cell/>
          <table:table-cell table:formula="of:=[.$J$6]/[.E15]+[.$K$6]/[.F15]+[.$L$6]/[.G15]" office:value-type="float" office:value="3.0180036580152" calcext:value-type="float">
            <text:p>3.0180036580152</text:p>
          </table:table-cell>
          <table:table-cell table:formula="of:=([.$J$6]*[.E15]+[.$K$6]*[.F15]+[.$L$6]*[.G15])/(SQRT(POWER([.$J$6];2)+POWER([.$K$6];2)+POWER([.$L$6];2))*SQRT(POWER([.$E15];2)+POWER([.$F15];2)+POWER([.$G15];2)) )" office:value-type="float" office:value="0.997072837317509" calcext:value-type="float">
            <text:p>0.997072837317509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0467845648024" calcext:value-type="float">
            <text:p>-0.690467845648024</text:p>
          </table:table-cell>
          <table:table-cell office:value-type="float" office:value="-0.545877889780753" calcext:value-type="float">
            <text:p>-0.545877889780753</text:p>
          </table:table-cell>
          <table:table-cell office:value-type="float" office:value="0.474627731569372" calcext:value-type="float">
            <text:p>0.474627731569372</text:p>
          </table:table-cell>
          <table:table-cell/>
          <table:table-cell table:formula="of:=[.$J$6]/[.E16]+[.$K$6]/[.F16]+[.$L$6]/[.G16]" office:value-type="float" office:value="3.01457310157744" calcext:value-type="float">
            <text:p>3.01457310157744</text:p>
          </table:table-cell>
          <table:table-cell table:formula="of:=([.$J$6]*[.E16]+[.$K$6]*[.F16]+[.$L$6]*[.G16])/(SQRT(POWER([.$J$6];2)+POWER([.$K$6];2)+POWER([.$L$6];2))*SQRT(POWER([.$E16];2)+POWER([.$F16];2)+POWER([.$G16];2)) )" office:value-type="float" office:value="0.996612684590277" calcext:value-type="float">
            <text:p>0.9966126845902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9416246473711" calcext:value-type="float">
            <text:p>-0.689416246473711</text:p>
          </table:table-cell>
          <table:table-cell office:value-type="float" office:value="-0.548265845584234" calcext:value-type="float">
            <text:p>-0.548265845584234</text:p>
          </table:table-cell>
          <table:table-cell office:value-type="float" office:value="0.47340236761544" calcext:value-type="float">
            <text:p>0.47340236761544</text:p>
          </table:table-cell>
          <table:table-cell/>
          <table:table-cell table:formula="of:=[.$J$6]/[.E17]+[.$K$6]/[.F17]+[.$L$6]/[.G17]" office:value-type="float" office:value="3.01512417220752" calcext:value-type="float">
            <text:p>3.01512417220752</text:p>
          </table:table-cell>
          <table:table-cell table:formula="of:=([.$J$6]*[.E17]+[.$K$6]*[.F17]+[.$L$6]*[.G17])/(SQRT(POWER([.$J$6];2)+POWER([.$K$6];2)+POWER([.$L$6];2))*SQRT(POWER([.$E17];2)+POWER([.$F17];2)+POWER([.$G17];2)) )" office:value-type="float" office:value="0.996392845121092" calcext:value-type="float">
            <text:p>0.9963928451210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55899737375" calcext:value-type="float">
            <text:p>-0.68455899737375</text:p>
          </table:table-cell>
          <table:table-cell office:value-type="float" office:value="-0.556313655826161" calcext:value-type="float">
            <text:p>-0.556313655826161</text:p>
          </table:table-cell>
          <table:table-cell office:value-type="float" office:value="0.471056361230774" calcext:value-type="float">
            <text:p>0.471056361230774</text:p>
          </table:table-cell>
          <table:table-cell/>
          <table:table-cell table:formula="of:=[.$J$6]/[.E18]+[.$K$6]/[.F18]+[.$L$6]/[.G18]" office:value-type="float" office:value="3.01502834045818" calcext:value-type="float">
            <text:p>3.01502834045818</text:p>
          </table:table-cell>
          <table:table-cell table:formula="of:=([.$J$6]*[.E18]+[.$K$6]*[.F18]+[.$L$6]*[.G18])/(SQRT(POWER([.$J$6];2)+POWER([.$K$6];2)+POWER([.$L$6];2))*SQRT(POWER([.$E18];2)+POWER([.$F18];2)+POWER([.$G18];2)) )" office:value-type="float" office:value="0.995687860152391" calcext:value-type="float">
            <text:p>0.9956878601523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373158653288" calcext:value-type="float">
            <text:p>-0.68373158653288</text:p>
          </table:table-cell>
          <table:table-cell office:value-type="float" office:value="-0.56102816404434" calcext:value-type="float">
            <text:p>-0.56102816404434</text:p>
          </table:table-cell>
          <table:table-cell office:value-type="float" office:value="0.466646029369444" calcext:value-type="float">
            <text:p>0.466646029369444</text:p>
          </table:table-cell>
          <table:table-cell/>
          <table:table-cell table:formula="of:=[.$J$6]/[.E19]+[.$K$6]/[.F19]+[.$L$6]/[.G19]" office:value-type="float" office:value="3.01956815727211" calcext:value-type="float">
            <text:p>3.01956815727211</text:p>
          </table:table-cell>
          <table:table-cell table:formula="of:=([.$J$6]*[.E19]+[.$K$6]*[.F19]+[.$L$6]*[.G19])/(SQRT(POWER([.$J$6];2)+POWER([.$K$6];2)+POWER([.$L$6];2))*SQRT(POWER([.$E19];2)+POWER([.$F19];2)+POWER([.$G19];2)) )" office:value-type="float" office:value="0.995063035336275" calcext:value-type="float">
            <text:p>0.9950630353362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483872565477" calcext:value-type="float">
            <text:p>-0.684483872565477</text:p>
          </table:table-cell>
          <table:table-cell office:value-type="float" office:value="-0.561263116741638" calcext:value-type="float">
            <text:p>-0.561263116741638</text:p>
          </table:table-cell>
          <table:table-cell office:value-type="float" office:value="0.465258575399993" calcext:value-type="float">
            <text:p>0.465258575399993</text:p>
          </table:table-cell>
          <table:table-cell/>
          <table:table-cell table:formula="of:=[.$J$6]/[.E20]+[.$K$6]/[.F20]+[.$L$6]/[.G20]" office:value-type="float" office:value="3.02148378703072" calcext:value-type="float">
            <text:p>3.02148378703072</text:p>
          </table:table-cell>
          <table:table-cell table:formula="of:=([.$J$6]*[.E20]+[.$K$6]*[.F20]+[.$L$6]*[.G20])/(SQRT(POWER([.$J$6];2)+POWER([.$K$6];2)+POWER([.$L$6];2))*SQRT(POWER([.$E20];2)+POWER([.$F20];2)+POWER([.$G20];2)) )" office:value-type="float" office:value="0.994962486668605" calcext:value-type="float">
            <text:p>0.9949624866686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053065346664" calcext:value-type="float">
            <text:p>-0.685053065346664</text:p>
          </table:table-cell>
          <table:table-cell office:value-type="float" office:value="-0.563774542387279" calcext:value-type="float">
            <text:p>-0.563774542387279</text:p>
          </table:table-cell>
          <table:table-cell office:value-type="float" office:value="0.461368142609731" calcext:value-type="float">
            <text:p>0.461368142609731</text:p>
          </table:table-cell>
          <table:table-cell/>
          <table:table-cell table:formula="of:=[.$J$6]/[.E21]+[.$K$6]/[.F21]+[.$L$6]/[.G21]" office:value-type="float" office:value="3.02640875504404" calcext:value-type="float">
            <text:p>3.02640875504404</text:p>
          </table:table-cell>
          <table:table-cell table:formula="of:=([.$J$6]*[.E21]+[.$K$6]*[.F21]+[.$L$6]*[.G21])/(SQRT(POWER([.$J$6];2)+POWER([.$K$6];2)+POWER([.$L$6];2))*SQRT(POWER([.$E21];2)+POWER([.$F21];2)+POWER([.$G21];2)) )" office:value-type="float" office:value="0.994512143428222" calcext:value-type="float">
            <text:p>0.9945121434282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8609047638493" calcext:value-type="float">
            <text:p>-0.688609047638493</text:p>
          </table:table-cell>
          <table:table-cell office:value-type="float" office:value="-0.560691905483303" calcext:value-type="float">
            <text:p>-0.560691905483303</text:p>
          </table:table-cell>
          <table:table-cell office:value-type="float" office:value="0.459828409992152" calcext:value-type="float">
            <text:p>0.459828409992152</text:p>
          </table:table-cell>
          <table:table-cell/>
          <table:table-cell table:formula="of:=[.$J$6]/[.E22]+[.$K$6]/[.F22]+[.$L$6]/[.G22]" office:value-type="float" office:value="3.02977200334102" calcext:value-type="float">
            <text:p>3.02977200334102</text:p>
          </table:table-cell>
          <table:table-cell table:formula="of:=([.$J$6]*[.E22]+[.$K$6]*[.F22]+[.$L$6]*[.G22])/(SQRT(POWER([.$J$6];2)+POWER([.$K$6];2)+POWER([.$L$6];2))*SQRT(POWER([.$E22];2)+POWER([.$F22];2)+POWER([.$G22];2)) )" office:value-type="float" office:value="0.994663888794144" calcext:value-type="float">
            <text:p>0.9946638887941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2095521517179" calcext:value-type="float">
            <text:p>-0.692095521517179</text:p>
          </table:table-cell>
          <table:table-cell office:value-type="float" office:value="-0.557578706501953" calcext:value-type="float">
            <text:p>-0.557578706501953</text:p>
          </table:table-cell>
          <table:table-cell office:value-type="float" office:value="0.458377328356752" calcext:value-type="float">
            <text:p>0.458377328356752</text:p>
          </table:table-cell>
          <table:table-cell/>
          <table:table-cell table:formula="of:=[.$J$6]/[.E23]+[.$K$6]/[.F23]+[.$L$6]/[.G23]" office:value-type="float" office:value="3.0331916783258" calcext:value-type="float">
            <text:p>3.0331916783258</text:p>
          </table:table-cell>
          <table:table-cell table:formula="of:=([.$J$6]*[.E23]+[.$K$6]*[.F23]+[.$L$6]*[.G23])/(SQRT(POWER([.$J$6];2)+POWER([.$K$6];2)+POWER([.$L$6];2))*SQRT(POWER([.$E23];2)+POWER([.$F23];2)+POWER([.$G23];2)) )" office:value-type="float" office:value="0.994799619370217" calcext:value-type="float">
            <text:p>0.9947996193702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4873217539622" calcext:value-type="float">
            <text:p>-0.694873217539622</text:p>
          </table:table-cell>
          <table:table-cell office:value-type="float" office:value="-0.554265341728494" calcext:value-type="float">
            <text:p>-0.554265341728494</text:p>
          </table:table-cell>
          <table:table-cell office:value-type="float" office:value="0.458193346203029" calcext:value-type="float">
            <text:p>0.458193346203029</text:p>
          </table:table-cell>
          <table:table-cell/>
          <table:table-cell table:formula="of:=[.$J$6]/[.E24]+[.$K$6]/[.F24]+[.$L$6]/[.G24]" office:value-type="float" office:value="3.03485989112984" calcext:value-type="float">
            <text:p>3.03485989112984</text:p>
          </table:table-cell>
          <table:table-cell table:formula="of:=([.$J$6]*[.E24]+[.$K$6]*[.F24]+[.$L$6]*[.G24])/(SQRT(POWER([.$J$6];2)+POWER([.$K$6];2)+POWER([.$L$6];2))*SQRT(POWER([.$E24];2)+POWER([.$F24];2)+POWER([.$G24];2)) )" office:value-type="float" office:value="0.995019085094627" calcext:value-type="float">
            <text:p>0.9950190850946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890165892663" calcext:value-type="float">
            <text:p>-0.69890165892663</text:p>
          </table:table-cell>
          <table:table-cell office:value-type="float" office:value="-0.550305184543441" calcext:value-type="float">
            <text:p>-0.550305184543441</text:p>
          </table:table-cell>
          <table:table-cell office:value-type="float" office:value="0.456837690010592" calcext:value-type="float">
            <text:p>0.456837690010592</text:p>
          </table:table-cell>
          <table:table-cell/>
          <table:table-cell table:formula="of:=[.$J$6]/[.E25]+[.$K$6]/[.F25]+[.$L$6]/[.G25]" office:value-type="float" office:value="3.03885374194377" calcext:value-type="float">
            <text:p>3.03885374194377</text:p>
          </table:table-cell>
          <table:table-cell table:formula="of:=([.$J$6]*[.E25]+[.$K$6]*[.F25]+[.$L$6]*[.G25])/(SQRT(POWER([.$J$6];2)+POWER([.$K$6];2)+POWER([.$L$6];2))*SQRT(POWER([.$E25];2)+POWER([.$F25];2)+POWER([.$G25];2)) )" office:value-type="float" office:value="0.995169931584708" calcext:value-type="float">
            <text:p>0.9951699315847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8256396168349" calcext:value-type="float">
            <text:p>-0.698256396168349</text:p>
          </table:table-cell>
          <table:table-cell office:value-type="float" office:value="-0.551028986920086" calcext:value-type="float">
            <text:p>-0.551028986920086</text:p>
          </table:table-cell>
          <table:table-cell office:value-type="float" office:value="0.45695192393053" calcext:value-type="float">
            <text:p>0.45695192393053</text:p>
          </table:table-cell>
          <table:table-cell/>
          <table:table-cell table:formula="of:=[.$J$6]/[.E26]+[.$K$6]/[.F26]+[.$L$6]/[.G26]" office:value-type="float" office:value="3.03832049823275" calcext:value-type="float">
            <text:p>3.03832049823275</text:p>
          </table:table-cell>
          <table:table-cell table:formula="of:=([.$J$6]*[.E26]+[.$K$6]*[.F26]+[.$L$6]*[.G26])/(SQRT(POWER([.$J$6];2)+POWER([.$K$6];2)+POWER([.$L$6];2))*SQRT(POWER([.$E26];2)+POWER([.$F26];2)+POWER([.$G26];2)) )" office:value-type="float" office:value="0.995134609064082" calcext:value-type="float">
            <text:p>0.9951346090640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9958713955629" calcext:value-type="float">
            <text:p>-0.699958713955629</text:p>
          </table:table-cell>
          <table:table-cell office:value-type="float" office:value="-0.549850720167175" calcext:value-type="float">
            <text:p>-0.549850720167175</text:p>
          </table:table-cell>
          <table:table-cell office:value-type="float" office:value="0.455765273237465" calcext:value-type="float">
            <text:p>0.455765273237465</text:p>
          </table:table-cell>
          <table:table-cell/>
          <table:table-cell table:formula="of:=[.$J$6]/[.E27]+[.$K$6]/[.F27]+[.$L$6]/[.G27]" office:value-type="float" office:value="3.04081963275629" calcext:value-type="float">
            <text:p>3.04081963275629</text:p>
          </table:table-cell>
          <table:table-cell table:formula="of:=([.$J$6]*[.E27]+[.$K$6]*[.F27]+[.$L$6]*[.G27])/(SQRT(POWER([.$J$6];2)+POWER([.$K$6];2)+POWER([.$L$6];2))*SQRT(POWER([.$E27];2)+POWER([.$F27];2)+POWER([.$G27];2)) )" office:value-type="float" office:value="0.995113090739777" calcext:value-type="float">
            <text:p>0.9951130907397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147659518172" calcext:value-type="float">
            <text:p>-0.701147659518172</text:p>
          </table:table-cell>
          <table:table-cell office:value-type="float" office:value="-0.55033340638343" calcext:value-type="float">
            <text:p>-0.55033340638343</text:p>
          </table:table-cell>
          <table:table-cell office:value-type="float" office:value="0.453348763503995" calcext:value-type="float">
            <text:p>0.453348763503995</text:p>
          </table:table-cell>
          <table:table-cell/>
          <table:table-cell table:formula="of:=[.$J$6]/[.E28]+[.$K$6]/[.F28]+[.$L$6]/[.G28]" office:value-type="float" office:value="3.04457419847383" calcext:value-type="float">
            <text:p>3.04457419847383</text:p>
          </table:table-cell>
          <table:table-cell table:formula="of:=([.$J$6]*[.E28]+[.$K$6]*[.F28]+[.$L$6]*[.G28])/(SQRT(POWER([.$J$6];2)+POWER([.$K$6];2)+POWER([.$L$6];2))*SQRT(POWER([.$E28];2)+POWER([.$F28];2)+POWER([.$G28];2)) )" office:value-type="float" office:value="0.994889495666617" calcext:value-type="float">
            <text:p>0.9948894956666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957338505683" calcext:value-type="float">
            <text:p>-0.702957338505683</text:p>
          </table:table-cell>
          <table:table-cell office:value-type="float" office:value="-0.550235316118693" calcext:value-type="float">
            <text:p>-0.550235316118693</text:p>
          </table:table-cell>
          <table:table-cell office:value-type="float" office:value="0.450657383315494" calcext:value-type="float">
            <text:p>0.450657383315494</text:p>
          </table:table-cell>
          <table:table-cell/>
          <table:table-cell table:formula="of:=[.$J$6]/[.E29]+[.$K$6]/[.F29]+[.$L$6]/[.G29]" office:value-type="float" office:value="3.04917963818111" calcext:value-type="float">
            <text:p>3.04917963818111</text:p>
          </table:table-cell>
          <table:table-cell table:formula="of:=([.$J$6]*[.E29]+[.$K$6]*[.F29]+[.$L$6]*[.G29])/(SQRT(POWER([.$J$6];2)+POWER([.$K$6];2)+POWER([.$L$6];2))*SQRT(POWER([.$E29];2)+POWER([.$F29];2)+POWER([.$G29];2)) )" office:value-type="float" office:value="0.994668411050495" calcext:value-type="float">
            <text:p>0.9946684110504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698319246535" calcext:value-type="float">
            <text:p>-0.703698319246535</text:p>
          </table:table-cell>
          <table:table-cell office:value-type="float" office:value="-0.551200085139434" calcext:value-type="float">
            <text:p>-0.551200085139434</text:p>
          </table:table-cell>
          <table:table-cell office:value-type="float" office:value="0.448315894913265" calcext:value-type="float">
            <text:p>0.448315894913265</text:p>
          </table:table-cell>
          <table:table-cell/>
          <table:table-cell table:formula="of:=[.$J$6]/[.E30]+[.$K$6]/[.F30]+[.$L$6]/[.G30]" office:value-type="float" office:value="3.05274876219729" calcext:value-type="float">
            <text:p>3.05274876219729</text:p>
          </table:table-cell>
          <table:table-cell table:formula="of:=([.$J$6]*[.E30]+[.$K$6]*[.F30]+[.$L$6]*[.G30])/(SQRT(POWER([.$J$6];2)+POWER([.$K$6];2)+POWER([.$L$6];2))*SQRT(POWER([.$E30];2)+POWER([.$F30];2)+POWER([.$G30];2)) )" office:value-type="float" office:value="0.994408098927371" calcext:value-type="float">
            <text:p>0.9944080989273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857014326099" calcext:value-type="float">
            <text:p>-0.703857014326099</text:p>
          </table:table-cell>
          <table:table-cell office:value-type="float" office:value="-0.551878425404746" calcext:value-type="float">
            <text:p>-0.551878425404746</text:p>
          </table:table-cell>
          <table:table-cell office:value-type="float" office:value="0.447230932468594" calcext:value-type="float">
            <text:p>0.447230932468594</text:p>
          </table:table-cell>
          <table:table-cell/>
          <table:table-cell table:formula="of:=[.$J$6]/[.E31]+[.$K$6]/[.F31]+[.$L$6]/[.G31]" office:value-type="float" office:value="3.05431628868332" calcext:value-type="float">
            <text:p>3.05431628868332</text:p>
          </table:table-cell>
          <table:table-cell table:formula="of:=([.$J$6]*[.E31]+[.$K$6]*[.F31]+[.$L$6]*[.G31])/(SQRT(POWER([.$J$6];2)+POWER([.$K$6];2)+POWER([.$L$6];2))*SQRT(POWER([.$E31];2)+POWER([.$F31];2)+POWER([.$G31];2)) )" office:value-type="float" office:value="0.994271762814225" calcext:value-type="float">
            <text:p>0.9942717628142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432349852945" calcext:value-type="float">
            <text:p>-0.705432349852945</text:p>
          </table:table-cell>
          <table:table-cell office:value-type="float" office:value="-0.552783098085558" calcext:value-type="float">
            <text:p>-0.552783098085558</text:p>
          </table:table-cell>
          <table:table-cell office:value-type="float" office:value="0.443617004015722" calcext:value-type="float">
            <text:p>0.443617004015722</text:p>
          </table:table-cell>
          <table:table-cell/>
          <table:table-cell table:formula="of:=[.$J$6]/[.E32]+[.$K$6]/[.F32]+[.$L$6]/[.G32]" office:value-type="float" office:value="3.06034683446147" calcext:value-type="float">
            <text:p>3.06034683446147</text:p>
          </table:table-cell>
          <table:table-cell table:formula="of:=([.$J$6]*[.E32]+[.$K$6]*[.F32]+[.$L$6]*[.G32])/(SQRT(POWER([.$J$6];2)+POWER([.$K$6];2)+POWER([.$L$6];2))*SQRT(POWER([.$E32];2)+POWER([.$F32];2)+POWER([.$G32];2)) )" office:value-type="float" office:value="0.993885520860898" calcext:value-type="float">
            <text:p>0.9938855208608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445052724901" calcext:value-type="float">
            <text:p>-0.705445052724901</text:p>
          </table:table-cell>
          <table:table-cell office:value-type="float" office:value="-0.555450921008999" calcext:value-type="float">
            <text:p>-0.555450921008999</text:p>
          </table:table-cell>
          <table:table-cell office:value-type="float" office:value="0.440251691576779" calcext:value-type="float">
            <text:p>0.440251691576779</text:p>
          </table:table-cell>
          <table:table-cell/>
          <table:table-cell table:formula="of:=[.$J$6]/[.E33]+[.$K$6]/[.F33]+[.$L$6]/[.G33]" office:value-type="float" office:value="3.06525687047532" calcext:value-type="float">
            <text:p>3.06525687047532</text:p>
          </table:table-cell>
          <table:table-cell table:formula="of:=([.$J$6]*[.E33]+[.$K$6]*[.F33]+[.$L$6]*[.G33])/(SQRT(POWER([.$J$6];2)+POWER([.$K$6];2)+POWER([.$L$6];2))*SQRT(POWER([.$E33];2)+POWER([.$F33];2)+POWER([.$G33];2)) )" office:value-type="float" office:value="0.993403870669022" calcext:value-type="float">
            <text:p>0.9934038706690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006591830489" calcext:value-type="float">
            <text:p>-0.707006591830489</text:p>
          </table:table-cell>
          <table:table-cell office:value-type="float" office:value="-0.555882246198291" calcext:value-type="float">
            <text:p>-0.555882246198291</text:p>
          </table:table-cell>
          <table:table-cell office:value-type="float" office:value="0.4371917285011" calcext:value-type="float">
            <text:p>0.4371917285011</text:p>
          </table:table-cell>
          <table:table-cell/>
          <table:table-cell table:formula="of:=[.$J$6]/[.E34]+[.$K$6]/[.F34]+[.$L$6]/[.G34]" office:value-type="float" office:value="3.07084816909027" calcext:value-type="float">
            <text:p>3.07084816909027</text:p>
          </table:table-cell>
          <table:table-cell table:formula="of:=([.$J$6]*[.E34]+[.$K$6]*[.F34]+[.$L$6]*[.G34])/(SQRT(POWER([.$J$6];2)+POWER([.$K$6];2)+POWER([.$L$6];2))*SQRT(POWER([.$E34];2)+POWER([.$F34];2)+POWER([.$G34];2)) )" office:value-type="float" office:value="0.993072167128448" calcext:value-type="float">
            <text:p>0.9930721671284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73873956315" calcext:value-type="float">
            <text:p>-0.70773873956315</text:p>
          </table:table-cell>
          <table:table-cell office:value-type="float" office:value="-0.556939581982419" calcext:value-type="float">
            <text:p>-0.556939581982419</text:p>
          </table:table-cell>
          <table:table-cell office:value-type="float" office:value="0.434654090677646" calcext:value-type="float">
            <text:p>0.434654090677646</text:p>
          </table:table-cell>
          <table:table-cell/>
          <table:table-cell table:formula="of:=[.$J$6]/[.E35]+[.$K$6]/[.F35]+[.$L$6]/[.G35]" office:value-type="float" office:value="3.07526473204244" calcext:value-type="float">
            <text:p>3.07526473204244</text:p>
          </table:table-cell>
          <table:table-cell table:formula="of:=([.$J$6]*[.E35]+[.$K$6]*[.F35]+[.$L$6]*[.G35])/(SQRT(POWER([.$J$6];2)+POWER([.$K$6];2)+POWER([.$L$6];2))*SQRT(POWER([.$E35];2)+POWER([.$F35];2)+POWER([.$G35];2)) )" office:value-type="float" office:value="0.992746548333022" calcext:value-type="float">
            <text:p>0.9927465483330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439723266672" calcext:value-type="float">
            <text:p>-0.709439723266672</text:p>
          </table:table-cell>
          <table:table-cell office:value-type="float" office:value="-0.556300278567287" calcext:value-type="float">
            <text:p>-0.556300278567287</text:p>
          </table:table-cell>
          <table:table-cell office:value-type="float" office:value="0.432695365259748" calcext:value-type="float">
            <text:p>0.432695365259748</text:p>
          </table:table-cell>
          <table:table-cell/>
          <table:table-cell table:formula="of:=[.$J$6]/[.E36]+[.$K$6]/[.F36]+[.$L$6]/[.G36]" office:value-type="float" office:value="3.07944769817332" calcext:value-type="float">
            <text:p>3.07944769817332</text:p>
          </table:table-cell>
          <table:table-cell table:formula="of:=([.$J$6]*[.E36]+[.$K$6]*[.F36]+[.$L$6]*[.G36])/(SQRT(POWER([.$J$6];2)+POWER([.$K$6];2)+POWER([.$L$6];2))*SQRT(POWER([.$E36];2)+POWER([.$F36];2)+POWER([.$G36];2)) )" office:value-type="float" office:value="0.992576051115453" calcext:value-type="float">
            <text:p>0.9925760511154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16584923666" calcext:value-type="float">
            <text:p>-0.710816584923666</text:p>
          </table:table-cell>
          <table:table-cell office:value-type="float" office:value="-0.557038083804452" calcext:value-type="float">
            <text:p>-0.557038083804452</text:p>
          </table:table-cell>
          <table:table-cell office:value-type="float" office:value="0.42947451122147" calcext:value-type="float">
            <text:p>0.42947451122147</text:p>
          </table:table-cell>
          <table:table-cell/>
          <table:table-cell table:formula="of:=[.$J$6]/[.E37]+[.$K$6]/[.F37]+[.$L$6]/[.G37]" office:value-type="float" office:value="3.08560028378186" calcext:value-type="float">
            <text:p>3.08560028378186</text:p>
          </table:table-cell>
          <table:table-cell table:formula="of:=([.$J$6]*[.E37]+[.$K$6]*[.F37]+[.$L$6]*[.G37])/(SQRT(POWER([.$J$6];2)+POWER([.$K$6];2)+POWER([.$L$6];2))*SQRT(POWER([.$E37];2)+POWER([.$F37];2)+POWER([.$G37];2)) )" office:value-type="float" office:value="0.992179708187486" calcext:value-type="float">
            <text:p>0.9921797081874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325712868373" calcext:value-type="float">
            <text:p>-0.710325712868373</text:p>
          </table:table-cell>
          <table:table-cell office:value-type="float" office:value="-0.557624497027356" calcext:value-type="float">
            <text:p>-0.557624497027356</text:p>
          </table:table-cell>
          <table:table-cell office:value-type="float" office:value="0.429525670889443" calcext:value-type="float">
            <text:p>0.429525670889443</text:p>
          </table:table-cell>
          <table:table-cell/>
          <table:table-cell table:formula="of:=[.$J$6]/[.E38]+[.$K$6]/[.F38]+[.$L$6]/[.G38]" office:value-type="float" office:value="3.08521003008195" calcext:value-type="float">
            <text:p>3.08521003008195</text:p>
          </table:table-cell>
          <table:table-cell table:formula="of:=([.$J$6]*[.E38]+[.$K$6]*[.F38]+[.$L$6]*[.G38])/(SQRT(POWER([.$J$6];2)+POWER([.$K$6];2)+POWER([.$L$6];2))*SQRT(POWER([.$E38];2)+POWER([.$F38];2)+POWER([.$G38];2)) )" office:value-type="float" office:value="0.992151254203888" calcext:value-type="float">
            <text:p>0.9921512542038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443074249727" calcext:value-type="float">
            <text:p>-0.711443074249727</text:p>
          </table:table-cell>
          <table:table-cell office:value-type="float" office:value="-0.558251274302523" calcext:value-type="float">
            <text:p>-0.558251274302523</text:p>
          </table:table-cell>
          <table:table-cell office:value-type="float" office:value="0.426853917449175" calcext:value-type="float">
            <text:p>0.426853917449175</text:p>
          </table:table-cell>
          <table:table-cell/>
          <table:table-cell table:formula="of:=[.$J$6]/[.E39]+[.$K$6]/[.F39]+[.$L$6]/[.G39]" office:value-type="float" office:value="3.0904359545956" calcext:value-type="float">
            <text:p>3.0904359545956</text:p>
          </table:table-cell>
          <table:table-cell table:formula="of:=([.$J$6]*[.E39]+[.$K$6]*[.F39]+[.$L$6]*[.G39])/(SQRT(POWER([.$J$6];2)+POWER([.$K$6];2)+POWER([.$L$6];2))*SQRT(POWER([.$E39];2)+POWER([.$F39];2)+POWER([.$G39];2)) )" office:value-type="float" office:value="0.991812463287901" calcext:value-type="float">
            <text:p>0.9918124632879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091215226674" calcext:value-type="float">
            <text:p>-0.712091215226674</text:p>
          </table:table-cell>
          <table:table-cell office:value-type="float" office:value="-0.559504457372422" calcext:value-type="float">
            <text:p>-0.559504457372422</text:p>
          </table:table-cell>
          <table:table-cell office:value-type="float" office:value="0.424123641615732" calcext:value-type="float">
            <text:p>0.424123641615732</text:p>
          </table:table-cell>
          <table:table-cell/>
          <table:table-cell table:formula="of:=[.$J$6]/[.E40]+[.$K$6]/[.F40]+[.$L$6]/[.G40]" office:value-type="float" office:value="3.09560716273955" calcext:value-type="float">
            <text:p>3.09560716273955</text:p>
          </table:table-cell>
          <table:table-cell table:formula="of:=([.$J$6]*[.E40]+[.$K$6]*[.F40]+[.$L$6]*[.G40])/(SQRT(POWER([.$J$6];2)+POWER([.$K$6];2)+POWER([.$L$6];2))*SQRT(POWER([.$E40];2)+POWER([.$F40];2)+POWER([.$G40];2)) )" office:value-type="float" office:value="0.991421434434094" calcext:value-type="float">
            <text:p>0.9914214344340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835913271648" calcext:value-type="float">
            <text:p>-0.713835913271648</text:p>
          </table:table-cell>
          <table:table-cell office:value-type="float" office:value="-0.558518475650015" calcext:value-type="float">
            <text:p>-0.558518475650015</text:p>
          </table:table-cell>
          <table:table-cell office:value-type="float" office:value="0.422487161084471" calcext:value-type="float">
            <text:p>0.422487161084471</text:p>
          </table:table-cell>
          <table:table-cell/>
          <table:table-cell table:formula="of:=[.$J$6]/[.E41]+[.$K$6]/[.F41]+[.$L$6]/[.G41]" office:value-type="float" office:value="3.09960911013718" calcext:value-type="float">
            <text:p>3.09960911013718</text:p>
          </table:table-cell>
          <table:table-cell table:formula="of:=([.$J$6]*[.E41]+[.$K$6]*[.F41]+[.$L$6]*[.G41])/(SQRT(POWER([.$J$6];2)+POWER([.$K$6];2)+POWER([.$L$6];2))*SQRT(POWER([.$E41];2)+POWER([.$F41];2)+POWER([.$G41];2)) )" office:value-type="float" office:value="0.991283898376297" calcext:value-type="float">
            <text:p>0.9912838983762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152461081999" calcext:value-type="float">
            <text:p>-0.715152461081999</text:p>
          </table:table-cell>
          <table:table-cell office:value-type="float" office:value="-0.557717648814301" calcext:value-type="float">
            <text:p>-0.557717648814301</text:p>
          </table:table-cell>
          <table:table-cell office:value-type="float" office:value="0.421316960979982" calcext:value-type="float">
            <text:p>0.421316960979982</text:p>
          </table:table-cell>
          <table:table-cell/>
          <table:table-cell table:formula="of:=[.$J$6]/[.E42]+[.$K$6]/[.F42]+[.$L$6]/[.G42]" office:value-type="float" office:value="3.10256040611957" calcext:value-type="float">
            <text:p>3.10256040611957</text:p>
          </table:table-cell>
          <table:table-cell table:formula="of:=([.$J$6]*[.E42]+[.$K$6]*[.F42]+[.$L$6]*[.G42])/(SQRT(POWER([.$J$6];2)+POWER([.$K$6];2)+POWER([.$L$6];2))*SQRT(POWER([.$E42];2)+POWER([.$F42];2)+POWER([.$G42];2)) )" office:value-type="float" office:value="0.991186855284923" calcext:value-type="float">
            <text:p>0.9911868552849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163285142866" calcext:value-type="float">
            <text:p>-0.715163285142866</text:p>
          </table:table-cell>
          <table:table-cell office:value-type="float" office:value="-0.556664898047721" calcext:value-type="float">
            <text:p>-0.556664898047721</text:p>
          </table:table-cell>
          <table:table-cell office:value-type="float" office:value="0.422688616909875" calcext:value-type="float">
            <text:p>0.422688616909875</text:p>
          </table:table-cell>
          <table:table-cell/>
          <table:table-cell table:formula="of:=[.$J$6]/[.E43]+[.$K$6]/[.F43]+[.$L$6]/[.G43]" office:value-type="float" office:value="3.1001034719105" calcext:value-type="float">
            <text:p>3.1001034719105</text:p>
          </table:table-cell>
          <table:table-cell table:formula="of:=([.$J$6]*[.E43]+[.$K$6]*[.F43]+[.$L$6]*[.G43])/(SQRT(POWER([.$J$6];2)+POWER([.$K$6];2)+POWER([.$L$6];2))*SQRT(POWER([.$E43];2)+POWER([.$F43];2)+POWER([.$G43];2)) )" office:value-type="float" office:value="0.991411102240164" calcext:value-type="float">
            <text:p>0.9914111022401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715598033662" calcext:value-type="float">
            <text:p>-0.715715598033662</text:p>
          </table:table-cell>
          <table:table-cell office:value-type="float" office:value="-0.555297179169574" calcext:value-type="float">
            <text:p>-0.555297179169574</text:p>
          </table:table-cell>
          <table:table-cell office:value-type="float" office:value="0.42355191598862" calcext:value-type="float">
            <text:p>0.42355191598862</text:p>
          </table:table-cell>
          <table:table-cell/>
          <table:table-cell table:formula="of:=[.$J$6]/[.E44]+[.$K$6]/[.F44]+[.$L$6]/[.G44]" office:value-type="float" office:value="3.09894443203103" calcext:value-type="float">
            <text:p>3.09894443203103</text:p>
          </table:table-cell>
          <table:table-cell table:formula="of:=([.$J$6]*[.E44]+[.$K$6]*[.F44]+[.$L$6]*[.G44])/(SQRT(POWER([.$J$6];2)+POWER([.$K$6];2)+POWER([.$L$6];2))*SQRT(POWER([.$E44];2)+POWER([.$F44];2)+POWER([.$G44];2)) )" office:value-type="float" office:value="0.991588068075493" calcext:value-type="float">
            <text:p>0.9915880680754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082666808761" calcext:value-type="float">
            <text:p>-0.715082666808761</text:p>
          </table:table-cell>
          <table:table-cell office:value-type="float" office:value="-0.554471569866534" calcext:value-type="float">
            <text:p>-0.554471569866534</text:p>
          </table:table-cell>
          <table:table-cell office:value-type="float" office:value="0.425697143330105" calcext:value-type="float">
            <text:p>0.425697143330105</text:p>
          </table:table-cell>
          <table:table-cell/>
          <table:table-cell table:formula="of:=[.$J$6]/[.E45]+[.$K$6]/[.F45]+[.$L$6]/[.G45]" office:value-type="float" office:value="3.09478739675164" calcext:value-type="float">
            <text:p>3.09478739675164</text:p>
          </table:table-cell>
          <table:table-cell table:formula="of:=([.$J$6]*[.E45]+[.$K$6]*[.F45]+[.$L$6]*[.G45])/(SQRT(POWER([.$J$6];2)+POWER([.$K$6];2)+POWER([.$L$6];2))*SQRT(POWER([.$E45];2)+POWER([.$F45];2)+POWER([.$G45];2)) )" office:value-type="float" office:value="0.991886781364982" calcext:value-type="float">
            <text:p>0.9918867813649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811949916344" calcext:value-type="float">
            <text:p>-0.714811949916344</text:p>
          </table:table-cell>
          <table:table-cell office:value-type="float" office:value="-0.552545564894877" calcext:value-type="float">
            <text:p>-0.552545564894877</text:p>
          </table:table-cell>
          <table:table-cell office:value-type="float" office:value="0.428645861955759" calcext:value-type="float">
            <text:p>0.428645861955759</text:p>
          </table:table-cell>
          <table:table-cell/>
          <table:table-cell table:formula="of:=[.$J$6]/[.E46]+[.$K$6]/[.F46]+[.$L$6]/[.G46]" office:value-type="float" office:value="3.08962857583117" calcext:value-type="float">
            <text:p>3.08962857583117</text:p>
          </table:table-cell>
          <table:table-cell table:formula="of:=([.$J$6]*[.E46]+[.$K$6]*[.F46]+[.$L$6]*[.G46])/(SQRT(POWER([.$J$6];2)+POWER([.$K$6];2)+POWER([.$L$6];2))*SQRT(POWER([.$E46];2)+POWER([.$F46];2)+POWER([.$G46];2)) )" office:value-type="float" office:value="0.992328708848803" calcext:value-type="float">
            <text:p>0.9923287088488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298157103941" calcext:value-type="float">
            <text:p>-0.714298157103941</text:p>
          </table:table-cell>
          <table:table-cell office:value-type="float" office:value="-0.55129350164349" calcext:value-type="float">
            <text:p>-0.55129350164349</text:p>
          </table:table-cell>
          <table:table-cell office:value-type="float" office:value="0.431107431858432" calcext:value-type="float">
            <text:p>0.431107431858432</text:p>
          </table:table-cell>
          <table:table-cell/>
          <table:table-cell table:formula="of:=[.$J$6]/[.E47]+[.$K$6]/[.F47]+[.$L$6]/[.G47]" office:value-type="float" office:value="3.08525048019871" calcext:value-type="float">
            <text:p>3.08525048019871</text:p>
          </table:table-cell>
          <table:table-cell table:formula="of:=([.$J$6]*[.E47]+[.$K$6]*[.F47]+[.$L$6]*[.G47])/(SQRT(POWER([.$J$6];2)+POWER([.$K$6];2)+POWER([.$L$6];2))*SQRT(POWER([.$E47];2)+POWER([.$F47];2)+POWER([.$G47];2)) )" office:value-type="float" office:value="0.992670816149844" calcext:value-type="float">
            <text:p>0.9926708161498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592845742999" calcext:value-type="float">
            <text:p>-0.713592845742999</text:p>
          </table:table-cell>
          <table:table-cell office:value-type="float" office:value="-0.549445816473271" calcext:value-type="float">
            <text:p>-0.549445816473271</text:p>
          </table:table-cell>
          <table:table-cell office:value-type="float" office:value="0.434620000994466" calcext:value-type="float">
            <text:p>0.434620000994466</text:p>
          </table:table-cell>
          <table:table-cell/>
          <table:table-cell table:formula="of:=[.$J$6]/[.E48]+[.$K$6]/[.F48]+[.$L$6]/[.G48]" office:value-type="float" office:value="3.07921967674807" calcext:value-type="float">
            <text:p>3.07921967674807</text:p>
          </table:table-cell>
          <table:table-cell table:formula="of:=([.$J$6]*[.E48]+[.$K$6]*[.F48]+[.$L$6]*[.G48])/(SQRT(POWER([.$J$6];2)+POWER([.$K$6];2)+POWER([.$L$6];2))*SQRT(POWER([.$E48];2)+POWER([.$F48];2)+POWER([.$G48];2)) )" office:value-type="float" office:value="0.993148650719806" calcext:value-type="float">
            <text:p>0.9931486507198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687810930668" calcext:value-type="float">
            <text:p>-0.712687810930668</text:p>
          </table:table-cell>
          <table:table-cell office:value-type="float" office:value="-0.548162259185483" calcext:value-type="float">
            <text:p>-0.548162259185483</text:p>
          </table:table-cell>
          <table:table-cell office:value-type="float" office:value="0.437714772146794" calcext:value-type="float">
            <text:p>0.437714772146794</text:p>
          </table:table-cell>
          <table:table-cell/>
          <table:table-cell table:formula="of:=[.$J$6]/[.E49]+[.$K$6]/[.F49]+[.$L$6]/[.G49]" office:value-type="float" office:value="3.07388671696264" calcext:value-type="float">
            <text:p>3.07388671696264</text:p>
          </table:table-cell>
          <table:table-cell table:formula="of:=([.$J$6]*[.E49]+[.$K$6]*[.F49]+[.$L$6]*[.G49])/(SQRT(POWER([.$J$6];2)+POWER([.$K$6];2)+POWER([.$L$6];2))*SQRT(POWER([.$E49];2)+POWER([.$F49];2)+POWER([.$G49];2)) )" office:value-type="float" office:value="0.993540204230544" calcext:value-type="float">
            <text:p>0.9935402042305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68421962638" calcext:value-type="float">
            <text:p>-0.71268421962638</text:p>
          </table:table-cell>
          <table:table-cell office:value-type="float" office:value="-0.546889044776286" calcext:value-type="float">
            <text:p>-0.546889044776286</text:p>
          </table:table-cell>
          <table:table-cell office:value-type="float" office:value="0.439310341102073" calcext:value-type="float">
            <text:p>0.439310341102073</text:p>
          </table:table-cell>
          <table:table-cell/>
          <table:table-cell table:formula="of:=[.$J$6]/[.E50]+[.$K$6]/[.F50]+[.$L$6]/[.G50]" office:value-type="float" office:value="3.07154935848985" calcext:value-type="float">
            <text:p>3.07154935848985</text:p>
          </table:table-cell>
          <table:table-cell table:formula="of:=([.$J$6]*[.E50]+[.$K$6]*[.F50]+[.$L$6]*[.G50])/(SQRT(POWER([.$J$6];2)+POWER([.$K$6];2)+POWER([.$L$6];2))*SQRT(POWER([.$E50];2)+POWER([.$F50];2)+POWER([.$G50];2)) )" office:value-type="float" office:value="0.993766198356079" calcext:value-type="float">
            <text:p>0.9937661983560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716000756884" calcext:value-type="float">
            <text:p>-0.711716000756884</text:p>
          </table:table-cell>
          <table:table-cell office:value-type="float" office:value="-0.54629569161147" calcext:value-type="float">
            <text:p>-0.54629569161147</text:p>
          </table:table-cell>
          <table:table-cell office:value-type="float" office:value="0.441612218573459" calcext:value-type="float">
            <text:p>0.441612218573459</text:p>
          </table:table-cell>
          <table:table-cell/>
          <table:table-cell table:formula="of:=[.$J$6]/[.E51]+[.$K$6]/[.F51]+[.$L$6]/[.G51]" office:value-type="float" office:value="3.06753815440452" calcext:value-type="float">
            <text:p>3.06753815440452</text:p>
          </table:table-cell>
          <table:table-cell table:formula="of:=([.$J$6]*[.E51]+[.$K$6]*[.F51]+[.$L$6]*[.G51])/(SQRT(POWER([.$J$6];2)+POWER([.$K$6];2)+POWER([.$L$6];2))*SQRT(POWER([.$E51];2)+POWER([.$F51];2)+POWER([.$G51];2)) )" office:value-type="float" office:value="0.994028308079574" calcext:value-type="float">
            <text:p>0.9940283080795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743332806367" calcext:value-type="float">
            <text:p>-0.711743332806367</text:p>
          </table:table-cell>
          <table:table-cell office:value-type="float" office:value="-0.545887435187769" calcext:value-type="float">
            <text:p>-0.545887435187769</text:p>
          </table:table-cell>
          <table:table-cell office:value-type="float" office:value="0.442072772640212" calcext:value-type="float">
            <text:p>0.442072772640212</text:p>
          </table:table-cell>
          <table:table-cell/>
          <table:table-cell table:formula="of:=[.$J$6]/[.E52]+[.$K$6]/[.F52]+[.$L$6]/[.G52]" office:value-type="float" office:value="3.06691328040383" calcext:value-type="float">
            <text:p>3.06691328040383</text:p>
          </table:table-cell>
          <table:table-cell table:formula="of:=([.$J$6]*[.E52]+[.$K$6]*[.F52]+[.$L$6]*[.G52])/(SQRT(POWER([.$J$6];2)+POWER([.$K$6];2)+POWER([.$L$6];2))*SQRT(POWER([.$E52];2)+POWER([.$F52];2)+POWER([.$G52];2)) )" office:value-type="float" office:value="0.994093421157798" calcext:value-type="float">
            <text:p>0.9940934211577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947237354703" calcext:value-type="float">
            <text:p>-0.711947237354703</text:p>
          </table:table-cell>
          <table:table-cell office:value-type="float" office:value="-0.545315856240919" calcext:value-type="float">
            <text:p>-0.545315856240919</text:p>
          </table:table-cell>
          <table:table-cell office:value-type="float" office:value="0.442449712572218" calcext:value-type="float">
            <text:p>0.442449712572218</text:p>
          </table:table-cell>
          <table:table-cell/>
          <table:table-cell table:formula="of:=[.$J$6]/[.E53]+[.$K$6]/[.F53]+[.$L$6]/[.G53]" office:value-type="float" office:value="3.06654387427633" calcext:value-type="float">
            <text:p>3.06654387427633</text:p>
          </table:table-cell>
          <table:table-cell table:formula="of:=([.$J$6]*[.E53]+[.$K$6]*[.F53]+[.$L$6]*[.G53])/(SQRT(POWER([.$J$6];2)+POWER([.$K$6];2)+POWER([.$L$6];2))*SQRT(POWER([.$E53];2)+POWER([.$F53];2)+POWER([.$G53];2)) )" office:value-type="float" office:value="0.994157282923607" calcext:value-type="float">
            <text:p>0.9941572829236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776226445223" calcext:value-type="float">
            <text:p>-0.712776226445223</text:p>
          </table:table-cell>
          <table:table-cell office:value-type="float" office:value="-0.544446524642103" calcext:value-type="float">
            <text:p>-0.544446524642103</text:p>
          </table:table-cell>
          <table:table-cell office:value-type="float" office:value="0.442185518554875" calcext:value-type="float">
            <text:p>0.442185518554875</text:p>
          </table:table-cell>
          <table:table-cell/>
          <table:table-cell table:formula="of:=[.$J$6]/[.E54]+[.$K$6]/[.F54]+[.$L$6]/[.G54]" office:value-type="float" office:value="3.06755059694824" calcext:value-type="float">
            <text:p>3.06755059694824</text:p>
          </table:table-cell>
          <table:table-cell table:formula="of:=([.$J$6]*[.E54]+[.$K$6]*[.F54]+[.$L$6]*[.G54])/(SQRT(POWER([.$J$6];2)+POWER([.$K$6];2)+POWER([.$L$6];2))*SQRT(POWER([.$E54];2)+POWER([.$F54];2)+POWER([.$G54];2)) )" office:value-type="float" office:value="0.994169732757146" calcext:value-type="float">
            <text:p>0.9941697327571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791286049939" calcext:value-type="float">
            <text:p>-0.713791286049939</text:p>
          </table:table-cell>
          <table:table-cell office:value-type="float" office:value="-0.543554545499352" calcext:value-type="float">
            <text:p>-0.543554545499352</text:p>
          </table:table-cell>
          <table:table-cell office:value-type="float" office:value="0.44164516982094" calcext:value-type="float">
            <text:p>0.44164516982094</text:p>
          </table:table-cell>
          <table:table-cell/>
          <table:table-cell table:formula="of:=[.$J$6]/[.E55]+[.$K$6]/[.F55]+[.$L$6]/[.G55]" office:value-type="float" office:value="3.06910054723644" calcext:value-type="float">
            <text:p>3.06910054723644</text:p>
          </table:table-cell>
          <table:table-cell table:formula="of:=([.$J$6]*[.E55]+[.$K$6]*[.F55]+[.$L$6]*[.G55])/(SQRT(POWER([.$J$6];2)+POWER([.$K$6];2)+POWER([.$L$6];2))*SQRT(POWER([.$E55];2)+POWER([.$F55];2)+POWER([.$G55];2)) )" office:value-type="float" office:value="0.994153648276735" calcext:value-type="float">
            <text:p>0.9941536482767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609237375482" calcext:value-type="float">
            <text:p>-0.713609237375482</text:p>
          </table:table-cell>
          <table:table-cell office:value-type="float" office:value="-0.543480622404419" calcext:value-type="float">
            <text:p>-0.543480622404419</text:p>
          </table:table-cell>
          <table:table-cell office:value-type="float" office:value="0.442030167978712" calcext:value-type="float">
            <text:p>0.442030167978712</text:p>
          </table:table-cell>
          <table:table-cell/>
          <table:table-cell table:formula="of:=[.$J$6]/[.E56]+[.$K$6]/[.F56]+[.$L$6]/[.G56]" office:value-type="float" office:value="3.06842286282974" calcext:value-type="float">
            <text:p>3.06842286282974</text:p>
          </table:table-cell>
          <table:table-cell table:formula="of:=([.$J$6]*[.E56]+[.$K$6]*[.F56]+[.$L$6]*[.G56])/(SQRT(POWER([.$J$6];2)+POWER([.$K$6];2)+POWER([.$L$6];2))*SQRT(POWER([.$E56];2)+POWER([.$F56];2)+POWER([.$G56];2)) )" office:value-type="float" office:value="0.994195836950293" calcext:value-type="float">
            <text:p>0.9941958369502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397251346594" calcext:value-type="float">
            <text:p>-0.714397251346594</text:p>
          </table:table-cell>
          <table:table-cell office:value-type="float" office:value="-0.542835528043669" calcext:value-type="float">
            <text:p>-0.542835528043669</text:p>
          </table:table-cell>
          <table:table-cell office:value-type="float" office:value="0.441549721732425" calcext:value-type="float">
            <text:p>0.441549721732425</text:p>
          </table:table-cell>
          <table:table-cell/>
          <table:table-cell table:formula="of:=[.$J$6]/[.E57]+[.$K$6]/[.F57]+[.$L$6]/[.G57]" office:value-type="float" office:value="3.06972029744914" calcext:value-type="float">
            <text:p>3.06972029744914</text:p>
          </table:table-cell>
          <table:table-cell table:formula="of:=([.$J$6]*[.E57]+[.$K$6]*[.F57]+[.$L$6]*[.G57])/(SQRT(POWER([.$J$6];2)+POWER([.$K$6];2)+POWER([.$L$6];2))*SQRT(POWER([.$E57];2)+POWER([.$F57];2)+POWER([.$G57];2)) )" office:value-type="float" office:value="0.994174000418816" calcext:value-type="float">
            <text:p>0.9941740004188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250078136783" calcext:value-type="float">
            <text:p>-0.714250078136783</text:p>
          </table:table-cell>
          <table:table-cell office:value-type="float" office:value="-0.542719148835897" calcext:value-type="float">
            <text:p>-0.542719148835897</text:p>
          </table:table-cell>
          <table:table-cell office:value-type="float" office:value="0.441930708786388" calcext:value-type="float">
            <text:p>0.441930708786388</text:p>
          </table:table-cell>
          <table:table-cell/>
          <table:table-cell table:formula="of:=[.$J$6]/[.E58]+[.$K$6]/[.F58]+[.$L$6]/[.G58]" office:value-type="float" office:value="3.06907558271385" calcext:value-type="float">
            <text:p>3.06907558271385</text:p>
          </table:table-cell>
          <table:table-cell table:formula="of:=([.$J$6]*[.E58]+[.$K$6]*[.F58]+[.$L$6]*[.G58])/(SQRT(POWER([.$J$6];2)+POWER([.$K$6];2)+POWER([.$L$6];2))*SQRT(POWER([.$E58];2)+POWER([.$F58];2)+POWER([.$G58];2)) )" office:value-type="float" office:value="0.994217625539141" calcext:value-type="float">
            <text:p>0.9942176255391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864406569456" calcext:value-type="float">
            <text:p>-0.714864406569456</text:p>
          </table:table-cell>
          <table:table-cell office:value-type="float" office:value="-0.541944871658411" calcext:value-type="float">
            <text:p>-0.541944871658411</text:p>
          </table:table-cell>
          <table:table-cell office:value-type="float" office:value="0.441887583332286" calcext:value-type="float">
            <text:p>0.441887583332286</text:p>
          </table:table-cell>
          <table:table-cell/>
          <table:table-cell table:formula="of:=[.$J$6]/[.E59]+[.$K$6]/[.F59]+[.$L$6]/[.G59]" office:value-type="float" office:value="3.06963747184746" calcext:value-type="float">
            <text:p>3.06963747184746</text:p>
          </table:table-cell>
          <table:table-cell table:formula="of:=([.$J$6]*[.E59]+[.$K$6]*[.F59]+[.$L$6]*[.G59])/(SQRT(POWER([.$J$6];2)+POWER([.$K$6];2)+POWER([.$L$6];2))*SQRT(POWER([.$E59];2)+POWER([.$F59];2)+POWER([.$G59];2)) )" office:value-type="float" office:value="0.99424470842752" calcext:value-type="float">
            <text:p>0.994244708427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948238590797" calcext:value-type="float">
            <text:p>-0.714948238590797</text:p>
          </table:table-cell>
          <table:table-cell office:value-type="float" office:value="-0.541763061140859" calcext:value-type="float">
            <text:p>-0.541763061140859</text:p>
          </table:table-cell>
          <table:table-cell office:value-type="float" office:value="0.441974888109271" calcext:value-type="float">
            <text:p>0.441974888109271</text:p>
          </table:table-cell>
          <table:table-cell/>
          <table:table-cell table:formula="of:=[.$J$6]/[.E60]+[.$K$6]/[.F60]+[.$L$6]/[.G60]" office:value-type="float" office:value="3.06958723184835" calcext:value-type="float">
            <text:p>3.06958723184835</text:p>
          </table:table-cell>
          <table:table-cell table:formula="of:=([.$J$6]*[.E60]+[.$K$6]*[.F60]+[.$L$6]*[.G60])/(SQRT(POWER([.$J$6];2)+POWER([.$K$6];2)+POWER([.$L$6];2))*SQRT(POWER([.$E60];2)+POWER([.$F60];2)+POWER([.$G60];2)) )" office:value-type="float" office:value="0.994260879317517" calcext:value-type="float">
            <text:p>0.9942608793175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722412506638" calcext:value-type="float">
            <text:p>-0.715722412506638</text:p>
          </table:table-cell>
          <table:table-cell office:value-type="float" office:value="-0.54082877968931" calcext:value-type="float">
            <text:p>-0.54082877968931</text:p>
          </table:table-cell>
          <table:table-cell office:value-type="float" office:value="0.44186611014588" calcext:value-type="float">
            <text:p>0.44186611014588</text:p>
          </table:table-cell>
          <table:table-cell/>
          <table:table-cell table:formula="of:=[.$J$6]/[.E61]+[.$K$6]/[.F61]+[.$L$6]/[.G61]" office:value-type="float" office:value="3.07038302291378" calcext:value-type="float">
            <text:p>3.07038302291378</text:p>
          </table:table-cell>
          <table:table-cell table:formula="of:=([.$J$6]*[.E61]+[.$K$6]*[.F61]+[.$L$6]*[.G61])/(SQRT(POWER([.$J$6];2)+POWER([.$K$6];2)+POWER([.$L$6];2))*SQRT(POWER([.$E61];2)+POWER([.$F61];2)+POWER([.$G61];2)) )" office:value-type="float" office:value="0.994286254173418" calcext:value-type="float">
            <text:p>0.9942862541734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450709170848" calcext:value-type="float">
            <text:p>-0.716450709170848</text:p>
          </table:table-cell>
          <table:table-cell office:value-type="float" office:value="-0.539953507832864" calcext:value-type="float">
            <text:p>-0.539953507832864</text:p>
          </table:table-cell>
          <table:table-cell office:value-type="float" office:value="0.441756257123285" calcext:value-type="float">
            <text:p>0.441756257123285</text:p>
          </table:table-cell>
          <table:table-cell/>
          <table:table-cell table:formula="of:=[.$J$6]/[.E62]+[.$K$6]/[.F62]+[.$L$6]/[.G62]" office:value-type="float" office:value="3.07115314860343" calcext:value-type="float">
            <text:p>3.07115314860343</text:p>
          </table:table-cell>
          <table:table-cell table:formula="of:=([.$J$6]*[.E62]+[.$K$6]*[.F62]+[.$L$6]*[.G62])/(SQRT(POWER([.$J$6];2)+POWER([.$K$6];2)+POWER([.$L$6];2))*SQRT(POWER([.$E62];2)+POWER([.$F62];2)+POWER([.$G62];2)) )" office:value-type="float" office:value="0.99430790244446" calcext:value-type="float">
            <text:p>0.994307902444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210484674958" calcext:value-type="float">
            <text:p>-0.716210484674958</text:p>
          </table:table-cell>
          <table:table-cell office:value-type="float" office:value="-0.539821938313134" calcext:value-type="float">
            <text:p>-0.539821938313134</text:p>
          </table:table-cell>
          <table:table-cell office:value-type="float" office:value="0.442306247477371" calcext:value-type="float">
            <text:p>0.442306247477371</text:p>
          </table:table-cell>
          <table:table-cell/>
          <table:table-cell table:formula="of:=[.$J$6]/[.E63]+[.$K$6]/[.F63]+[.$L$6]/[.G63]" office:value-type="float" office:value="3.07020256444371" calcext:value-type="float">
            <text:p>3.07020256444371</text:p>
          </table:table-cell>
          <table:table-cell table:formula="of:=([.$J$6]*[.E63]+[.$K$6]*[.F63]+[.$L$6]*[.G63])/(SQRT(POWER([.$J$6];2)+POWER([.$K$6];2)+POWER([.$L$6];2))*SQRT(POWER([.$E63];2)+POWER([.$F63];2)+POWER([.$G63];2)) )" office:value-type="float" office:value="0.994369319679575" calcext:value-type="float">
            <text:p>0.9943693196795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515667186667" calcext:value-type="float">
            <text:p>-0.716515667186667</text:p>
          </table:table-cell>
          <table:table-cell office:value-type="float" office:value="-0.539294430690542" calcext:value-type="float">
            <text:p>-0.539294430690542</text:p>
          </table:table-cell>
          <table:table-cell office:value-type="float" office:value="0.442455439227738" calcext:value-type="float">
            <text:p>0.442455439227738</text:p>
          </table:table-cell>
          <table:table-cell/>
          <table:table-cell table:formula="of:=[.$J$6]/[.E64]+[.$K$6]/[.F64]+[.$L$6]/[.G64]" office:value-type="float" office:value="3.07026574950662" calcext:value-type="float">
            <text:p>3.07026574950662</text:p>
          </table:table-cell>
          <table:table-cell table:formula="of:=([.$J$6]*[.E64]+[.$K$6]*[.F64]+[.$L$6]*[.G64])/(SQRT(POWER([.$J$6];2)+POWER([.$K$6];2)+POWER([.$L$6];2))*SQRT(POWER([.$E64];2)+POWER([.$F64];2)+POWER([.$G64];2)) )" office:value-type="float" office:value="0.994403939001161" calcext:value-type="float">
            <text:p>0.9944039390011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796783312877" calcext:value-type="float">
            <text:p>-0.716796783312877</text:p>
          </table:table-cell>
          <table:table-cell office:value-type="float" office:value="-0.538865810735514" calcext:value-type="float">
            <text:p>-0.538865810735514</text:p>
          </table:table-cell>
          <table:table-cell office:value-type="float" office:value="0.442522326501918" calcext:value-type="float">
            <text:p>0.442522326501918</text:p>
          </table:table-cell>
          <table:table-cell/>
          <table:table-cell table:formula="of:=[.$J$6]/[.E65]+[.$K$6]/[.F65]+[.$L$6]/[.G65]" office:value-type="float" office:value="3.07042139270985" calcext:value-type="float">
            <text:p>3.07042139270985</text:p>
          </table:table-cell>
          <table:table-cell table:formula="of:=([.$J$6]*[.E65]+[.$K$6]*[.F65]+[.$L$6]*[.G65])/(SQRT(POWER([.$J$6];2)+POWER([.$K$6];2)+POWER([.$L$6];2))*SQRT(POWER([.$E65];2)+POWER([.$F65];2)+POWER([.$G65];2)) )" office:value-type="float" office:value="0.994426213438076" calcext:value-type="float">
            <text:p>0.9944262134380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277464670954" calcext:value-type="float">
            <text:p>-0.717277464670954</text:p>
          </table:table-cell>
          <table:table-cell office:value-type="float" office:value="-0.538159939884209" calcext:value-type="float">
            <text:p>-0.538159939884209</text:p>
          </table:table-cell>
          <table:table-cell office:value-type="float" office:value="0.442602437610811" calcext:value-type="float">
            <text:p>0.442602437610811</text:p>
          </table:table-cell>
          <table:table-cell/>
          <table:table-cell table:formula="of:=[.$J$6]/[.E66]+[.$K$6]/[.F66]+[.$L$6]/[.G66]" office:value-type="float" office:value="3.07073849722855" calcext:value-type="float">
            <text:p>3.07073849722855</text:p>
          </table:table-cell>
          <table:table-cell table:formula="of:=([.$J$6]*[.E66]+[.$K$6]*[.F66]+[.$L$6]*[.G66])/(SQRT(POWER([.$J$6];2)+POWER([.$K$6];2)+POWER([.$L$6];2))*SQRT(POWER([.$E66];2)+POWER([.$F66];2)+POWER([.$G66];2)) )" office:value-type="float" office:value="0.994459243696751" calcext:value-type="float">
            <text:p>0.9944592436967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760519261597" calcext:value-type="float">
            <text:p>-0.717760519261597</text:p>
          </table:table-cell>
          <table:table-cell office:value-type="float" office:value="-0.537563448317991" calcext:value-type="float">
            <text:p>-0.537563448317991</text:p>
          </table:table-cell>
          <table:table-cell office:value-type="float" office:value="0.442544207985816" calcext:value-type="float">
            <text:p>0.442544207985816</text:p>
          </table:table-cell>
          <table:table-cell/>
          <table:table-cell table:formula="of:=[.$J$6]/[.E67]+[.$K$6]/[.F67]+[.$L$6]/[.G67]" office:value-type="float" office:value="3.07124746328875" calcext:value-type="float">
            <text:p>3.07124746328875</text:p>
          </table:table-cell>
          <table:table-cell table:formula="of:=([.$J$6]*[.E67]+[.$K$6]*[.F67]+[.$L$6]*[.G67])/(SQRT(POWER([.$J$6];2)+POWER([.$K$6];2)+POWER([.$L$6];2))*SQRT(POWER([.$E67];2)+POWER([.$F67];2)+POWER([.$G67];2)) )" office:value-type="float" office:value="0.994473618457629" calcext:value-type="float">
            <text:p>0.9944736184576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944462639428" calcext:value-type="float">
            <text:p>-0.717944462639428</text:p>
          </table:table-cell>
          <table:table-cell office:value-type="float" office:value="-0.537196464012373" calcext:value-type="float">
            <text:p>-0.537196464012373</text:p>
          </table:table-cell>
          <table:table-cell office:value-type="float" office:value="0.442691436124515" calcext:value-type="float">
            <text:p>0.442691436124515</text:p>
          </table:table-cell>
          <table:table-cell/>
          <table:table-cell table:formula="of:=[.$J$6]/[.E68]+[.$K$6]/[.F68]+[.$L$6]/[.G68]" office:value-type="float" office:value="3.07121834975815" calcext:value-type="float">
            <text:p>3.07121834975815</text:p>
          </table:table-cell>
          <table:table-cell table:formula="of:=([.$J$6]*[.E68]+[.$K$6]*[.F68]+[.$L$6]*[.G68])/(SQRT(POWER([.$J$6];2)+POWER([.$K$6];2)+POWER([.$L$6];2))*SQRT(POWER([.$E68];2)+POWER([.$F68];2)+POWER([.$G68];2)) )" office:value-type="float" office:value="0.994501081651817" calcext:value-type="float">
            <text:p>0.9945010816518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541785941261" calcext:value-type="float">
            <text:p>-0.718541785941261</text:p>
          </table:table-cell>
          <table:table-cell office:value-type="float" office:value="-0.536428305260789" calcext:value-type="float">
            <text:p>-0.536428305260789</text:p>
          </table:table-cell>
          <table:table-cell office:value-type="float" office:value="0.4426537870293" calcext:value-type="float">
            <text:p>0.4426537870293</text:p>
          </table:table-cell>
          <table:table-cell/>
          <table:table-cell table:formula="of:=[.$J$6]/[.E69]+[.$K$6]/[.F69]+[.$L$6]/[.G69]" office:value-type="float" office:value="3.07181254793916" calcext:value-type="float">
            <text:p>3.07181254793916</text:p>
          </table:table-cell>
          <table:table-cell table:formula="of:=([.$J$6]*[.E69]+[.$K$6]*[.F69]+[.$L$6]*[.G69])/(SQRT(POWER([.$J$6];2)+POWER([.$K$6];2)+POWER([.$L$6];2))*SQRT(POWER([.$E69];2)+POWER([.$F69];2)+POWER([.$G69];2)) )" office:value-type="float" office:value="0.994522245188908" calcext:value-type="float">
            <text:p>0.9945222451889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398663120387" calcext:value-type="float">
            <text:p>-0.718398663120387</text:p>
          </table:table-cell>
          <table:table-cell office:value-type="float" office:value="-0.536296722654019" calcext:value-type="float">
            <text:p>-0.536296722654019</text:p>
          </table:table-cell>
          <table:table-cell office:value-type="float" office:value="0.443045354447375" calcext:value-type="float">
            <text:p>0.443045354447375</text:p>
          </table:table-cell>
          <table:table-cell/>
          <table:table-cell table:formula="of:=[.$J$6]/[.E70]+[.$K$6]/[.F70]+[.$L$6]/[.G70]" office:value-type="float" office:value="3.07116692947527" calcext:value-type="float">
            <text:p>3.07116692947527</text:p>
          </table:table-cell>
          <table:table-cell table:formula="of:=([.$J$6]*[.E70]+[.$K$6]*[.F70]+[.$L$6]*[.G70])/(SQRT(POWER([.$J$6];2)+POWER([.$K$6];2)+POWER([.$L$6];2))*SQRT(POWER([.$E70];2)+POWER([.$F70];2)+POWER([.$G70];2)) )" office:value-type="float" office:value="0.994566910204006" calcext:value-type="float">
            <text:p>0.9945669102040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669851053512" calcext:value-type="float">
            <text:p>-0.718669851053512</text:p>
          </table:table-cell>
          <table:table-cell office:value-type="float" office:value="-0.535866044172233" calcext:value-type="float">
            <text:p>-0.535866044172233</text:p>
          </table:table-cell>
          <table:table-cell office:value-type="float" office:value="0.443126649943248" calcext:value-type="float">
            <text:p>0.443126649943248</text:p>
          </table:table-cell>
          <table:table-cell/>
          <table:table-cell table:formula="of:=[.$J$6]/[.E71]+[.$K$6]/[.F71]+[.$L$6]/[.G71]" office:value-type="float" office:value="3.07131093932333" calcext:value-type="float">
            <text:p>3.07131093932333</text:p>
          </table:table-cell>
          <table:table-cell table:formula="of:=([.$J$6]*[.E71]+[.$K$6]*[.F71]+[.$L$6]*[.G71])/(SQRT(POWER([.$J$6];2)+POWER([.$K$6];2)+POWER([.$L$6];2))*SQRT(POWER([.$E71];2)+POWER([.$F71];2)+POWER([.$G71];2)) )" office:value-type="float" office:value="0.994588945664773" calcext:value-type="float">
            <text:p>0.9945889456647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9303399871233" calcext:value-type="float">
            <text:p>-0.719303399871233</text:p>
          </table:table-cell>
          <table:table-cell office:value-type="float" office:value="-0.535069532683395" calcext:value-type="float">
            <text:p>-0.535069532683395</text:p>
          </table:table-cell>
          <table:table-cell office:value-type="float" office:value="0.443061185534976" calcext:value-type="float">
            <text:p>0.443061185534976</text:p>
          </table:table-cell>
          <table:table-cell/>
          <table:table-cell table:formula="of:=[.$J$6]/[.E72]+[.$K$6]/[.F72]+[.$L$6]/[.G72]" office:value-type="float" office:value="3.07198779432994" calcext:value-type="float">
            <text:p>3.07198779432994</text:p>
          </table:table-cell>
          <table:table-cell table:formula="of:=([.$J$6]*[.E72]+[.$K$6]*[.F72]+[.$L$6]*[.G72])/(SQRT(POWER([.$J$6];2)+POWER([.$K$6];2)+POWER([.$L$6];2))*SQRT(POWER([.$E72];2)+POWER([.$F72];2)+POWER([.$G72];2)) )" office:value-type="float" office:value="0.994606696045748" calcext:value-type="float">
            <text:p>0.9946066960457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9592400427602" calcext:value-type="float">
            <text:p>-0.719592400427602</text:p>
          </table:table-cell>
          <table:table-cell office:value-type="float" office:value="-0.534646246528774" calcext:value-type="float">
            <text:p>-0.534646246528774</text:p>
          </table:table-cell>
          <table:table-cell office:value-type="float" office:value="0.44310288683277" calcext:value-type="float">
            <text:p>0.44310288683277</text:p>
          </table:table-cell>
          <table:table-cell/>
          <table:table-cell table:formula="of:=[.$J$6]/[.E73]+[.$K$6]/[.F73]+[.$L$6]/[.G73]" office:value-type="float" office:value="3.07220672712098" calcext:value-type="float">
            <text:p>3.07220672712098</text:p>
          </table:table-cell>
          <table:table-cell table:formula="of:=([.$J$6]*[.E73]+[.$K$6]*[.F73]+[.$L$6]*[.G73])/(SQRT(POWER([.$J$6];2)+POWER([.$K$6];2)+POWER([.$L$6];2))*SQRT(POWER([.$E73];2)+POWER([.$F73];2)+POWER([.$G73];2)) )" office:value-type="float" office:value="0.994623659211213" calcext:value-type="float">
            <text:p>0.9946236592112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056436314772" calcext:value-type="float">
            <text:p>-0.720056436314772</text:p>
          </table:table-cell>
          <table:table-cell office:value-type="float" office:value="-0.534070480040684" calcext:value-type="float">
            <text:p>-0.534070480040684</text:p>
          </table:table-cell>
          <table:table-cell office:value-type="float" office:value="0.443043396148485" calcext:value-type="float">
            <text:p>0.443043396148485</text:p>
          </table:table-cell>
          <table:table-cell/>
          <table:table-cell table:formula="of:=[.$J$6]/[.E74]+[.$K$6]/[.F74]+[.$L$6]/[.G74]" office:value-type="float" office:value="3.07272629065431" calcext:value-type="float">
            <text:p>3.07272629065431</text:p>
          </table:table-cell>
          <table:table-cell table:formula="of:=([.$J$6]*[.E74]+[.$K$6]*[.F74]+[.$L$6]*[.G74])/(SQRT(POWER([.$J$6];2)+POWER([.$K$6];2)+POWER([.$L$6];2))*SQRT(POWER([.$E74];2)+POWER([.$F74];2)+POWER([.$G74];2)) )" office:value-type="float" office:value="0.994634239178362" calcext:value-type="float">
            <text:p>0.9946342391783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573218061516" calcext:value-type="float">
            <text:p>-0.720573218061516</text:p>
          </table:table-cell>
          <table:table-cell office:value-type="float" office:value="-0.53341388693322" calcext:value-type="float">
            <text:p>-0.53341388693322</text:p>
          </table:table-cell>
          <table:table-cell office:value-type="float" office:value="0.442994201586506" calcext:value-type="float">
            <text:p>0.442994201586506</text:p>
          </table:table-cell>
          <table:table-cell/>
          <table:table-cell table:formula="of:=[.$J$6]/[.E75]+[.$K$6]/[.F75]+[.$L$6]/[.G75]" office:value-type="float" office:value="3.07328850471226" calcext:value-type="float">
            <text:p>3.07328850471226</text:p>
          </table:table-cell>
          <table:table-cell table:formula="of:=([.$J$6]*[.E75]+[.$K$6]*[.F75]+[.$L$6]*[.G75])/(SQRT(POWER([.$J$6];2)+POWER([.$K$6];2)+POWER([.$L$6];2))*SQRT(POWER([.$E75];2)+POWER([.$F75];2)+POWER([.$G75];2)) )" office:value-type="float" office:value="0.994647604790758" calcext:value-type="float">
            <text:p>0.9946476047907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52114388463" calcext:value-type="float">
            <text:p>-0.72052114388463</text:p>
          </table:table-cell>
          <table:table-cell office:value-type="float" office:value="-0.533132983958719" calcext:value-type="float">
            <text:p>-0.533132983958719</text:p>
          </table:table-cell>
          <table:table-cell office:value-type="float" office:value="0.443416849736743" calcext:value-type="float">
            <text:p>0.443416849736743</text:p>
          </table:table-cell>
          <table:table-cell/>
          <table:table-cell table:formula="of:=[.$J$6]/[.E76]+[.$K$6]/[.F76]+[.$L$6]/[.G76]" office:value-type="float" office:value="3.07269555688805" calcext:value-type="float">
            <text:p>3.07269555688805</text:p>
          </table:table-cell>
          <table:table-cell table:formula="of:=([.$J$6]*[.E76]+[.$K$6]*[.F76]+[.$L$6]*[.G76])/(SQRT(POWER([.$J$6];2)+POWER([.$K$6];2)+POWER([.$L$6];2))*SQRT(POWER([.$E76];2)+POWER([.$F76];2)+POWER([.$G76];2)) )" office:value-type="float" office:value="0.994699382521783" calcext:value-type="float">
            <text:p>0.9946993825217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751144889953" calcext:value-type="float">
            <text:p>-0.720751144889953</text:p>
          </table:table-cell>
          <table:table-cell office:value-type="float" office:value="-0.532731233116792" calcext:value-type="float">
            <text:p>-0.532731233116792</text:p>
          </table:table-cell>
          <table:table-cell office:value-type="float" office:value="0.443525895976418" calcext:value-type="float">
            <text:p>0.443525895976418</text:p>
          </table:table-cell>
          <table:table-cell/>
          <table:table-cell table:formula="of:=[.$J$6]/[.E77]+[.$K$6]/[.F77]+[.$L$6]/[.G77]" office:value-type="float" office:value="3.07278130123309" calcext:value-type="float">
            <text:p>3.07278130123309</text:p>
          </table:table-cell>
          <table:table-cell table:formula="of:=([.$J$6]*[.E77]+[.$K$6]*[.F77]+[.$L$6]*[.G77])/(SQRT(POWER([.$J$6];2)+POWER([.$K$6];2)+POWER([.$L$6];2))*SQRT(POWER([.$E77];2)+POWER([.$F77];2)+POWER([.$G77];2)) )" office:value-type="float" office:value="0.994721632987569" calcext:value-type="float">
            <text:p>0.9947216329875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1098126205525" calcext:value-type="float">
            <text:p>-0.721098126205525</text:p>
          </table:table-cell>
          <table:table-cell office:value-type="float" office:value="-0.532182766922931" calcext:value-type="float">
            <text:p>-0.532182766922931</text:p>
          </table:table-cell>
          <table:table-cell office:value-type="float" office:value="0.443620327502171" calcext:value-type="float">
            <text:p>0.443620327502171</text:p>
          </table:table-cell>
          <table:table-cell/>
          <table:table-cell table:formula="of:=[.$J$6]/[.E78]+[.$K$6]/[.F78]+[.$L$6]/[.G78]" office:value-type="float" office:value="3.07300344395" calcext:value-type="float">
            <text:p>3.07300344395</text:p>
          </table:table-cell>
          <table:table-cell table:formula="of:=([.$J$6]*[.E78]+[.$K$6]*[.F78]+[.$L$6]*[.G78])/(SQRT(POWER([.$J$6];2)+POWER([.$K$6];2)+POWER([.$L$6];2))*SQRT(POWER([.$E78];2)+POWER([.$F78];2)+POWER([.$G78];2)) )" office:value-type="float" office:value="0.994745991284079" calcext:value-type="float">
            <text:p>0.9947459912840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1700501894469" calcext:value-type="float">
            <text:p>-0.721700501894469</text:p>
          </table:table-cell>
          <table:table-cell office:value-type="float" office:value="-0.531338814237528" calcext:value-type="float">
            <text:p>-0.531338814237528</text:p>
          </table:table-cell>
          <table:table-cell office:value-type="float" office:value="0.443652397773222" calcext:value-type="float">
            <text:p>0.443652397773222</text:p>
          </table:table-cell>
          <table:table-cell/>
          <table:table-cell table:formula="of:=[.$J$6]/[.E79]+[.$K$6]/[.F79]+[.$L$6]/[.G79]" office:value-type="float" office:value="3.07356437352489" calcext:value-type="float">
            <text:p>3.07356437352489</text:p>
          </table:table-cell>
          <table:table-cell table:formula="of:=([.$J$6]*[.E79]+[.$K$6]*[.F79]+[.$L$6]*[.G79])/(SQRT(POWER([.$J$6];2)+POWER([.$K$6];2)+POWER([.$L$6];2))*SQRT(POWER([.$E79];2)+POWER([.$F79];2)+POWER([.$G79];2)) )" office:value-type="float" office:value="0.994770845510841" calcext:value-type="float">
            <text:p>0.9947708455108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2438071148297" calcext:value-type="float">
            <text:p>-0.722438071148297</text:p>
          </table:table-cell>
          <table:table-cell office:value-type="float" office:value="-0.530445117447357" calcext:value-type="float">
            <text:p>-0.530445117447357</text:p>
          </table:table-cell>
          <table:table-cell office:value-type="float" office:value="0.443521375732655" calcext:value-type="float">
            <text:p>0.443521375732655</text:p>
          </table:table-cell>
          <table:table-cell/>
          <table:table-cell table:formula="of:=[.$J$6]/[.E80]+[.$K$6]/[.F80]+[.$L$6]/[.G80]" office:value-type="float" office:value="3.07447755213513" calcext:value-type="float">
            <text:p>3.07447755213513</text:p>
          </table:table-cell>
          <table:table-cell table:formula="of:=([.$J$6]*[.E80]+[.$K$6]*[.F80]+[.$L$6]*[.G80])/(SQRT(POWER([.$J$6];2)+POWER([.$K$6];2)+POWER([.$L$6];2))*SQRT(POWER([.$E80];2)+POWER([.$F80];2)+POWER([.$G80];2)) )" office:value-type="float" office:value="0.994778730357495" calcext:value-type="float">
            <text:p>0.9947787303574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2242247193152" calcext:value-type="float">
            <text:p>-0.722242247193152</text:p>
          </table:table-cell>
          <table:table-cell office:value-type="float" office:value="-0.530292649519325" calcext:value-type="float">
            <text:p>-0.530292649519325</text:p>
          </table:table-cell>
          <table:table-cell office:value-type="float" office:value="0.444022344297178" calcext:value-type="float">
            <text:p>0.444022344297178</text:p>
          </table:table-cell>
          <table:table-cell/>
          <table:table-cell table:formula="of:=[.$J$6]/[.E81]+[.$K$6]/[.F81]+[.$L$6]/[.G81]" office:value-type="float" office:value="3.07365049231358" calcext:value-type="float">
            <text:p>3.07365049231358</text:p>
          </table:table-cell>
          <table:table-cell table:formula="of:=([.$J$6]*[.E81]+[.$K$6]*[.F81]+[.$L$6]*[.G81])/(SQRT(POWER([.$J$6];2)+POWER([.$K$6];2)+POWER([.$L$6];2))*SQRT(POWER([.$E81];2)+POWER([.$F81];2)+POWER([.$G81];2)) )" office:value-type="float" office:value="0.994834769072169" calcext:value-type="float">
            <text:p>0.9948347690721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3026708296495" calcext:value-type="float">
            <text:p>-0.723026708296495</text:p>
          </table:table-cell>
          <table:table-cell office:value-type="float" office:value="-0.529457537970607" calcext:value-type="float">
            <text:p>-0.529457537970607</text:p>
          </table:table-cell>
          <table:table-cell office:value-type="float" office:value="0.443742148748616" calcext:value-type="float">
            <text:p>0.443742148748616</text:p>
          </table:table-cell>
          <table:table-cell/>
          <table:table-cell table:formula="of:=[.$J$6]/[.E82]+[.$K$6]/[.F82]+[.$L$6]/[.G82]" office:value-type="float" office:value="3.07480899636823" calcext:value-type="float">
            <text:p>3.07480899636823</text:p>
          </table:table-cell>
          <table:table-cell table:formula="of:=([.$J$6]*[.E82]+[.$K$6]*[.F82]+[.$L$6]*[.G82])/(SQRT(POWER([.$J$6];2)+POWER([.$K$6];2)+POWER([.$L$6];2))*SQRT(POWER([.$E82];2)+POWER([.$F82];2)+POWER([.$G82];2)) )" office:value-type="float" office:value="0.994824451507036" calcext:value-type="float">
            <text:p>0.9948244515070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2919729530252" calcext:value-type="float">
            <text:p>-0.722919729530252</text:p>
          </table:table-cell>
          <table:table-cell office:value-type="float" office:value="-0.529214730906165" calcext:value-type="float">
            <text:p>-0.529214730906165</text:p>
          </table:table-cell>
          <table:table-cell office:value-type="float" office:value="0.444205845580427" calcext:value-type="float">
            <text:p>0.444205845580427</text:p>
          </table:table-cell>
          <table:table-cell/>
          <table:table-cell table:formula="of:=[.$J$6]/[.E83]+[.$K$6]/[.F83]+[.$L$6]/[.G83]" office:value-type="float" office:value="3.07412291708407" calcext:value-type="float">
            <text:p>3.07412291708407</text:p>
          </table:table-cell>
          <table:table-cell table:formula="of:=([.$J$6]*[.E83]+[.$K$6]*[.F83]+[.$L$6]*[.G83])/(SQRT(POWER([.$J$6];2)+POWER([.$K$6];2)+POWER([.$L$6];2))*SQRT(POWER([.$E83];2)+POWER([.$F83];2)+POWER([.$G83];2)) )" office:value-type="float" office:value="0.994878442895305" calcext:value-type="float">
            <text:p>0.9948784428953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346952795407" calcext:value-type="float">
            <text:p>-0.72346952795407</text:p>
          </table:table-cell>
          <table:table-cell office:value-type="float" office:value="-0.528373282671119" calcext:value-type="float">
            <text:p>-0.528373282671119</text:p>
          </table:table-cell>
          <table:table-cell office:value-type="float" office:value="0.444312408425942" calcext:value-type="float">
            <text:p>0.444312408425942</text:p>
          </table:table-cell>
          <table:table-cell/>
          <table:table-cell table:formula="of:=[.$J$6]/[.E84]+[.$K$6]/[.F84]+[.$L$6]/[.G84]" office:value-type="float" office:value="3.0745693625187" calcext:value-type="float">
            <text:p>3.0745693625187</text:p>
          </table:table-cell>
          <table:table-cell table:formula="of:=([.$J$6]*[.E84]+[.$K$6]*[.F84]+[.$L$6]*[.G84])/(SQRT(POWER([.$J$6];2)+POWER([.$K$6];2)+POWER([.$L$6];2))*SQRT(POWER([.$E84];2)+POWER([.$F84];2)+POWER([.$G84];2)) )" office:value-type="float" office:value="0.994907586885079" calcext:value-type="float">
            <text:p>0.9949075868850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3479427289103" calcext:value-type="float">
            <text:p>-0.723479427289103</text:p>
          </table:table-cell>
          <table:table-cell office:value-type="float" office:value="-0.528207805863425" calcext:value-type="float">
            <text:p>-0.528207805863425</text:p>
          </table:table-cell>
          <table:table-cell office:value-type="float" office:value="0.444493005697929" calcext:value-type="float">
            <text:p>0.444493005697929</text:p>
          </table:table-cell>
          <table:table-cell/>
          <table:table-cell table:formula="of:=[.$J$6]/[.E85]+[.$K$6]/[.F85]+[.$L$6]/[.G85]" office:value-type="float" office:value="3.07435879716982" calcext:value-type="float">
            <text:p>3.07435879716982</text:p>
          </table:table-cell>
          <table:table-cell table:formula="of:=([.$J$6]*[.E85]+[.$K$6]*[.F85]+[.$L$6]*[.G85])/(SQRT(POWER([.$J$6];2)+POWER([.$K$6];2)+POWER([.$L$6];2))*SQRT(POWER([.$E85];2)+POWER([.$F85];2)+POWER([.$G85];2)) )" office:value-type="float" office:value="0.994929933134359" calcext:value-type="float">
            <text:p>0.9949299331343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112008856304" calcext:value-type="float">
            <text:p>-0.724112008856304</text:p>
          </table:table-cell>
          <table:table-cell office:value-type="float" office:value="-0.527309194644891" calcext:value-type="float">
            <text:p>-0.527309194644891</text:p>
          </table:table-cell>
          <table:table-cell office:value-type="float" office:value="0.444529877368264" calcext:value-type="float">
            <text:p>0.444529877368264</text:p>
          </table:table-cell>
          <table:table-cell/>
          <table:table-cell table:formula="of:=[.$J$6]/[.E86]+[.$K$6]/[.F86]+[.$L$6]/[.G86]" office:value-type="float" office:value="3.07498993514989" calcext:value-type="float">
            <text:p>3.07498993514989</text:p>
          </table:table-cell>
          <table:table-cell table:formula="of:=([.$J$6]*[.E86]+[.$K$6]*[.F86]+[.$L$6]*[.G86])/(SQRT(POWER([.$J$6];2)+POWER([.$K$6];2)+POWER([.$L$6];2))*SQRT(POWER([.$E86];2)+POWER([.$F86];2)+POWER([.$G86];2)) )" office:value-type="float" office:value="0.994951731736309" calcext:value-type="float">
            <text:p>0.9949517317363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384046434367" calcext:value-type="float">
            <text:p>-0.724384046434367</text:p>
          </table:table-cell>
          <table:table-cell office:value-type="float" office:value="-0.526835358935949" calcext:value-type="float">
            <text:p>-0.526835358935949</text:p>
          </table:table-cell>
          <table:table-cell office:value-type="float" office:value="0.444648465471549" calcext:value-type="float">
            <text:p>0.444648465471549</text:p>
          </table:table-cell>
          <table:table-cell/>
          <table:table-cell table:formula="of:=[.$J$6]/[.E87]+[.$K$6]/[.F87]+[.$L$6]/[.G87]" office:value-type="float" office:value="3.07514046450819" calcext:value-type="float">
            <text:p>3.07514046450819</text:p>
          </table:table-cell>
          <table:table-cell table:formula="of:=([.$J$6]*[.E87]+[.$K$6]*[.F87]+[.$L$6]*[.G87])/(SQRT(POWER([.$J$6];2)+POWER([.$K$6];2)+POWER([.$L$6];2))*SQRT(POWER([.$E87];2)+POWER([.$F87];2)+POWER([.$G87];2)) )" office:value-type="float" office:value="0.994973184111507" calcext:value-type="float">
            <text:p>0.9949731841115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032661226812" calcext:value-type="float">
            <text:p>-0.724032661226812</text:p>
          </table:table-cell>
          <table:table-cell office:value-type="float" office:value="-0.526784212344371" calcext:value-type="float">
            <text:p>-0.526784212344371</text:p>
          </table:table-cell>
          <table:table-cell office:value-type="float" office:value="0.445280921555754" calcext:value-type="float">
            <text:p>0.445280921555754</text:p>
          </table:table-cell>
          <table:table-cell/>
          <table:table-cell table:formula="of:=[.$J$6]/[.E88]+[.$K$6]/[.F88]+[.$L$6]/[.G88]" office:value-type="float" office:value="3.07399855670782" calcext:value-type="float">
            <text:p>3.07399855670782</text:p>
          </table:table-cell>
          <table:table-cell table:formula="of:=([.$J$6]*[.E88]+[.$K$6]*[.F88]+[.$L$6]*[.G88])/(SQRT(POWER([.$J$6];2)+POWER([.$K$6];2)+POWER([.$L$6];2))*SQRT(POWER([.$E88];2)+POWER([.$F88];2)+POWER([.$G88];2)) )" office:value-type="float" office:value="0.995040343011028" calcext:value-type="float">
            <text:p>0.9950403430110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320829481832" calcext:value-type="float">
            <text:p>-0.724320829481832</text:p>
          </table:table-cell>
          <table:table-cell office:value-type="float" office:value="-0.526269653337151" calcext:value-type="float">
            <text:p>-0.526269653337151</text:p>
          </table:table-cell>
          <table:table-cell office:value-type="float" office:value="0.445420686492158" calcext:value-type="float">
            <text:p>0.445420686492158</text:p>
          </table:table-cell>
          <table:table-cell/>
          <table:table-cell table:formula="of:=[.$J$6]/[.E89]+[.$K$6]/[.F89]+[.$L$6]/[.G89]" office:value-type="float" office:value="3.07414517406413" calcext:value-type="float">
            <text:p>3.07414517406413</text:p>
          </table:table-cell>
          <table:table-cell table:formula="of:=([.$J$6]*[.E89]+[.$K$6]*[.F89]+[.$L$6]*[.G89])/(SQRT(POWER([.$J$6];2)+POWER([.$K$6];2)+POWER([.$L$6];2))*SQRT(POWER([.$E89];2)+POWER([.$F89];2)+POWER([.$G89];2)) )" office:value-type="float" office:value="0.995064441870716" calcext:value-type="float">
            <text:p>0.9950644418707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788354992962" calcext:value-type="float">
            <text:p>-0.724788354992962</text:p>
          </table:table-cell>
          <table:table-cell office:value-type="float" office:value="-0.525543801752953" calcext:value-type="float">
            <text:p>-0.525543801752953</text:p>
          </table:table-cell>
          <table:table-cell office:value-type="float" office:value="0.445517174647228" calcext:value-type="float">
            <text:p>0.445517174647228</text:p>
          </table:table-cell>
          <table:table-cell/>
          <table:table-cell table:formula="of:=[.$J$6]/[.E90]+[.$K$6]/[.F90]+[.$L$6]/[.G90]" office:value-type="float" office:value="3.07454457956699" calcext:value-type="float">
            <text:p>3.07454457956699</text:p>
          </table:table-cell>
          <table:table-cell table:formula="of:=([.$J$6]*[.E90]+[.$K$6]*[.F90]+[.$L$6]*[.G90])/(SQRT(POWER([.$J$6];2)+POWER([.$K$6];2)+POWER([.$L$6];2))*SQRT(POWER([.$E90];2)+POWER([.$F90];2)+POWER([.$G90];2)) )" office:value-type="float" office:value="0.995087326887307" calcext:value-type="float">
            <text:p>0.9950873268873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412186693404" calcext:value-type="float">
            <text:p>-0.725412186693404</text:p>
          </table:table-cell>
          <table:table-cell office:value-type="float" office:value="-0.524710245743663" calcext:value-type="float">
            <text:p>-0.524710245743663</text:p>
          </table:table-cell>
          <table:table-cell office:value-type="float" office:value="0.445484362697859" calcext:value-type="float">
            <text:p>0.445484362697859</text:p>
          </table:table-cell>
          <table:table-cell/>
          <table:table-cell table:formula="of:=[.$J$6]/[.E91]+[.$K$6]/[.F91]+[.$L$6]/[.G91]" office:value-type="float" office:value="3.0752782665775" calcext:value-type="float">
            <text:p>3.0752782665775</text:p>
          </table:table-cell>
          <table:table-cell table:formula="of:=([.$J$6]*[.E91]+[.$K$6]*[.F91]+[.$L$6]*[.G91])/(SQRT(POWER([.$J$6];2)+POWER([.$K$6];2)+POWER([.$L$6];2))*SQRT(POWER([.$E91];2)+POWER([.$F91];2)+POWER([.$G91];2)) )" office:value-type="float" office:value="0.9950976676621" calcext:value-type="float">
            <text:p>0.99509766766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332998872057" calcext:value-type="float">
            <text:p>-0.725332998872057</text:p>
          </table:table-cell>
          <table:table-cell office:value-type="float" office:value="-0.524599485331893" calcext:value-type="float">
            <text:p>-0.524599485331893</text:p>
          </table:table-cell>
          <table:table-cell office:value-type="float" office:value="0.445743671561113" calcext:value-type="float">
            <text:p>0.445743671561113</text:p>
          </table:table-cell>
          <table:table-cell/>
          <table:table-cell table:formula="of:=[.$J$6]/[.E92]+[.$K$6]/[.F92]+[.$L$6]/[.G92]" office:value-type="float" office:value="3.07488478065906" calcext:value-type="float">
            <text:p>3.07488478065906</text:p>
          </table:table-cell>
          <table:table-cell table:formula="of:=([.$J$6]*[.E92]+[.$K$6]*[.F92]+[.$L$6]*[.G92])/(SQRT(POWER([.$J$6];2)+POWER([.$K$6];2)+POWER([.$L$6];2))*SQRT(POWER([.$E92];2)+POWER([.$F92];2)+POWER([.$G92];2)) )" office:value-type="float" office:value="0.995126585549675" calcext:value-type="float">
            <text:p>0.9951265855496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431543441697" calcext:value-type="float">
            <text:p>-0.725431543441697</text:p>
          </table:table-cell>
          <table:table-cell office:value-type="float" office:value="-0.524239881056882" calcext:value-type="float">
            <text:p>-0.524239881056882</text:p>
          </table:table-cell>
          <table:table-cell office:value-type="float" office:value="0.446006303642967" calcext:value-type="float">
            <text:p>0.446006303642967</text:p>
          </table:table-cell>
          <table:table-cell/>
          <table:table-cell table:formula="of:=[.$J$6]/[.E93]+[.$K$6]/[.F93]+[.$L$6]/[.G93]" office:value-type="float" office:value="3.07468880835783" calcext:value-type="float">
            <text:p>3.07468880835783</text:p>
          </table:table-cell>
          <table:table-cell table:formula="of:=([.$J$6]*[.E93]+[.$K$6]*[.F93]+[.$L$6]*[.G93])/(SQRT(POWER([.$J$6];2)+POWER([.$K$6];2)+POWER([.$L$6];2))*SQRT(POWER([.$E93];2)+POWER([.$F93];2)+POWER([.$G93];2)) )" office:value-type="float" office:value="0.995159657180439" calcext:value-type="float">
            <text:p>0.9951596571804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769664865106" calcext:value-type="float">
            <text:p>-0.725769664865106</text:p>
          </table:table-cell>
          <table:table-cell office:value-type="float" office:value="-0.523571700716781" calcext:value-type="float">
            <text:p>-0.523571700716781</text:p>
          </table:table-cell>
          <table:table-cell office:value-type="float" office:value="0.446241042229566" calcext:value-type="float">
            <text:p>0.446241042229566</text:p>
          </table:table-cell>
          <table:table-cell/>
          <table:table-cell table:formula="of:=[.$J$6]/[.E94]+[.$K$6]/[.F94]+[.$L$6]/[.G94]" office:value-type="float" office:value="3.0748000486307" calcext:value-type="float">
            <text:p>3.0748000486307</text:p>
          </table:table-cell>
          <table:table-cell table:formula="of:=([.$J$6]*[.E94]+[.$K$6]*[.F94]+[.$L$6]*[.G94])/(SQRT(POWER([.$J$6];2)+POWER([.$K$6];2)+POWER([.$L$6];2))*SQRT(POWER([.$E94];2)+POWER([.$F94];2)+POWER([.$G94];2)) )" office:value-type="float" office:value="0.995194189712774" calcext:value-type="float">
            <text:p>0.9951941897127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35163503682" calcext:value-type="float">
            <text:p>-0.72535163503682</text:p>
          </table:table-cell>
          <table:table-cell office:value-type="float" office:value="-0.523631750640937" calcext:value-type="float">
            <text:p>-0.523631750640937</text:p>
          </table:table-cell>
          <table:table-cell office:value-type="float" office:value="0.446849857636902" calcext:value-type="float">
            <text:p>0.446849857636902</text:p>
          </table:table-cell>
          <table:table-cell/>
          <table:table-cell table:formula="of:=[.$J$6]/[.E95]+[.$K$6]/[.F95]+[.$L$6]/[.G95]" office:value-type="float" office:value="3.07362316921519" calcext:value-type="float">
            <text:p>3.07362316921519</text:p>
          </table:table-cell>
          <table:table-cell table:formula="of:=([.$J$6]*[.E95]+[.$K$6]*[.F95]+[.$L$6]*[.G95])/(SQRT(POWER([.$J$6];2)+POWER([.$K$6];2)+POWER([.$L$6];2))*SQRT(POWER([.$E95];2)+POWER([.$F95];2)+POWER([.$G95];2)) )" office:value-type="float" office:value="0.995256592392809" calcext:value-type="float">
            <text:p>0.9952565923928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774437465654" calcext:value-type="float">
            <text:p>-0.725774437465654</text:p>
          </table:table-cell>
          <table:table-cell office:value-type="float" office:value="-0.523076638267045" calcext:value-type="float">
            <text:p>-0.523076638267045</text:p>
          </table:table-cell>
          <table:table-cell office:value-type="float" office:value="0.446813491762122" calcext:value-type="float">
            <text:p>0.446813491762122</text:p>
          </table:table-cell>
          <table:table-cell/>
          <table:table-cell table:formula="of:=[.$J$6]/[.E96]+[.$K$6]/[.F96]+[.$L$6]/[.G96]" office:value-type="float" office:value="3.07414767378611" calcext:value-type="float">
            <text:p>3.07414767378611</text:p>
          </table:table-cell>
          <table:table-cell table:formula="of:=([.$J$6]*[.E96]+[.$K$6]*[.F96]+[.$L$6]*[.G96])/(SQRT(POWER([.$J$6];2)+POWER([.$K$6];2)+POWER([.$L$6];2))*SQRT(POWER([.$E96];2)+POWER([.$F96];2)+POWER([.$G96];2)) )" office:value-type="float" office:value="0.995260876612071" calcext:value-type="float">
            <text:p>0.9952608766120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631345281289" calcext:value-type="float">
            <text:p>-0.72631345281289</text:p>
          </table:table-cell>
          <table:table-cell office:value-type="float" office:value="-0.52231870207381" calcext:value-type="float">
            <text:p>-0.52231870207381</text:p>
          </table:table-cell>
          <table:table-cell office:value-type="float" office:value="0.446824285068469" calcext:value-type="float">
            <text:p>0.446824285068469</text:p>
          </table:table-cell>
          <table:table-cell/>
          <table:table-cell table:formula="of:=[.$J$6]/[.E97]+[.$K$6]/[.F97]+[.$L$6]/[.G97]" office:value-type="float" office:value="3.07475780385785" calcext:value-type="float">
            <text:p>3.07475780385785</text:p>
          </table:table-cell>
          <table:table-cell table:formula="of:=([.$J$6]*[.E97]+[.$K$6]*[.F97]+[.$L$6]*[.G97])/(SQRT(POWER([.$J$6];2)+POWER([.$K$6];2)+POWER([.$L$6];2))*SQRT(POWER([.$E97];2)+POWER([.$F97];2)+POWER([.$G97];2)) )" office:value-type="float" office:value="0.995272269516432" calcext:value-type="float">
            <text:p>0.9952722695164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6353274286957" calcext:value-type="float">
            <text:p>-0.726353274286957</text:p>
          </table:table-cell>
          <table:table-cell office:value-type="float" office:value="-0.521940589299828" calcext:value-type="float">
            <text:p>-0.521940589299828</text:p>
          </table:table-cell>
          <table:table-cell office:value-type="float" office:value="0.44720123230372" calcext:value-type="float">
            <text:p>0.44720123230372</text:p>
          </table:table-cell>
          <table:table-cell/>
          <table:table-cell table:formula="of:=[.$J$6]/[.E98]+[.$K$6]/[.F98]+[.$L$6]/[.G98]" office:value-type="float" office:value="3.07437775044873" calcext:value-type="float">
            <text:p>3.07437775044873</text:p>
          </table:table-cell>
          <table:table-cell table:formula="of:=([.$J$6]*[.E98]+[.$K$6]*[.F98]+[.$L$6]*[.G98])/(SQRT(POWER([.$J$6];2)+POWER([.$K$6];2)+POWER([.$L$6];2))*SQRT(POWER([.$E98];2)+POWER([.$F98];2)+POWER([.$G98];2)) )" office:value-type="float" office:value="0.995316300605938" calcext:value-type="float">
            <text:p>0.9953163006059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6358348474994" calcext:value-type="float">
            <text:p>-0.726358348474994</text:p>
          </table:table-cell>
          <table:table-cell office:value-type="float" office:value="-0.521773255547453" calcext:value-type="float">
            <text:p>-0.521773255547453</text:p>
          </table:table-cell>
          <table:table-cell office:value-type="float" office:value="0.447388220001478" calcext:value-type="float">
            <text:p>0.447388220001478</text:p>
          </table:table-cell>
          <table:table-cell/>
          <table:table-cell table:formula="of:=[.$J$6]/[.E99]+[.$K$6]/[.F99]+[.$L$6]/[.G99]" office:value-type="float" office:value="3.07417339733541" calcext:value-type="float">
            <text:p>3.07417339733541</text:p>
          </table:table-cell>
          <table:table-cell table:formula="of:=([.$J$6]*[.E99]+[.$K$6]*[.F99]+[.$L$6]*[.G99])/(SQRT(POWER([.$J$6];2)+POWER([.$K$6];2)+POWER([.$L$6];2))*SQRT(POWER([.$E99];2)+POWER([.$F99];2)+POWER([.$G99];2)) )" office:value-type="float" office:value="0.995337789334991" calcext:value-type="float">
            <text:p>0.9953377893349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699712868702" calcext:value-type="float">
            <text:p>-0.72699712868702</text:p>
          </table:table-cell>
          <table:table-cell office:value-type="float" office:value="-0.520911627378281" calcext:value-type="float">
            <text:p>-0.520911627378281</text:p>
          </table:table-cell>
          <table:table-cell office:value-type="float" office:value="0.447354726523527" calcext:value-type="float">
            <text:p>0.447354726523527</text:p>
          </table:table-cell>
          <table:table-cell/>
          <table:table-cell table:formula="of:=[.$J$6]/[.E100]+[.$K$6]/[.F100]+[.$L$6]/[.G100]" office:value-type="float" office:value="3.07496370024888" calcext:value-type="float">
            <text:p>3.07496370024888</text:p>
          </table:table-cell>
          <table:table-cell table:formula="of:=([.$J$6]*[.E100]+[.$K$6]*[.F100]+[.$L$6]*[.G100])/(SQRT(POWER([.$J$6];2)+POWER([.$K$6];2)+POWER([.$L$6];2))*SQRT(POWER([.$E100];2)+POWER([.$F100];2)+POWER([.$G100];2)) )" office:value-type="float" office:value="0.995344497078158" calcext:value-type="float">
            <text:p>0.9953444970781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6757067886046" calcext:value-type="float">
            <text:p>-0.726757067886046</text:p>
          </table:table-cell>
          <table:table-cell office:value-type="float" office:value="-0.520837808746065" calcext:value-type="float">
            <text:p>-0.520837808746065</text:p>
          </table:table-cell>
          <table:table-cell office:value-type="float" office:value="0.447830482725635" calcext:value-type="float">
            <text:p>0.447830482725635</text:p>
          </table:table-cell>
          <table:table-cell/>
          <table:table-cell table:formula="of:=[.$J$6]/[.E101]+[.$K$6]/[.F101]+[.$L$6]/[.G101]" office:value-type="float" office:value="3.07415009069682" calcext:value-type="float">
            <text:p>3.07415009069682</text:p>
          </table:table-cell>
          <table:table-cell table:formula="of:=([.$J$6]*[.E101]+[.$K$6]*[.F101]+[.$L$6]*[.G101])/(SQRT(POWER([.$J$6];2)+POWER([.$K$6];2)+POWER([.$L$6];2))*SQRT(POWER([.$E101];2)+POWER([.$F101];2)+POWER([.$G101];2)) )" office:value-type="float" office:value="0.995394675374524" calcext:value-type="float">
            <text:p>0.9953946753745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636671516243" calcext:value-type="float">
            <text:p>-0.72636671516243</text:p>
          </table:table-cell>
          <table:table-cell office:value-type="float" office:value="-0.520961202792745" calcext:value-type="float">
            <text:p>-0.520961202792745</text:p>
          </table:table-cell>
          <table:table-cell office:value-type="float" office:value="0.448319997645518" calcext:value-type="float">
            <text:p>0.448319997645518</text:p>
          </table:table-cell>
          <table:table-cell/>
          <table:table-cell table:formula="of:=[.$J$6]/[.E102]+[.$K$6]/[.F102]+[.$L$6]/[.G102]" office:value-type="float" office:value="3.07314735036481" calcext:value-type="float">
            <text:p>3.07314735036481</text:p>
          </table:table-cell>
          <table:table-cell table:formula="of:=([.$J$6]*[.E102]+[.$K$6]*[.F102]+[.$L$6]*[.G102])/(SQRT(POWER([.$J$6];2)+POWER([.$K$6];2)+POWER([.$L$6];2))*SQRT(POWER([.$E102];2)+POWER([.$F102];2)+POWER([.$G102];2)) )" office:value-type="float" office:value="0.995443718650222" calcext:value-type="float">
            <text:p>0.9954437186502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7141953920359" calcext:value-type="float">
            <text:p>-0.727141953920359</text:p>
          </table:table-cell>
          <table:table-cell office:value-type="float" office:value="-0.520050705561313" calcext:value-type="float">
            <text:p>-0.520050705561313</text:p>
          </table:table-cell>
          <table:table-cell office:value-type="float" office:value="0.448120343762771" calcext:value-type="float">
            <text:p>0.448120343762771</text:p>
          </table:table-cell>
          <table:table-cell/>
          <table:table-cell table:formula="of:=[.$J$6]/[.E103]+[.$K$6]/[.F103]+[.$L$6]/[.G103]" office:value-type="float" office:value="3.07429007220184" calcext:value-type="float">
            <text:p>3.07429007220184</text:p>
          </table:table-cell>
          <table:table-cell table:formula="of:=([.$J$6]*[.E103]+[.$K$6]*[.F103]+[.$L$6]*[.G103])/(SQRT(POWER([.$J$6];2)+POWER([.$K$6];2)+POWER([.$L$6];2))*SQRT(POWER([.$E103];2)+POWER([.$F103];2)+POWER([.$G103];2)) )" office:value-type="float" office:value="0.995433130862121" calcext:value-type="float">
            <text:p>0.9954331308621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7244760159136" calcext:value-type="float">
            <text:p>-0.727244760159136</text:p>
          </table:table-cell>
          <table:table-cell office:value-type="float" office:value="-0.519617440062892" calcext:value-type="float">
            <text:p>-0.519617440062892</text:p>
          </table:table-cell>
          <table:table-cell office:value-type="float" office:value="0.448455989817917" calcext:value-type="float">
            <text:p>0.448455989817917</text:p>
          </table:table-cell>
          <table:table-cell/>
          <table:table-cell table:formula="of:=[.$J$6]/[.E104]+[.$K$6]/[.F104]+[.$L$6]/[.G104]" office:value-type="float" office:value="3.07404749794784" calcext:value-type="float">
            <text:p>3.07404749794784</text:p>
          </table:table-cell>
          <table:table-cell table:formula="of:=([.$J$6]*[.E104]+[.$K$6]*[.F104]+[.$L$6]*[.G104])/(SQRT(POWER([.$J$6];2)+POWER([.$K$6];2)+POWER([.$L$6];2))*SQRT(POWER([.$E104];2)+POWER([.$F104];2)+POWER([.$G104];2)) )" office:value-type="float" office:value="0.995472130822285" calcext:value-type="float">
            <text:p>0.9954721308222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7223255063846" calcext:value-type="float">
            <text:p>-0.727223255063846</text:p>
          </table:table-cell>
          <table:table-cell office:value-type="float" office:value="-0.519454831491198" calcext:value-type="float">
            <text:p>-0.519454831491198</text:p>
          </table:table-cell>
          <table:table-cell office:value-type="float" office:value="0.448679189772375" calcext:value-type="float">
            <text:p>0.448679189772375</text:p>
          </table:table-cell>
          <table:table-cell/>
          <table:table-cell table:formula="of:=[.$J$6]/[.E105]+[.$K$6]/[.F105]+[.$L$6]/[.G105]" office:value-type="float" office:value="3.07377943830879" calcext:value-type="float">
            <text:p>3.07377943830879</text:p>
          </table:table-cell>
          <table:table-cell table:formula="of:=([.$J$6]*[.E105]+[.$K$6]*[.F105]+[.$L$6]*[.G105])/(SQRT(POWER([.$J$6];2)+POWER([.$K$6];2)+POWER([.$L$6];2))*SQRT(POWER([.$E105];2)+POWER([.$F105];2)+POWER([.$G105];2)) )" office:value-type="float" office:value="0.995496701729576" calcext:value-type="float">
            <text:p>0.9954967017295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7399930779853" calcext:value-type="float">
            <text:p>-0.727399930779853</text:p>
          </table:table-cell>
          <table:table-cell office:value-type="float" office:value="-0.519146156324515" calcext:value-type="float">
            <text:p>-0.519146156324515</text:p>
          </table:table-cell>
          <table:table-cell office:value-type="float" office:value="0.448750051894088" calcext:value-type="float">
            <text:p>0.448750051894088</text:p>
          </table:table-cell>
          <table:table-cell/>
          <table:table-cell table:formula="of:=[.$J$6]/[.E106]+[.$K$6]/[.F106]+[.$L$6]/[.G106]" office:value-type="float" office:value="3.07391712245265" calcext:value-type="float">
            <text:p>3.07391712245265</text:p>
          </table:table-cell>
          <table:table-cell table:formula="of:=([.$J$6]*[.E106]+[.$K$6]*[.F106]+[.$L$6]*[.G106])/(SQRT(POWER([.$J$6];2)+POWER([.$K$6];2)+POWER([.$L$6];2))*SQRT(POWER([.$E106];2)+POWER([.$F106];2)+POWER([.$G106];2)) )" office:value-type="float" office:value="0.995506907638434" calcext:value-type="float">
            <text:p>0.9955069076384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7586047357733" calcext:value-type="float">
            <text:p>-0.727586047357733</text:p>
          </table:table-cell>
          <table:table-cell office:value-type="float" office:value="-0.518664074974115" calcext:value-type="float">
            <text:p>-0.518664074974115</text:p>
          </table:table-cell>
          <table:table-cell office:value-type="float" office:value="0.44900570266044" calcext:value-type="float">
            <text:p>0.44900570266044</text:p>
          </table:table-cell>
          <table:table-cell/>
          <table:table-cell table:formula="of:=[.$J$6]/[.E107]+[.$K$6]/[.F107]+[.$L$6]/[.G107]" office:value-type="float" office:value="3.07386950928431" calcext:value-type="float">
            <text:p>3.07386950928431</text:p>
          </table:table-cell>
          <table:table-cell table:formula="of:=([.$J$6]*[.E107]+[.$K$6]*[.F107]+[.$L$6]*[.G107])/(SQRT(POWER([.$J$6];2)+POWER([.$K$6];2)+POWER([.$L$6];2))*SQRT(POWER([.$E107];2)+POWER([.$F107];2)+POWER([.$G107];2)) )" office:value-type="float" office:value="0.995537513187831" calcext:value-type="float">
            <text:p>0.9955375131878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7715252893886" calcext:value-type="float">
            <text:p>-0.727715252893886</text:p>
          </table:table-cell>
          <table:table-cell office:value-type="float" office:value="-0.518240529117658" calcext:value-type="float">
            <text:p>-0.518240529117658</text:p>
          </table:table-cell>
          <table:table-cell office:value-type="float" office:value="0.449285282070799" calcext:value-type="float">
            <text:p>0.449285282070799</text:p>
          </table:table-cell>
          <table:table-cell/>
          <table:table-cell table:formula="of:=[.$J$6]/[.E108]+[.$K$6]/[.F108]+[.$L$6]/[.G108]" office:value-type="float" office:value="3.07373007009853" calcext:value-type="float">
            <text:p>3.07373007009853</text:p>
          </table:table-cell>
          <table:table-cell table:formula="of:=([.$J$6]*[.E108]+[.$K$6]*[.F108]+[.$L$6]*[.G108])/(SQRT(POWER([.$J$6];2)+POWER([.$K$6];2)+POWER([.$L$6];2))*SQRT(POWER([.$E108];2)+POWER([.$F108];2)+POWER([.$G108];2)) )" office:value-type="float" office:value="0.995569783162766" calcext:value-type="float">
            <text:p>0.9955697831627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7381970916114" calcext:value-type="float">
            <text:p>-0.727381970916114</text:p>
          </table:table-cell>
          <table:table-cell office:value-type="float" office:value="-0.51833904286222" calcext:value-type="float">
            <text:p>-0.51833904286222</text:p>
          </table:table-cell>
          <table:table-cell office:value-type="float" office:value="0.449711135097707" calcext:value-type="float">
            <text:p>0.449711135097707</text:p>
          </table:table-cell>
          <table:table-cell/>
          <table:table-cell table:formula="of:=[.$J$6]/[.E109]+[.$K$6]/[.F109]+[.$L$6]/[.G109]" office:value-type="float" office:value="3.07286942312215" calcext:value-type="float">
            <text:p>3.07286942312215</text:p>
          </table:table-cell>
          <table:table-cell table:formula="of:=([.$J$6]*[.E109]+[.$K$6]*[.F109]+[.$L$6]*[.G109])/(SQRT(POWER([.$J$6];2)+POWER([.$K$6];2)+POWER([.$L$6];2))*SQRT(POWER([.$E109];2)+POWER([.$F109];2)+POWER([.$G109];2)) )" office:value-type="float" office:value="0.995612530557583" calcext:value-type="float">
            <text:p>0.9956125305575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8070363543377" calcext:value-type="float">
            <text:p>-0.728070363543377</text:p>
          </table:table-cell>
          <table:table-cell office:value-type="float" office:value="-0.51756738493556" calcext:value-type="float">
            <text:p>-0.51756738493556</text:p>
          </table:table-cell>
          <table:table-cell office:value-type="float" office:value="0.449485870501822" calcext:value-type="float">
            <text:p>0.449485870501822</text:p>
          </table:table-cell>
          <table:table-cell/>
          <table:table-cell table:formula="of:=[.$J$6]/[.E110]+[.$K$6]/[.F110]+[.$L$6]/[.G110]" office:value-type="float" office:value="3.07395730941567" calcext:value-type="float">
            <text:p>3.07395730941567</text:p>
          </table:table-cell>
          <table:table-cell table:formula="of:=([.$J$6]*[.E110]+[.$K$6]*[.F110]+[.$L$6]*[.G110])/(SQRT(POWER([.$J$6];2)+POWER([.$K$6];2)+POWER([.$L$6];2))*SQRT(POWER([.$E110];2)+POWER([.$F110];2)+POWER([.$G110];2)) )" office:value-type="float" office:value="0.995595556977138" calcext:value-type="float">
            <text:p>0.9955955569771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8346326117502" calcext:value-type="float">
            <text:p>-0.728346326117502</text:p>
          </table:table-cell>
          <table:table-cell office:value-type="float" office:value="-0.516984167605914" calcext:value-type="float">
            <text:p>-0.516984167605914</text:p>
          </table:table-cell>
          <table:table-cell office:value-type="float" office:value="0.449709906135008" calcext:value-type="float">
            <text:p>0.449709906135008</text:p>
          </table:table-cell>
          <table:table-cell/>
          <table:table-cell table:formula="of:=[.$J$6]/[.E111]+[.$K$6]/[.F111]+[.$L$6]/[.G111]" office:value-type="float" office:value="3.07406702993435" calcext:value-type="float">
            <text:p>3.07406702993435</text:p>
          </table:table-cell>
          <table:table-cell table:formula="of:=([.$J$6]*[.E111]+[.$K$6]*[.F111]+[.$L$6]*[.G111])/(SQRT(POWER([.$J$6];2)+POWER([.$K$6];2)+POWER([.$L$6];2))*SQRT(POWER([.$E111];2)+POWER([.$F111];2)+POWER([.$G111];2)) )" office:value-type="float" office:value="0.995622565671285" calcext:value-type="float">
            <text:p>0.9956225656712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8080266951888" calcext:value-type="float">
            <text:p>-0.728080266951888</text:p>
          </table:table-cell>
          <table:table-cell office:value-type="float" office:value="-0.516972785255229" calcext:value-type="float">
            <text:p>-0.516972785255229</text:p>
          </table:table-cell>
          <table:table-cell office:value-type="float" office:value="0.450153600652841" calcext:value-type="float">
            <text:p>0.450153600652841</text:p>
          </table:table-cell>
          <table:table-cell/>
          <table:table-cell table:formula="of:=[.$J$6]/[.E112]+[.$K$6]/[.F112]+[.$L$6]/[.G112]" office:value-type="float" office:value="3.07327192619763" calcext:value-type="float">
            <text:p>3.07327192619763</text:p>
          </table:table-cell>
          <table:table-cell table:formula="of:=([.$J$6]*[.E112]+[.$K$6]*[.F112]+[.$L$6]*[.G112])/(SQRT(POWER([.$J$6];2)+POWER([.$K$6];2)+POWER([.$L$6];2))*SQRT(POWER([.$E112];2)+POWER([.$F112];2)+POWER([.$G112];2)) )" office:value-type="float" office:value="0.995668022815605" calcext:value-type="float">
            <text:p>0.995668022815605</text:p>
          </table:table-cell>
          <table:table-cell table:number-columns-repeated="4"/>
        </table:table-row>
      </table:table>
      <table:table table:name="x=1" table:style-name="ta1">
        <table:shapes>
          <draw:frame draw:z-index="0" draw:style-name="gr1" draw:text-style-name="P1" svg:width="453.51pt" svg:height="255.09pt" svg:x="668.55pt" svg:y="211.38pt">
            <draw:object draw:notify-on-update-of-ranges="'x=1'.J13:'x=1'.J1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 office:value-type="float" office:value="20.0325983599625" calcext:value-type="float">
            <text:p>20.0325983599625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91773584" calcext:value-type="float">
            <text:p>-0.091773584</text:p>
          </table:table-cell>
          <table:table-cell table:style-name="ce1" office:value-type="float" office:value="0.25169285" calcext:value-type="float">
            <text:p>0.25169285</text:p>
          </table:table-cell>
          <table:table-cell table:style-name="ce1" office:value-type="float" office:value="-341.453244195086" calcext:value-type="float">
            <text:p>-341.453244195086</text:p>
          </table:table-cell>
          <table:table-cell table:style-name="ce1" office:value-type="float" office:value="-273.62304112985" calcext:value-type="float">
            <text:p>-273.62304112985</text:p>
          </table:table-cell>
          <table:table-cell table:style-name="ce1" office:value-type="float" office:value="252.752034544104" calcext:value-type="float">
            <text:p>252.752034544104</text:p>
          </table:table-cell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-341.453244195086" calcext:value-type="float">
            <text:p>-341.453244195086</text:p>
          </table:table-cell>
          <table:table-cell table:style-name="ce2" table:formula="of:=[.M2]" office:value-type="float" office:value="-273.62304112985" calcext:value-type="float">
            <text:p>-273.62304112985</text:p>
          </table:table-cell>
          <table:table-cell table:style-name="ce2" table:formula="of:=[.N2]" office:value-type="float" office:value="252.752034544104" calcext:value-type="float">
            <text:p>252.752034544104</text:p>
          </table:table-cell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-0.568" calcext:value-type="float">
            <text:p>-0.568</text:p>
          </table:table-cell>
          <table:table-cell table:style-name="ce2" table:formula="of:=[.E3]-[.J4]" office:value-type="float" office:value="-0.440226416" calcext:value-type="float">
            <text:p>-0.440226416</text:p>
          </table:table-cell>
          <table:table-cell table:style-name="ce2" table:formula="of:=[.F3]-[.K4]" office:value-type="float" office:value="0.40730715" calcext:value-type="float">
            <text:p>0.40730715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1" calcext:value-type="float">
            <text:p>1</text:p>
          </table:table-cell>
          <table:table-cell table:formula="of:=[.J2]" office:value-type="float" office:value="-0.091773584" calcext:value-type="float">
            <text:p>-0.091773584</text:p>
          </table:table-cell>
          <table:table-cell table:style-name="ce2" table:formula="of:=[.K2]" office:value-type="float" office:value="0.25169285" calcext:value-type="float">
            <text:p>0.2516928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-0.687627944191345" calcext:value-type="float">
            <text:p>-0.687627944191345</text:p>
          </table:table-cell>
          <table:table-cell table:style-name="ce2" table:formula="of:=[.E4]/SQRT(POWER([.D4];2)+POWER([.E4];2)+POWER([.F4];2))" office:value-type="float" office:value="-0.532943636290148" calcext:value-type="float">
            <text:p>-0.532943636290148</text:p>
          </table:table-cell>
          <table:table-cell table:style-name="ce2" table:formula="of:=[.F4]/SQRT(POWER([.D4];2)+POWER([.E4];2)+POWER([.F4];2))" office:value-type="float" office:value="0.493091158818549" calcext:value-type="float">
            <text:p>0.493091158818549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-0.687627944191345" calcext:value-type="float">
            <text:p>-0.687627944191345</text:p>
          </table:table-cell>
          <table:table-cell table:formula="of:=[.E5]" office:value-type="float" office:value="-0.532943636290148" calcext:value-type="float">
            <text:p>-0.532943636290148</text:p>
          </table:table-cell>
          <table:table-cell table:formula="of:=[.F5]" office:value-type="float" office:value="0.493091158818549" calcext:value-type="float">
            <text:p>0.493091158818549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office:value-type="string" calcext:value-type="string">
            <text:p>c:</text:p>
          </table:table-cell>
          <table:table-cell office:value-type="float" office:value="-0.688292547963104" calcext:value-type="float">
            <text:p>-0.688292547963104</text:p>
          </table:table-cell>
          <table:table-cell office:value-type="float" office:value="-0.532255762109664" calcext:value-type="float">
            <text:p>-0.532255762109664</text:p>
          </table:table-cell>
          <table:table-cell office:value-type="float" office:value="0.492906859477041" calcext:value-type="float">
            <text:p>0.492906859477041</text:p>
          </table:table-cell>
          <table:table-cell/>
          <table:table-cell table:formula="of:=[.$J$6]/[.E13]+[.$K$6]/[.F13]+[.$L$6]/[.G13]" office:value-type="float" office:value="3.00070069496486" calcext:value-type="float">
            <text:p>3.00070069496486</text:p>
          </table:table-cell>
          <table:table-cell table:formula="of:=([.$J$6]*[.E13]+[.$K$6]*[.F13]+[.$L$6]*[.G13])/(SQRT(POWER([.$J$6];2)+POWER([.$K$6];2)+POWER([.$L$6];2))*SQRT(POWER([.$E13];2)+POWER([.$F13];2)+POWER([.$G13];2)) )" office:value-type="float" office:value="0.999999525582346" calcext:value-type="float">
            <text:p>0.999999525582346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7031721413344" calcext:value-type="float">
            <text:p>-0.687031721413344</text:p>
          </table:table-cell>
          <table:table-cell office:value-type="float" office:value="-0.534811601662718" calcext:value-type="float">
            <text:p>-0.534811601662718</text:p>
          </table:table-cell>
          <table:table-cell office:value-type="float" office:value="0.491898327399857" calcext:value-type="float">
            <text:p>0.491898327399857</text:p>
          </table:table-cell>
          <table:table-cell/>
          <table:table-cell table:formula="of:=[.$J$6]/[.E14]+[.$K$6]/[.F14]+[.$L$6]/[.G14]" office:value-type="float" office:value="2.99980002543717" calcext:value-type="float">
            <text:p>2.99980002543717</text:p>
          </table:table-cell>
          <table:table-cell table:formula="of:=([.$J$6]*[.E14]+[.$K$6]*[.F14]+[.$L$6]*[.G14])/(SQRT(POWER([.$J$6];2)+POWER([.$K$6];2)+POWER([.$L$6];2))*SQRT(POWER([.$E14];2)+POWER([.$F14];2)+POWER([.$G14];2)) )" office:value-type="float" office:value="0.999997366188486" calcext:value-type="float">
            <text:p>0.999997366188486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8160593399109" calcext:value-type="float">
            <text:p>-0.688160593399109</text:p>
          </table:table-cell>
          <table:table-cell office:value-type="float" office:value="-0.532045327777508" calcext:value-type="float">
            <text:p>-0.532045327777508</text:p>
          </table:table-cell>
          <table:table-cell office:value-type="float" office:value="0.49331811935374" calcext:value-type="float">
            <text:p>0.49331811935374</text:p>
          </table:table-cell>
          <table:table-cell/>
          <table:table-cell table:formula="of:=[.$J$6]/[.E15]+[.$K$6]/[.F15]+[.$L$6]/[.G15]" office:value-type="float" office:value="3.00045431789424" calcext:value-type="float">
            <text:p>3.00045431789424</text:p>
          </table:table-cell>
          <table:table-cell table:formula="of:=([.$J$6]*[.E15]+[.$K$6]*[.F15]+[.$L$6]*[.G15])/(SQRT(POWER([.$J$6];2)+POWER([.$K$6];2)+POWER([.$L$6];2))*SQRT(POWER([.$E15];2)+POWER([.$F15];2)+POWER([.$G15];2)) )" office:value-type="float" office:value="0.999999428907777" calcext:value-type="float">
            <text:p>0.999999428907777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7972869999238" calcext:value-type="float">
            <text:p>-0.687972869999238</text:p>
          </table:table-cell>
          <table:table-cell office:value-type="float" office:value="-0.532364816131157" calcext:value-type="float">
            <text:p>-0.532364816131157</text:p>
          </table:table-cell>
          <table:table-cell office:value-type="float" office:value="0.49323527113402" calcext:value-type="float">
            <text:p>0.49323527113402</text:p>
          </table:table-cell>
          <table:table-cell/>
          <table:table-cell table:formula="of:=[.$J$6]/[.E16]+[.$K$6]/[.F16]+[.$L$6]/[.G16]" office:value-type="float" office:value="3.0002937191761" calcext:value-type="float">
            <text:p>3.0002937191761</text:p>
          </table:table-cell>
          <table:table-cell table:formula="of:=([.$J$6]*[.E16]+[.$K$6]*[.F16]+[.$L$6]*[.G16])/(SQRT(POWER([.$J$6];2)+POWER([.$K$6];2)+POWER([.$L$6];2))*SQRT(POWER([.$E16];2)+POWER([.$F16];2)+POWER([.$G16];2)) )" office:value-type="float" office:value="0.999999762612526" calcext:value-type="float">
            <text:p>0.9999997626125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8014038044089" calcext:value-type="float">
            <text:p>-0.688014038044089</text:p>
          </table:table-cell>
          <table:table-cell office:value-type="float" office:value="-0.532384261217665" calcext:value-type="float">
            <text:p>-0.532384261217665</text:p>
          </table:table-cell>
          <table:table-cell office:value-type="float" office:value="0.493156853203915" calcext:value-type="float">
            <text:p>0.493156853203915</text:p>
          </table:table-cell>
          <table:table-cell/>
          <table:table-cell table:formula="of:=[.$J$6]/[.E17]+[.$K$6]/[.F17]+[.$L$6]/[.G17]" office:value-type="float" office:value="3.00035631456486" calcext:value-type="float">
            <text:p>3.00035631456486</text:p>
          </table:table-cell>
          <table:table-cell table:formula="of:=([.$J$6]*[.E17]+[.$K$6]*[.F17]+[.$L$6]*[.G17])/(SQRT(POWER([.$J$6];2)+POWER([.$K$6];2)+POWER([.$L$6];2))*SQRT(POWER([.$E17];2)+POWER([.$F17];2)+POWER([.$G17];2)) )" office:value-type="float" office:value="0.999999766857657" calcext:value-type="float">
            <text:p>0.9999997668576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6874698207284" calcext:value-type="float">
            <text:p>-0.686874698207284</text:p>
          </table:table-cell>
          <table:table-cell office:value-type="float" office:value="-0.533235474008407" calcext:value-type="float">
            <text:p>-0.533235474008407</text:p>
          </table:table-cell>
          <table:table-cell office:value-type="float" office:value="0.493824946941405" calcext:value-type="float">
            <text:p>0.493824946941405</text:p>
          </table:table-cell>
          <table:table-cell/>
          <table:table-cell table:formula="of:=[.$J$6]/[.E18]+[.$K$6]/[.F18]+[.$L$6]/[.G18]" office:value-type="float" office:value="2.99906340418573" calcext:value-type="float">
            <text:p>2.99906340418573</text:p>
          </table:table-cell>
          <table:table-cell table:formula="of:=([.$J$6]*[.E18]+[.$K$6]*[.F18]+[.$L$6]*[.G18])/(SQRT(POWER([.$J$6];2)+POWER([.$K$6];2)+POWER([.$L$6];2))*SQRT(POWER([.$E18];2)+POWER([.$F18];2)+POWER([.$G18];2)) )" office:value-type="float" office:value="0.999999404503112" calcext:value-type="float">
            <text:p>0.9999994045031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8257681406035" calcext:value-type="float">
            <text:p>-0.688257681406035</text:p>
          </table:table-cell>
          <table:table-cell office:value-type="float" office:value="-0.532415613826927" calcext:value-type="float">
            <text:p>-0.532415613826927</text:p>
          </table:table-cell>
          <table:table-cell office:value-type="float" office:value="0.492782891483548" calcext:value-type="float">
            <text:p>0.492782891483548</text:p>
          </table:table-cell>
          <table:table-cell/>
          <table:table-cell table:formula="of:=[.$J$6]/[.E19]+[.$K$6]/[.F19]+[.$L$6]/[.G19]" office:value-type="float" office:value="3.00070233981589" calcext:value-type="float">
            <text:p>3.00070233981589</text:p>
          </table:table-cell>
          <table:table-cell table:formula="of:=([.$J$6]*[.E19]+[.$K$6]*[.F19]+[.$L$6]*[.G19])/(SQRT(POWER([.$J$6];2)+POWER([.$K$6];2)+POWER([.$L$6];2))*SQRT(POWER([.$E19];2)+POWER([.$F19];2)+POWER([.$G19];2)) )" office:value-type="float" office:value="0.999999614797284" calcext:value-type="float">
            <text:p>0.9999996147972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617786690873" calcext:value-type="float">
            <text:p>-0.685617786690873</text:p>
          </table:table-cell>
          <table:table-cell office:value-type="float" office:value="-0.534425574736741" calcext:value-type="float">
            <text:p>-0.534425574736741</text:p>
          </table:table-cell>
          <table:table-cell office:value-type="float" office:value="0.494284893194616" calcext:value-type="float">
            <text:p>0.494284893194616</text:p>
          </table:table-cell>
          <table:table-cell/>
          <table:table-cell table:formula="of:=[.$J$6]/[.E20]+[.$K$6]/[.F20]+[.$L$6]/[.G20]" office:value-type="float" office:value="2.99774386302255" calcext:value-type="float">
            <text:p>2.99774386302255</text:p>
          </table:table-cell>
          <table:table-cell table:formula="of:=([.$J$6]*[.E20]+[.$K$6]*[.F20]+[.$L$6]*[.G20])/(SQRT(POWER([.$J$6];2)+POWER([.$K$6];2)+POWER([.$L$6];2))*SQRT(POWER([.$E20];2)+POWER([.$F20];2)+POWER([.$G20];2)) )" office:value-type="float" office:value="0.999996169061752" calcext:value-type="float">
            <text:p>0.9999961690617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040610006439" calcext:value-type="float">
            <text:p>-0.685040610006439</text:p>
          </table:table-cell>
          <table:table-cell office:value-type="float" office:value="-0.535882253244071" calcext:value-type="float">
            <text:p>-0.535882253244071</text:p>
          </table:table-cell>
          <table:table-cell office:value-type="float" office:value="0.493507419701126" calcext:value-type="float">
            <text:p>0.493507419701126</text:p>
          </table:table-cell>
          <table:table-cell/>
          <table:table-cell table:formula="of:=[.$J$6]/[.E21]+[.$K$6]/[.F21]+[.$L$6]/[.G21]" office:value-type="float" office:value="2.99744973290998" calcext:value-type="float">
            <text:p>2.99744973290998</text:p>
          </table:table-cell>
          <table:table-cell table:formula="of:=([.$J$6]*[.E21]+[.$K$6]*[.F21]+[.$L$6]*[.G21])/(SQRT(POWER([.$J$6];2)+POWER([.$K$6];2)+POWER([.$L$6];2))*SQRT(POWER([.$E21];2)+POWER([.$F21];2)+POWER([.$G21];2)) )" office:value-type="float" office:value="0.999992248479546" calcext:value-type="float">
            <text:p>0.9999922484795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281874682342" calcext:value-type="float">
            <text:p>-0.684281874682342</text:p>
          </table:table-cell>
          <table:table-cell office:value-type="float" office:value="-0.535834353251574" calcext:value-type="float">
            <text:p>-0.535834353251574</text:p>
          </table:table-cell>
          <table:table-cell office:value-type="float" office:value="0.494610818580313" calcext:value-type="float">
            <text:p>0.494610818580313</text:p>
          </table:table-cell>
          <table:table-cell/>
          <table:table-cell table:formula="of:=[.$J$6]/[.E22]+[.$K$6]/[.F22]+[.$L$6]/[.G22]" office:value-type="float" office:value="2.99642266814484" calcext:value-type="float">
            <text:p>2.99642266814484</text:p>
          </table:table-cell>
          <table:table-cell table:formula="of:=([.$J$6]*[.E22]+[.$K$6]*[.F22]+[.$L$6]*[.G22])/(SQRT(POWER([.$J$6];2)+POWER([.$K$6];2)+POWER([.$L$6];2))*SQRT(POWER([.$E22];2)+POWER([.$F22];2)+POWER([.$G22];2)) )" office:value-type="float" office:value="0.999989069104249" calcext:value-type="float">
            <text:p>0.9999890691042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647216922851" calcext:value-type="float">
            <text:p>-0.684647216922851</text:p>
          </table:table-cell>
          <table:table-cell office:value-type="float" office:value="-0.535738308678147" calcext:value-type="float">
            <text:p>-0.535738308678147</text:p>
          </table:table-cell>
          <table:table-cell office:value-type="float" office:value="0.494209118667871" calcext:value-type="float">
            <text:p>0.494209118667871</text:p>
          </table:table-cell>
          <table:table-cell/>
          <table:table-cell table:formula="of:=[.$J$6]/[.E23]+[.$K$6]/[.F23]+[.$L$6]/[.G23]" office:value-type="float" office:value="2.99687506196717" calcext:value-type="float">
            <text:p>2.99687506196717</text:p>
          </table:table-cell>
          <table:table-cell table:formula="of:=([.$J$6]*[.E23]+[.$K$6]*[.F23]+[.$L$6]*[.G23])/(SQRT(POWER([.$J$6];2)+POWER([.$K$6];2)+POWER([.$L$6];2))*SQRT(POWER([.$E23];2)+POWER([.$F23];2)+POWER([.$G23];2)) )" office:value-type="float" office:value="0.999991027618485" calcext:value-type="float">
            <text:p>0.9999910276184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3111747834086" calcext:value-type="float">
            <text:p>-0.683111747834086</text:p>
          </table:table-cell>
          <table:table-cell office:value-type="float" office:value="-0.537195901908874" calcext:value-type="float">
            <text:p>-0.537195901908874</text:p>
          </table:table-cell>
          <table:table-cell office:value-type="float" office:value="0.494751354665525" calcext:value-type="float">
            <text:p>0.494751354665525</text:p>
          </table:table-cell>
          <table:table-cell/>
          <table:table-cell table:formula="of:=[.$J$6]/[.E24]+[.$K$6]/[.F24]+[.$L$6]/[.G24]" office:value-type="float" office:value="2.99533992484145" calcext:value-type="float">
            <text:p>2.99533992484145</text:p>
          </table:table-cell>
          <table:table-cell table:formula="of:=([.$J$6]*[.E24]+[.$K$6]*[.F24]+[.$L$6]*[.G24])/(SQRT(POWER([.$J$6];2)+POWER([.$K$6];2)+POWER([.$L$6];2))*SQRT(POWER([.$E24];2)+POWER([.$F24];2)+POWER([.$G24];2)) )" office:value-type="float" office:value="0.99997938297866" calcext:value-type="float">
            <text:p>0.999979382978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1263357594411" calcext:value-type="float">
            <text:p>-0.681263357594411</text:p>
          </table:table-cell>
          <table:table-cell office:value-type="float" office:value="-0.539393831578667" calcext:value-type="float">
            <text:p>-0.539393831578667</text:p>
          </table:table-cell>
          <table:table-cell office:value-type="float" office:value="0.494908609799904" calcext:value-type="float">
            <text:p>0.494908609799904</text:p>
          </table:table-cell>
          <table:table-cell/>
          <table:table-cell table:formula="of:=[.$J$6]/[.E25]+[.$K$6]/[.F25]+[.$L$6]/[.G25]" office:value-type="float" office:value="2.99371180349787" calcext:value-type="float">
            <text:p>2.99371180349787</text:p>
          </table:table-cell>
          <table:table-cell table:formula="of:=([.$J$6]*[.E25]+[.$K$6]*[.F25]+[.$L$6]*[.G25])/(SQRT(POWER([.$J$6];2)+POWER([.$K$6];2)+POWER([.$L$6];2))*SQRT(POWER([.$E25];2)+POWER([.$F25];2)+POWER([.$G25];2)) )" office:value-type="float" office:value="0.99995729194506" calcext:value-type="float">
            <text:p>0.999957291945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1407365674405" calcext:value-type="float">
            <text:p>-0.681407365674405</text:p>
          </table:table-cell>
          <table:table-cell office:value-type="float" office:value="-0.539661656722978" calcext:value-type="float">
            <text:p>-0.539661656722978</text:p>
          </table:table-cell>
          <table:table-cell office:value-type="float" office:value="0.494418141119112" calcext:value-type="float">
            <text:p>0.494418141119112</text:p>
          </table:table-cell>
          <table:table-cell/>
          <table:table-cell table:formula="of:=[.$J$6]/[.E26]+[.$K$6]/[.F26]+[.$L$6]/[.G26]" office:value-type="float" office:value="2.99399651007937" calcext:value-type="float">
            <text:p>2.99399651007937</text:p>
          </table:table-cell>
          <table:table-cell table:formula="of:=([.$J$6]*[.E26]+[.$K$6]*[.F26]+[.$L$6]*[.G26])/(SQRT(POWER([.$J$6];2)+POWER([.$K$6];2)+POWER([.$L$6];2))*SQRT(POWER([.$E26];2)+POWER([.$F26];2)+POWER([.$G26];2)) )" office:value-type="float" office:value="0.999957205861177" calcext:value-type="float">
            <text:p>0.9999572058611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0002025922714" calcext:value-type="float">
            <text:p>-0.680002025922714</text:p>
          </table:table-cell>
          <table:table-cell office:value-type="float" office:value="-0.541548452942168" calcext:value-type="float">
            <text:p>-0.541548452942168</text:p>
          </table:table-cell>
          <table:table-cell office:value-type="float" office:value="0.494289912760667" calcext:value-type="float">
            <text:p>0.494289912760667</text:p>
          </table:table-cell>
          <table:table-cell/>
          <table:table-cell table:formula="of:=[.$J$6]/[.E27]+[.$K$6]/[.F27]+[.$L$6]/[.G27]" office:value-type="float" office:value="2.99290006509284" calcext:value-type="float">
            <text:p>2.99290006509284</text:p>
          </table:table-cell>
          <table:table-cell table:formula="of:=([.$J$6]*[.E27]+[.$K$6]*[.F27]+[.$L$6]*[.G27])/(SQRT(POWER([.$J$6];2)+POWER([.$K$6];2)+POWER([.$L$6];2))*SQRT(POWER([.$E27];2)+POWER([.$F27];2)+POWER([.$G27];2)) )" office:value-type="float" office:value="0.999933182744966" calcext:value-type="float">
            <text:p>0.9999331827449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8886721066298" calcext:value-type="float">
            <text:p>-0.678886721066298</text:p>
          </table:table-cell>
          <table:table-cell office:value-type="float" office:value="-0.542298451028565" calcext:value-type="float">
            <text:p>-0.542298451028565</text:p>
          </table:table-cell>
          <table:table-cell office:value-type="float" office:value="0.495000212092753" calcext:value-type="float">
            <text:p>0.495000212092753</text:p>
          </table:table-cell>
          <table:table-cell/>
          <table:table-cell table:formula="of:=[.$J$6]/[.E28]+[.$K$6]/[.F28]+[.$L$6]/[.G28]" office:value-type="float" office:value="2.99176884128076" calcext:value-type="float">
            <text:p>2.99176884128076</text:p>
          </table:table-cell>
          <table:table-cell table:formula="of:=([.$J$6]*[.E28]+[.$K$6]*[.F28]+[.$L$6]*[.G28])/(SQRT(POWER([.$J$6];2)+POWER([.$K$6];2)+POWER([.$L$6];2))*SQRT(POWER([.$E28];2)+POWER([.$F28];2)+POWER([.$G28];2)) )" office:value-type="float" office:value="0.999916216987542" calcext:value-type="float">
            <text:p>0.9999162169875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7413342002206" calcext:value-type="float">
            <text:p>-0.677413342002206</text:p>
          </table:table-cell>
          <table:table-cell office:value-type="float" office:value="-0.544279672757168" calcext:value-type="float">
            <text:p>-0.544279672757168</text:p>
          </table:table-cell>
          <table:table-cell office:value-type="float" office:value="0.494844219831608" calcext:value-type="float">
            <text:p>0.494844219831608</text:p>
          </table:table-cell>
          <table:table-cell/>
          <table:table-cell table:formula="of:=[.$J$6]/[.E29]+[.$K$6]/[.F29]+[.$L$6]/[.G29]" office:value-type="float" office:value="2.99070858523937" calcext:value-type="float">
            <text:p>2.99070858523937</text:p>
          </table:table-cell>
          <table:table-cell table:formula="of:=([.$J$6]*[.E29]+[.$K$6]*[.F29]+[.$L$6]*[.G29])/(SQRT(POWER([.$J$6];2)+POWER([.$K$6];2)+POWER([.$L$6];2))*SQRT(POWER([.$E29];2)+POWER([.$F29];2)+POWER([.$G29];2)) )" office:value-type="float" office:value="0.99988204147821" calcext:value-type="float">
            <text:p>0.999882041478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7194745130834" calcext:value-type="float">
            <text:p>-0.677194745130834</text:p>
          </table:table-cell>
          <table:table-cell office:value-type="float" office:value="-0.544593839059933" calcext:value-type="float">
            <text:p>-0.544593839059933</text:p>
          </table:table-cell>
          <table:table-cell office:value-type="float" office:value="0.494797764369595" calcext:value-type="float">
            <text:p>0.494797764369595</text:p>
          </table:table-cell>
          <table:table-cell/>
          <table:table-cell table:formula="of:=[.$J$6]/[.E30]+[.$K$6]/[.F30]+[.$L$6]/[.G30]" office:value-type="float" office:value="2.99056493867344" calcext:value-type="float">
            <text:p>2.99056493867344</text:p>
          </table:table-cell>
          <table:table-cell table:formula="of:=([.$J$6]*[.E30]+[.$K$6]*[.F30]+[.$L$6]*[.G30])/(SQRT(POWER([.$J$6];2)+POWER([.$K$6];2)+POWER([.$L$6];2))*SQRT(POWER([.$E30];2)+POWER([.$F30];2)+POWER([.$G30];2)) )" office:value-type="float" office:value="0.99987625431514" calcext:value-type="float">
            <text:p>0.999876254315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6048077781833" calcext:value-type="float">
            <text:p>-0.676048077781833</text:p>
          </table:table-cell>
          <table:table-cell office:value-type="float" office:value="-0.54567787217575" calcext:value-type="float">
            <text:p>-0.54567787217575</text:p>
          </table:table-cell>
          <table:table-cell office:value-type="float" office:value="0.495171340391621" calcext:value-type="float">
            <text:p>0.495171340391621</text:p>
          </table:table-cell>
          <table:table-cell/>
          <table:table-cell table:formula="of:=[.$J$6]/[.E31]+[.$K$6]/[.F31]+[.$L$6]/[.G31]" office:value-type="float" office:value="2.98959128439725" calcext:value-type="float">
            <text:p>2.98959128439725</text:p>
          </table:table-cell>
          <table:table-cell table:formula="of:=([.$J$6]*[.E31]+[.$K$6]*[.F31]+[.$L$6]*[.G31])/(SQRT(POWER([.$J$6];2)+POWER([.$K$6];2)+POWER([.$L$6];2))*SQRT(POWER([.$E31];2)+POWER([.$F31];2)+POWER([.$G31];2)) )" office:value-type="float" office:value="0.999849709387485" calcext:value-type="float">
            <text:p>0.9998497093874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5735162162076" calcext:value-type="float">
            <text:p>-0.675735162162076</text:p>
          </table:table-cell>
          <table:table-cell office:value-type="float" office:value="-0.546437787473093" calcext:value-type="float">
            <text:p>-0.546437787473093</text:p>
          </table:table-cell>
          <table:table-cell office:value-type="float" office:value="0.494760280377582" calcext:value-type="float">
            <text:p>0.494760280377582</text:p>
          </table:table-cell>
          <table:table-cell/>
          <table:table-cell table:formula="of:=[.$J$6]/[.E32]+[.$K$6]/[.F32]+[.$L$6]/[.G32]" office:value-type="float" office:value="2.98953140926745" calcext:value-type="float">
            <text:p>2.98953140926745</text:p>
          </table:table-cell>
          <table:table-cell table:formula="of:=([.$J$6]*[.E32]+[.$K$6]*[.F32]+[.$L$6]*[.G32])/(SQRT(POWER([.$J$6];2)+POWER([.$K$6];2)+POWER([.$L$6];2))*SQRT(POWER([.$E32];2)+POWER([.$F32];2)+POWER([.$G32];2)) )" office:value-type="float" office:value="0.999836841826339" calcext:value-type="float">
            <text:p>0.9998368418263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42168300537" calcext:value-type="float">
            <text:p>-0.67442168300537</text:p>
          </table:table-cell>
          <table:table-cell office:value-type="float" office:value="-0.547505451163552" calcext:value-type="float">
            <text:p>-0.547505451163552</text:p>
          </table:table-cell>
          <table:table-cell office:value-type="float" office:value="0.495371753775284" calcext:value-type="float">
            <text:p>0.495371753775284</text:p>
          </table:table-cell>
          <table:table-cell/>
          <table:table-cell table:formula="of:=[.$J$6]/[.E33]+[.$K$6]/[.F33]+[.$L$6]/[.G33]" office:value-type="float" office:value="2.98838114590694" calcext:value-type="float">
            <text:p>2.98838114590694</text:p>
          </table:table-cell>
          <table:table-cell table:formula="of:=([.$J$6]*[.E33]+[.$K$6]*[.F33]+[.$L$6]*[.G33])/(SQRT(POWER([.$J$6];2)+POWER([.$K$6];2)+POWER([.$L$6];2))*SQRT(POWER([.$E33];2)+POWER([.$F33];2)+POWER([.$G33];2)) )" office:value-type="float" office:value="0.999804173549862" calcext:value-type="float">
            <text:p>0.9998041735498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426145217162" calcext:value-type="float">
            <text:p>-0.674426145217162</text:p>
          </table:table-cell>
          <table:table-cell office:value-type="float" office:value="-0.548023886195287" calcext:value-type="float">
            <text:p>-0.548023886195287</text:p>
          </table:table-cell>
          <table:table-cell office:value-type="float" office:value="0.494792072295964" calcext:value-type="float">
            <text:p>0.494792072295964</text:p>
          </table:table-cell>
          <table:table-cell/>
          <table:table-cell table:formula="of:=[.$J$6]/[.E34]+[.$K$6]/[.F34]+[.$L$6]/[.G34]" office:value-type="float" office:value="2.98861972475784" calcext:value-type="float">
            <text:p>2.98861972475784</text:p>
          </table:table-cell>
          <table:table-cell table:formula="of:=([.$J$6]*[.E34]+[.$K$6]*[.F34]+[.$L$6]*[.G34])/(SQRT(POWER([.$J$6];2)+POWER([.$K$6];2)+POWER([.$L$6];2))*SQRT(POWER([.$E34];2)+POWER([.$F34];2)+POWER([.$G34];2)) )" office:value-type="float" office:value="0.999797702729993" calcext:value-type="float">
            <text:p>0.9997977027299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3631633487393" calcext:value-type="float">
            <text:p>-0.673631633487393</text:p>
          </table:table-cell>
          <table:table-cell office:value-type="float" office:value="-0.5486177674901" calcext:value-type="float">
            <text:p>-0.5486177674901</text:p>
          </table:table-cell>
          <table:table-cell office:value-type="float" office:value="0.495216081684838" calcext:value-type="float">
            <text:p>0.495216081684838</text:p>
          </table:table-cell>
          <table:table-cell/>
          <table:table-cell table:formula="of:=[.$J$6]/[.E35]+[.$K$6]/[.F35]+[.$L$6]/[.G35]" office:value-type="float" office:value="2.98791627327029" calcext:value-type="float">
            <text:p>2.98791627327029</text:p>
          </table:table-cell>
          <table:table-cell table:formula="of:=([.$J$6]*[.E35]+[.$K$6]*[.F35]+[.$L$6]*[.G35])/(SQRT(POWER([.$J$6];2)+POWER([.$K$6];2)+POWER([.$L$6];2))*SQRT(POWER([.$E35];2)+POWER([.$F35];2)+POWER([.$G35];2)) )" office:value-type="float" office:value="0.999776954800309" calcext:value-type="float">
            <text:p>0.9997769548003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3477352399348" calcext:value-type="float">
            <text:p>-0.673477352399348</text:p>
          </table:table-cell>
          <table:table-cell office:value-type="float" office:value="-0.54885998292493" calcext:value-type="float">
            <text:p>-0.54885998292493</text:p>
          </table:table-cell>
          <table:table-cell office:value-type="float" office:value="0.495157525388447" calcext:value-type="float">
            <text:p>0.495157525388447</text:p>
          </table:table-cell>
          <table:table-cell/>
          <table:table-cell table:formula="of:=[.$J$6]/[.E36]+[.$K$6]/[.F36]+[.$L$6]/[.G36]" office:value-type="float" office:value="2.98783916659705" calcext:value-type="float">
            <text:p>2.98783916659705</text:p>
          </table:table-cell>
          <table:table-cell table:formula="of:=([.$J$6]*[.E36]+[.$K$6]*[.F36]+[.$L$6]*[.G36])/(SQRT(POWER([.$J$6];2)+POWER([.$K$6];2)+POWER([.$L$6];2))*SQRT(POWER([.$E36];2)+POWER([.$F36];2)+POWER([.$G36];2)) )" office:value-type="float" office:value="0.999771080395468" calcext:value-type="float">
            <text:p>0.9997710803954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2627553370328" calcext:value-type="float">
            <text:p>-0.672627553370328</text:p>
          </table:table-cell>
          <table:table-cell office:value-type="float" office:value="-0.549763466643773" calcext:value-type="float">
            <text:p>-0.549763466643773</text:p>
          </table:table-cell>
          <table:table-cell office:value-type="float" office:value="0.495310312017495" calcext:value-type="float">
            <text:p>0.495310312017495</text:p>
          </table:table-cell>
          <table:table-cell/>
          <table:table-cell table:formula="of:=[.$J$6]/[.E37]+[.$K$6]/[.F37]+[.$L$6]/[.G37]" office:value-type="float" office:value="2.98722618759973" calcext:value-type="float">
            <text:p>2.98722618759973</text:p>
          </table:table-cell>
          <table:table-cell table:formula="of:=([.$J$6]*[.E37]+[.$K$6]*[.F37]+[.$L$6]*[.G37])/(SQRT(POWER([.$J$6];2)+POWER([.$K$6];2)+POWER([.$L$6];2))*SQRT(POWER([.$E37];2)+POWER([.$F37];2)+POWER([.$G37];2)) )" office:value-type="float" office:value="0.999743578470586" calcext:value-type="float">
            <text:p>0.9997435784705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1944927481381" calcext:value-type="float">
            <text:p>-0.671944927481381</text:p>
          </table:table-cell>
          <table:table-cell office:value-type="float" office:value="-0.550649097842024" calcext:value-type="float">
            <text:p>-0.550649097842024</text:p>
          </table:table-cell>
          <table:table-cell office:value-type="float" office:value="0.495253051962132" calcext:value-type="float">
            <text:p>0.495253051962132</text:p>
          </table:table-cell>
          <table:table-cell/>
          <table:table-cell table:formula="of:=[.$J$6]/[.E38]+[.$K$6]/[.F38]+[.$L$6]/[.G38]" office:value-type="float" office:value="2.98682070485838" calcext:value-type="float">
            <text:p>2.98682070485838</text:p>
          </table:table-cell>
          <table:table-cell table:formula="of:=([.$J$6]*[.E38]+[.$K$6]*[.F38]+[.$L$6]*[.G38])/(SQRT(POWER([.$J$6];2)+POWER([.$K$6];2)+POWER([.$L$6];2))*SQRT(POWER([.$E38];2)+POWER([.$F38];2)+POWER([.$G38];2)) )" office:value-type="float" office:value="0.999717942918073" calcext:value-type="float">
            <text:p>0.9997179429180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1980837642356" calcext:value-type="float">
            <text:p>-0.671980837642356</text:p>
          </table:table-cell>
          <table:table-cell office:value-type="float" office:value="-0.55057133518073" calcext:value-type="float">
            <text:p>-0.55057133518073</text:p>
          </table:table-cell>
          <table:table-cell office:value-type="float" office:value="0.495290781984468" calcext:value-type="float">
            <text:p>0.495290781984468</text:p>
          </table:table-cell>
          <table:table-cell/>
          <table:table-cell table:formula="of:=[.$J$6]/[.E39]+[.$K$6]/[.F39]+[.$L$6]/[.G39]" office:value-type="float" office:value="2.98682687188853" calcext:value-type="float">
            <text:p>2.98682687188853</text:p>
          </table:table-cell>
          <table:table-cell table:formula="of:=([.$J$6]*[.E39]+[.$K$6]*[.F39]+[.$L$6]*[.G39])/(SQRT(POWER([.$J$6];2)+POWER([.$K$6];2)+POWER([.$L$6];2))*SQRT(POWER([.$E39];2)+POWER([.$F39];2)+POWER([.$G39];2)) )" office:value-type="float" office:value="0.999719796973198" calcext:value-type="float">
            <text:p>0.9997197969731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1581719514077" calcext:value-type="float">
            <text:p>-0.671581719514077</text:p>
          </table:table-cell>
          <table:table-cell office:value-type="float" office:value="-0.551238248013832" calcext:value-type="float">
            <text:p>-0.551238248013832</text:p>
          </table:table-cell>
          <table:table-cell office:value-type="float" office:value="0.495090282616369" calcext:value-type="float">
            <text:p>0.495090282616369</text:p>
          </table:table-cell>
          <table:table-cell/>
          <table:table-cell table:formula="of:=[.$J$6]/[.E40]+[.$K$6]/[.F40]+[.$L$6]/[.G40]" office:value-type="float" office:value="2.98666707337313" calcext:value-type="float">
            <text:p>2.98666707337313</text:p>
          </table:table-cell>
          <table:table-cell table:formula="of:=([.$J$6]*[.E40]+[.$K$6]*[.F40]+[.$L$6]*[.G40])/(SQRT(POWER([.$J$6];2)+POWER([.$K$6];2)+POWER([.$L$6];2))*SQRT(POWER([.$E40];2)+POWER([.$F40];2)+POWER([.$G40];2)) )" office:value-type="float" office:value="0.999701914679764" calcext:value-type="float">
            <text:p>0.9997019146797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1226830145202" calcext:value-type="float">
            <text:p>-0.671226830145202</text:p>
          </table:table-cell>
          <table:table-cell office:value-type="float" office:value="-0.551213567531169" calcext:value-type="float">
            <text:p>-0.551213567531169</text:p>
          </table:table-cell>
          <table:table-cell office:value-type="float" office:value="0.495598774678453" calcext:value-type="float">
            <text:p>0.495598774678453</text:p>
          </table:table-cell>
          <table:table-cell/>
          <table:table-cell table:formula="of:=[.$J$6]/[.E41]+[.$K$6]/[.F41]+[.$L$6]/[.G41]" office:value-type="float" office:value="2.98622983979683" calcext:value-type="float">
            <text:p>2.98622983979683</text:p>
          </table:table-cell>
          <table:table-cell table:formula="of:=([.$J$6]*[.E41]+[.$K$6]*[.F41]+[.$L$6]*[.G41])/(SQRT(POWER([.$J$6];2)+POWER([.$K$6];2)+POWER([.$L$6];2))*SQRT(POWER([.$E41];2)+POWER([.$F41];2)+POWER([.$G41];2)) )" office:value-type="float" office:value="0.999695462466597" calcext:value-type="float">
            <text:p>0.9996954624665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0453383892485" calcext:value-type="float">
            <text:p>-0.670453383892485</text:p>
          </table:table-cell>
          <table:table-cell office:value-type="float" office:value="-0.552263674298111" calcext:value-type="float">
            <text:p>-0.552263674298111</text:p>
          </table:table-cell>
          <table:table-cell office:value-type="float" office:value="0.495476633230938" calcext:value-type="float">
            <text:p>0.495476633230938</text:p>
          </table:table-cell>
          <table:table-cell/>
          <table:table-cell table:formula="of:=[.$J$6]/[.E42]+[.$K$6]/[.F42]+[.$L$6]/[.G42]" office:value-type="float" office:value="2.98581847501933" calcext:value-type="float">
            <text:p>2.98581847501933</text:p>
          </table:table-cell>
          <table:table-cell table:formula="of:=([.$J$6]*[.E42]+[.$K$6]*[.F42]+[.$L$6]*[.G42])/(SQRT(POWER([.$J$6];2)+POWER([.$K$6];2)+POWER([.$L$6];2))*SQRT(POWER([.$E42];2)+POWER([.$F42];2)+POWER([.$G42];2)) )" office:value-type="float" office:value="0.99966304006087" calcext:value-type="float">
            <text:p>0.999663040060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0895989810298" calcext:value-type="float">
            <text:p>-0.670895989810298</text:p>
          </table:table-cell>
          <table:table-cell office:value-type="float" office:value="-0.551556180062507" calcext:value-type="float">
            <text:p>-0.551556180062507</text:p>
          </table:table-cell>
          <table:table-cell office:value-type="float" office:value="0.495665563753743" calcext:value-type="float">
            <text:p>0.495665563753743</text:p>
          </table:table-cell>
          <table:table-cell/>
          <table:table-cell table:formula="of:=[.$J$6]/[.E43]+[.$K$6]/[.F43]+[.$L$6]/[.G43]" office:value-type="float" office:value="2.98600037132682" calcext:value-type="float">
            <text:p>2.98600037132682</text:p>
          </table:table-cell>
          <table:table-cell table:formula="of:=([.$J$6]*[.E43]+[.$K$6]*[.F43]+[.$L$6]*[.G43])/(SQRT(POWER([.$J$6];2)+POWER([.$K$6];2)+POWER([.$L$6];2))*SQRT(POWER([.$E43];2)+POWER([.$F43];2)+POWER([.$G43];2)) )" office:value-type="float" office:value="0.999683493678071" calcext:value-type="float">
            <text:p>0.9996834936780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0319799202107" calcext:value-type="float">
            <text:p>-0.670319799202107</text:p>
          </table:table-cell>
          <table:table-cell office:value-type="float" office:value="-0.552166245535106" calcext:value-type="float">
            <text:p>-0.552166245535106</text:p>
          </table:table-cell>
          <table:table-cell office:value-type="float" office:value="0.495765876285684" calcext:value-type="float">
            <text:p>0.495765876285684</text:p>
          </table:table-cell>
          <table:table-cell/>
          <table:table-cell table:formula="of:=[.$J$6]/[.E44]+[.$K$6]/[.F44]+[.$L$6]/[.G44]" office:value-type="float" office:value="2.98561252267385" calcext:value-type="float">
            <text:p>2.98561252267385</text:p>
          </table:table-cell>
          <table:table-cell table:formula="of:=([.$J$6]*[.E44]+[.$K$6]*[.F44]+[.$L$6]*[.G44])/(SQRT(POWER([.$J$6];2)+POWER([.$K$6];2)+POWER([.$L$6];2))*SQRT(POWER([.$E44];2)+POWER([.$F44];2)+POWER([.$G44];2)) )" office:value-type="float" office:value="0.999661882648659" calcext:value-type="float">
            <text:p>0.9996618826486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9918832565489" calcext:value-type="float">
            <text:p>-0.669918832565489</text:p>
          </table:table-cell>
          <table:table-cell office:value-type="float" office:value="-0.552595750508801" calcext:value-type="float">
            <text:p>-0.552595750508801</text:p>
          </table:table-cell>
          <table:table-cell office:value-type="float" office:value="0.495829299551475" calcext:value-type="float">
            <text:p>0.495829299551475</text:p>
          </table:table-cell>
          <table:table-cell/>
          <table:table-cell table:formula="of:=[.$J$6]/[.E45]+[.$K$6]/[.F45]+[.$L$6]/[.G45]" office:value-type="float" office:value="2.98534909253069" calcext:value-type="float">
            <text:p>2.98534909253069</text:p>
          </table:table-cell>
          <table:table-cell table:formula="of:=([.$J$6]*[.E45]+[.$K$6]*[.F45]+[.$L$6]*[.G45])/(SQRT(POWER([.$J$6];2)+POWER([.$K$6];2)+POWER([.$L$6];2))*SQRT(POWER([.$E45];2)+POWER([.$F45];2)+POWER([.$G45];2)) )" office:value-type="float" office:value="0.999646342178743" calcext:value-type="float">
            <text:p>0.9996463421787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9379019080351" calcext:value-type="float">
            <text:p>-0.669379019080351</text:p>
          </table:table-cell>
          <table:table-cell office:value-type="float" office:value="-0.552893581261513" calcext:value-type="float">
            <text:p>-0.552893581261513</text:p>
          </table:table-cell>
          <table:table-cell office:value-type="float" office:value="0.496226174858649" calcext:value-type="float">
            <text:p>0.496226174858649</text:p>
          </table:table-cell>
          <table:table-cell/>
          <table:table-cell table:formula="of:=[.$J$6]/[.E46]+[.$K$6]/[.F46]+[.$L$6]/[.G46]" office:value-type="float" office:value="2.9848619599452" calcext:value-type="float">
            <text:p>2.9848619599452</text:p>
          </table:table-cell>
          <table:table-cell table:formula="of:=([.$J$6]*[.E46]+[.$K$6]*[.F46]+[.$L$6]*[.G46])/(SQRT(POWER([.$J$6];2)+POWER([.$K$6];2)+POWER([.$L$6];2))*SQRT(POWER([.$E46];2)+POWER([.$F46];2)+POWER([.$G46];2)) )" office:value-type="float" office:value="0.999629574051181" calcext:value-type="float">
            <text:p>0.9996295740511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9508574882409" calcext:value-type="float">
            <text:p>-0.669508574882409</text:p>
          </table:table-cell>
          <table:table-cell office:value-type="float" office:value="-0.553011591902324" calcext:value-type="float">
            <text:p>-0.553011591902324</text:p>
          </table:table-cell>
          <table:table-cell office:value-type="float" office:value="0.495919799343184" calcext:value-type="float">
            <text:p>0.495919799343184</text:p>
          </table:table-cell>
          <table:table-cell/>
          <table:table-cell table:formula="of:=[.$J$6]/[.E47]+[.$K$6]/[.F47]+[.$L$6]/[.G47]" office:value-type="float" office:value="2.98507136865529" calcext:value-type="float">
            <text:p>2.98507136865529</text:p>
          </table:table-cell>
          <table:table-cell table:formula="of:=([.$J$6]*[.E47]+[.$K$6]*[.F47]+[.$L$6]*[.G47])/(SQRT(POWER([.$J$6];2)+POWER([.$K$6];2)+POWER([.$L$6];2))*SQRT(POWER([.$E47];2)+POWER([.$F47];2)+POWER([.$G47];2)) )" office:value-type="float" office:value="0.999630482203088" calcext:value-type="float">
            <text:p>0.9996304822030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932728204583" calcext:value-type="float">
            <text:p>-0.66932728204583</text:p>
          </table:table-cell>
          <table:table-cell office:value-type="float" office:value="-0.552804673287684" calcext:value-type="float">
            <text:p>-0.552804673287684</text:p>
          </table:table-cell>
          <table:table-cell office:value-type="float" office:value="0.49639498657867" calcext:value-type="float">
            <text:p>0.49639498657867</text:p>
          </table:table-cell>
          <table:table-cell/>
          <table:table-cell table:formula="of:=[.$J$6]/[.E48]+[.$K$6]/[.F48]+[.$L$6]/[.G48]" office:value-type="float" office:value="2.9847584649249" calcext:value-type="float">
            <text:p>2.9847584649249</text:p>
          </table:table-cell>
          <table:table-cell table:formula="of:=([.$J$6]*[.E48]+[.$K$6]*[.F48]+[.$L$6]*[.G48])/(SQRT(POWER([.$J$6];2)+POWER([.$K$6];2)+POWER([.$L$6];2))*SQRT(POWER([.$E48];2)+POWER([.$F48];2)+POWER([.$G48];2)) )" office:value-type="float" office:value="0.999629854848275" calcext:value-type="float">
            <text:p>0.9996298548482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9507759919337" calcext:value-type="float">
            <text:p>-0.669507759919337</text:p>
          </table:table-cell>
          <table:table-cell office:value-type="float" office:value="-0.552459639763322" calcext:value-type="float">
            <text:p>-0.552459639763322</text:p>
          </table:table-cell>
          <table:table-cell office:value-type="float" office:value="0.49653570449704" calcext:value-type="float">
            <text:p>0.49653570449704</text:p>
          </table:table-cell>
          <table:table-cell/>
          <table:table-cell table:formula="of:=[.$J$6]/[.E49]+[.$K$6]/[.F49]+[.$L$6]/[.G49]" office:value-type="float" office:value="2.98480211556958" calcext:value-type="float">
            <text:p>2.98480211556958</text:p>
          </table:table-cell>
          <table:table-cell table:formula="of:=([.$J$6]*[.E49]+[.$K$6]*[.F49]+[.$L$6]*[.G49])/(SQRT(POWER([.$J$6];2)+POWER([.$K$6];2)+POWER([.$L$6];2))*SQRT(POWER([.$E49];2)+POWER([.$F49];2)+POWER([.$G49];2)) )" office:value-type="float" office:value="0.999639459817726" calcext:value-type="float">
            <text:p>0.9996394598177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8904308739976" calcext:value-type="float">
            <text:p>-0.668904308739976</text:p>
          </table:table-cell>
          <table:table-cell office:value-type="float" office:value="-0.553061667793861" calcext:value-type="float">
            <text:p>-0.553061667793861</text:p>
          </table:table-cell>
          <table:table-cell office:value-type="float" office:value="0.496678786909778" calcext:value-type="float">
            <text:p>0.496678786909778</text:p>
          </table:table-cell>
          <table:table-cell/>
          <table:table-cell table:formula="of:=[.$J$6]/[.E50]+[.$K$6]/[.F50]+[.$L$6]/[.G50]" office:value-type="float" office:value="2.98439251738031" calcext:value-type="float">
            <text:p>2.98439251738031</text:p>
          </table:table-cell>
          <table:table-cell table:formula="of:=([.$J$6]*[.E50]+[.$K$6]*[.F50]+[.$L$6]*[.G50])/(SQRT(POWER([.$J$6];2)+POWER([.$K$6];2)+POWER([.$L$6];2))*SQRT(POWER([.$E50];2)+POWER([.$F50];2)+POWER([.$G50];2)) )" office:value-type="float" office:value="0.99961590960429" calcext:value-type="float">
            <text:p>0.999615909604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8771553722456" calcext:value-type="float">
            <text:p>-0.668771553722456</text:p>
          </table:table-cell>
          <table:table-cell office:value-type="float" office:value="-0.553183963851779" calcext:value-type="float">
            <text:p>-0.553183963851779</text:p>
          </table:table-cell>
          <table:table-cell office:value-type="float" office:value="0.496721361599122" calcext:value-type="float">
            <text:p>0.496721361599122</text:p>
          </table:table-cell>
          <table:table-cell/>
          <table:table-cell table:formula="of:=[.$J$6]/[.E51]+[.$K$6]/[.F51]+[.$L$6]/[.G51]" office:value-type="float" office:value="2.98429845251222" calcext:value-type="float">
            <text:p>2.98429845251222</text:p>
          </table:table-cell>
          <table:table-cell table:formula="of:=([.$J$6]*[.E51]+[.$K$6]*[.F51]+[.$L$6]*[.G51])/(SQRT(POWER([.$J$6];2)+POWER([.$K$6];2)+POWER([.$L$6];2))*SQRT(POWER([.$E51];2)+POWER([.$F51];2)+POWER([.$G51];2)) )" office:value-type="float" office:value="0.999610793653227" calcext:value-type="float">
            <text:p>0.9996107936532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8659398165714" calcext:value-type="float">
            <text:p>-0.668659398165714</text:p>
          </table:table-cell>
          <table:table-cell office:value-type="float" office:value="-0.553150041718039" calcext:value-type="float">
            <text:p>-0.553150041718039</text:p>
          </table:table-cell>
          <table:table-cell office:value-type="float" office:value="0.496910093067143" calcext:value-type="float">
            <text:p>0.496910093067143</text:p>
          </table:table-cell>
          <table:table-cell/>
          <table:table-cell table:formula="of:=[.$J$6]/[.E52]+[.$K$6]/[.F52]+[.$L$6]/[.G52]" office:value-type="float" office:value="2.98415296101677" calcext:value-type="float">
            <text:p>2.98415296101677</text:p>
          </table:table-cell>
          <table:table-cell table:formula="of:=([.$J$6]*[.E52]+[.$K$6]*[.F52]+[.$L$6]*[.G52])/(SQRT(POWER([.$J$6];2)+POWER([.$K$6];2)+POWER([.$L$6];2))*SQRT(POWER([.$E52];2)+POWER([.$F52];2)+POWER([.$G52];2)) )" office:value-type="float" office:value="0.999608655591281" calcext:value-type="float">
            <text:p>0.9996086555912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823632377559" calcext:value-type="float">
            <text:p>-0.66823632377559</text:p>
          </table:table-cell>
          <table:table-cell office:value-type="float" office:value="-0.553350476378797" calcext:value-type="float">
            <text:p>-0.553350476378797</text:p>
          </table:table-cell>
          <table:table-cell office:value-type="float" office:value="0.497255935990958" calcext:value-type="float">
            <text:p>0.497255935990958</text:p>
          </table:table-cell>
          <table:table-cell/>
          <table:table-cell table:formula="of:=[.$J$6]/[.E53]+[.$K$6]/[.F53]+[.$L$6]/[.G53]" office:value-type="float" office:value="2.98376489635152" calcext:value-type="float">
            <text:p>2.98376489635152</text:p>
          </table:table-cell>
          <table:table-cell table:formula="of:=([.$J$6]*[.E53]+[.$K$6]*[.F53]+[.$L$6]*[.G53])/(SQRT(POWER([.$J$6];2)+POWER([.$K$6];2)+POWER([.$L$6];2))*SQRT(POWER([.$E53];2)+POWER([.$F53];2)+POWER([.$G53];2)) )" office:value-type="float" office:value="0.999595090283176" calcext:value-type="float">
            <text:p>0.99959509028317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8058866677913" calcext:value-type="float">
            <text:p>-0.668058866677913</text:p>
          </table:table-cell>
          <table:table-cell office:value-type="float" office:value="-0.55332458999217" calcext:value-type="float">
            <text:p>-0.55332458999217</text:p>
          </table:table-cell>
          <table:table-cell office:value-type="float" office:value="0.49752311379776" calcext:value-type="float">
            <text:p>0.49752311379776</text:p>
          </table:table-cell>
          <table:table-cell/>
          <table:table-cell table:formula="of:=[.$J$6]/[.E54]+[.$K$6]/[.F54]+[.$L$6]/[.G54]" office:value-type="float" office:value="2.98355077562872" calcext:value-type="float">
            <text:p>2.98355077562872</text:p>
          </table:table-cell>
          <table:table-cell table:formula="of:=([.$J$6]*[.E54]+[.$K$6]*[.F54]+[.$L$6]*[.G54])/(SQRT(POWER([.$J$6];2)+POWER([.$K$6];2)+POWER([.$L$6];2))*SQRT(POWER([.$E54];2)+POWER([.$F54];2)+POWER([.$G54];2)) )" office:value-type="float" office:value="0.999591012853266" calcext:value-type="float">
            <text:p>0.9995910128532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8067871687486" calcext:value-type="float">
            <text:p>-0.668067871687486</text:p>
          </table:table-cell>
          <table:table-cell office:value-type="float" office:value="-0.553390836486609" calcext:value-type="float">
            <text:p>-0.553390836486609</text:p>
          </table:table-cell>
          <table:table-cell office:value-type="float" office:value="0.497437333652797" calcext:value-type="float">
            <text:p>0.497437333652797</text:p>
          </table:table-cell>
          <table:table-cell/>
          <table:table-cell table:formula="of:=[.$J$6]/[.E55]+[.$K$6]/[.F55]+[.$L$6]/[.G55]" office:value-type="float" office:value="2.98359250881057" calcext:value-type="float">
            <text:p>2.98359250881057</text:p>
          </table:table-cell>
          <table:table-cell table:formula="of:=([.$J$6]*[.E55]+[.$K$6]*[.F55]+[.$L$6]*[.G55])/(SQRT(POWER([.$J$6];2)+POWER([.$K$6];2)+POWER([.$L$6];2))*SQRT(POWER([.$E55];2)+POWER([.$F55];2)+POWER([.$G55];2)) )" office:value-type="float" office:value="0.99959021316604" calcext:value-type="float">
            <text:p>0.999590213166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8121507502172" calcext:value-type="float">
            <text:p>-0.668121507502172</text:p>
          </table:table-cell>
          <table:table-cell office:value-type="float" office:value="-0.552934349075605" calcext:value-type="float">
            <text:p>-0.552934349075605</text:p>
          </table:table-cell>
          <table:table-cell office:value-type="float" office:value="0.497872731554322" calcext:value-type="float">
            <text:p>0.497872731554322</text:p>
          </table:table-cell>
          <table:table-cell/>
          <table:table-cell table:formula="of:=[.$J$6]/[.E56]+[.$K$6]/[.F56]+[.$L$6]/[.G56]" office:value-type="float" office:value="2.98343807264495" calcext:value-type="float">
            <text:p>2.98343807264495</text:p>
          </table:table-cell>
          <table:table-cell table:formula="of:=([.$J$6]*[.E56]+[.$K$6]*[.F56]+[.$L$6]*[.G56])/(SQRT(POWER([.$J$6];2)+POWER([.$K$6];2)+POWER([.$L$6];2))*SQRT(POWER([.$E56];2)+POWER([.$F56];2)+POWER([.$G56];2)) )" office:value-type="float" office:value="0.999598503446097" calcext:value-type="float">
            <text:p>0.9995985034460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7727404411634" calcext:value-type="float">
            <text:p>-0.667727404411634</text:p>
          </table:table-cell>
          <table:table-cell office:value-type="float" office:value="-0.553113124122394" calcext:value-type="float">
            <text:p>-0.553113124122394</text:p>
          </table:table-cell>
          <table:table-cell office:value-type="float" office:value="0.498202755232513" calcext:value-type="float">
            <text:p>0.498202755232513</text:p>
          </table:table-cell>
          <table:table-cell/>
          <table:table-cell table:formula="of:=[.$J$6]/[.E57]+[.$K$6]/[.F57]+[.$L$6]/[.G57]" office:value-type="float" office:value="2.98307792304741" calcext:value-type="float">
            <text:p>2.98307792304741</text:p>
          </table:table-cell>
          <table:table-cell table:formula="of:=([.$J$6]*[.E57]+[.$K$6]*[.F57]+[.$L$6]*[.G57])/(SQRT(POWER([.$J$6];2)+POWER([.$K$6];2)+POWER([.$L$6];2))*SQRT(POWER([.$E57];2)+POWER([.$F57];2)+POWER([.$G57];2)) )" office:value-type="float" office:value="0.999585515929581" calcext:value-type="float">
            <text:p>0.9995855159295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7572110665544" calcext:value-type="float">
            <text:p>-0.667572110665544</text:p>
          </table:table-cell>
          <table:table-cell office:value-type="float" office:value="-0.553112707964157" calcext:value-type="float">
            <text:p>-0.553112707964157</text:p>
          </table:table-cell>
          <table:table-cell office:value-type="float" office:value="0.498411285335824" calcext:value-type="float">
            <text:p>0.498411285335824</text:p>
          </table:table-cell>
          <table:table-cell/>
          <table:table-cell table:formula="of:=[.$J$6]/[.E58]+[.$K$6]/[.F58]+[.$L$6]/[.G58]" office:value-type="float" office:value="2.982904108782" calcext:value-type="float">
            <text:p>2.982904108782</text:p>
          </table:table-cell>
          <table:table-cell table:formula="of:=([.$J$6]*[.E58]+[.$K$6]*[.F58]+[.$L$6]*[.G58])/(SQRT(POWER([.$J$6];2)+POWER([.$K$6];2)+POWER([.$L$6];2))*SQRT(POWER([.$E58];2)+POWER([.$F58];2)+POWER([.$G58];2)) )" office:value-type="float" office:value="0.999581334171617" calcext:value-type="float">
            <text:p>0.9995813341716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7256766904057" calcext:value-type="float">
            <text:p>-0.667256766904057</text:p>
          </table:table-cell>
          <table:table-cell office:value-type="float" office:value="-0.553148422073099" calcext:value-type="float">
            <text:p>-0.553148422073099</text:p>
          </table:table-cell>
          <table:table-cell office:value-type="float" office:value="0.498793775200519" calcext:value-type="float">
            <text:p>0.498793775200519</text:p>
          </table:table-cell>
          <table:table-cell/>
          <table:table-cell table:formula="of:=[.$J$6]/[.E59]+[.$K$6]/[.F59]+[.$L$6]/[.G59]" office:value-type="float" office:value="2.98257004912346" calcext:value-type="float">
            <text:p>2.98257004912346</text:p>
          </table:table-cell>
          <table:table-cell table:formula="of:=([.$J$6]*[.E59]+[.$K$6]*[.F59]+[.$L$6]*[.G59])/(SQRT(POWER([.$J$6];2)+POWER([.$K$6];2)+POWER([.$L$6];2))*SQRT(POWER([.$E59];2)+POWER([.$F59];2)+POWER([.$G59];2)) )" office:value-type="float" office:value="0.999572130966897" calcext:value-type="float">
            <text:p>0.9995721309668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7385385441341" calcext:value-type="float">
            <text:p>-0.667385385441341</text:p>
          </table:table-cell>
          <table:table-cell office:value-type="float" office:value="-0.553057371962518" calcext:value-type="float">
            <text:p>-0.553057371962518</text:p>
          </table:table-cell>
          <table:table-cell office:value-type="float" office:value="0.49872265901724" calcext:value-type="float">
            <text:p>0.49872265901724</text:p>
          </table:table-cell>
          <table:table-cell/>
          <table:table-cell table:formula="of:=[.$J$6]/[.E60]+[.$K$6]/[.F60]+[.$L$6]/[.G60]" office:value-type="float" office:value="2.98267102882594" calcext:value-type="float">
            <text:p>2.98267102882594</text:p>
          </table:table-cell>
          <table:table-cell table:formula="of:=([.$J$6]*[.E60]+[.$K$6]*[.F60]+[.$L$6]*[.G60])/(SQRT(POWER([.$J$6];2)+POWER([.$K$6];2)+POWER([.$L$6];2))*SQRT(POWER([.$E60];2)+POWER([.$F60];2)+POWER([.$G60];2)) )" office:value-type="float" office:value="0.999576981329034" calcext:value-type="float">
            <text:p>0.9995769813290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7283157988144" calcext:value-type="float">
            <text:p>-0.667283157988144</text:p>
          </table:table-cell>
          <table:table-cell office:value-type="float" office:value="-0.552651147457954" calcext:value-type="float">
            <text:p>-0.552651147457954</text:p>
          </table:table-cell>
          <table:table-cell office:value-type="float" office:value="0.49930941937718" calcext:value-type="float">
            <text:p>0.49930941937718</text:p>
          </table:table-cell>
          <table:table-cell/>
          <table:table-cell table:formula="of:=[.$J$6]/[.E61]+[.$K$6]/[.F61]+[.$L$6]/[.G61]" office:value-type="float" office:value="2.9823753153207" calcext:value-type="float">
            <text:p>2.9823753153207</text:p>
          </table:table-cell>
          <table:table-cell table:formula="of:=([.$J$6]*[.E61]+[.$K$6]*[.F61]+[.$L$6]*[.G61])/(SQRT(POWER([.$J$6];2)+POWER([.$K$6];2)+POWER([.$L$6];2))*SQRT(POWER([.$E61];2)+POWER([.$F61];2)+POWER([.$G61];2)) )" office:value-type="float" office:value="0.999579518456771" calcext:value-type="float">
            <text:p>0.9995795184567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7286039016607" calcext:value-type="float">
            <text:p>-0.667286039016607</text:p>
          </table:table-cell>
          <table:table-cell office:value-type="float" office:value="-0.552319066268195" calcext:value-type="float">
            <text:p>-0.552319066268195</text:p>
          </table:table-cell>
          <table:table-cell office:value-type="float" office:value="0.499672884165388" calcext:value-type="float">
            <text:p>0.499672884165388</text:p>
          </table:table-cell>
          <table:table-cell/>
          <table:table-cell table:formula="of:=[.$J$6]/[.E62]+[.$K$6]/[.F62]+[.$L$6]/[.G62]" office:value-type="float" office:value="2.98223232791269" calcext:value-type="float">
            <text:p>2.98223232791269</text:p>
          </table:table-cell>
          <table:table-cell table:formula="of:=([.$J$6]*[.E62]+[.$K$6]*[.F62]+[.$L$6]*[.G62])/(SQRT(POWER([.$J$6];2)+POWER([.$K$6];2)+POWER([.$L$6];2))*SQRT(POWER([.$E62];2)+POWER([.$F62];2)+POWER([.$G62];2)) )" office:value-type="float" office:value="0.999583740249243" calcext:value-type="float">
            <text:p>0.9995837402492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7161557447946" calcext:value-type="float">
            <text:p>-0.667161557447946</text:p>
          </table:table-cell>
          <table:table-cell office:value-type="float" office:value="-0.552403003781995" calcext:value-type="float">
            <text:p>-0.552403003781995</text:p>
          </table:table-cell>
          <table:table-cell office:value-type="float" office:value="0.499746313319328" calcext:value-type="float">
            <text:p>0.499746313319328</text:p>
          </table:table-cell>
          <table:table-cell/>
          <table:table-cell table:formula="of:=[.$J$6]/[.E63]+[.$K$6]/[.F63]+[.$L$6]/[.G63]" office:value-type="float" office:value="2.982132982873" calcext:value-type="float">
            <text:p>2.982132982873</text:p>
          </table:table-cell>
          <table:table-cell table:formula="of:=([.$J$6]*[.E63]+[.$K$6]*[.F63]+[.$L$6]*[.G63])/(SQRT(POWER([.$J$6];2)+POWER([.$K$6];2)+POWER([.$L$6];2))*SQRT(POWER([.$E63];2)+POWER([.$F63];2)+POWER([.$G63];2)) )" office:value-type="float" office:value="0.999579084474529" calcext:value-type="float">
            <text:p>0.9995790844745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7436239427246" calcext:value-type="float">
            <text:p>-0.667436239427246</text:p>
          </table:table-cell>
          <table:table-cell office:value-type="float" office:value="-0.55181281387721" calcext:value-type="float">
            <text:p>-0.55181281387721</text:p>
          </table:table-cell>
          <table:table-cell office:value-type="float" office:value="0.500031483748906" calcext:value-type="float">
            <text:p>0.500031483748906</text:p>
          </table:table-cell>
          <table:table-cell/>
          <table:table-cell table:formula="of:=[.$J$6]/[.E64]+[.$K$6]/[.F64]+[.$L$6]/[.G64]" office:value-type="float" office:value="2.98217797045684" calcext:value-type="float">
            <text:p>2.98217797045684</text:p>
          </table:table-cell>
          <table:table-cell table:formula="of:=([.$J$6]*[.E64]+[.$K$6]*[.F64]+[.$L$6]*[.G64])/(SQRT(POWER([.$J$6];2)+POWER([.$K$6];2)+POWER([.$L$6];2))*SQRT(POWER([.$E64];2)+POWER([.$F64];2)+POWER([.$G64];2)) )" office:value-type="float" office:value="0.999594040542884" calcext:value-type="float">
            <text:p>0.9995940405428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7510281859673" calcext:value-type="float">
            <text:p>-0.667510281859673</text:p>
          </table:table-cell>
          <table:table-cell office:value-type="float" office:value="-0.551636131587439" calcext:value-type="float">
            <text:p>-0.551636131587439</text:p>
          </table:table-cell>
          <table:table-cell office:value-type="float" office:value="0.500127585660765" calcext:value-type="float">
            <text:p>0.500127585660765</text:p>
          </table:table-cell>
          <table:table-cell/>
          <table:table-cell table:formula="of:=[.$J$6]/[.E65]+[.$K$6]/[.F65]+[.$L$6]/[.G65]" office:value-type="float" office:value="2.98218353926185" calcext:value-type="float">
            <text:p>2.98218353926185</text:p>
          </table:table-cell>
          <table:table-cell table:formula="of:=([.$J$6]*[.E65]+[.$K$6]*[.F65]+[.$L$6]*[.G65])/(SQRT(POWER([.$J$6];2)+POWER([.$K$6];2)+POWER([.$L$6];2))*SQRT(POWER([.$E65];2)+POWER([.$F65];2)+POWER([.$G65];2)) )" office:value-type="float" office:value="0.999598179489582" calcext:value-type="float">
            <text:p>0.9995981794895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7407027889533" calcext:value-type="float">
            <text:p>-0.667407027889533</text:p>
          </table:table-cell>
          <table:table-cell office:value-type="float" office:value="-0.55143722007171" calcext:value-type="float">
            <text:p>-0.55143722007171</text:p>
          </table:table-cell>
          <table:table-cell office:value-type="float" office:value="0.500484616590005" calcext:value-type="float">
            <text:p>0.500484616590005</text:p>
          </table:table-cell>
          <table:table-cell/>
          <table:table-cell table:formula="of:=[.$J$6]/[.E66]+[.$K$6]/[.F66]+[.$L$6]/[.G66]" office:value-type="float" office:value="2.98198806893638" calcext:value-type="float">
            <text:p>2.98198806893638</text:p>
          </table:table-cell>
          <table:table-cell table:formula="of:=([.$J$6]*[.E66]+[.$K$6]*[.F66]+[.$L$6]*[.G66])/(SQRT(POWER([.$J$6];2)+POWER([.$K$6];2)+POWER([.$L$6];2))*SQRT(POWER([.$E66];2)+POWER([.$F66];2)+POWER([.$G66];2)) )" office:value-type="float" office:value="0.999597219342506" calcext:value-type="float">
            <text:p>0.9995972193425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7542757128046" calcext:value-type="float">
            <text:p>-0.667542757128046</text:p>
          </table:table-cell>
          <table:table-cell office:value-type="float" office:value="-0.551021066146017" calcext:value-type="float">
            <text:p>-0.551021066146017</text:p>
          </table:table-cell>
          <table:table-cell office:value-type="float" office:value="0.500761871620826" calcext:value-type="float">
            <text:p>0.500761871620826</text:p>
          </table:table-cell>
          <table:table-cell/>
          <table:table-cell table:formula="of:=[.$J$6]/[.E67]+[.$K$6]/[.F67]+[.$L$6]/[.G67]" office:value-type="float" office:value="2.98196300744707" calcext:value-type="float">
            <text:p>2.98196300744707</text:p>
          </table:table-cell>
          <table:table-cell table:formula="of:=([.$J$6]*[.E67]+[.$K$6]*[.F67]+[.$L$6]*[.G67])/(SQRT(POWER([.$J$6];2)+POWER([.$K$6];2)+POWER([.$L$6];2))*SQRT(POWER([.$E67];2)+POWER([.$F67];2)+POWER([.$G67];2)) )" office:value-type="float" office:value="0.999605475977772" calcext:value-type="float">
            <text:p>0.9996054759777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8302158619964" calcext:value-type="float">
            <text:p>-0.668302158619964</text:p>
          </table:table-cell>
          <table:table-cell office:value-type="float" office:value="-0.550200905709122" calcext:value-type="float">
            <text:p>-0.550200905709122</text:p>
          </table:table-cell>
          <table:table-cell office:value-type="float" office:value="0.500650764646133" calcext:value-type="float">
            <text:p>0.500650764646133</text:p>
          </table:table-cell>
          <table:table-cell/>
          <table:table-cell table:formula="of:=[.$J$6]/[.E68]+[.$K$6]/[.F68]+[.$L$6]/[.G68]" office:value-type="float" office:value="2.98245278089332" calcext:value-type="float">
            <text:p>2.98245278089332</text:p>
          </table:table-cell>
          <table:table-cell table:formula="of:=([.$J$6]*[.E68]+[.$K$6]*[.F68]+[.$L$6]*[.G68])/(SQRT(POWER([.$J$6];2)+POWER([.$K$6];2)+POWER([.$L$6];2))*SQRT(POWER([.$E68];2)+POWER([.$F68];2)+POWER([.$G68];2)) )" office:value-type="float" office:value="0.999635776511991" calcext:value-type="float">
            <text:p>0.9996357765119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8550851619282" calcext:value-type="float">
            <text:p>-0.668550851619282</text:p>
          </table:table-cell>
          <table:table-cell office:value-type="float" office:value="-0.549361090607769" calcext:value-type="float">
            <text:p>-0.549361090607769</text:p>
          </table:table-cell>
          <table:table-cell office:value-type="float" office:value="0.501240611807718" calcext:value-type="float">
            <text:p>0.501240611807718</text:p>
          </table:table-cell>
          <table:table-cell/>
          <table:table-cell table:formula="of:=[.$J$6]/[.E69]+[.$K$6]/[.F69]+[.$L$6]/[.G69]" office:value-type="float" office:value="2.98239179368632" calcext:value-type="float">
            <text:p>2.98239179368632</text:p>
          </table:table-cell>
          <table:table-cell table:formula="of:=([.$J$6]*[.E69]+[.$K$6]*[.F69]+[.$L$6]*[.G69])/(SQRT(POWER([.$J$6];2)+POWER([.$K$6];2)+POWER([.$L$6];2))*SQRT(POWER([.$E69];2)+POWER([.$F69];2)+POWER([.$G69];2)) )" office:value-type="float" office:value="0.999650059074352" calcext:value-type="float">
            <text:p>0.9996500590743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8590352250501" calcext:value-type="float">
            <text:p>-0.668590352250501</text:p>
          </table:table-cell>
          <table:table-cell office:value-type="float" office:value="-0.549268832599246" calcext:value-type="float">
            <text:p>-0.549268832599246</text:p>
          </table:table-cell>
          <table:table-cell office:value-type="float" office:value="0.50128902881732" calcext:value-type="float">
            <text:p>0.50128902881732</text:p>
          </table:table-cell>
          <table:table-cell/>
          <table:table-cell table:formula="of:=[.$J$6]/[.E70]+[.$K$6]/[.F70]+[.$L$6]/[.G70]" office:value-type="float" office:value="2.98239895822319" calcext:value-type="float">
            <text:p>2.98239895822319</text:p>
          </table:table-cell>
          <table:table-cell table:formula="of:=([.$J$6]*[.E70]+[.$K$6]*[.F70]+[.$L$6]*[.G70])/(SQRT(POWER([.$J$6];2)+POWER([.$K$6];2)+POWER([.$L$6];2))*SQRT(POWER([.$E70];2)+POWER([.$F70];2)+POWER([.$G70];2)) )" office:value-type="float" office:value="0.999651926493023" calcext:value-type="float">
            <text:p>0.9996519264930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8891117714139" calcext:value-type="float">
            <text:p>-0.668891117714139</text:p>
          </table:table-cell>
          <table:table-cell office:value-type="float" office:value="-0.548601710567904" calcext:value-type="float">
            <text:p>-0.548601710567904</text:p>
          </table:table-cell>
          <table:table-cell office:value-type="float" office:value="0.501618217178265" calcext:value-type="float">
            <text:p>0.501618217178265</text:p>
          </table:table-cell>
          <table:table-cell/>
          <table:table-cell table:formula="of:=[.$J$6]/[.E71]+[.$K$6]/[.F71]+[.$L$6]/[.G71]" office:value-type="float" office:value="2.98247088422248" calcext:value-type="float">
            <text:p>2.98247088422248</text:p>
          </table:table-cell>
          <table:table-cell table:formula="of:=([.$J$6]*[.E71]+[.$K$6]*[.F71]+[.$L$6]*[.G71])/(SQRT(POWER([.$J$6];2)+POWER([.$K$6];2)+POWER([.$L$6];2))*SQRT(POWER([.$E71];2)+POWER([.$F71];2)+POWER([.$G71];2)) )" office:value-type="float" office:value="0.999665522659603" calcext:value-type="float">
            <text:p>0.9996655226596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9154090500648" calcext:value-type="float">
            <text:p>-0.669154090500648</text:p>
          </table:table-cell>
          <table:table-cell office:value-type="float" office:value="-0.548127088736026" calcext:value-type="float">
            <text:p>-0.548127088736026</text:p>
          </table:table-cell>
          <table:table-cell office:value-type="float" office:value="0.501786306867794" calcext:value-type="float">
            <text:p>0.501786306867794</text:p>
          </table:table-cell>
          <table:table-cell/>
          <table:table-cell table:formula="of:=[.$J$6]/[.E72]+[.$K$6]/[.F72]+[.$L$6]/[.G72]" office:value-type="float" office:value="2.98257877787107" calcext:value-type="float">
            <text:p>2.98257877787107</text:p>
          </table:table-cell>
          <table:table-cell table:formula="of:=([.$J$6]*[.E72]+[.$K$6]*[.F72]+[.$L$6]*[.G72])/(SQRT(POWER([.$J$6];2)+POWER([.$K$6];2)+POWER([.$L$6];2))*SQRT(POWER([.$E72];2)+POWER([.$F72];2)+POWER([.$G72];2)) )" office:value-type="float" office:value="0.99967628695102" calcext:value-type="float">
            <text:p>0.999676286951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9477636576844" calcext:value-type="float">
            <text:p>-0.669477636576844</text:p>
          </table:table-cell>
          <table:table-cell office:value-type="float" office:value="-0.547744030380348" calcext:value-type="float">
            <text:p>-0.547744030380348</text:p>
          </table:table-cell>
          <table:table-cell office:value-type="float" office:value="0.501773027679025" calcext:value-type="float">
            <text:p>0.501773027679025</text:p>
          </table:table-cell>
          <table:table-cell/>
          <table:table-cell table:formula="of:=[.$J$6]/[.E73]+[.$K$6]/[.F73]+[.$L$6]/[.G73]" office:value-type="float" office:value="2.9827881262777" calcext:value-type="float">
            <text:p>2.9827881262777</text:p>
          </table:table-cell>
          <table:table-cell table:formula="of:=([.$J$6]*[.E73]+[.$K$6]*[.F73]+[.$L$6]*[.G73])/(SQRT(POWER([.$J$6];2)+POWER([.$K$6];2)+POWER([.$L$6];2))*SQRT(POWER([.$E73];2)+POWER([.$F73];2)+POWER([.$G73];2)) )" office:value-type="float" office:value="0.999688069910682" calcext:value-type="float">
            <text:p>0.9996880699106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9414762878031" calcext:value-type="float">
            <text:p>-0.669414762878031</text:p>
          </table:table-cell>
          <table:table-cell office:value-type="float" office:value="-0.547345583059363" calcext:value-type="float">
            <text:p>-0.547345583059363</text:p>
          </table:table-cell>
          <table:table-cell office:value-type="float" office:value="0.502291437261631" calcext:value-type="float">
            <text:p>0.502291437261631</text:p>
          </table:table-cell>
          <table:table-cell/>
          <table:table-cell table:formula="of:=[.$J$6]/[.E74]+[.$K$6]/[.F74]+[.$L$6]/[.G74]" office:value-type="float" office:value="2.9825786573571" calcext:value-type="float">
            <text:p>2.9825786573571</text:p>
          </table:table-cell>
          <table:table-cell table:formula="of:=([.$J$6]*[.E74]+[.$K$6]*[.F74]+[.$L$6]*[.G74])/(SQRT(POWER([.$J$6];2)+POWER([.$K$6];2)+POWER([.$L$6];2))*SQRT(POWER([.$E74];2)+POWER([.$F74];2)+POWER([.$G74];2)) )" office:value-type="float" office:value="0.999688109416137" calcext:value-type="float">
            <text:p>0.9996881094161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9957155502518" calcext:value-type="float">
            <text:p>-0.669957155502518</text:p>
          </table:table-cell>
          <table:table-cell office:value-type="float" office:value="-0.546589062224019" calcext:value-type="float">
            <text:p>-0.546589062224019</text:p>
          </table:table-cell>
          <table:table-cell office:value-type="float" office:value="0.502392084778454" calcext:value-type="float">
            <text:p>0.502392084778454</text:p>
          </table:table-cell>
          <table:table-cell/>
          <table:table-cell table:formula="of:=[.$J$6]/[.E75]+[.$K$6]/[.F75]+[.$L$6]/[.G75]" office:value-type="float" office:value="2.98289802792691" calcext:value-type="float">
            <text:p>2.98289802792691</text:p>
          </table:table-cell>
          <table:table-cell table:formula="of:=([.$J$6]*[.E75]+[.$K$6]*[.F75]+[.$L$6]*[.G75])/(SQRT(POWER([.$J$6];2)+POWER([.$K$6];2)+POWER([.$L$6];2))*SQRT(POWER([.$E75];2)+POWER([.$F75];2)+POWER([.$G75];2)) )" office:value-type="float" office:value="0.999707519177243" calcext:value-type="float">
            <text:p>0.9997075191772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0272925997966" calcext:value-type="float">
            <text:p>-0.670272925997966</text:p>
          </table:table-cell>
          <table:table-cell office:value-type="float" office:value="-0.546306977252919" calcext:value-type="float">
            <text:p>-0.546306977252919</text:p>
          </table:table-cell>
          <table:table-cell office:value-type="float" office:value="0.50227770334637" calcext:value-type="float">
            <text:p>0.50227770334637</text:p>
          </table:table-cell>
          <table:table-cell/>
          <table:table-cell table:formula="of:=[.$J$6]/[.E76]+[.$K$6]/[.F76]+[.$L$6]/[.G76]" office:value-type="float" office:value="2.98314146254301" calcext:value-type="float">
            <text:p>2.98314146254301</text:p>
          </table:table-cell>
          <table:table-cell table:formula="of:=([.$J$6]*[.E76]+[.$K$6]*[.F76]+[.$L$6]*[.G76])/(SQRT(POWER([.$J$6];2)+POWER([.$K$6];2)+POWER([.$L$6];2))*SQRT(POWER([.$E76];2)+POWER([.$F76];2)+POWER([.$G76];2)) )" office:value-type="float" office:value="0.999717915930729" calcext:value-type="float">
            <text:p>0.9997179159307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0701856028311" calcext:value-type="float">
            <text:p>-0.670701856028311</text:p>
          </table:table-cell>
          <table:table-cell office:value-type="float" office:value="-0.545519812014872" calcext:value-type="float">
            <text:p>-0.545519812014872</text:p>
          </table:table-cell>
          <table:table-cell office:value-type="float" office:value="0.502560598355499" calcext:value-type="float">
            <text:p>0.502560598355499</text:p>
          </table:table-cell>
          <table:table-cell/>
          <table:table-cell table:formula="of:=[.$J$6]/[.E77]+[.$K$6]/[.F77]+[.$L$6]/[.G77]" office:value-type="float" office:value="2.98334043467415" calcext:value-type="float">
            <text:p>2.98334043467415</text:p>
          </table:table-cell>
          <table:table-cell table:formula="of:=([.$J$6]*[.E77]+[.$K$6]*[.F77]+[.$L$6]*[.G77])/(SQRT(POWER([.$J$6];2)+POWER([.$K$6];2)+POWER([.$L$6];2))*SQRT(POWER([.$E77];2)+POWER([.$F77];2)+POWER([.$G77];2)) )" office:value-type="float" office:value="0.999732838529247" calcext:value-type="float">
            <text:p>0.9997328385292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100398369651" calcext:value-type="float">
            <text:p>-0.67100398369651</text:p>
          </table:table-cell>
          <table:table-cell office:value-type="float" office:value="-0.545161552447353" calcext:value-type="float">
            <text:p>-0.545161552447353</text:p>
          </table:table-cell>
          <table:table-cell office:value-type="float" office:value="0.50254605320966" calcext:value-type="float">
            <text:p>0.50254605320966</text:p>
          </table:table-cell>
          <table:table-cell/>
          <table:table-cell table:formula="of:=[.$J$6]/[.E78]+[.$K$6]/[.F78]+[.$L$6]/[.G78]" office:value-type="float" office:value="2.98354921941107" calcext:value-type="float">
            <text:p>2.98354921941107</text:p>
          </table:table-cell>
          <table:table-cell table:formula="of:=([.$J$6]*[.E78]+[.$K$6]*[.F78]+[.$L$6]*[.G78])/(SQRT(POWER([.$J$6];2)+POWER([.$K$6];2)+POWER([.$L$6];2))*SQRT(POWER([.$E78];2)+POWER([.$F78];2)+POWER([.$G78];2)) )" office:value-type="float" office:value="0.999742485717147" calcext:value-type="float">
            <text:p>0.9997424857171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1158733205005" calcext:value-type="float">
            <text:p>-0.671158733205005</text:p>
          </table:table-cell>
          <table:table-cell office:value-type="float" office:value="-0.544733157406459" calcext:value-type="float">
            <text:p>-0.544733157406459</text:p>
          </table:table-cell>
          <table:table-cell office:value-type="float" office:value="0.502803880319795" calcext:value-type="float">
            <text:p>0.502803880319795</text:p>
          </table:table-cell>
          <table:table-cell/>
          <table:table-cell table:formula="of:=[.$J$6]/[.E79]+[.$K$6]/[.F79]+[.$L$6]/[.G79]" office:value-type="float" office:value="2.98357861101499" calcext:value-type="float">
            <text:p>2.98357861101499</text:p>
          </table:table-cell>
          <table:table-cell table:formula="of:=([.$J$6]*[.E79]+[.$K$6]*[.F79]+[.$L$6]*[.G79])/(SQRT(POWER([.$J$6];2)+POWER([.$K$6];2)+POWER([.$L$6];2))*SQRT(POWER([.$E79];2)+POWER([.$F79];2)+POWER([.$G79];2)) )" office:value-type="float" office:value="0.999747717661187" calcext:value-type="float">
            <text:p>0.9997477176611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1087815338329" calcext:value-type="float">
            <text:p>-0.671087815338329</text:p>
          </table:table-cell>
          <table:table-cell office:value-type="float" office:value="-0.544686675690178" calcext:value-type="float">
            <text:p>-0.544686675690178</text:p>
          </table:table-cell>
          <table:table-cell office:value-type="float" office:value="0.502948873574652" calcext:value-type="float">
            <text:p>0.502948873574652</text:p>
          </table:table-cell>
          <table:table-cell/>
          <table:table-cell table:formula="of:=[.$J$6]/[.E80]+[.$K$6]/[.F80]+[.$L$6]/[.G80]" office:value-type="float" office:value="2.98348765241285" calcext:value-type="float">
            <text:p>2.98348765241285</text:p>
          </table:table-cell>
          <table:table-cell table:formula="of:=([.$J$6]*[.E80]+[.$K$6]*[.F80]+[.$L$6]*[.G80])/(SQRT(POWER([.$J$6];2)+POWER([.$K$6];2)+POWER([.$L$6];2))*SQRT(POWER([.$E80];2)+POWER([.$F80];2)+POWER([.$G80];2)) )" office:value-type="float" office:value="0.999745675311481" calcext:value-type="float">
            <text:p>0.9997456753114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1704422394561" calcext:value-type="float">
            <text:p>-0.671704422394561</text:p>
          </table:table-cell>
          <table:table-cell office:value-type="float" office:value="-0.54414323391348" calcext:value-type="float">
            <text:p>-0.54414323391348</text:p>
          </table:table-cell>
          <table:table-cell office:value-type="float" office:value="0.502713944427413" calcext:value-type="float">
            <text:p>0.502713944427413</text:p>
          </table:table-cell>
          <table:table-cell/>
          <table:table-cell table:formula="of:=[.$J$6]/[.E81]+[.$K$6]/[.F81]+[.$L$6]/[.G81]" office:value-type="float" office:value="2.9839823952839" calcext:value-type="float">
            <text:p>2.9839823952839</text:p>
          </table:table-cell>
          <table:table-cell table:formula="of:=([.$J$6]*[.E81]+[.$K$6]*[.F81]+[.$L$6]*[.G81])/(SQRT(POWER([.$J$6];2)+POWER([.$K$6];2)+POWER([.$L$6];2))*SQRT(POWER([.$E81];2)+POWER([.$F81];2)+POWER([.$G81];2)) )" office:value-type="float" office:value="0.999764206231894" calcext:value-type="float">
            <text:p>0.9997642062318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1722950940881" calcext:value-type="float">
            <text:p>-0.671722950940881</text:p>
          </table:table-cell>
          <table:table-cell office:value-type="float" office:value="-0.543720043907137" calcext:value-type="float">
            <text:p>-0.543720043907137</text:p>
          </table:table-cell>
          <table:table-cell office:value-type="float" office:value="0.503146888128005" calcext:value-type="float">
            <text:p>0.503146888128005</text:p>
          </table:table-cell>
          <table:table-cell/>
          <table:table-cell table:formula="of:=[.$J$6]/[.E82]+[.$K$6]/[.F82]+[.$L$6]/[.G82]" office:value-type="float" office:value="2.98387246069373" calcext:value-type="float">
            <text:p>2.98387246069373</text:p>
          </table:table-cell>
          <table:table-cell table:formula="of:=([.$J$6]*[.E82]+[.$K$6]*[.F82]+[.$L$6]*[.G82])/(SQRT(POWER([.$J$6];2)+POWER([.$K$6];2)+POWER([.$L$6];2))*SQRT(POWER([.$E82];2)+POWER([.$F82];2)+POWER([.$G82];2)) )" office:value-type="float" office:value="0.999764891268315" calcext:value-type="float">
            <text:p>0.9997648912683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1770375135959" calcext:value-type="float">
            <text:p>-0.671770375135959</text:p>
          </table:table-cell>
          <table:table-cell office:value-type="float" office:value="-0.543757770038498" calcext:value-type="float">
            <text:p>-0.543757770038498</text:p>
          </table:table-cell>
          <table:table-cell office:value-type="float" office:value="0.50304279202912" calcext:value-type="float">
            <text:p>0.50304279202912</text:p>
          </table:table-cell>
          <table:table-cell/>
          <table:table-cell table:formula="of:=[.$J$6]/[.E83]+[.$K$6]/[.F83]+[.$L$6]/[.G83]" office:value-type="float" office:value="2.98393498519157" calcext:value-type="float">
            <text:p>2.98393498519157</text:p>
          </table:table-cell>
          <table:table-cell table:formula="of:=([.$J$6]*[.E83]+[.$K$6]*[.F83]+[.$L$6]*[.G83])/(SQRT(POWER([.$J$6];2)+POWER([.$K$6];2)+POWER([.$L$6];2))*SQRT(POWER([.$E83];2)+POWER([.$F83];2)+POWER([.$G83];2)) )" office:value-type="float" office:value="0.999766278505684" calcext:value-type="float">
            <text:p>0.9997662785056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1987170380737" calcext:value-type="float">
            <text:p>-0.671987170380737</text:p>
          </table:table-cell>
          <table:table-cell office:value-type="float" office:value="-0.543416240503702" calcext:value-type="float">
            <text:p>-0.543416240503702</text:p>
          </table:table-cell>
          <table:table-cell office:value-type="float" office:value="0.50312228374473" calcext:value-type="float">
            <text:p>0.50312228374473</text:p>
          </table:table-cell>
          <table:table-cell/>
          <table:table-cell table:formula="of:=[.$J$6]/[.E84]+[.$K$6]/[.F84]+[.$L$6]/[.G84]" office:value-type="float" office:value="2.9840658671495" calcext:value-type="float">
            <text:p>2.9840658671495</text:p>
          </table:table-cell>
          <table:table-cell table:formula="of:=([.$J$6]*[.E84]+[.$K$6]*[.F84]+[.$L$6]*[.G84])/(SQRT(POWER([.$J$6];2)+POWER([.$K$6];2)+POWER([.$L$6];2))*SQRT(POWER([.$E84];2)+POWER([.$F84];2)+POWER([.$G84];2)) )" office:value-type="float" office:value="0.999772533644154" calcext:value-type="float">
            <text:p>0.9997725336441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2132010360898" calcext:value-type="float">
            <text:p>-0.672132010360898</text:p>
          </table:table-cell>
          <table:table-cell office:value-type="float" office:value="-0.543263790110856" calcext:value-type="float">
            <text:p>-0.543263790110856</text:p>
          </table:table-cell>
          <table:table-cell office:value-type="float" office:value="0.503093445596944" calcext:value-type="float">
            <text:p>0.503093445596944</text:p>
          </table:table-cell>
          <table:table-cell/>
          <table:table-cell table:formula="of:=[.$J$6]/[.E85]+[.$K$6]/[.F85]+[.$L$6]/[.G85]" office:value-type="float" office:value="2.98417674831308" calcext:value-type="float">
            <text:p>2.98417674831308</text:p>
          </table:table-cell>
          <table:table-cell table:formula="of:=([.$J$6]*[.E85]+[.$K$6]*[.F85]+[.$L$6]*[.G85])/(SQRT(POWER([.$J$6];2)+POWER([.$K$6];2)+POWER([.$L$6];2))*SQRT(POWER([.$E85];2)+POWER([.$F85];2)+POWER([.$G85];2)) )" office:value-type="float" office:value="0.999776662359521" calcext:value-type="float">
            <text:p>0.9997766623595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2558789652626" calcext:value-type="float">
            <text:p>-0.672558789652626</text:p>
          </table:table-cell>
          <table:table-cell office:value-type="float" office:value="-0.542764330015955" calcext:value-type="float">
            <text:p>-0.542764330015955</text:p>
          </table:table-cell>
          <table:table-cell office:value-type="float" office:value="0.503062179579549" calcext:value-type="float">
            <text:p>0.503062179579549</text:p>
          </table:table-cell>
          <table:table-cell/>
          <table:table-cell table:formula="of:=[.$J$6]/[.E86]+[.$K$6]/[.F86]+[.$L$6]/[.G86]" office:value-type="float" office:value="2.98449120819535" calcext:value-type="float">
            <text:p>2.98449120819535</text:p>
          </table:table-cell>
          <table:table-cell table:formula="of:=([.$J$6]*[.E86]+[.$K$6]*[.F86]+[.$L$6]*[.G86])/(SQRT(POWER([.$J$6];2)+POWER([.$K$6];2)+POWER([.$L$6];2))*SQRT(POWER([.$E86];2)+POWER([.$F86];2)+POWER([.$G86];2)) )" office:value-type="float" office:value="0.999788526650608" calcext:value-type="float">
            <text:p>0.9997885266506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2350186272738" calcext:value-type="float">
            <text:p>-0.672350186272738</text:p>
          </table:table-cell>
          <table:table-cell office:value-type="float" office:value="-0.542769371330756" calcext:value-type="float">
            <text:p>-0.542769371330756</text:p>
          </table:table-cell>
          <table:table-cell office:value-type="float" office:value="0.503335510931059" calcext:value-type="float">
            <text:p>0.503335510931059</text:p>
          </table:table-cell>
          <table:table-cell/>
          <table:table-cell table:formula="of:=[.$J$6]/[.E87]+[.$K$6]/[.F87]+[.$L$6]/[.G87]" office:value-type="float" office:value="2.98426702306819" calcext:value-type="float">
            <text:p>2.98426702306819</text:p>
          </table:table-cell>
          <table:table-cell table:formula="of:=([.$J$6]*[.E87]+[.$K$6]*[.F87]+[.$L$6]*[.G87])/(SQRT(POWER([.$J$6];2)+POWER([.$K$6];2)+POWER([.$L$6];2))*SQRT(POWER([.$E87];2)+POWER([.$F87];2)+POWER([.$G87];2)) )" office:value-type="float" office:value="0.999782549146844" calcext:value-type="float">
            <text:p>0.9997825491468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2869093546876" calcext:value-type="float">
            <text:p>-0.672869093546876</text:p>
          </table:table-cell>
          <table:table-cell office:value-type="float" office:value="-0.542125522870328" calcext:value-type="float">
            <text:p>-0.542125522870328</text:p>
          </table:table-cell>
          <table:table-cell office:value-type="float" office:value="0.50333597169483" calcext:value-type="float">
            <text:p>0.50333597169483</text:p>
          </table:table-cell>
          <table:table-cell/>
          <table:table-cell table:formula="of:=[.$J$6]/[.E88]+[.$K$6]/[.F88]+[.$L$6]/[.G88]" office:value-type="float" office:value="2.98464355409442" calcext:value-type="float">
            <text:p>2.98464355409442</text:p>
          </table:table-cell>
          <table:table-cell table:formula="of:=([.$J$6]*[.E88]+[.$K$6]*[.F88]+[.$L$6]*[.G88])/(SQRT(POWER([.$J$6];2)+POWER([.$K$6];2)+POWER([.$L$6];2))*SQRT(POWER([.$E88];2)+POWER([.$F88];2)+POWER([.$G88];2)) )" office:value-type="float" office:value="0.999796456547807" calcext:value-type="float">
            <text:p>0.9997964565478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302567316159" calcext:value-type="float">
            <text:p>-0.67302567316159</text:p>
          </table:table-cell>
          <table:table-cell office:value-type="float" office:value="-0.542107578079255" calcext:value-type="float">
            <text:p>-0.542107578079255</text:p>
          </table:table-cell>
          <table:table-cell office:value-type="float" office:value="0.503145920240275" calcext:value-type="float">
            <text:p>0.503145920240275</text:p>
          </table:table-cell>
          <table:table-cell/>
          <table:table-cell table:formula="of:=[.$J$6]/[.E89]+[.$K$6]/[.F89]+[.$L$6]/[.G89]" office:value-type="float" office:value="2.98480838020849" calcext:value-type="float">
            <text:p>2.98480838020849</text:p>
          </table:table-cell>
          <table:table-cell table:formula="of:=([.$J$6]*[.E89]+[.$K$6]*[.F89]+[.$L$6]*[.G89])/(SQRT(POWER([.$J$6];2)+POWER([.$K$6];2)+POWER([.$L$6];2))*SQRT(POWER([.$E89];2)+POWER([.$F89];2)+POWER([.$G89];2)) )" office:value-type="float" office:value="0.999800848812206" calcext:value-type="float">
            <text:p>0.9998008488122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3244984420838" calcext:value-type="float">
            <text:p>-0.673244984420838</text:p>
          </table:table-cell>
          <table:table-cell office:value-type="float" office:value="-0.541837709136543" calcext:value-type="float">
            <text:p>-0.541837709136543</text:p>
          </table:table-cell>
          <table:table-cell office:value-type="float" office:value="0.50314320815236" calcext:value-type="float">
            <text:p>0.50314320815236</text:p>
          </table:table-cell>
          <table:table-cell/>
          <table:table-cell table:formula="of:=[.$J$6]/[.E90]+[.$K$6]/[.F90]+[.$L$6]/[.G90]" office:value-type="float" office:value="2.98497048549689" calcext:value-type="float">
            <text:p>2.98497048549689</text:p>
          </table:table-cell>
          <table:table-cell table:formula="of:=([.$J$6]*[.E90]+[.$K$6]*[.F90]+[.$L$6]*[.G90])/(SQRT(POWER([.$J$6];2)+POWER([.$K$6];2)+POWER([.$L$6];2))*SQRT(POWER([.$E90];2)+POWER([.$F90];2)+POWER([.$G90];2)) )" office:value-type="float" office:value="0.999806491120317" calcext:value-type="float">
            <text:p>0.9998064911203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3260497548595" calcext:value-type="float">
            <text:p>-0.673260497548595</text:p>
          </table:table-cell>
          <table:table-cell office:value-type="float" office:value="-0.541690597420367" calcext:value-type="float">
            <text:p>-0.541690597420367</text:p>
          </table:table-cell>
          <table:table-cell office:value-type="float" office:value="0.503280835227196" calcext:value-type="float">
            <text:p>0.503280835227196</text:p>
          </table:table-cell>
          <table:table-cell/>
          <table:table-cell table:formula="of:=[.$J$6]/[.E91]+[.$K$6]/[.F91]+[.$L$6]/[.G91]" office:value-type="float" office:value="2.9849460759629" calcext:value-type="float">
            <text:p>2.9849460759629</text:p>
          </table:table-cell>
          <table:table-cell table:formula="of:=([.$J$6]*[.E91]+[.$K$6]*[.F91]+[.$L$6]*[.G91])/(SQRT(POWER([.$J$6];2)+POWER([.$K$6];2)+POWER([.$L$6];2))*SQRT(POWER([.$E91];2)+POWER([.$F91];2)+POWER([.$G91];2)) )" office:value-type="float" office:value="0.999806618821321" calcext:value-type="float">
            <text:p>0.9998066188213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3422061940489" calcext:value-type="float">
            <text:p>-0.673422061940489</text:p>
          </table:table-cell>
          <table:table-cell office:value-type="float" office:value="-0.541500483637328" calcext:value-type="float">
            <text:p>-0.541500483637328</text:p>
          </table:table-cell>
          <table:table-cell office:value-type="float" office:value="0.503269264621196" calcext:value-type="float">
            <text:p>0.503269264621196</text:p>
          </table:table-cell>
          <table:table-cell/>
          <table:table-cell table:formula="of:=[.$J$6]/[.E92]+[.$K$6]/[.F92]+[.$L$6]/[.G92]" office:value-type="float" office:value="2.98506898386037" calcext:value-type="float">
            <text:p>2.98506898386037</text:p>
          </table:table-cell>
          <table:table-cell table:formula="of:=([.$J$6]*[.E92]+[.$K$6]*[.F92]+[.$L$6]*[.G92])/(SQRT(POWER([.$J$6];2)+POWER([.$K$6];2)+POWER([.$L$6];2))*SQRT(POWER([.$E92];2)+POWER([.$F92];2)+POWER([.$G92];2)) )" office:value-type="float" office:value="0.999810689717611" calcext:value-type="float">
            <text:p>0.9998106897176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3432872099029" calcext:value-type="float">
            <text:p>-0.673432872099029</text:p>
          </table:table-cell>
          <table:table-cell office:value-type="float" office:value="-0.541584913097843" calcext:value-type="float">
            <text:p>-0.541584913097843</text:p>
          </table:table-cell>
          <table:table-cell office:value-type="float" office:value="0.503163938176469" calcext:value-type="float">
            <text:p>0.503163938176469</text:p>
          </table:table-cell>
          <table:table-cell/>
          <table:table-cell table:formula="of:=[.$J$6]/[.E93]+[.$K$6]/[.F93]+[.$L$6]/[.G93]" office:value-type="float" office:value="2.98510425789349" calcext:value-type="float">
            <text:p>2.98510425789349</text:p>
          </table:table-cell>
          <table:table-cell table:formula="of:=([.$J$6]*[.E93]+[.$K$6]*[.F93]+[.$L$6]*[.G93])/(SQRT(POWER([.$J$6];2)+POWER([.$K$6];2)+POWER([.$L$6];2))*SQRT(POWER([.$E93];2)+POWER([.$F93];2)+POWER([.$G93];2)) )" office:value-type="float" office:value="0.999811183689717" calcext:value-type="float">
            <text:p>0.9998111836897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3817848818686" calcext:value-type="float">
            <text:p>-0.673817848818686</text:p>
          </table:table-cell>
          <table:table-cell office:value-type="float" office:value="-0.541307843865588" calcext:value-type="float">
            <text:p>-0.541307843865588</text:p>
          </table:table-cell>
          <table:table-cell office:value-type="float" office:value="0.502946642083378" calcext:value-type="float">
            <text:p>0.502946642083378</text:p>
          </table:table-cell>
          <table:table-cell/>
          <table:table-cell table:formula="of:=[.$J$6]/[.E94]+[.$K$6]/[.F94]+[.$L$6]/[.G94]" office:value-type="float" office:value="2.98544795996991" calcext:value-type="float">
            <text:p>2.98544795996991</text:p>
          </table:table-cell>
          <table:table-cell table:formula="of:=([.$J$6]*[.E94]+[.$K$6]*[.F94]+[.$L$6]*[.G94])/(SQRT(POWER([.$J$6];2)+POWER([.$K$6];2)+POWER([.$L$6];2))*SQRT(POWER([.$E94];2)+POWER([.$F94];2)+POWER([.$G94];2)) )" office:value-type="float" office:value="0.999821095373525" calcext:value-type="float">
            <text:p>0.999821095373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3767330355196" calcext:value-type="float">
            <text:p>-0.673767330355196</text:p>
          </table:table-cell>
          <table:table-cell office:value-type="float" office:value="-0.541106424865331" calcext:value-type="float">
            <text:p>-0.541106424865331</text:p>
          </table:table-cell>
          <table:table-cell office:value-type="float" office:value="0.503230982269069" calcext:value-type="float">
            <text:p>0.503230982269069</text:p>
          </table:table-cell>
          <table:table-cell/>
          <table:table-cell table:formula="of:=[.$J$6]/[.E95]+[.$K$6]/[.F95]+[.$L$6]/[.G95]" office:value-type="float" office:value="2.9853370023653" calcext:value-type="float">
            <text:p>2.9853370023653</text:p>
          </table:table-cell>
          <table:table-cell table:formula="of:=([.$J$6]*[.E95]+[.$K$6]*[.F95]+[.$L$6]*[.G95])/(SQRT(POWER([.$J$6];2)+POWER([.$K$6];2)+POWER([.$L$6];2))*SQRT(POWER([.$E95];2)+POWER([.$F95];2)+POWER([.$G95];2)) )" office:value-type="float" office:value="0.999819218123577" calcext:value-type="float">
            <text:p>0.9998192181235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3932603529783" calcext:value-type="float">
            <text:p>-0.673932603529783</text:p>
          </table:table-cell>
          <table:table-cell office:value-type="float" office:value="-0.541236602399647" calcext:value-type="float">
            <text:p>-0.541236602399647</text:p>
          </table:table-cell>
          <table:table-cell office:value-type="float" office:value="0.50286955179495" calcext:value-type="float">
            <text:p>0.50286955179495</text:p>
          </table:table-cell>
          <table:table-cell/>
          <table:table-cell table:formula="of:=[.$J$6]/[.E96]+[.$K$6]/[.F96]+[.$L$6]/[.G96]" office:value-type="float" office:value="2.98555408396093" calcext:value-type="float">
            <text:p>2.98555408396093</text:p>
          </table:table-cell>
          <table:table-cell table:formula="of:=([.$J$6]*[.E96]+[.$K$6]*[.F96]+[.$L$6]*[.G96])/(SQRT(POWER([.$J$6];2)+POWER([.$K$6];2)+POWER([.$L$6];2))*SQRT(POWER([.$E96];2)+POWER([.$F96];2)+POWER([.$G96];2)) )" office:value-type="float" office:value="0.999824023694035" calcext:value-type="float">
            <text:p>0.9998240236940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150824910558" calcext:value-type="float">
            <text:p>-0.674150824910558</text:p>
          </table:table-cell>
          <table:table-cell office:value-type="float" office:value="-0.541045753937947" calcext:value-type="float">
            <text:p>-0.541045753937947</text:p>
          </table:table-cell>
          <table:table-cell office:value-type="float" office:value="0.502782415581665" calcext:value-type="float">
            <text:p>0.502782415581665</text:p>
          </table:table-cell>
          <table:table-cell/>
          <table:table-cell table:formula="of:=[.$J$6]/[.E97]+[.$K$6]/[.F97]+[.$L$6]/[.G97]" office:value-type="float" office:value="2.98574108094627" calcext:value-type="float">
            <text:p>2.98574108094627</text:p>
          </table:table-cell>
          <table:table-cell table:formula="of:=([.$J$6]*[.E97]+[.$K$6]*[.F97]+[.$L$6]*[.G97])/(SQRT(POWER([.$J$6];2)+POWER([.$K$6];2)+POWER([.$L$6];2))*SQRT(POWER([.$E97];2)+POWER([.$F97];2)+POWER([.$G97];2)) )" office:value-type="float" office:value="0.999829401243932" calcext:value-type="float">
            <text:p>0.9998294012439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202975894923" calcext:value-type="float">
            <text:p>-0.674202975894923</text:p>
          </table:table-cell>
          <table:table-cell office:value-type="float" office:value="-0.541154659161292" calcext:value-type="float">
            <text:p>-0.541154659161292</text:p>
          </table:table-cell>
          <table:table-cell office:value-type="float" office:value="0.50259524685621" calcext:value-type="float">
            <text:p>0.50259524685621</text:p>
          </table:table-cell>
          <table:table-cell/>
          <table:table-cell table:formula="of:=[.$J$6]/[.E98]+[.$K$6]/[.F98]+[.$L$6]/[.G98]" office:value-type="float" office:value="2.98582917644666" calcext:value-type="float">
            <text:p>2.98582917644666</text:p>
          </table:table-cell>
          <table:table-cell table:formula="of:=([.$J$6]*[.E98]+[.$K$6]*[.F98]+[.$L$6]*[.G98])/(SQRT(POWER([.$J$6];2)+POWER([.$K$6];2)+POWER([.$L$6];2))*SQRT(POWER([.$E98];2)+POWER([.$F98];2)+POWER([.$G98];2)) )" office:value-type="float" office:value="0.999831010820111" calcext:value-type="float">
            <text:p>0.99983101082011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220681998841" calcext:value-type="float">
            <text:p>-0.674220681998841</text:p>
          </table:table-cell>
          <table:table-cell office:value-type="float" office:value="-0.541095234630697" calcext:value-type="float">
            <text:p>-0.541095234630697</text:p>
          </table:table-cell>
          <table:table-cell office:value-type="float" office:value="0.502635473305424" calcext:value-type="float">
            <text:p>0.502635473305424</text:p>
          </table:table-cell>
          <table:table-cell/>
          <table:table-cell table:formula="of:=[.$J$6]/[.E99]+[.$K$6]/[.F99]+[.$L$6]/[.G99]" office:value-type="float" office:value="2.98583203058852" calcext:value-type="float">
            <text:p>2.98583203058852</text:p>
          </table:table-cell>
          <table:table-cell table:formula="of:=([.$J$6]*[.E99]+[.$K$6]*[.F99]+[.$L$6]*[.G99])/(SQRT(POWER([.$J$6];2)+POWER([.$K$6];2)+POWER([.$L$6];2))*SQRT(POWER([.$E99];2)+POWER([.$F99];2)+POWER([.$G99];2)) )" office:value-type="float" office:value="0.999831351412986" calcext:value-type="float">
            <text:p>0.9998313514129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081840914683" calcext:value-type="float">
            <text:p>-0.674081840914683</text:p>
          </table:table-cell>
          <table:table-cell office:value-type="float" office:value="-0.541292552597329" calcext:value-type="float">
            <text:p>-0.541292552597329</text:p>
          </table:table-cell>
          <table:table-cell office:value-type="float" office:value="0.502609236138513" calcext:value-type="float">
            <text:p>0.502609236138513</text:p>
          </table:table-cell>
          <table:table-cell/>
          <table:table-cell table:formula="of:=[.$J$6]/[.E100]+[.$K$6]/[.F100]+[.$L$6]/[.G100]" office:value-type="float" office:value="2.98573426834293" calcext:value-type="float">
            <text:p>2.98573426834293</text:p>
          </table:table-cell>
          <table:table-cell table:formula="of:=([.$J$6]*[.E100]+[.$K$6]*[.F100]+[.$L$6]*[.G100])/(SQRT(POWER([.$J$6];2)+POWER([.$K$6];2)+POWER([.$L$6];2))*SQRT(POWER([.$E100];2)+POWER([.$F100];2)+POWER([.$G100];2)) )" office:value-type="float" office:value="0.999828102443322" calcext:value-type="float">
            <text:p>0.9998281024433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28017112357" calcext:value-type="float">
            <text:p>-0.67428017112357</text:p>
          </table:table-cell>
          <table:table-cell office:value-type="float" office:value="-0.541073244142672" calcext:value-type="float">
            <text:p>-0.541073244142672</text:p>
          </table:table-cell>
          <table:table-cell office:value-type="float" office:value="0.502579342295814" calcext:value-type="float">
            <text:p>0.502579342295814</text:p>
          </table:table-cell>
          <table:table-cell/>
          <table:table-cell table:formula="of:=[.$J$6]/[.E101]+[.$K$6]/[.F101]+[.$L$6]/[.G101]" office:value-type="float" office:value="2.9858916452279" calcext:value-type="float">
            <text:p>2.9858916452279</text:p>
          </table:table-cell>
          <table:table-cell table:formula="of:=([.$J$6]*[.E101]+[.$K$6]*[.F101]+[.$L$6]*[.G101])/(SQRT(POWER([.$J$6];2)+POWER([.$K$6];2)+POWER([.$L$6];2))*SQRT(POWER([.$E101];2)+POWER([.$F101];2)+POWER([.$G101];2)) )" office:value-type="float" office:value="0.999832860402299" calcext:value-type="float">
            <text:p>0.9998328604022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422065764118" calcext:value-type="float">
            <text:p>-0.674422065764118</text:p>
          </table:table-cell>
          <table:table-cell office:value-type="float" office:value="-0.54120085886575" calcext:value-type="float">
            <text:p>-0.54120085886575</text:p>
          </table:table-cell>
          <table:table-cell office:value-type="float" office:value="0.502251438597676" calcext:value-type="float">
            <text:p>0.502251438597676</text:p>
          </table:table-cell>
          <table:table-cell/>
          <table:table-cell table:formula="of:=[.$J$6]/[.E102]+[.$K$6]/[.F102]+[.$L$6]/[.G102]" office:value-type="float" office:value="2.98608537175316" calcext:value-type="float">
            <text:p>2.98608537175316</text:p>
          </table:table-cell>
          <table:table-cell table:formula="of:=([.$J$6]*[.E102]+[.$K$6]*[.F102]+[.$L$6]*[.G102])/(SQRT(POWER([.$J$6];2)+POWER([.$K$6];2)+POWER([.$L$6];2))*SQRT(POWER([.$E102];2)+POWER([.$F102];2)+POWER([.$G102];2)) )" office:value-type="float" office:value="0.999836756162335" calcext:value-type="float">
            <text:p>0.9998367561623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636326539955" calcext:value-type="float">
            <text:p>-0.674636326539955</text:p>
          </table:table-cell>
          <table:table-cell office:value-type="float" office:value="-0.541128325563751" calcext:value-type="float">
            <text:p>-0.541128325563751</text:p>
          </table:table-cell>
          <table:table-cell office:value-type="float" office:value="0.502041793265507" calcext:value-type="float">
            <text:p>0.502041793265507</text:p>
          </table:table-cell>
          <table:table-cell/>
          <table:table-cell table:formula="of:=[.$J$6]/[.E103]+[.$K$6]/[.F103]+[.$L$6]/[.G103]" office:value-type="float" office:value="2.98630352351754" calcext:value-type="float">
            <text:p>2.98630352351754</text:p>
          </table:table-cell>
          <table:table-cell table:formula="of:=([.$J$6]*[.E103]+[.$K$6]*[.F103]+[.$L$6]*[.G103])/(SQRT(POWER([.$J$6];2)+POWER([.$K$6];2)+POWER([.$L$6];2))*SQRT(POWER([.$E103];2)+POWER([.$F103];2)+POWER([.$G103];2)) )" office:value-type="float" office:value="0.999842057437646" calcext:value-type="float">
            <text:p>0.9998420574376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608596475349" calcext:value-type="float">
            <text:p>-0.674608596475349</text:p>
          </table:table-cell>
          <table:table-cell office:value-type="float" office:value="-0.541116530480055" calcext:value-type="float">
            <text:p>-0.541116530480055</text:p>
          </table:table-cell>
          <table:table-cell office:value-type="float" office:value="0.502091766515632" calcext:value-type="float">
            <text:p>0.502091766515632</text:p>
          </table:table-cell>
          <table:table-cell/>
          <table:table-cell table:formula="of:=[.$J$6]/[.E104]+[.$K$6]/[.F104]+[.$L$6]/[.G104]" office:value-type="float" office:value="2.98626913284499" calcext:value-type="float">
            <text:p>2.98626913284499</text:p>
          </table:table-cell>
          <table:table-cell table:formula="of:=([.$J$6]*[.E104]+[.$K$6]*[.F104]+[.$L$6]*[.G104])/(SQRT(POWER([.$J$6];2)+POWER([.$K$6];2)+POWER([.$L$6];2))*SQRT(POWER([.$E104];2)+POWER([.$F104];2)+POWER([.$G104];2)) )" office:value-type="float" office:value="0.999841344723347" calcext:value-type="float">
            <text:p>0.9998413447233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512695043935" calcext:value-type="float">
            <text:p>-0.674512695043935</text:p>
          </table:table-cell>
          <table:table-cell office:value-type="float" office:value="-0.541488075347729" calcext:value-type="float">
            <text:p>-0.541488075347729</text:p>
          </table:table-cell>
          <table:table-cell office:value-type="float" office:value="0.501819976167529" calcext:value-type="float">
            <text:p>0.501819976167529</text:p>
          </table:table-cell>
          <table:table-cell/>
          <table:table-cell table:formula="of:=[.$J$6]/[.E105]+[.$K$6]/[.F105]+[.$L$6]/[.G105]" office:value-type="float" office:value="2.98627016417304" calcext:value-type="float">
            <text:p>2.98627016417304</text:p>
          </table:table-cell>
          <table:table-cell table:formula="of:=([.$J$6]*[.E105]+[.$K$6]*[.F105]+[.$L$6]*[.G105])/(SQRT(POWER([.$J$6];2)+POWER([.$K$6];2)+POWER([.$L$6];2))*SQRT(POWER([.$E105];2)+POWER([.$F105];2)+POWER([.$G105];2)) )" office:value-type="float" office:value="0.99983939527434" calcext:value-type="float">
            <text:p>0.999839395274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56792173671" calcext:value-type="float">
            <text:p>-0.67456792173671</text:p>
          </table:table-cell>
          <table:table-cell office:value-type="float" office:value="-0.541606745366627" calcext:value-type="float">
            <text:p>-0.541606745366627</text:p>
          </table:table-cell>
          <table:table-cell office:value-type="float" office:value="0.501617635592276" calcext:value-type="float">
            <text:p>0.501617635592276</text:p>
          </table:table-cell>
          <table:table-cell/>
          <table:table-cell table:formula="of:=[.$J$6]/[.E106]+[.$K$6]/[.F106]+[.$L$6]/[.G106]" office:value-type="float" office:value="2.98636741229775" calcext:value-type="float">
            <text:p>2.98636741229775</text:p>
          </table:table-cell>
          <table:table-cell table:formula="of:=([.$J$6]*[.E106]+[.$K$6]*[.F106]+[.$L$6]*[.G106])/(SQRT(POWER([.$J$6];2)+POWER([.$K$6];2)+POWER([.$L$6];2))*SQRT(POWER([.$E106];2)+POWER([.$F106];2)+POWER([.$G106];2)) )" office:value-type="float" office:value="0.99984084277422" calcext:value-type="float">
            <text:p>0.999840842774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686427380813" calcext:value-type="float">
            <text:p>-0.674686427380813</text:p>
          </table:table-cell>
          <table:table-cell office:value-type="float" office:value="-0.541505204763431" calcext:value-type="float">
            <text:p>-0.541505204763431</text:p>
          </table:table-cell>
          <table:table-cell office:value-type="float" office:value="0.501567879675553" calcext:value-type="float">
            <text:p>0.501567879675553</text:p>
          </table:table-cell>
          <table:table-cell/>
          <table:table-cell table:formula="of:=[.$J$6]/[.E107]+[.$K$6]/[.F107]+[.$L$6]/[.G107]" office:value-type="float" office:value="2.98647039686175" calcext:value-type="float">
            <text:p>2.98647039686175</text:p>
          </table:table-cell>
          <table:table-cell table:formula="of:=([.$J$6]*[.E107]+[.$K$6]*[.F107]+[.$L$6]*[.G107])/(SQRT(POWER([.$J$6];2)+POWER([.$K$6];2)+POWER([.$L$6];2))*SQRT(POWER([.$E107];2)+POWER([.$F107];2)+POWER([.$G107];2)) )" office:value-type="float" office:value="0.999843680945716" calcext:value-type="float">
            <text:p>0.9998436809457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660512830122" calcext:value-type="float">
            <text:p>-0.674660512830122</text:p>
          </table:table-cell>
          <table:table-cell office:value-type="float" office:value="-0.541575562430387" calcext:value-type="float">
            <text:p>-0.541575562430387</text:p>
          </table:table-cell>
          <table:table-cell office:value-type="float" office:value="0.501526771574566" calcext:value-type="float">
            <text:p>0.501526771574566</text:p>
          </table:table-cell>
          <table:table-cell/>
          <table:table-cell table:formula="of:=[.$J$6]/[.E108]+[.$K$6]/[.F108]+[.$L$6]/[.G108]" office:value-type="float" office:value="2.9864622666334" calcext:value-type="float">
            <text:p>2.9864622666334</text:p>
          </table:table-cell>
          <table:table-cell table:formula="of:=([.$J$6]*[.E108]+[.$K$6]*[.F108]+[.$L$6]*[.G108])/(SQRT(POWER([.$J$6];2)+POWER([.$K$6];2)+POWER([.$L$6];2))*SQRT(POWER([.$E108];2)+POWER([.$F108];2)+POWER([.$G108];2)) )" office:value-type="float" office:value="0.999843088006216" calcext:value-type="float">
            <text:p>0.9998430880062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882602005288" calcext:value-type="float">
            <text:p>-0.674882602005288</text:p>
          </table:table-cell>
          <table:table-cell office:value-type="float" office:value="-0.541663459856569" calcext:value-type="float">
            <text:p>-0.541663459856569</text:p>
          </table:table-cell>
          <table:table-cell office:value-type="float" office:value="0.501132886335335" calcext:value-type="float">
            <text:p>0.501132886335335</text:p>
          </table:table-cell>
          <table:table-cell/>
          <table:table-cell table:formula="of:=[.$J$6]/[.E109]+[.$K$6]/[.F109]+[.$L$6]/[.G109]" office:value-type="float" office:value="2.98673994592346" calcext:value-type="float">
            <text:p>2.98673994592346</text:p>
          </table:table-cell>
          <table:table-cell table:formula="of:=([.$J$6]*[.E109]+[.$K$6]*[.F109]+[.$L$6]*[.G109])/(SQRT(POWER([.$J$6];2)+POWER([.$K$6];2)+POWER([.$L$6];2))*SQRT(POWER([.$E109];2)+POWER([.$F109];2)+POWER([.$G109];2)) )" office:value-type="float" office:value="0.999848425774038" calcext:value-type="float">
            <text:p>0.9998484257740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523872681439" calcext:value-type="float">
            <text:p>-0.67523872681439</text:p>
          </table:table-cell>
          <table:table-cell office:value-type="float" office:value="-0.541508418046458" calcext:value-type="float">
            <text:p>-0.541508418046458</text:p>
          </table:table-cell>
          <table:table-cell office:value-type="float" office:value="0.500820621575135" calcext:value-type="float">
            <text:p>0.500820621575135</text:p>
          </table:table-cell>
          <table:table-cell/>
          <table:table-cell table:formula="of:=[.$J$6]/[.E110]+[.$K$6]/[.F110]+[.$L$6]/[.G110]" office:value-type="float" office:value="2.98709778619148" calcext:value-type="float">
            <text:p>2.98709778619148</text:p>
          </table:table-cell>
          <table:table-cell table:formula="of:=([.$J$6]*[.E110]+[.$K$6]*[.F110]+[.$L$6]*[.G110])/(SQRT(POWER([.$J$6];2)+POWER([.$K$6];2)+POWER([.$L$6];2))*SQRT(POWER([.$E110];2)+POWER([.$F110];2)+POWER([.$G110];2)) )" office:value-type="float" office:value="0.999856703605874" calcext:value-type="float">
            <text:p>0.9998567036058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540220601376" calcext:value-type="float">
            <text:p>-0.67540220601376</text:p>
          </table:table-cell>
          <table:table-cell office:value-type="float" office:value="-0.541577072022683" calcext:value-type="float">
            <text:p>-0.541577072022683</text:p>
          </table:table-cell>
          <table:table-cell office:value-type="float" office:value="0.500525858643771" calcext:value-type="float">
            <text:p>0.500525858643771</text:p>
          </table:table-cell>
          <table:table-cell/>
          <table:table-cell table:formula="of:=[.$J$6]/[.E111]+[.$K$6]/[.F111]+[.$L$6]/[.G111]" office:value-type="float" office:value="2.98730635374699" calcext:value-type="float">
            <text:p>2.98730635374699</text:p>
          </table:table-cell>
          <table:table-cell table:formula="of:=([.$J$6]*[.E111]+[.$K$6]*[.F111]+[.$L$6]*[.G111])/(SQRT(POWER([.$J$6];2)+POWER([.$K$6];2)+POWER([.$L$6];2))*SQRT(POWER([.$E111];2)+POWER([.$F111];2)+POWER([.$G111];2)) )" office:value-type="float" office:value="0.999860360175987" calcext:value-type="float">
            <text:p>0.9998603601759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5723244940092" calcext:value-type="float">
            <text:p>-0.675723244940092</text:p>
          </table:table-cell>
          <table:table-cell office:value-type="float" office:value="-0.541489800978436" calcext:value-type="float">
            <text:p>-0.541489800978436</text:p>
          </table:table-cell>
          <table:table-cell office:value-type="float" office:value="0.500186856768515" calcext:value-type="float">
            <text:p>0.500186856768515</text:p>
          </table:table-cell>
          <table:table-cell/>
          <table:table-cell table:formula="of:=[.$J$6]/[.E112]+[.$K$6]/[.F112]+[.$L$6]/[.G112]" office:value-type="float" office:value="2.98764893200353" calcext:value-type="float">
            <text:p>2.98764893200353</text:p>
          </table:table-cell>
          <table:table-cell table:formula="of:=([.$J$6]*[.E112]+[.$K$6]*[.F112]+[.$L$6]*[.G112])/(SQRT(POWER([.$J$6];2)+POWER([.$K$6];2)+POWER([.$L$6];2))*SQRT(POWER([.$E112];2)+POWER([.$F112];2)+POWER([.$G112];2)) )" office:value-type="float" office:value="0.99986744613773" calcext:value-type="float">
            <text:p>0.99986744613773</text:p>
          </table:table-cell>
          <table:table-cell table:number-columns-repeated="4"/>
        </table:table-row>
      </table:table>
      <table:table table:name="x=1.25" table:style-name="ta1">
        <table:shapes>
          <draw:frame draw:z-index="0" draw:style-name="gr1" draw:text-style-name="P1" svg:width="453.51pt" svg:height="255.09pt" svg:x="674.79pt" svg:y="235.5pt">
            <draw:object draw:notify-on-update-of-ranges="'x=1.25'.J13:'x=1.25'.J1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 office:value-type="float" office:value="20.6258331733751" calcext:value-type="float">
            <text:p>20.6258331733751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0.074843111" calcext:value-type="float">
            <text:p>0.074843111</text:p>
          </table:table-cell>
          <table:table-cell table:style-name="ce1" office:value-type="float" office:value="0.085076159" calcext:value-type="float">
            <text:p>0.085076159</text:p>
          </table:table-cell>
          <table:table-cell table:style-name="ce1" office:value-type="float" office:value="-741.958939910914" calcext:value-type="float">
            <text:p>-741.958939910914</text:p>
          </table:table-cell>
          <table:table-cell table:style-name="ce1" office:value-type="float" office:value="-532.257290868597" calcext:value-type="float">
            <text:p>-532.257290868597</text:p>
          </table:table-cell>
          <table:table-cell table:style-name="ce1" office:value-type="float" office:value="580.254262449889" calcext:value-type="float">
            <text:p>580.254262449889</text:p>
          </table:table-cell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-741.958939910914" calcext:value-type="float">
            <text:p>-741.958939910914</text:p>
          </table:table-cell>
          <table:table-cell table:style-name="ce2" table:formula="of:=[.M2]" office:value-type="float" office:value="-532.257290868597" calcext:value-type="float">
            <text:p>-532.257290868597</text:p>
          </table:table-cell>
          <table:table-cell table:style-name="ce2" table:formula="of:=[.N2]" office:value-type="float" office:value="580.254262449889" calcext:value-type="float">
            <text:p>580.254262449889</text:p>
          </table:table-cell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-0.818" calcext:value-type="float">
            <text:p>-0.818</text:p>
          </table:table-cell>
          <table:table-cell table:style-name="ce2" table:formula="of:=[.E3]-[.J4]" office:value-type="float" office:value="-0.606843111" calcext:value-type="float">
            <text:p>-0.606843111</text:p>
          </table:table-cell>
          <table:table-cell table:style-name="ce2" table:formula="of:=[.F3]-[.K4]" office:value-type="float" office:value="0.573923841" calcext:value-type="float">
            <text:p>0.573923841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1.25" calcext:value-type="float">
            <text:p>1.25</text:p>
          </table:table-cell>
          <table:table-cell table:formula="of:=[.J2]" office:value-type="float" office:value="0.074843111" calcext:value-type="float">
            <text:p>0.074843111</text:p>
          </table:table-cell>
          <table:table-cell table:style-name="ce2" table:formula="of:=[.K2]" office:value-type="float" office:value="0.085076159" calcext:value-type="float">
            <text:p>0.08507615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-0.699689576695684" calcext:value-type="float">
            <text:p>-0.699689576695684</text:p>
          </table:table-cell>
          <table:table-cell table:style-name="ce2" table:formula="of:=[.E4]/SQRT(POWER([.D4];2)+POWER([.E4];2)+POWER([.F4];2))" office:value-type="float" office:value="-0.519073104469782" calcext:value-type="float">
            <text:p>-0.519073104469782</text:p>
          </table:table-cell>
          <table:table-cell table:style-name="ce2" table:formula="of:=[.F4]/SQRT(POWER([.D4];2)+POWER([.E4];2)+POWER([.F4];2))" office:value-type="float" office:value="0.490915072573167" calcext:value-type="float">
            <text:p>0.490915072573167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-0.699689576695684" calcext:value-type="float">
            <text:p>-0.699689576695684</text:p>
          </table:table-cell>
          <table:table-cell table:formula="of:=[.E5]" office:value-type="float" office:value="-0.519073104469782" calcext:value-type="float">
            <text:p>-0.519073104469782</text:p>
          </table:table-cell>
          <table:table-cell table:formula="of:=[.F5]" office:value-type="float" office:value="0.490915072573167" calcext:value-type="float">
            <text:p>0.490915072573167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office:value-type="string" calcext:value-type="string">
            <text:p>c:</text:p>
          </table:table-cell>
          <table:table-cell office:value-type="float" office:value="-0.677309309118519" calcext:value-type="float">
            <text:p>-0.677309309118519</text:p>
          </table:table-cell>
          <table:table-cell office:value-type="float" office:value="-0.457113967222816" calcext:value-type="float">
            <text:p>-0.457113967222816</text:p>
          </table:table-cell>
          <table:table-cell office:value-type="float" office:value="0.576453745543572" calcext:value-type="float">
            <text:p>0.576453745543572</text:p>
          </table:table-cell>
          <table:table-cell/>
          <table:table-cell table:formula="of:=[.$J$6]/[.E13]+[.$K$6]/[.F13]+[.$L$6]/[.G13]" office:value-type="float" office:value="3.02019933656546" calcext:value-type="float">
            <text:p>3.02019933656546</text:p>
          </table:table-cell>
          <table:table-cell table:formula="of:=([.$J$6]*[.E13]+[.$K$6]*[.F13]+[.$L$6]*[.G13])/(SQRT(POWER([.$J$6];2)+POWER([.$K$6];2)+POWER([.$L$6];2))*SQRT(POWER([.$E13];2)+POWER([.$F13];2)+POWER([.$G13];2)) )" office:value-type="float" office:value="0.994171662180624" calcext:value-type="float">
            <text:p>0.994171662180624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18548302206" calcext:value-type="float">
            <text:p>-0.67418548302206</text:p>
          </table:table-cell>
          <table:table-cell office:value-type="float" office:value="-0.462113446468288" calcext:value-type="float">
            <text:p>-0.462113446468288</text:p>
          </table:table-cell>
          <table:table-cell office:value-type="float" office:value="0.576129410007433" calcext:value-type="float">
            <text:p>0.576129410007433</text:p>
          </table:table-cell>
          <table:table-cell/>
          <table:table-cell table:formula="of:=[.$J$6]/[.E14]+[.$K$6]/[.F14]+[.$L$6]/[.G14]" office:value-type="float" office:value="3.01318019970292" calcext:value-type="float">
            <text:p>3.01318019970292</text:p>
          </table:table-cell>
          <table:table-cell table:formula="of:=([.$J$6]*[.E14]+[.$K$6]*[.F14]+[.$L$6]*[.G14])/(SQRT(POWER([.$J$6];2)+POWER([.$K$6];2)+POWER([.$L$6];2))*SQRT(POWER([.$E14];2)+POWER([.$F14];2)+POWER([.$G14];2)) )" office:value-type="float" office:value="0.994421827630939" calcext:value-type="float">
            <text:p>0.994421827630939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18548302206" calcext:value-type="float">
            <text:p>-0.67418548302206</text:p>
          </table:table-cell>
          <table:table-cell office:value-type="float" office:value="-0.462113446468288" calcext:value-type="float">
            <text:p>-0.462113446468288</text:p>
          </table:table-cell>
          <table:table-cell office:value-type="float" office:value="0.576129410007433" calcext:value-type="float">
            <text:p>0.576129410007433</text:p>
          </table:table-cell>
          <table:table-cell/>
          <table:table-cell table:formula="of:=[.$J$6]/[.E15]+[.$K$6]/[.F15]+[.$L$6]/[.G15]" office:value-type="float" office:value="3.01318019970292" calcext:value-type="float">
            <text:p>3.01318019970292</text:p>
          </table:table-cell>
          <table:table-cell table:formula="of:=([.$J$6]*[.E15]+[.$K$6]*[.F15]+[.$L$6]*[.G15])/(SQRT(POWER([.$J$6];2)+POWER([.$K$6];2)+POWER([.$L$6];2))*SQRT(POWER([.$E15];2)+POWER([.$F15];2)+POWER([.$G15];2)) )" office:value-type="float" office:value="0.994421827630939" calcext:value-type="float">
            <text:p>0.994421827630939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7281922238153" calcext:value-type="float">
            <text:p>-0.677281922238153</text:p>
          </table:table-cell>
          <table:table-cell office:value-type="float" office:value="-0.462053041876963" calcext:value-type="float">
            <text:p>-0.462053041876963</text:p>
          </table:table-cell>
          <table:table-cell office:value-type="float" office:value="0.57253487605703" calcext:value-type="float">
            <text:p>0.57253487605703</text:p>
          </table:table-cell>
          <table:table-cell/>
          <table:table-cell table:formula="of:=[.$J$6]/[.E16]+[.$K$6]/[.F16]+[.$L$6]/[.G16]" office:value-type="float" office:value="3.01393190116228" calcext:value-type="float">
            <text:p>3.01393190116228</text:p>
          </table:table-cell>
          <table:table-cell table:formula="of:=([.$J$6]*[.E16]+[.$K$6]*[.F16]+[.$L$6]*[.G16])/(SQRT(POWER([.$J$6];2)+POWER([.$K$6];2)+POWER([.$L$6];2))*SQRT(POWER([.$E16];2)+POWER([.$F16];2)+POWER([.$G16];2)) )" office:value-type="float" office:value="0.994792408581439" calcext:value-type="float">
            <text:p>0.9947924085814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7281922238153" calcext:value-type="float">
            <text:p>-0.677281922238153</text:p>
          </table:table-cell>
          <table:table-cell office:value-type="float" office:value="-0.462053041876963" calcext:value-type="float">
            <text:p>-0.462053041876963</text:p>
          </table:table-cell>
          <table:table-cell office:value-type="float" office:value="0.57253487605703" calcext:value-type="float">
            <text:p>0.57253487605703</text:p>
          </table:table-cell>
          <table:table-cell/>
          <table:table-cell table:formula="of:=[.$J$6]/[.E17]+[.$K$6]/[.F17]+[.$L$6]/[.G17]" office:value-type="float" office:value="3.01393190116228" calcext:value-type="float">
            <text:p>3.01393190116228</text:p>
          </table:table-cell>
          <table:table-cell table:formula="of:=([.$J$6]*[.E17]+[.$K$6]*[.F17]+[.$L$6]*[.G17])/(SQRT(POWER([.$J$6];2)+POWER([.$K$6];2)+POWER([.$L$6];2))*SQRT(POWER([.$E17];2)+POWER([.$F17];2)+POWER([.$G17];2)) )" office:value-type="float" office:value="0.994792408581439" calcext:value-type="float">
            <text:p>0.9947924085814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7281922238153" calcext:value-type="float">
            <text:p>-0.677281922238153</text:p>
          </table:table-cell>
          <table:table-cell office:value-type="float" office:value="-0.462053041876963" calcext:value-type="float">
            <text:p>-0.462053041876963</text:p>
          </table:table-cell>
          <table:table-cell office:value-type="float" office:value="0.57253487605703" calcext:value-type="float">
            <text:p>0.57253487605703</text:p>
          </table:table-cell>
          <table:table-cell/>
          <table:table-cell table:formula="of:=[.$J$6]/[.E18]+[.$K$6]/[.F18]+[.$L$6]/[.G18]" office:value-type="float" office:value="3.01393190116228" calcext:value-type="float">
            <text:p>3.01393190116228</text:p>
          </table:table-cell>
          <table:table-cell table:formula="of:=([.$J$6]*[.E18]+[.$K$6]*[.F18]+[.$L$6]*[.G18])/(SQRT(POWER([.$J$6];2)+POWER([.$K$6];2)+POWER([.$L$6];2))*SQRT(POWER([.$E18];2)+POWER([.$F18];2)+POWER([.$G18];2)) )" office:value-type="float" office:value="0.994792408581439" calcext:value-type="float">
            <text:p>0.9947924085814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6819017702304" calcext:value-type="float">
            <text:p>-0.676819017702304</text:p>
          </table:table-cell>
          <table:table-cell office:value-type="float" office:value="-0.456235415590598" calcext:value-type="float">
            <text:p>-0.456235415590598</text:p>
          </table:table-cell>
          <table:table-cell office:value-type="float" office:value="0.577724210014919" calcext:value-type="float">
            <text:p>0.577724210014919</text:p>
          </table:table-cell>
          <table:table-cell/>
          <table:table-cell table:formula="of:=[.$J$6]/[.E19]+[.$K$6]/[.F19]+[.$L$6]/[.G19]" office:value-type="float" office:value="3.02126157643624" calcext:value-type="float">
            <text:p>3.02126157643624</text:p>
          </table:table-cell>
          <table:table-cell table:formula="of:=([.$J$6]*[.E19]+[.$K$6]*[.F19]+[.$L$6]*[.G19])/(SQRT(POWER([.$J$6];2)+POWER([.$K$6];2)+POWER([.$L$6];2))*SQRT(POWER([.$E19];2)+POWER([.$F19];2)+POWER([.$G19];2)) )" office:value-type="float" office:value="0.993996268022136" calcext:value-type="float">
            <text:p>0.9939962680221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6819017702304" calcext:value-type="float">
            <text:p>-0.676819017702304</text:p>
          </table:table-cell>
          <table:table-cell office:value-type="float" office:value="-0.456235415590598" calcext:value-type="float">
            <text:p>-0.456235415590598</text:p>
          </table:table-cell>
          <table:table-cell office:value-type="float" office:value="0.577724210014919" calcext:value-type="float">
            <text:p>0.577724210014919</text:p>
          </table:table-cell>
          <table:table-cell/>
          <table:table-cell table:formula="of:=[.$J$6]/[.E20]+[.$K$6]/[.F20]+[.$L$6]/[.G20]" office:value-type="float" office:value="3.02126157643624" calcext:value-type="float">
            <text:p>3.02126157643624</text:p>
          </table:table-cell>
          <table:table-cell table:formula="of:=([.$J$6]*[.E20]+[.$K$6]*[.F20]+[.$L$6]*[.G20])/(SQRT(POWER([.$J$6];2)+POWER([.$K$6];2)+POWER([.$L$6];2))*SQRT(POWER([.$E20];2)+POWER([.$F20];2)+POWER([.$G20];2)) )" office:value-type="float" office:value="0.993996268022136" calcext:value-type="float">
            <text:p>0.9939962680221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661980315539" calcext:value-type="float">
            <text:p>-0.674661980315539</text:p>
          </table:table-cell>
          <table:table-cell office:value-type="float" office:value="-0.459091848238485" calcext:value-type="float">
            <text:p>-0.459091848238485</text:p>
          </table:table-cell>
          <table:table-cell office:value-type="float" office:value="0.577984331273511" calcext:value-type="float">
            <text:p>0.577984331273511</text:p>
          </table:table-cell>
          <table:table-cell/>
          <table:table-cell table:formula="of:=[.$J$6]/[.E21]+[.$K$6]/[.F21]+[.$L$6]/[.G21]" office:value-type="float" office:value="3.01710553180731" calcext:value-type="float">
            <text:p>3.01710553180731</text:p>
          </table:table-cell>
          <table:table-cell table:formula="of:=([.$J$6]*[.E21]+[.$K$6]*[.F21]+[.$L$6]*[.G21])/(SQRT(POWER([.$J$6];2)+POWER([.$K$6];2)+POWER([.$L$6];2))*SQRT(POWER([.$E21];2)+POWER([.$F21];2)+POWER([.$G21];2)) )" office:value-type="float" office:value="0.99409740625486" calcext:value-type="float">
            <text:p>0.994097406254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661980315539" calcext:value-type="float">
            <text:p>-0.674661980315539</text:p>
          </table:table-cell>
          <table:table-cell office:value-type="float" office:value="-0.459091848238485" calcext:value-type="float">
            <text:p>-0.459091848238485</text:p>
          </table:table-cell>
          <table:table-cell office:value-type="float" office:value="0.577984331273511" calcext:value-type="float">
            <text:p>0.577984331273511</text:p>
          </table:table-cell>
          <table:table-cell/>
          <table:table-cell table:formula="of:=[.$J$6]/[.E22]+[.$K$6]/[.F22]+[.$L$6]/[.G22]" office:value-type="float" office:value="3.01710553180731" calcext:value-type="float">
            <text:p>3.01710553180731</text:p>
          </table:table-cell>
          <table:table-cell table:formula="of:=([.$J$6]*[.E22]+[.$K$6]*[.F22]+[.$L$6]*[.G22])/(SQRT(POWER([.$J$6];2)+POWER([.$K$6];2)+POWER([.$L$6];2))*SQRT(POWER([.$E22];2)+POWER([.$F22];2)+POWER([.$G22];2)) )" office:value-type="float" office:value="0.99409740625486" calcext:value-type="float">
            <text:p>0.994097406254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4661980315539" calcext:value-type="float">
            <text:p>-0.674661980315539</text:p>
          </table:table-cell>
          <table:table-cell office:value-type="float" office:value="-0.459091848238485" calcext:value-type="float">
            <text:p>-0.459091848238485</text:p>
          </table:table-cell>
          <table:table-cell office:value-type="float" office:value="0.577984331273511" calcext:value-type="float">
            <text:p>0.577984331273511</text:p>
          </table:table-cell>
          <table:table-cell/>
          <table:table-cell table:formula="of:=[.$J$6]/[.E23]+[.$K$6]/[.F23]+[.$L$6]/[.G23]" office:value-type="float" office:value="3.01710553180731" calcext:value-type="float">
            <text:p>3.01710553180731</text:p>
          </table:table-cell>
          <table:table-cell table:formula="of:=([.$J$6]*[.E23]+[.$K$6]*[.F23]+[.$L$6]*[.G23])/(SQRT(POWER([.$J$6];2)+POWER([.$K$6];2)+POWER([.$L$6];2))*SQRT(POWER([.$E23];2)+POWER([.$F23];2)+POWER([.$G23];2)) )" office:value-type="float" office:value="0.99409740625486" calcext:value-type="float">
            <text:p>0.994097406254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8412637089262" calcext:value-type="float">
            <text:p>-0.678412637089262</text:p>
          </table:table-cell>
          <table:table-cell office:value-type="float" office:value="-0.454931807433683" calcext:value-type="float">
            <text:p>-0.454931807433683</text:p>
          </table:table-cell>
          <table:table-cell office:value-type="float" office:value="0.576882435529732" calcext:value-type="float">
            <text:p>0.576882435529732</text:p>
          </table:table-cell>
          <table:table-cell/>
          <table:table-cell table:formula="of:=[.$J$6]/[.E24]+[.$K$6]/[.F24]+[.$L$6]/[.G24]" office:value-type="float" office:value="3.02333325000662" calcext:value-type="float">
            <text:p>3.02333325000662</text:p>
          </table:table-cell>
          <table:table-cell table:formula="of:=([.$J$6]*[.E24]+[.$K$6]*[.F24]+[.$L$6]*[.G24])/(SQRT(POWER([.$J$6];2)+POWER([.$K$6];2)+POWER([.$L$6];2))*SQRT(POWER([.$E24];2)+POWER([.$F24];2)+POWER([.$G24];2)) )" office:value-type="float" office:value="0.994021399180903" calcext:value-type="float">
            <text:p>0.9940213991809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8412637089262" calcext:value-type="float">
            <text:p>-0.678412637089262</text:p>
          </table:table-cell>
          <table:table-cell office:value-type="float" office:value="-0.454931807433683" calcext:value-type="float">
            <text:p>-0.454931807433683</text:p>
          </table:table-cell>
          <table:table-cell office:value-type="float" office:value="0.576882435529732" calcext:value-type="float">
            <text:p>0.576882435529732</text:p>
          </table:table-cell>
          <table:table-cell/>
          <table:table-cell table:formula="of:=[.$J$6]/[.E25]+[.$K$6]/[.F25]+[.$L$6]/[.G25]" office:value-type="float" office:value="3.02333325000662" calcext:value-type="float">
            <text:p>3.02333325000662</text:p>
          </table:table-cell>
          <table:table-cell table:formula="of:=([.$J$6]*[.E25]+[.$K$6]*[.F25]+[.$L$6]*[.G25])/(SQRT(POWER([.$J$6];2)+POWER([.$K$6];2)+POWER([.$L$6];2))*SQRT(POWER([.$E25];2)+POWER([.$F25];2)+POWER([.$G25];2)) )" office:value-type="float" office:value="0.994021399180903" calcext:value-type="float">
            <text:p>0.9940213991809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8412637089262" calcext:value-type="float">
            <text:p>-0.678412637089262</text:p>
          </table:table-cell>
          <table:table-cell office:value-type="float" office:value="-0.454931807433683" calcext:value-type="float">
            <text:p>-0.454931807433683</text:p>
          </table:table-cell>
          <table:table-cell office:value-type="float" office:value="0.576882435529732" calcext:value-type="float">
            <text:p>0.576882435529732</text:p>
          </table:table-cell>
          <table:table-cell/>
          <table:table-cell table:formula="of:=[.$J$6]/[.E26]+[.$K$6]/[.F26]+[.$L$6]/[.G26]" office:value-type="float" office:value="3.02333325000662" calcext:value-type="float">
            <text:p>3.02333325000662</text:p>
          </table:table-cell>
          <table:table-cell table:formula="of:=([.$J$6]*[.E26]+[.$K$6]*[.F26]+[.$L$6]*[.G26])/(SQRT(POWER([.$J$6];2)+POWER([.$K$6];2)+POWER([.$L$6];2))*SQRT(POWER([.$E26];2)+POWER([.$F26];2)+POWER([.$G26];2)) )" office:value-type="float" office:value="0.994021399180903" calcext:value-type="float">
            <text:p>0.9940213991809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740042701233" calcext:value-type="float">
            <text:p>-0.67740042701233</text:p>
          </table:table-cell>
          <table:table-cell office:value-type="float" office:value="-0.452855882819677" calcext:value-type="float">
            <text:p>-0.452855882819677</text:p>
          </table:table-cell>
          <table:table-cell office:value-type="float" office:value="0.579698379227615" calcext:value-type="float">
            <text:p>0.579698379227615</text:p>
          </table:table-cell>
          <table:table-cell/>
          <table:table-cell table:formula="of:=[.$J$6]/[.E27]+[.$K$6]/[.F27]+[.$L$6]/[.G27]" office:value-type="float" office:value="3.02597103851255" calcext:value-type="float">
            <text:p>3.02597103851255</text:p>
          </table:table-cell>
          <table:table-cell table:formula="of:=([.$J$6]*[.E27]+[.$K$6]*[.F27]+[.$L$6]*[.G27])/(SQRT(POWER([.$J$6];2)+POWER([.$K$6];2)+POWER([.$L$6];2))*SQRT(POWER([.$E27];2)+POWER([.$F27];2)+POWER([.$G27];2)) )" office:value-type="float" office:value="0.993617998911418" calcext:value-type="float">
            <text:p>0.9936179989114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5067346831021" calcext:value-type="float">
            <text:p>-0.675067346831021</text:p>
          </table:table-cell>
          <table:table-cell office:value-type="float" office:value="-0.455798807236395" calcext:value-type="float">
            <text:p>-0.455798807236395</text:p>
          </table:table-cell>
          <table:table-cell office:value-type="float" office:value="0.580113372164791" calcext:value-type="float">
            <text:p>0.580113372164791</text:p>
          </table:table-cell>
          <table:table-cell/>
          <table:table-cell table:formula="of:=[.$J$6]/[.E28]+[.$K$6]/[.F28]+[.$L$6]/[.G28]" office:value-type="float" office:value="3.02153429527696" calcext:value-type="float">
            <text:p>3.02153429527696</text:p>
          </table:table-cell>
          <table:table-cell table:formula="of:=([.$J$6]*[.E28]+[.$K$6]*[.F28]+[.$L$6]*[.G28])/(SQRT(POWER([.$J$6];2)+POWER([.$K$6];2)+POWER([.$L$6];2))*SQRT(POWER([.$E28];2)+POWER([.$F28];2)+POWER([.$G28];2)) )" office:value-type="float" office:value="0.993716886228038" calcext:value-type="float">
            <text:p>0.9937168862280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5647480886155" calcext:value-type="float">
            <text:p>-0.675647480886155</text:p>
          </table:table-cell>
          <table:table-cell office:value-type="float" office:value="-0.455520369318389" calcext:value-type="float">
            <text:p>-0.455520369318389</text:p>
          </table:table-cell>
          <table:table-cell office:value-type="float" office:value="0.579656514418868" calcext:value-type="float">
            <text:p>0.579656514418868</text:p>
          </table:table-cell>
          <table:table-cell/>
          <table:table-cell table:formula="of:=[.$J$6]/[.E29]+[.$K$6]/[.F29]+[.$L$6]/[.G29]" office:value-type="float" office:value="3.02200741641451" calcext:value-type="float">
            <text:p>3.02200741641451</text:p>
          </table:table-cell>
          <table:table-cell table:formula="of:=([.$J$6]*[.E29]+[.$K$6]*[.F29]+[.$L$6]*[.G29])/(SQRT(POWER([.$J$6];2)+POWER([.$K$6];2)+POWER([.$L$6];2))*SQRT(POWER([.$E29];2)+POWER([.$F29];2)+POWER([.$G29];2)) )" office:value-type="float" office:value="0.993753991991504" calcext:value-type="float">
            <text:p>0.9937539919915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5647480886155" calcext:value-type="float">
            <text:p>-0.675647480886155</text:p>
          </table:table-cell>
          <table:table-cell office:value-type="float" office:value="-0.455520369318389" calcext:value-type="float">
            <text:p>-0.455520369318389</text:p>
          </table:table-cell>
          <table:table-cell office:value-type="float" office:value="0.579656514418868" calcext:value-type="float">
            <text:p>0.579656514418868</text:p>
          </table:table-cell>
          <table:table-cell/>
          <table:table-cell table:formula="of:=[.$J$6]/[.E30]+[.$K$6]/[.F30]+[.$L$6]/[.G30]" office:value-type="float" office:value="3.02200741641451" calcext:value-type="float">
            <text:p>3.02200741641451</text:p>
          </table:table-cell>
          <table:table-cell table:formula="of:=([.$J$6]*[.E30]+[.$K$6]*[.F30]+[.$L$6]*[.G30])/(SQRT(POWER([.$J$6];2)+POWER([.$K$6];2)+POWER([.$L$6];2))*SQRT(POWER([.$E30];2)+POWER([.$F30];2)+POWER([.$G30];2)) )" office:value-type="float" office:value="0.993753991991504" calcext:value-type="float">
            <text:p>0.9937539919915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6719164715125" calcext:value-type="float">
            <text:p>-0.676719164715125</text:p>
          </table:table-cell>
          <table:table-cell office:value-type="float" office:value="-0.453756083268911" calcext:value-type="float">
            <text:p>-0.453756083268911</text:p>
          </table:table-cell>
          <table:table-cell office:value-type="float" office:value="0.579790124962232" calcext:value-type="float">
            <text:p>0.579790124962232</text:p>
          </table:table-cell>
          <table:table-cell/>
          <table:table-cell table:formula="of:=[.$J$6]/[.E31]+[.$K$6]/[.F31]+[.$L$6]/[.G31]" office:value-type="float" office:value="3.02460289947678" calcext:value-type="float">
            <text:p>3.02460289947678</text:p>
          </table:table-cell>
          <table:table-cell table:formula="of:=([.$J$6]*[.E31]+[.$K$6]*[.F31]+[.$L$6]*[.G31])/(SQRT(POWER([.$J$6];2)+POWER([.$K$6];2)+POWER([.$L$6];2))*SQRT(POWER([.$E31];2)+POWER([.$F31];2)+POWER([.$G31];2)) )" office:value-type="float" office:value="0.993653635988865" calcext:value-type="float">
            <text:p>0.9936536359888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9316810901567" calcext:value-type="float">
            <text:p>-0.679316810901567</text:p>
          </table:table-cell>
          <table:table-cell office:value-type="float" office:value="-0.453386419942002" calcext:value-type="float">
            <text:p>-0.453386419942002</text:p>
          </table:table-cell>
          <table:table-cell office:value-type="float" office:value="0.577035028952922" calcext:value-type="float">
            <text:p>0.577035028952922</text:p>
          </table:table-cell>
          <table:table-cell/>
          <table:table-cell table:formula="of:=[.$J$6]/[.E32]+[.$K$6]/[.F32]+[.$L$6]/[.G32]" office:value-type="float" office:value="3.02562458286248" calcext:value-type="float">
            <text:p>3.02562458286248</text:p>
          </table:table-cell>
          <table:table-cell table:formula="of:=([.$J$6]*[.E32]+[.$K$6]*[.F32]+[.$L$6]*[.G32])/(SQRT(POWER([.$J$6];2)+POWER([.$K$6];2)+POWER([.$L$6];2))*SQRT(POWER([.$E32];2)+POWER([.$F32];2)+POWER([.$G32];2)) )" office:value-type="float" office:value="0.993926781501398" calcext:value-type="float">
            <text:p>0.9939267815013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9316810901567" calcext:value-type="float">
            <text:p>-0.679316810901567</text:p>
          </table:table-cell>
          <table:table-cell office:value-type="float" office:value="-0.453386419942002" calcext:value-type="float">
            <text:p>-0.453386419942002</text:p>
          </table:table-cell>
          <table:table-cell office:value-type="float" office:value="0.577035028952922" calcext:value-type="float">
            <text:p>0.577035028952922</text:p>
          </table:table-cell>
          <table:table-cell/>
          <table:table-cell table:formula="of:=[.$J$6]/[.E33]+[.$K$6]/[.F33]+[.$L$6]/[.G33]" office:value-type="float" office:value="3.02562458286248" calcext:value-type="float">
            <text:p>3.02562458286248</text:p>
          </table:table-cell>
          <table:table-cell table:formula="of:=([.$J$6]*[.E33]+[.$K$6]*[.F33]+[.$L$6]*[.G33])/(SQRT(POWER([.$J$6];2)+POWER([.$K$6];2)+POWER([.$L$6];2))*SQRT(POWER([.$E33];2)+POWER([.$F33];2)+POWER([.$G33];2)) )" office:value-type="float" office:value="0.993926781501398" calcext:value-type="float">
            <text:p>0.9939267815013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8982328303748" calcext:value-type="float">
            <text:p>-0.678982328303748</text:p>
          </table:table-cell>
          <table:table-cell office:value-type="float" office:value="-0.454223964927022" calcext:value-type="float">
            <text:p>-0.454223964927022</text:p>
          </table:table-cell>
          <table:table-cell office:value-type="float" office:value="0.576769960675134" calcext:value-type="float">
            <text:p>0.576769960675134</text:p>
          </table:table-cell>
          <table:table-cell/>
          <table:table-cell table:formula="of:=[.$J$6]/[.E34]+[.$K$6]/[.F34]+[.$L$6]/[.G34]" office:value-type="float" office:value="3.02441191634855" calcext:value-type="float">
            <text:p>3.02441191634855</text:p>
          </table:table-cell>
          <table:table-cell table:formula="of:=([.$J$6]*[.E34]+[.$K$6]*[.F34]+[.$L$6]*[.G34])/(SQRT(POWER([.$J$6];2)+POWER([.$K$6];2)+POWER([.$L$6];2))*SQRT(POWER([.$E34];2)+POWER([.$F34];2)+POWER([.$G34];2)) )" office:value-type="float" office:value="0.993997368576799" calcext:value-type="float">
            <text:p>0.9939973685767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6176426971997" calcext:value-type="float">
            <text:p>-0.676176426971997</text:p>
          </table:table-cell>
          <table:table-cell office:value-type="float" office:value="-0.455392964867863" calcext:value-type="float">
            <text:p>-0.455392964867863</text:p>
          </table:table-cell>
          <table:table-cell office:value-type="float" office:value="0.579139609382955" calcext:value-type="float">
            <text:p>0.579139609382955</text:p>
          </table:table-cell>
          <table:table-cell/>
          <table:table-cell table:formula="of:=[.$J$6]/[.E35]+[.$K$6]/[.F35]+[.$L$6]/[.G35]" office:value-type="float" office:value="3.02227201857186" calcext:value-type="float">
            <text:p>3.02227201857186</text:p>
          </table:table-cell>
          <table:table-cell table:formula="of:=([.$J$6]*[.E35]+[.$K$6]*[.F35]+[.$L$6]*[.G35])/(SQRT(POWER([.$J$6];2)+POWER([.$K$6];2)+POWER([.$L$6];2))*SQRT(POWER([.$E35];2)+POWER([.$F35];2)+POWER([.$G35];2)) )" office:value-type="float" office:value="0.993804201357525" calcext:value-type="float">
            <text:p>0.993804201357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6176426971997" calcext:value-type="float">
            <text:p>-0.676176426971997</text:p>
          </table:table-cell>
          <table:table-cell office:value-type="float" office:value="-0.455392964867863" calcext:value-type="float">
            <text:p>-0.455392964867863</text:p>
          </table:table-cell>
          <table:table-cell office:value-type="float" office:value="0.579139609382955" calcext:value-type="float">
            <text:p>0.579139609382955</text:p>
          </table:table-cell>
          <table:table-cell/>
          <table:table-cell table:formula="of:=[.$J$6]/[.E36]+[.$K$6]/[.F36]+[.$L$6]/[.G36]" office:value-type="float" office:value="3.02227201857186" calcext:value-type="float">
            <text:p>3.02227201857186</text:p>
          </table:table-cell>
          <table:table-cell table:formula="of:=([.$J$6]*[.E36]+[.$K$6]*[.F36]+[.$L$6]*[.G36])/(SQRT(POWER([.$J$6];2)+POWER([.$K$6];2)+POWER([.$L$6];2))*SQRT(POWER([.$E36];2)+POWER([.$F36];2)+POWER([.$G36];2)) )" office:value-type="float" office:value="0.993804201357525" calcext:value-type="float">
            <text:p>0.9938042013575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6636826284307" calcext:value-type="float">
            <text:p>-0.676636826284307</text:p>
          </table:table-cell>
          <table:table-cell office:value-type="float" office:value="-0.455273262840153" calcext:value-type="float">
            <text:p>-0.455273262840153</text:p>
          </table:table-cell>
          <table:table-cell office:value-type="float" office:value="0.578695828098649" calcext:value-type="float">
            <text:p>0.578695828098649</text:p>
          </table:table-cell>
          <table:table-cell/>
          <table:table-cell table:formula="of:=[.$J$6]/[.E37]+[.$K$6]/[.F37]+[.$L$6]/[.G37]" office:value-type="float" office:value="3.02251766666756" calcext:value-type="float">
            <text:p>3.02251766666756</text:p>
          </table:table-cell>
          <table:table-cell table:formula="of:=([.$J$6]*[.E37]+[.$K$6]*[.F37]+[.$L$6]*[.G37])/(SQRT(POWER([.$J$6];2)+POWER([.$K$6];2)+POWER([.$L$6];2))*SQRT(POWER([.$E37];2)+POWER([.$F37];2)+POWER([.$G37];2)) )" office:value-type="float" office:value="0.99384634493294" calcext:value-type="float">
            <text:p>0.993846344932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7857618834468" calcext:value-type="float">
            <text:p>-0.677857618834468</text:p>
          </table:table-cell>
          <table:table-cell office:value-type="float" office:value="-0.453366730318673" calcext:value-type="float">
            <text:p>-0.453366730318673</text:p>
          </table:table-cell>
          <table:table-cell office:value-type="float" office:value="0.578763903874646" calcext:value-type="float">
            <text:p>0.578763903874646</text:p>
          </table:table-cell>
          <table:table-cell/>
          <table:table-cell table:formula="of:=[.$J$6]/[.E38]+[.$K$6]/[.F38]+[.$L$6]/[.G38]" office:value-type="float" office:value="3.02535015495344" calcext:value-type="float">
            <text:p>3.02535015495344</text:p>
          </table:table-cell>
          <table:table-cell table:formula="of:=([.$J$6]*[.E38]+[.$K$6]*[.F38]+[.$L$6]*[.G38])/(SQRT(POWER([.$J$6];2)+POWER([.$K$6];2)+POWER([.$L$6];2))*SQRT(POWER([.$E38];2)+POWER([.$F38];2)+POWER([.$G38];2)) )" office:value-type="float" office:value="0.993744310425413" calcext:value-type="float">
            <text:p>0.9937443104254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7890157557178" calcext:value-type="float">
            <text:p>-0.677890157557178</text:p>
          </table:table-cell>
          <table:table-cell office:value-type="float" office:value="-0.453909633461518" calcext:value-type="float">
            <text:p>-0.453909633461518</text:p>
          </table:table-cell>
          <table:table-cell office:value-type="float" office:value="0.578300076896014" calcext:value-type="float">
            <text:p>0.578300076896014</text:p>
          </table:table-cell>
          <table:table-cell/>
          <table:table-cell table:formula="of:=[.$J$6]/[.E39]+[.$K$6]/[.F39]+[.$L$6]/[.G39]" office:value-type="float" office:value="3.02461151554344" calcext:value-type="float">
            <text:p>3.02461151554344</text:p>
          </table:table-cell>
          <table:table-cell table:formula="of:=([.$J$6]*[.E39]+[.$K$6]*[.F39]+[.$L$6]*[.G39])/(SQRT(POWER([.$J$6];2)+POWER([.$K$6];2)+POWER([.$L$6];2))*SQRT(POWER([.$E39];2)+POWER([.$F39];2)+POWER([.$G39];2)) )" office:value-type="float" office:value="0.993821184195437" calcext:value-type="float">
            <text:p>0.9938211841954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0234064033616" calcext:value-type="float">
            <text:p>-0.680234064033616</text:p>
          </table:table-cell>
          <table:table-cell office:value-type="float" office:value="-0.45339190012353" calcext:value-type="float">
            <text:p>-0.45339190012353</text:p>
          </table:table-cell>
          <table:table-cell office:value-type="float" office:value="0.575949132329137" calcext:value-type="float">
            <text:p>0.575949132329137</text:p>
          </table:table-cell>
          <table:table-cell/>
          <table:table-cell table:formula="of:=[.$J$6]/[.E40]+[.$K$6]/[.F40]+[.$L$6]/[.G40]" office:value-type="float" office:value="3.02582588278037" calcext:value-type="float">
            <text:p>3.02582588278037</text:p>
          </table:table-cell>
          <table:table-cell table:formula="of:=([.$J$6]*[.E40]+[.$K$6]*[.F40]+[.$L$6]*[.G40])/(SQRT(POWER([.$J$6];2)+POWER([.$K$6];2)+POWER([.$L$6];2))*SQRT(POWER([.$E40];2)+POWER([.$F40];2)+POWER([.$G40];2)) )" office:value-type="float" office:value="0.99403833555205" calcext:value-type="float">
            <text:p>0.994038335552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99174874253" calcext:value-type="float">
            <text:p>-0.6799174874253</text:p>
          </table:table-cell>
          <table:table-cell office:value-type="float" office:value="-0.454043926162737" calcext:value-type="float">
            <text:p>-0.454043926162737</text:p>
          </table:table-cell>
          <table:table-cell office:value-type="float" office:value="0.575809276938115" calcext:value-type="float">
            <text:p>0.575809276938115</text:p>
          </table:table-cell>
          <table:table-cell/>
          <table:table-cell table:formula="of:=[.$J$6]/[.E41]+[.$K$6]/[.F41]+[.$L$6]/[.G41]" office:value-type="float" office:value="3.02486775932066" calcext:value-type="float">
            <text:p>3.02486775932066</text:p>
          </table:table-cell>
          <table:table-cell table:formula="of:=([.$J$6]*[.E41]+[.$K$6]*[.F41]+[.$L$6]*[.G41])/(SQRT(POWER([.$J$6];2)+POWER([.$K$6];2)+POWER([.$L$6];2))*SQRT(POWER([.$E41];2)+POWER([.$F41];2)+POWER([.$G41];2)) )" office:value-type="float" office:value="0.994086622259919" calcext:value-type="float">
            <text:p>0.9940866222599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8149911162377" calcext:value-type="float">
            <text:p>-0.678149911162377</text:p>
          </table:table-cell>
          <table:table-cell office:value-type="float" office:value="-0.459420677075514" calcext:value-type="float">
            <text:p>-0.459420677075514</text:p>
          </table:table-cell>
          <table:table-cell office:value-type="float" office:value="0.573624737494763" calcext:value-type="float">
            <text:p>0.573624737494763</text:p>
          </table:table-cell>
          <table:table-cell/>
          <table:table-cell table:formula="of:=[.$J$6]/[.E42]+[.$K$6]/[.F42]+[.$L$6]/[.G42]" office:value-type="float" office:value="3.01741735071641" calcext:value-type="float">
            <text:p>3.01741735071641</text:p>
          </table:table-cell>
          <table:table-cell table:formula="of:=([.$J$6]*[.E42]+[.$K$6]*[.F42]+[.$L$6]*[.G42])/(SQRT(POWER([.$J$6];2)+POWER([.$K$6];2)+POWER([.$L$6];2))*SQRT(POWER([.$E42];2)+POWER([.$F42];2)+POWER([.$G42];2)) )" office:value-type="float" office:value="0.994568371021621" calcext:value-type="float">
            <text:p>0.9945683710216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7397634730118" calcext:value-type="float">
            <text:p>-0.677397634730118</text:p>
          </table:table-cell>
          <table:table-cell office:value-type="float" office:value="-0.458746989818776" calcext:value-type="float">
            <text:p>-0.458746989818776</text:p>
          </table:table-cell>
          <table:table-cell office:value-type="float" office:value="0.575050992342639" calcext:value-type="float">
            <text:p>0.575050992342639</text:p>
          </table:table-cell>
          <table:table-cell/>
          <table:table-cell table:formula="of:=[.$J$6]/[.E43]+[.$K$6]/[.F43]+[.$L$6]/[.G43]" office:value-type="float" office:value="3.0180997742127" calcext:value-type="float">
            <text:p>3.0180997742127</text:p>
          </table:table-cell>
          <table:table-cell table:formula="of:=([.$J$6]*[.E43]+[.$K$6]*[.F43]+[.$L$6]*[.G43])/(SQRT(POWER([.$J$6];2)+POWER([.$K$6];2)+POWER([.$L$6];2))*SQRT(POWER([.$E43];2)+POWER([.$F43];2)+POWER([.$G43];2)) )" office:value-type="float" office:value="0.994392488109531" calcext:value-type="float">
            <text:p>0.9943924881095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6812326622421" calcext:value-type="float">
            <text:p>-0.676812326622421</text:p>
          </table:table-cell>
          <table:table-cell office:value-type="float" office:value="-0.462175456554655" calcext:value-type="float">
            <text:p>-0.462175456554655</text:p>
          </table:table-cell>
          <table:table-cell office:value-type="float" office:value="0.572991205770596" calcext:value-type="float">
            <text:p>0.572991205770596</text:p>
          </table:table-cell>
          <table:table-cell/>
          <table:table-cell table:formula="of:=[.$J$6]/[.E44]+[.$K$6]/[.F44]+[.$L$6]/[.G44]" office:value-type="float" office:value="3.01366827290057" calcext:value-type="float">
            <text:p>3.01366827290057</text:p>
          </table:table-cell>
          <table:table-cell table:formula="of:=([.$J$6]*[.E44]+[.$K$6]*[.F44]+[.$L$6]*[.G44])/(SQRT(POWER([.$J$6];2)+POWER([.$K$6];2)+POWER([.$L$6];2))*SQRT(POWER([.$E44];2)+POWER([.$F44];2)+POWER([.$G44];2)) )" office:value-type="float" office:value="0.994751398725085" calcext:value-type="float">
            <text:p>0.9947513987250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833259067473" calcext:value-type="float">
            <text:p>-0.67833259067473</text:p>
          </table:table-cell>
          <table:table-cell office:value-type="float" office:value="-0.460396102719999" calcext:value-type="float">
            <text:p>-0.460396102719999</text:p>
          </table:table-cell>
          <table:table-cell office:value-type="float" office:value="0.572625815894417" calcext:value-type="float">
            <text:p>0.572625815894417</text:p>
          </table:table-cell>
          <table:table-cell/>
          <table:table-cell table:formula="of:=[.$J$6]/[.E45]+[.$K$6]/[.F45]+[.$L$6]/[.G45]" office:value-type="float" office:value="3.01623865904672" calcext:value-type="float">
            <text:p>3.01623865904672</text:p>
          </table:table-cell>
          <table:table-cell table:formula="of:=([.$J$6]*[.E45]+[.$K$6]*[.F45]+[.$L$6]*[.G45])/(SQRT(POWER([.$J$6];2)+POWER([.$K$6];2)+POWER([.$L$6];2))*SQRT(POWER([.$E45];2)+POWER([.$F45];2)+POWER([.$G45];2)) )" office:value-type="float" office:value="0.994712121519823" calcext:value-type="float">
            <text:p>0.9947121215198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833259067473" calcext:value-type="float">
            <text:p>-0.67833259067473</text:p>
          </table:table-cell>
          <table:table-cell office:value-type="float" office:value="-0.460396102719999" calcext:value-type="float">
            <text:p>-0.460396102719999</text:p>
          </table:table-cell>
          <table:table-cell office:value-type="float" office:value="0.572625815894417" calcext:value-type="float">
            <text:p>0.572625815894417</text:p>
          </table:table-cell>
          <table:table-cell/>
          <table:table-cell table:formula="of:=[.$J$6]/[.E46]+[.$K$6]/[.F46]+[.$L$6]/[.G46]" office:value-type="float" office:value="3.01623865904672" calcext:value-type="float">
            <text:p>3.01623865904672</text:p>
          </table:table-cell>
          <table:table-cell table:formula="of:=([.$J$6]*[.E46]+[.$K$6]*[.F46]+[.$L$6]*[.G46])/(SQRT(POWER([.$J$6];2)+POWER([.$K$6];2)+POWER([.$L$6];2))*SQRT(POWER([.$E46];2)+POWER([.$F46];2)+POWER([.$G46];2)) )" office:value-type="float" office:value="0.994712121519823" calcext:value-type="float">
            <text:p>0.9947121215198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8478658558643" calcext:value-type="float">
            <text:p>-0.678478658558643</text:p>
          </table:table-cell>
          <table:table-cell office:value-type="float" office:value="-0.460567303424333" calcext:value-type="float">
            <text:p>-0.460567303424333</text:p>
          </table:table-cell>
          <table:table-cell office:value-type="float" office:value="0.572315008449808" calcext:value-type="float">
            <text:p>0.572315008449808</text:p>
          </table:table-cell>
          <table:table-cell/>
          <table:table-cell table:formula="of:=[.$J$6]/[.E47]+[.$K$6]/[.F47]+[.$L$6]/[.G47]" office:value-type="float" office:value="3.01606307871232" calcext:value-type="float">
            <text:p>3.01606307871232</text:p>
          </table:table-cell>
          <table:table-cell table:formula="of:=([.$J$6]*[.E47]+[.$K$6]*[.F47]+[.$L$6]*[.G47])/(SQRT(POWER([.$J$6];2)+POWER([.$K$6];2)+POWER([.$L$6];2))*SQRT(POWER([.$E47];2)+POWER([.$F47];2)+POWER([.$G47];2)) )" office:value-type="float" office:value="0.994750609317546" calcext:value-type="float">
            <text:p>0.9947506093175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0231279904086" calcext:value-type="float">
            <text:p>-0.680231279904086</text:p>
          </table:table-cell>
          <table:table-cell office:value-type="float" office:value="-0.460224907456947" calcext:value-type="float">
            <text:p>-0.460224907456947</text:p>
          </table:table-cell>
          <table:table-cell office:value-type="float" office:value="0.570507178216273" calcext:value-type="float">
            <text:p>0.570507178216273</text:p>
          </table:table-cell>
          <table:table-cell/>
          <table:table-cell table:formula="of:=[.$J$6]/[.E48]+[.$K$6]/[.F48]+[.$L$6]/[.G48]" office:value-type="float" office:value="3.01696261968323" calcext:value-type="float">
            <text:p>3.01696261968323</text:p>
          </table:table-cell>
          <table:table-cell table:formula="of:=([.$J$6]*[.E48]+[.$K$6]*[.F48]+[.$L$6]*[.G48])/(SQRT(POWER([.$J$6];2)+POWER([.$K$6];2)+POWER([.$L$6];2))*SQRT(POWER([.$E48];2)+POWER([.$F48];2)+POWER([.$G48];2)) )" office:value-type="float" office:value="0.994911680556803" calcext:value-type="float">
            <text:p>0.9949116805568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8981734159075" calcext:value-type="float">
            <text:p>-0.678981734159075</text:p>
          </table:table-cell>
          <table:table-cell office:value-type="float" office:value="-0.461442858043785" calcext:value-type="float">
            <text:p>-0.461442858043785</text:p>
          </table:table-cell>
          <table:table-cell office:value-type="float" office:value="0.571011640370595" calcext:value-type="float">
            <text:p>0.571011640370595</text:p>
          </table:table-cell>
          <table:table-cell/>
          <table:table-cell table:formula="of:=[.$J$6]/[.E49]+[.$K$6]/[.F49]+[.$L$6]/[.G49]" office:value-type="float" office:value="3.0151184437131" calcext:value-type="float">
            <text:p>3.0151184437131</text:p>
          </table:table-cell>
          <table:table-cell table:formula="of:=([.$J$6]*[.E49]+[.$K$6]*[.F49]+[.$L$6]*[.G49])/(SQRT(POWER([.$J$6];2)+POWER([.$K$6];2)+POWER([.$L$6];2))*SQRT(POWER([.$E49];2)+POWER([.$F49];2)+POWER([.$G49];2)) )" office:value-type="float" office:value="0.994917239890715" calcext:value-type="float">
            <text:p>0.9949172398907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9286095321828" calcext:value-type="float">
            <text:p>-0.679286095321828</text:p>
          </table:table-cell>
          <table:table-cell office:value-type="float" office:value="-0.463722533932438" calcext:value-type="float">
            <text:p>-0.463722533932438</text:p>
          </table:table-cell>
          <table:table-cell office:value-type="float" office:value="0.568798569113622" calcext:value-type="float">
            <text:p>0.568798569113622</text:p>
          </table:table-cell>
          <table:table-cell/>
          <table:table-cell table:formula="of:=[.$J$6]/[.E50]+[.$K$6]/[.F50]+[.$L$6]/[.G50]" office:value-type="float" office:value="3.01247173034239" calcext:value-type="float">
            <text:p>3.01247173034239</text:p>
          </table:table-cell>
          <table:table-cell table:formula="of:=([.$J$6]*[.E50]+[.$K$6]*[.F50]+[.$L$6]*[.G50])/(SQRT(POWER([.$J$6];2)+POWER([.$K$6];2)+POWER([.$L$6];2))*SQRT(POWER([.$E50];2)+POWER([.$F50];2)+POWER([.$G50];2)) )" office:value-type="float" office:value="0.995227086627825" calcext:value-type="float">
            <text:p>0.9952270866278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7831455468513" calcext:value-type="float">
            <text:p>-0.677831455468513</text:p>
          </table:table-cell>
          <table:table-cell office:value-type="float" office:value="-0.465868363119118" calcext:value-type="float">
            <text:p>-0.465868363119118</text:p>
          </table:table-cell>
          <table:table-cell office:value-type="float" office:value="0.568780437622595" calcext:value-type="float">
            <text:p>0.568780437622595</text:p>
          </table:table-cell>
          <table:table-cell/>
          <table:table-cell table:formula="of:=[.$J$6]/[.E51]+[.$K$6]/[.F51]+[.$L$6]/[.G51]" office:value-type="float" office:value="3.0095538489874" calcext:value-type="float">
            <text:p>3.0095538489874</text:p>
          </table:table-cell>
          <table:table-cell table:formula="of:=([.$J$6]*[.E51]+[.$K$6]*[.F51]+[.$L$6]*[.G51])/(SQRT(POWER([.$J$6];2)+POWER([.$K$6];2)+POWER([.$L$6];2))*SQRT(POWER([.$E51];2)+POWER([.$F51];2)+POWER([.$G51];2)) )" office:value-type="float" office:value="0.995314231479973" calcext:value-type="float">
            <text:p>0.9953142314799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8902310989729" calcext:value-type="float">
            <text:p>-0.678902310989729</text:p>
          </table:table-cell>
          <table:table-cell office:value-type="float" office:value="-0.464570605577633" calcext:value-type="float">
            <text:p>-0.464570605577633</text:p>
          </table:table-cell>
          <table:table-cell office:value-type="float" office:value="0.568564688110365" calcext:value-type="float">
            <text:p>0.568564688110365</text:p>
          </table:table-cell>
          <table:table-cell/>
          <table:table-cell table:formula="of:=[.$J$6]/[.E52]+[.$K$6]/[.F52]+[.$L$6]/[.G52]" office:value-type="float" office:value="3.01136565020405" calcext:value-type="float">
            <text:p>3.01136565020405</text:p>
          </table:table-cell>
          <table:table-cell table:formula="of:=([.$J$6]*[.E52]+[.$K$6]*[.F52]+[.$L$6]*[.G52])/(SQRT(POWER([.$J$6];2)+POWER([.$K$6];2)+POWER([.$L$6];2))*SQRT(POWER([.$E52];2)+POWER([.$F52];2)+POWER([.$G52];2)) )" office:value-type="float" office:value="0.995283952202954" calcext:value-type="float">
            <text:p>0.9952839522029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9031739609161" calcext:value-type="float">
            <text:p>-0.679031739609161</text:p>
          </table:table-cell>
          <table:table-cell office:value-type="float" office:value="-0.46248102807557" calcext:value-type="float">
            <text:p>-0.46248102807557</text:p>
          </table:table-cell>
          <table:table-cell office:value-type="float" office:value="0.570111563883351" calcext:value-type="float">
            <text:p>0.570111563883351</text:p>
          </table:table-cell>
          <table:table-cell/>
          <table:table-cell table:formula="of:=[.$J$6]/[.E53]+[.$K$6]/[.F53]+[.$L$6]/[.G53]" office:value-type="float" office:value="3.01387473319149" calcext:value-type="float">
            <text:p>3.01387473319149</text:p>
          </table:table-cell>
          <table:table-cell table:formula="of:=([.$J$6]*[.E53]+[.$K$6]*[.F53]+[.$L$6]*[.G53])/(SQRT(POWER([.$J$6];2)+POWER([.$K$6];2)+POWER([.$L$6];2))*SQRT(POWER([.$E53];2)+POWER([.$F53];2)+POWER([.$G53];2)) )" office:value-type="float" office:value="0.995049253210227" calcext:value-type="float">
            <text:p>0.9950492532102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8823405084296" calcext:value-type="float">
            <text:p>-0.678823405084296</text:p>
          </table:table-cell>
          <table:table-cell office:value-type="float" office:value="-0.46325224777477" calcext:value-type="float">
            <text:p>-0.46325224777477</text:p>
          </table:table-cell>
          <table:table-cell office:value-type="float" office:value="0.569733393475743" calcext:value-type="float">
            <text:p>0.569733393475743</text:p>
          </table:table-cell>
          <table:table-cell/>
          <table:table-cell table:formula="of:=[.$J$6]/[.E54]+[.$K$6]/[.F54]+[.$L$6]/[.G54]" office:value-type="float" office:value="3.01289402712639" calcext:value-type="float">
            <text:p>3.01289402712639</text:p>
          </table:table-cell>
          <table:table-cell table:formula="of:=([.$J$6]*[.E54]+[.$K$6]*[.F54]+[.$L$6]*[.G54])/(SQRT(POWER([.$J$6];2)+POWER([.$K$6];2)+POWER([.$L$6];2))*SQRT(POWER([.$E54];2)+POWER([.$F54];2)+POWER([.$G54];2)) )" office:value-type="float" office:value="0.995118153565109" calcext:value-type="float">
            <text:p>0.9951181535651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8873567453085" calcext:value-type="float">
            <text:p>-0.678873567453085</text:p>
          </table:table-cell>
          <table:table-cell office:value-type="float" office:value="-0.463559753001129" calcext:value-type="float">
            <text:p>-0.463559753001129</text:p>
          </table:table-cell>
          <table:table-cell office:value-type="float" office:value="0.569423423131727" calcext:value-type="float">
            <text:p>0.569423423131727</text:p>
          </table:table-cell>
          <table:table-cell/>
          <table:table-cell table:formula="of:=[.$J$6]/[.E55]+[.$K$6]/[.F55]+[.$L$6]/[.G55]" office:value-type="float" office:value="3.01254362652035" calcext:value-type="float">
            <text:p>3.01254362652035</text:p>
          </table:table-cell>
          <table:table-cell table:formula="of:=([.$J$6]*[.E55]+[.$K$6]*[.F55]+[.$L$6]*[.G55])/(SQRT(POWER([.$J$6];2)+POWER([.$K$6];2)+POWER([.$L$6];2))*SQRT(POWER([.$E55];2)+POWER([.$F55];2)+POWER([.$G55];2)) )" office:value-type="float" office:value="0.995160700230252" calcext:value-type="float">
            <text:p>0.9951607002302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9598748572057" calcext:value-type="float">
            <text:p>-0.679598748572057</text:p>
          </table:table-cell>
          <table:table-cell office:value-type="float" office:value="-0.463828529427501" calcext:value-type="float">
            <text:p>-0.463828529427501</text:p>
          </table:table-cell>
          <table:table-cell office:value-type="float" office:value="0.568338487372107" calcext:value-type="float">
            <text:p>0.568338487372107</text:p>
          </table:table-cell>
          <table:table-cell/>
          <table:table-cell table:formula="of:=[.$J$6]/[.E56]+[.$K$6]/[.F56]+[.$L$6]/[.G56]" office:value-type="float" office:value="3.01244073226995" calcext:value-type="float">
            <text:p>3.01244073226995</text:p>
          </table:table-cell>
          <table:table-cell table:formula="of:=([.$J$6]*[.E56]+[.$K$6]*[.F56]+[.$L$6]*[.G56])/(SQRT(POWER([.$J$6];2)+POWER([.$K$6];2)+POWER([.$L$6];2))*SQRT(POWER([.$E56];2)+POWER([.$F56];2)+POWER([.$G56];2)) )" office:value-type="float" office:value="0.995275005197288" calcext:value-type="float">
            <text:p>0.9952750051972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9598748572057" calcext:value-type="float">
            <text:p>-0.679598748572057</text:p>
          </table:table-cell>
          <table:table-cell office:value-type="float" office:value="-0.463828529427501" calcext:value-type="float">
            <text:p>-0.463828529427501</text:p>
          </table:table-cell>
          <table:table-cell office:value-type="float" office:value="0.568338487372107" calcext:value-type="float">
            <text:p>0.568338487372107</text:p>
          </table:table-cell>
          <table:table-cell/>
          <table:table-cell table:formula="of:=[.$J$6]/[.E57]+[.$K$6]/[.F57]+[.$L$6]/[.G57]" office:value-type="float" office:value="3.01244073226995" calcext:value-type="float">
            <text:p>3.01244073226995</text:p>
          </table:table-cell>
          <table:table-cell table:formula="of:=([.$J$6]*[.E57]+[.$K$6]*[.F57]+[.$L$6]*[.G57])/(SQRT(POWER([.$J$6];2)+POWER([.$K$6];2)+POWER([.$L$6];2))*SQRT(POWER([.$E57];2)+POWER([.$F57];2)+POWER([.$G57];2)) )" office:value-type="float" office:value="0.995275005197288" calcext:value-type="float">
            <text:p>0.9952750051972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9294772983444" calcext:value-type="float">
            <text:p>-0.679294772983444</text:p>
          </table:table-cell>
          <table:table-cell office:value-type="float" office:value="-0.467440709588513" calcext:value-type="float">
            <text:p>-0.467440709588513</text:p>
          </table:table-cell>
          <table:table-cell office:value-type="float" office:value="0.565736506172934" calcext:value-type="float">
            <text:p>0.565736506172934</text:p>
          </table:table-cell>
          <table:table-cell/>
          <table:table-cell table:formula="of:=[.$J$6]/[.E58]+[.$K$6]/[.F58]+[.$L$6]/[.G58]" office:value-type="float" office:value="3.00822621475087" calcext:value-type="float">
            <text:p>3.00822621475087</text:p>
          </table:table-cell>
          <table:table-cell table:formula="of:=([.$J$6]*[.E58]+[.$K$6]*[.F58]+[.$L$6]*[.G58])/(SQRT(POWER([.$J$6];2)+POWER([.$K$6];2)+POWER([.$L$6];2))*SQRT(POWER([.$E58];2)+POWER([.$F58];2)+POWER([.$G58];2)) )" office:value-type="float" office:value="0.99565995042722" calcext:value-type="float">
            <text:p>0.995659950427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9740268181468" calcext:value-type="float">
            <text:p>-0.679740268181468</text:p>
          </table:table-cell>
          <table:table-cell office:value-type="float" office:value="-0.466147769187031" calcext:value-type="float">
            <text:p>-0.466147769187031</text:p>
          </table:table-cell>
          <table:table-cell office:value-type="float" office:value="0.566267979930475" calcext:value-type="float">
            <text:p>0.566267979930475</text:p>
          </table:table-cell>
          <table:table-cell/>
          <table:table-cell table:formula="of:=[.$J$6]/[.E59]+[.$K$6]/[.F59]+[.$L$6]/[.G59]" office:value-type="float" office:value="3.00981676443567" calcext:value-type="float">
            <text:p>3.00981676443567</text:p>
          </table:table-cell>
          <table:table-cell table:formula="of:=([.$J$6]*[.E59]+[.$K$6]*[.F59]+[.$L$6]*[.G59])/(SQRT(POWER([.$J$6];2)+POWER([.$K$6];2)+POWER([.$L$6];2))*SQRT(POWER([.$E59];2)+POWER([.$F59];2)+POWER([.$G59];2)) )" office:value-type="float" office:value="0.995561436663907" calcext:value-type="float">
            <text:p>0.9955614366639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9740268181468" calcext:value-type="float">
            <text:p>-0.679740268181468</text:p>
          </table:table-cell>
          <table:table-cell office:value-type="float" office:value="-0.466147769187031" calcext:value-type="float">
            <text:p>-0.466147769187031</text:p>
          </table:table-cell>
          <table:table-cell office:value-type="float" office:value="0.566267979930475" calcext:value-type="float">
            <text:p>0.566267979930475</text:p>
          </table:table-cell>
          <table:table-cell/>
          <table:table-cell table:formula="of:=[.$J$6]/[.E60]+[.$K$6]/[.F60]+[.$L$6]/[.G60]" office:value-type="float" office:value="3.00981676443567" calcext:value-type="float">
            <text:p>3.00981676443567</text:p>
          </table:table-cell>
          <table:table-cell table:formula="of:=([.$J$6]*[.E60]+[.$K$6]*[.F60]+[.$L$6]*[.G60])/(SQRT(POWER([.$J$6];2)+POWER([.$K$6];2)+POWER([.$L$6];2))*SQRT(POWER([.$E60];2)+POWER([.$F60];2)+POWER([.$G60];2)) )" office:value-type="float" office:value="0.995561436663907" calcext:value-type="float">
            <text:p>0.9955614366639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9737163515769" calcext:value-type="float">
            <text:p>-0.679737163515769</text:p>
          </table:table-cell>
          <table:table-cell office:value-type="float" office:value="-0.465089830800454" calcext:value-type="float">
            <text:p>-0.465089830800454</text:p>
          </table:table-cell>
          <table:table-cell office:value-type="float" office:value="0.567140932944839" calcext:value-type="float">
            <text:p>0.567140932944839</text:p>
          </table:table-cell>
          <table:table-cell/>
          <table:table-cell table:formula="of:=[.$J$6]/[.E61]+[.$K$6]/[.F61]+[.$L$6]/[.G61]" office:value-type="float" office:value="3.01102003213223" calcext:value-type="float">
            <text:p>3.01102003213223</text:p>
          </table:table-cell>
          <table:table-cell table:formula="of:=([.$J$6]*[.E61]+[.$K$6]*[.F61]+[.$L$6]*[.G61])/(SQRT(POWER([.$J$6];2)+POWER([.$K$6];2)+POWER([.$L$6];2))*SQRT(POWER([.$E61];2)+POWER([.$F61];2)+POWER([.$G61];2)) )" office:value-type="float" office:value="0.995438662791419" calcext:value-type="float">
            <text:p>0.9954386627914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9605338527691" calcext:value-type="float">
            <text:p>-0.679605338527691</text:p>
          </table:table-cell>
          <table:table-cell office:value-type="float" office:value="-0.465317720728531" calcext:value-type="float">
            <text:p>-0.465317720728531</text:p>
          </table:table-cell>
          <table:table-cell office:value-type="float" office:value="0.567111984197713" calcext:value-type="float">
            <text:p>0.567111984197713</text:p>
          </table:table-cell>
          <table:table-cell/>
          <table:table-cell table:formula="of:=[.$J$6]/[.E62]+[.$K$6]/[.F62]+[.$L$6]/[.G62]" office:value-type="float" office:value="3.01071728687392" calcext:value-type="float">
            <text:p>3.01071728687392</text:p>
          </table:table-cell>
          <table:table-cell table:formula="of:=([.$J$6]*[.E62]+[.$K$6]*[.F62]+[.$L$6]*[.G62])/(SQRT(POWER([.$J$6];2)+POWER([.$K$6];2)+POWER([.$L$6];2))*SQRT(POWER([.$E62];2)+POWER([.$F62];2)+POWER([.$G62];2)) )" office:value-type="float" office:value="0.995450506377462" calcext:value-type="float">
            <text:p>0.9954505063774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9198833489932" calcext:value-type="float">
            <text:p>-0.679198833489932</text:p>
          </table:table-cell>
          <table:table-cell office:value-type="float" office:value="-0.465990035458381" calcext:value-type="float">
            <text:p>-0.465990035458381</text:p>
          </table:table-cell>
          <table:table-cell office:value-type="float" office:value="0.567046939361647" calcext:value-type="float">
            <text:p>0.567046939361647</text:p>
          </table:table-cell>
          <table:table-cell/>
          <table:table-cell table:formula="of:=[.$J$6]/[.E63]+[.$K$6]/[.F63]+[.$L$6]/[.G63]" office:value-type="float" office:value="3.0098233364875" calcext:value-type="float">
            <text:p>3.0098233364875</text:p>
          </table:table-cell>
          <table:table-cell table:formula="of:=([.$J$6]*[.E63]+[.$K$6]*[.F63]+[.$L$6]*[.G63])/(SQRT(POWER([.$J$6];2)+POWER([.$K$6];2)+POWER([.$L$6];2))*SQRT(POWER([.$E63];2)+POWER([.$F63];2)+POWER([.$G63];2)) )" office:value-type="float" office:value="0.995483128043254" calcext:value-type="float">
            <text:p>0.9954831280432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0403868060439" calcext:value-type="float">
            <text:p>-0.680403868060439</text:p>
          </table:table-cell>
          <table:table-cell office:value-type="float" office:value="-0.466217751369063" calcext:value-type="float">
            <text:p>-0.466217751369063</text:p>
          </table:table-cell>
          <table:table-cell office:value-type="float" office:value="0.565412755990495" calcext:value-type="float">
            <text:p>0.565412755990495</text:p>
          </table:table-cell>
          <table:table-cell/>
          <table:table-cell table:formula="of:=[.$J$6]/[.E64]+[.$K$6]/[.F64]+[.$L$6]/[.G64]" office:value-type="float" office:value="3.00995697855851" calcext:value-type="float">
            <text:p>3.00995697855851</text:p>
          </table:table-cell>
          <table:table-cell table:formula="of:=([.$J$6]*[.E64]+[.$K$6]*[.F64]+[.$L$6]*[.G64])/(SQRT(POWER([.$J$6];2)+POWER([.$K$6];2)+POWER([.$L$6];2))*SQRT(POWER([.$E64];2)+POWER([.$F64];2)+POWER([.$G64];2)) )" office:value-type="float" office:value="0.995642234128243" calcext:value-type="float">
            <text:p>0.9956422341282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944490038245" calcext:value-type="float">
            <text:p>-0.67944490038245</text:p>
          </table:table-cell>
          <table:table-cell office:value-type="float" office:value="-0.468678429368253" calcext:value-type="float">
            <text:p>-0.468678429368253</text:p>
          </table:table-cell>
          <table:table-cell office:value-type="float" office:value="0.564530917832842" calcext:value-type="float">
            <text:p>0.564530917832842</text:p>
          </table:table-cell>
          <table:table-cell/>
          <table:table-cell table:formula="of:=[.$J$6]/[.E65]+[.$K$6]/[.F65]+[.$L$6]/[.G65]" office:value-type="float" office:value="3.00691916804253" calcext:value-type="float">
            <text:p>3.00691916804253</text:p>
          </table:table-cell>
          <table:table-cell table:formula="of:=([.$J$6]*[.E65]+[.$K$6]*[.F65]+[.$L$6]*[.G65])/(SQRT(POWER([.$J$6];2)+POWER([.$K$6];2)+POWER([.$L$6];2))*SQRT(POWER([.$E65];2)+POWER([.$F65];2)+POWER([.$G65];2)) )" office:value-type="float" office:value="0.995815618564544" calcext:value-type="float">
            <text:p>0.9958156185645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0980763185574" calcext:value-type="float">
            <text:p>-0.680980763185574</text:p>
          </table:table-cell>
          <table:table-cell office:value-type="float" office:value="-0.468829945223856" calcext:value-type="float">
            <text:p>-0.468829945223856</text:p>
          </table:table-cell>
          <table:table-cell office:value-type="float" office:value="0.562551048912532" calcext:value-type="float">
            <text:p>0.562551048912532</text:p>
          </table:table-cell>
          <table:table-cell/>
          <table:table-cell table:formula="of:=[.$J$6]/[.E66]+[.$K$6]/[.F66]+[.$L$6]/[.G66]" office:value-type="float" office:value="3.00729917519978" calcext:value-type="float">
            <text:p>3.00729917519978</text:p>
          </table:table-cell>
          <table:table-cell table:formula="of:=([.$J$6]*[.E66]+[.$K$6]*[.F66]+[.$L$6]*[.G66])/(SQRT(POWER([.$J$6];2)+POWER([.$K$6];2)+POWER([.$L$6];2))*SQRT(POWER([.$E66];2)+POWER([.$F66];2)+POWER([.$G66];2)) )" office:value-type="float" office:value="0.995996946069969" calcext:value-type="float">
            <text:p>0.9959969460699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060984218987" calcext:value-type="float">
            <text:p>-0.68060984218987</text:p>
          </table:table-cell>
          <table:table-cell office:value-type="float" office:value="-0.468631186735553" calcext:value-type="float">
            <text:p>-0.468631186735553</text:p>
          </table:table-cell>
          <table:table-cell office:value-type="float" office:value="0.563165209803578" calcext:value-type="float">
            <text:p>0.563165209803578</text:p>
          </table:table-cell>
          <table:table-cell/>
          <table:table-cell table:formula="of:=[.$J$6]/[.E67]+[.$K$6]/[.F67]+[.$L$6]/[.G67]" office:value-type="float" office:value="3.00737702932454" calcext:value-type="float">
            <text:p>3.00737702932454</text:p>
          </table:table-cell>
          <table:table-cell table:formula="of:=([.$J$6]*[.E67]+[.$K$6]*[.F67]+[.$L$6]*[.G67])/(SQRT(POWER([.$J$6];2)+POWER([.$K$6];2)+POWER([.$L$6];2))*SQRT(POWER([.$E67];2)+POWER([.$F67];2)+POWER([.$G67];2)) )" office:value-type="float" office:value="0.995935747168334" calcext:value-type="float">
            <text:p>0.9959357471683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0622480887442" calcext:value-type="float">
            <text:p>-0.680622480887442</text:p>
          </table:table-cell>
          <table:table-cell office:value-type="float" office:value="-0.468151197225979" calcext:value-type="float">
            <text:p>-0.468151197225979</text:p>
          </table:table-cell>
          <table:table-cell office:value-type="float" office:value="0.563549017430166" calcext:value-type="float">
            <text:p>0.563549017430166</text:p>
          </table:table-cell>
          <table:table-cell/>
          <table:table-cell table:formula="of:=[.$J$6]/[.E68]+[.$K$6]/[.F68]+[.$L$6]/[.G68]" office:value-type="float" office:value="3.00789990532416" calcext:value-type="float">
            <text:p>3.00789990532416</text:p>
          </table:table-cell>
          <table:table-cell table:formula="of:=([.$J$6]*[.E68]+[.$K$6]*[.F68]+[.$L$6]*[.G68])/(SQRT(POWER([.$J$6];2)+POWER([.$K$6];2)+POWER([.$L$6];2))*SQRT(POWER([.$E68];2)+POWER([.$F68];2)+POWER([.$G68];2)) )" office:value-type="float" office:value="0.995883857637302" calcext:value-type="float">
            <text:p>0.9958838576373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0595812389502" calcext:value-type="float">
            <text:p>-0.680595812389502</text:p>
          </table:table-cell>
          <table:table-cell office:value-type="float" office:value="-0.467936241870009" calcext:value-type="float">
            <text:p>-0.467936241870009</text:p>
          </table:table-cell>
          <table:table-cell office:value-type="float" office:value="0.563759712734465" calcext:value-type="float">
            <text:p>0.563759712734465</text:p>
          </table:table-cell>
          <table:table-cell/>
          <table:table-cell table:formula="of:=[.$J$6]/[.E69]+[.$K$6]/[.F69]+[.$L$6]/[.G69]" office:value-type="float" office:value="3.00812395927949" calcext:value-type="float">
            <text:p>3.00812395927949</text:p>
          </table:table-cell>
          <table:table-cell table:formula="of:=([.$J$6]*[.E69]+[.$K$6]*[.F69]+[.$L$6]*[.G69])/(SQRT(POWER([.$J$6];2)+POWER([.$K$6];2)+POWER([.$L$6];2))*SQRT(POWER([.$E69];2)+POWER([.$F69];2)+POWER([.$G69];2)) )" office:value-type="float" office:value="0.995857053923922" calcext:value-type="float">
            <text:p>0.9958570539239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0164583844679" calcext:value-type="float">
            <text:p>-0.680164583844679</text:p>
          </table:table-cell>
          <table:table-cell office:value-type="float" office:value="-0.468443716700498" calcext:value-type="float">
            <text:p>-0.468443716700498</text:p>
          </table:table-cell>
          <table:table-cell office:value-type="float" office:value="0.563858690779187" calcext:value-type="float">
            <text:p>0.563858690779187</text:p>
          </table:table-cell>
          <table:table-cell/>
          <table:table-cell table:formula="of:=[.$J$6]/[.E70]+[.$K$6]/[.F70]+[.$L$6]/[.G70]" office:value-type="float" office:value="3.00742118877459" calcext:value-type="float">
            <text:p>3.00742118877459</text:p>
          </table:table-cell>
          <table:table-cell table:formula="of:=([.$J$6]*[.E70]+[.$K$6]*[.F70]+[.$L$6]*[.G70])/(SQRT(POWER([.$J$6];2)+POWER([.$K$6];2)+POWER([.$L$6];2))*SQRT(POWER([.$E70];2)+POWER([.$F70];2)+POWER([.$G70];2)) )" office:value-type="float" office:value="0.995867334155645" calcext:value-type="float">
            <text:p>0.9958673341556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0225434036738" calcext:value-type="float">
            <text:p>-0.680225434036738</text:p>
          </table:table-cell>
          <table:table-cell office:value-type="float" office:value="-0.469007483324426" calcext:value-type="float">
            <text:p>-0.469007483324426</text:p>
          </table:table-cell>
          <table:table-cell office:value-type="float" office:value="0.563316376004835" calcext:value-type="float">
            <text:p>0.563316376004835</text:p>
          </table:table-cell>
          <table:table-cell/>
          <table:table-cell table:formula="of:=[.$J$6]/[.E71]+[.$K$6]/[.F71]+[.$L$6]/[.G71]" office:value-type="float" office:value="3.00683538225328" calcext:value-type="float">
            <text:p>3.00683538225328</text:p>
          </table:table-cell>
          <table:table-cell table:formula="of:=([.$J$6]*[.E71]+[.$K$6]*[.F71]+[.$L$6]*[.G71])/(SQRT(POWER([.$J$6];2)+POWER([.$K$6];2)+POWER([.$L$6];2))*SQRT(POWER([.$E71];2)+POWER([.$F71];2)+POWER([.$G71];2)) )" office:value-type="float" office:value="0.995936315995639" calcext:value-type="float">
            <text:p>0.9959363159956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0611947754824" calcext:value-type="float">
            <text:p>-0.680611947754824</text:p>
          </table:table-cell>
          <table:table-cell office:value-type="float" office:value="-0.47002198893106" calcext:value-type="float">
            <text:p>-0.47002198893106</text:p>
          </table:table-cell>
          <table:table-cell office:value-type="float" office:value="0.562002407908253" calcext:value-type="float">
            <text:p>0.562002407908253</text:p>
          </table:table-cell>
          <table:table-cell/>
          <table:table-cell table:formula="of:=[.$J$6]/[.E72]+[.$K$6]/[.F72]+[.$L$6]/[.G72]" office:value-type="float" office:value="3.00589992632743" calcext:value-type="float">
            <text:p>3.00589992632743</text:p>
          </table:table-cell>
          <table:table-cell table:formula="of:=([.$J$6]*[.E72]+[.$K$6]*[.F72]+[.$L$6]*[.G72])/(SQRT(POWER([.$J$6];2)+POWER([.$K$6];2)+POWER([.$L$6];2))*SQRT(POWER([.$E72];2)+POWER([.$F72];2)+POWER([.$G72];2)) )" office:value-type="float" office:value="0.996088311446679" calcext:value-type="float">
            <text:p>0.9960883114466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1312168772913" calcext:value-type="float">
            <text:p>-0.681312168772913</text:p>
          </table:table-cell>
          <table:table-cell office:value-type="float" office:value="-0.469983019683624" calcext:value-type="float">
            <text:p>-0.469983019683624</text:p>
          </table:table-cell>
          <table:table-cell office:value-type="float" office:value="0.561185967296949" calcext:value-type="float">
            <text:p>0.561185967296949</text:p>
          </table:table-cell>
          <table:table-cell/>
          <table:table-cell table:formula="of:=[.$J$6]/[.E73]+[.$K$6]/[.F73]+[.$L$6]/[.G73]" office:value-type="float" office:value="3.00620575976133" calcext:value-type="float">
            <text:p>3.00620575976133</text:p>
          </table:table-cell>
          <table:table-cell table:formula="of:=([.$J$6]*[.E73]+[.$K$6]*[.F73]+[.$L$6]*[.G73])/(SQRT(POWER([.$J$6];2)+POWER([.$K$6];2)+POWER([.$L$6];2))*SQRT(POWER([.$E73];2)+POWER([.$F73];2)+POWER([.$G73];2)) )" office:value-type="float" office:value="0.996157217904224" calcext:value-type="float">
            <text:p>0.99615721790422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175837092578" calcext:value-type="float">
            <text:p>-0.68175837092578</text:p>
          </table:table-cell>
          <table:table-cell office:value-type="float" office:value="-0.472625068442775" calcext:value-type="float">
            <text:p>-0.472625068442775</text:p>
          </table:table-cell>
          <table:table-cell office:value-type="float" office:value="0.558418363193841" calcext:value-type="float">
            <text:p>0.558418363193841</text:p>
          </table:table-cell>
          <table:table-cell/>
          <table:table-cell table:formula="of:=[.$J$6]/[.E74]+[.$K$6]/[.F74]+[.$L$6]/[.G74]" office:value-type="float" office:value="3.00369511092296" calcext:value-type="float">
            <text:p>3.00369511092296</text:p>
          </table:table-cell>
          <table:table-cell table:formula="of:=([.$J$6]*[.E74]+[.$K$6]*[.F74]+[.$L$6]*[.G74])/(SQRT(POWER([.$J$6];2)+POWER([.$K$6];2)+POWER([.$L$6];2))*SQRT(POWER([.$E74];2)+POWER([.$F74];2)+POWER([.$G74];2)) )" office:value-type="float" office:value="0.996482178782126" calcext:value-type="float">
            <text:p>0.9964821787821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1564546918425" calcext:value-type="float">
            <text:p>-0.681564546918425</text:p>
          </table:table-cell>
          <table:table-cell office:value-type="float" office:value="-0.472054467937903" calcext:value-type="float">
            <text:p>-0.472054467937903</text:p>
          </table:table-cell>
          <table:table-cell office:value-type="float" office:value="0.559137145684085" calcext:value-type="float">
            <text:p>0.559137145684085</text:p>
          </table:table-cell>
          <table:table-cell/>
          <table:table-cell table:formula="of:=[.$J$6]/[.E75]+[.$K$6]/[.F75]+[.$L$6]/[.G75]" office:value-type="float" office:value="3.00418440109853" calcext:value-type="float">
            <text:p>3.00418440109853</text:p>
          </table:table-cell>
          <table:table-cell table:formula="of:=([.$J$6]*[.E75]+[.$K$6]*[.F75]+[.$L$6]*[.G75])/(SQRT(POWER([.$J$6];2)+POWER([.$K$6];2)+POWER([.$L$6];2))*SQRT(POWER([.$E75];2)+POWER([.$F75];2)+POWER([.$G75];2)) )" office:value-type="float" office:value="0.996403239927353" calcext:value-type="float">
            <text:p>0.9964032399273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1343167379938" calcext:value-type="float">
            <text:p>-0.681343167379938</text:p>
          </table:table-cell>
          <table:table-cell office:value-type="float" office:value="-0.474077926835834" calcext:value-type="float">
            <text:p>-0.474077926835834</text:p>
          </table:table-cell>
          <table:table-cell office:value-type="float" office:value="0.557693112340211" calcext:value-type="float">
            <text:p>0.557693112340211</text:p>
          </table:table-cell>
          <table:table-cell/>
          <table:table-cell table:formula="of:=[.$J$6]/[.E76]+[.$K$6]/[.F76]+[.$L$6]/[.G76]" office:value-type="float" office:value="3.00209799746444" calcext:value-type="float">
            <text:p>3.00209799746444</text:p>
          </table:table-cell>
          <table:table-cell table:formula="of:=([.$J$6]*[.E76]+[.$K$6]*[.F76]+[.$L$6]*[.G76])/(SQRT(POWER([.$J$6];2)+POWER([.$K$6];2)+POWER([.$L$6];2))*SQRT(POWER([.$E76];2)+POWER([.$F76];2)+POWER([.$G76];2)) )" office:value-type="float" office:value="0.99658976832989" calcext:value-type="float">
            <text:p>0.996589768329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1228007025743" calcext:value-type="float">
            <text:p>-0.681228007025743</text:p>
          </table:table-cell>
          <table:table-cell office:value-type="float" office:value="-0.474005332357865" calcext:value-type="float">
            <text:p>-0.474005332357865</text:p>
          </table:table-cell>
          <table:table-cell office:value-type="float" office:value="0.557895462734771" calcext:value-type="float">
            <text:p>0.557895462734771</text:p>
          </table:table-cell>
          <table:table-cell/>
          <table:table-cell table:formula="of:=[.$J$6]/[.E77]+[.$K$6]/[.F77]+[.$L$6]/[.G77]" office:value-type="float" office:value="3.00212001139313" calcext:value-type="float">
            <text:p>3.00212001139313</text:p>
          </table:table-cell>
          <table:table-cell table:formula="of:=([.$J$6]*[.E77]+[.$K$6]*[.F77]+[.$L$6]*[.G77])/(SQRT(POWER([.$J$6];2)+POWER([.$K$6];2)+POWER([.$L$6];2))*SQRT(POWER([.$E77];2)+POWER([.$F77];2)+POWER([.$G77];2)) )" office:value-type="float" office:value="0.996570846847995" calcext:value-type="float">
            <text:p>0.9965708468479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1016617565211" calcext:value-type="float">
            <text:p>-0.681016617565211</text:p>
          </table:table-cell>
          <table:table-cell office:value-type="float" office:value="-0.474496093199446" calcext:value-type="float">
            <text:p>-0.474496093199446</text:p>
          </table:table-cell>
          <table:table-cell office:value-type="float" office:value="0.557736339266594" calcext:value-type="float">
            <text:p>0.557736339266594</text:p>
          </table:table-cell>
          <table:table-cell/>
          <table:table-cell table:formula="of:=[.$J$6]/[.E78]+[.$K$6]/[.F78]+[.$L$6]/[.G78]" office:value-type="float" office:value="3.00155725977161" calcext:value-type="float">
            <text:p>3.00155725977161</text:p>
          </table:table-cell>
          <table:table-cell table:formula="of:=([.$J$6]*[.E78]+[.$K$6]*[.F78]+[.$L$6]*[.G78])/(SQRT(POWER([.$J$6];2)+POWER([.$K$6];2)+POWER([.$L$6];2))*SQRT(POWER([.$E78];2)+POWER([.$F78];2)+POWER([.$G78];2)) )" office:value-type="float" office:value="0.996599564490501" calcext:value-type="float">
            <text:p>0.9965995644905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0581866176344" calcext:value-type="float">
            <text:p>-0.680581866176344</text:p>
          </table:table-cell>
          <table:table-cell office:value-type="float" office:value="-0.475543500678316" calcext:value-type="float">
            <text:p>-0.475543500678316</text:p>
          </table:table-cell>
          <table:table-cell office:value-type="float" office:value="0.557374831145556" calcext:value-type="float">
            <text:p>0.557374831145556</text:p>
          </table:table-cell>
          <table:table-cell/>
          <table:table-cell table:formula="of:=[.$J$6]/[.E79]+[.$K$6]/[.F79]+[.$L$6]/[.G79]" office:value-type="float" office:value="3.00037498422581" calcext:value-type="float">
            <text:p>3.00037498422581</text:p>
          </table:table-cell>
          <table:table-cell table:formula="of:=([.$J$6]*[.E79]+[.$K$6]*[.F79]+[.$L$6]*[.G79])/(SQRT(POWER([.$J$6];2)+POWER([.$K$6];2)+POWER([.$L$6];2))*SQRT(POWER([.$E79];2)+POWER([.$F79];2)+POWER([.$G79];2)) )" office:value-type="float" office:value="0.996661584741483" calcext:value-type="float">
            <text:p>0.9966615847414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2224039838206" calcext:value-type="float">
            <text:p>-0.682224039838206</text:p>
          </table:table-cell>
          <table:table-cell office:value-type="float" office:value="-0.474681827110256" calcext:value-type="float">
            <text:p>-0.474681827110256</text:p>
          </table:table-cell>
          <table:table-cell office:value-type="float" office:value="0.556100280954889" calcext:value-type="float">
            <text:p>0.556100280954889</text:p>
          </table:table-cell>
          <table:table-cell/>
          <table:table-cell table:formula="of:=[.$J$6]/[.E80]+[.$K$6]/[.F80]+[.$L$6]/[.G80]" office:value-type="float" office:value="3.00190040245949" calcext:value-type="float">
            <text:p>3.00190040245949</text:p>
          </table:table-cell>
          <table:table-cell table:formula="of:=([.$J$6]*[.E80]+[.$K$6]*[.F80]+[.$L$6]*[.G80])/(SQRT(POWER([.$J$6];2)+POWER([.$K$6];2)+POWER([.$L$6];2))*SQRT(POWER([.$E80];2)+POWER([.$F80];2)+POWER([.$G80];2)) )" office:value-type="float" office:value="0.996737629062451" calcext:value-type="float">
            <text:p>0.9967376290624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182284039361" calcext:value-type="float">
            <text:p>-0.68182284039361</text:p>
          </table:table-cell>
          <table:table-cell office:value-type="float" office:value="-0.476815603488937" calcext:value-type="float">
            <text:p>-0.476815603488937</text:p>
          </table:table-cell>
          <table:table-cell office:value-type="float" office:value="0.554765260796917" calcext:value-type="float">
            <text:p>0.554765260796917</text:p>
          </table:table-cell>
          <table:table-cell/>
          <table:table-cell table:formula="of:=[.$J$6]/[.E81]+[.$K$6]/[.F81]+[.$L$6]/[.G81]" office:value-type="float" office:value="2.99973471273834" calcext:value-type="float">
            <text:p>2.99973471273834</text:p>
          </table:table-cell>
          <table:table-cell table:formula="of:=([.$J$6]*[.E81]+[.$K$6]*[.F81]+[.$L$6]*[.G81])/(SQRT(POWER([.$J$6];2)+POWER([.$K$6];2)+POWER([.$L$6];2))*SQRT(POWER([.$E81];2)+POWER([.$F81];2)+POWER([.$G81];2)) )" office:value-type="float" office:value="0.996909118404279" calcext:value-type="float">
            <text:p>0.9969091184042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2707864042653" calcext:value-type="float">
            <text:p>-0.682707864042653</text:p>
          </table:table-cell>
          <table:table-cell office:value-type="float" office:value="-0.476723988311823" calcext:value-type="float">
            <text:p>-0.476723988311823</text:p>
          </table:table-cell>
          <table:table-cell office:value-type="float" office:value="0.553754649048103" calcext:value-type="float">
            <text:p>0.553754649048103</text:p>
          </table:table-cell>
          <table:table-cell/>
          <table:table-cell table:formula="of:=[.$J$6]/[.E82]+[.$K$6]/[.F82]+[.$L$6]/[.G82]" office:value-type="float" office:value="3.00022857639105" calcext:value-type="float">
            <text:p>3.00022857639105</text:p>
          </table:table-cell>
          <table:table-cell table:formula="of:=([.$J$6]*[.E82]+[.$K$6]*[.F82]+[.$L$6]*[.G82])/(SQRT(POWER([.$J$6];2)+POWER([.$K$6];2)+POWER([.$L$6];2))*SQRT(POWER([.$E82];2)+POWER([.$F82];2)+POWER([.$G82];2)) )" office:value-type="float" office:value="0.99698468071223" calcext:value-type="float">
            <text:p>0.996984680712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2361461268189" calcext:value-type="float">
            <text:p>-0.682361461268189</text:p>
          </table:table-cell>
          <table:table-cell office:value-type="float" office:value="-0.476843543906671" calcext:value-type="float">
            <text:p>-0.476843543906671</text:p>
          </table:table-cell>
          <table:table-cell office:value-type="float" office:value="0.554078578191278" calcext:value-type="float">
            <text:p>0.554078578191278</text:p>
          </table:table-cell>
          <table:table-cell/>
          <table:table-cell table:formula="of:=[.$J$6]/[.E83]+[.$K$6]/[.F83]+[.$L$6]/[.G83]" office:value-type="float" office:value="2.99995757734659" calcext:value-type="float">
            <text:p>2.99995757734659</text:p>
          </table:table-cell>
          <table:table-cell table:formula="of:=([.$J$6]*[.E83]+[.$K$6]*[.F83]+[.$L$6]*[.G83])/(SQRT(POWER([.$J$6];2)+POWER([.$K$6];2)+POWER([.$L$6];2))*SQRT(POWER([.$E83];2)+POWER([.$F83];2)+POWER([.$G83];2)) )" office:value-type="float" office:value="0.996963386094205" calcext:value-type="float">
            <text:p>0.9969633860942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2287475980834" calcext:value-type="float">
            <text:p>-0.682287475980834</text:p>
          </table:table-cell>
          <table:table-cell office:value-type="float" office:value="-0.478494160270289" calcext:value-type="float">
            <text:p>-0.478494160270289</text:p>
          </table:table-cell>
          <table:table-cell office:value-type="float" office:value="0.552745093788208" calcext:value-type="float">
            <text:p>0.552745093788208</text:p>
          </table:table-cell>
          <table:table-cell/>
          <table:table-cell table:formula="of:=[.$J$6]/[.E84]+[.$K$6]/[.F84]+[.$L$6]/[.G84]" office:value-type="float" office:value="2.99845112308479" calcext:value-type="float">
            <text:p>2.99845112308479</text:p>
          </table:table-cell>
          <table:table-cell table:formula="of:=([.$J$6]*[.E84]+[.$K$6]*[.F84]+[.$L$6]*[.G84])/(SQRT(POWER([.$J$6];2)+POWER([.$K$6];2)+POWER([.$L$6];2))*SQRT(POWER([.$E84];2)+POWER([.$F84];2)+POWER([.$G84];2)) )" office:value-type="float" office:value="0.997113782327456" calcext:value-type="float">
            <text:p>0.9971137823274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2233796874862" calcext:value-type="float">
            <text:p>-0.682233796874862</text:p>
          </table:table-cell>
          <table:table-cell office:value-type="float" office:value="-0.478547640495593" calcext:value-type="float">
            <text:p>-0.478547640495593</text:p>
          </table:table-cell>
          <table:table-cell office:value-type="float" office:value="0.552765051516293" calcext:value-type="float">
            <text:p>0.552765051516293</text:p>
          </table:table-cell>
          <table:table-cell/>
          <table:table-cell table:formula="of:=[.$J$6]/[.E85]+[.$K$6]/[.F85]+[.$L$6]/[.G85]" office:value-type="float" office:value="2.99837851201312" calcext:value-type="float">
            <text:p>2.99837851201312</text:p>
          </table:table-cell>
          <table:table-cell table:formula="of:=([.$J$6]*[.E85]+[.$K$6]*[.F85]+[.$L$6]*[.G85])/(SQRT(POWER([.$J$6];2)+POWER([.$K$6];2)+POWER([.$L$6];2))*SQRT(POWER([.$E85];2)+POWER([.$F85];2)+POWER([.$G85];2)) )" office:value-type="float" office:value="0.997113781312629" calcext:value-type="float">
            <text:p>0.9971137813126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1627050728748" calcext:value-type="float">
            <text:p>-0.681627050728748</text:p>
          </table:table-cell>
          <table:table-cell office:value-type="float" office:value="-0.479460209564568" calcext:value-type="float">
            <text:p>-0.479460209564568</text:p>
          </table:table-cell>
          <table:table-cell office:value-type="float" office:value="0.552722779663666" calcext:value-type="float">
            <text:p>0.552722779663666</text:p>
          </table:table-cell>
          <table:table-cell/>
          <table:table-cell table:formula="of:=[.$J$6]/[.E86]+[.$K$6]/[.F86]+[.$L$6]/[.G86]" office:value-type="float" office:value="2.99729484541704" calcext:value-type="float">
            <text:p>2.99729484541704</text:p>
          </table:table-cell>
          <table:table-cell table:formula="of:=([.$J$6]*[.E86]+[.$K$6]*[.F86]+[.$L$6]*[.G86])/(SQRT(POWER([.$J$6];2)+POWER([.$K$6];2)+POWER([.$L$6];2))*SQRT(POWER([.$E86];2)+POWER([.$F86];2)+POWER([.$G86];2)) )" office:value-type="float" office:value="0.997142185528569" calcext:value-type="float">
            <text:p>0.9971421855285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2338650089267" calcext:value-type="float">
            <text:p>-0.682338650089267</text:p>
          </table:table-cell>
          <table:table-cell office:value-type="float" office:value="-0.479084274229413" calcext:value-type="float">
            <text:p>-0.479084274229413</text:p>
          </table:table-cell>
          <table:table-cell office:value-type="float" office:value="0.552170467138939" calcext:value-type="float">
            <text:p>0.552170467138939</text:p>
          </table:table-cell>
          <table:table-cell/>
          <table:table-cell table:formula="of:=[.$J$6]/[.E87]+[.$K$6]/[.F87]+[.$L$6]/[.G87]" office:value-type="float" office:value="2.9979622583914" calcext:value-type="float">
            <text:p>2.9979622583914</text:p>
          </table:table-cell>
          <table:table-cell table:formula="of:=([.$J$6]*[.E87]+[.$K$6]*[.F87]+[.$L$6]*[.G87])/(SQRT(POWER([.$J$6];2)+POWER([.$K$6];2)+POWER([.$L$6];2))*SQRT(POWER([.$E87];2)+POWER([.$F87];2)+POWER([.$G87];2)) )" office:value-type="float" office:value="0.997173807719249" calcext:value-type="float">
            <text:p>0.9971738077192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2690000877702" calcext:value-type="float">
            <text:p>-0.682690000877702</text:p>
          </table:table-cell>
          <table:table-cell office:value-type="float" office:value="-0.480247954408435" calcext:value-type="float">
            <text:p>-0.480247954408435</text:p>
          </table:table-cell>
          <table:table-cell office:value-type="float" office:value="0.550723401525771" calcext:value-type="float">
            <text:p>0.550723401525771</text:p>
          </table:table-cell>
          <table:table-cell/>
          <table:table-cell table:formula="of:=[.$J$6]/[.E88]+[.$K$6]/[.F88]+[.$L$6]/[.G88]" office:value-type="float" office:value="2.99714526093041" calcext:value-type="float">
            <text:p>2.99714526093041</text:p>
          </table:table-cell>
          <table:table-cell table:formula="of:=([.$J$6]*[.E88]+[.$K$6]*[.F88]+[.$L$6]*[.G88])/(SQRT(POWER([.$J$6];2)+POWER([.$K$6];2)+POWER([.$L$6];2))*SQRT(POWER([.$E88];2)+POWER([.$F88];2)+POWER([.$G88];2)) )" office:value-type="float" office:value="0.99731329296631" calcext:value-type="float">
            <text:p>0.997313292966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2890802258904" calcext:value-type="float">
            <text:p>-0.682890802258904</text:p>
          </table:table-cell>
          <table:table-cell office:value-type="float" office:value="-0.480181657082362" calcext:value-type="float">
            <text:p>-0.480181657082362</text:p>
          </table:table-cell>
          <table:table-cell office:value-type="float" office:value="0.550532222846063" calcext:value-type="float">
            <text:p>0.550532222846063</text:p>
          </table:table-cell>
          <table:table-cell/>
          <table:table-cell table:formula="of:=[.$J$6]/[.E89]+[.$K$6]/[.F89]+[.$L$6]/[.G89]" office:value-type="float" office:value="2.99730267099919" calcext:value-type="float">
            <text:p>2.99730267099919</text:p>
          </table:table-cell>
          <table:table-cell table:formula="of:=([.$J$6]*[.E89]+[.$K$6]*[.F89]+[.$L$6]*[.G89])/(SQRT(POWER([.$J$6];2)+POWER([.$K$6];2)+POWER([.$L$6];2))*SQRT(POWER([.$E89];2)+POWER([.$F89];2)+POWER([.$G89];2)) )" office:value-type="float" office:value="0.997325525945436" calcext:value-type="float">
            <text:p>0.9973255259454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3672598914517" calcext:value-type="float">
            <text:p>-0.683672598914517</text:p>
          </table:table-cell>
          <table:table-cell office:value-type="float" office:value="-0.479922765320388" calcext:value-type="float">
            <text:p>-0.479922765320388</text:p>
          </table:table-cell>
          <table:table-cell office:value-type="float" office:value="0.549787155925548" calcext:value-type="float">
            <text:p>0.549787155925548</text:p>
          </table:table-cell>
          <table:table-cell/>
          <table:table-cell table:formula="of:=[.$J$6]/[.E90]+[.$K$6]/[.F90]+[.$L$6]/[.G90]" office:value-type="float" office:value="2.99792258975285" calcext:value-type="float">
            <text:p>2.99792258975285</text:p>
          </table:table-cell>
          <table:table-cell table:formula="of:=([.$J$6]*[.E90]+[.$K$6]*[.F90]+[.$L$6]*[.G90])/(SQRT(POWER([.$J$6];2)+POWER([.$K$6];2)+POWER([.$L$6];2))*SQRT(POWER([.$E90];2)+POWER([.$F90];2)+POWER([.$G90];2)) )" office:value-type="float" office:value="0.997372392584498" calcext:value-type="float">
            <text:p>0.9973723925844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344605927893" calcext:value-type="float">
            <text:p>-0.68344605927893</text:p>
          </table:table-cell>
          <table:table-cell office:value-type="float" office:value="-0.4804651183038" calcext:value-type="float">
            <text:p>-0.4804651183038</text:p>
          </table:table-cell>
          <table:table-cell office:value-type="float" office:value="0.549595081991657" calcext:value-type="float">
            <text:p>0.549595081991657</text:p>
          </table:table-cell>
          <table:table-cell/>
          <table:table-cell table:formula="of:=[.$J$6]/[.E91]+[.$K$6]/[.F91]+[.$L$6]/[.G91]" office:value-type="float" office:value="2.9973529892416" calcext:value-type="float">
            <text:p>2.9973529892416</text:p>
          </table:table-cell>
          <table:table-cell table:formula="of:=([.$J$6]*[.E91]+[.$K$6]*[.F91]+[.$L$6]*[.G91])/(SQRT(POWER([.$J$6];2)+POWER([.$K$6];2)+POWER([.$L$6];2))*SQRT(POWER([.$E91];2)+POWER([.$F91];2)+POWER([.$G91];2)) )" office:value-type="float" office:value="0.997401114020392" calcext:value-type="float">
            <text:p>0.9974011140203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3391710296816" calcext:value-type="float">
            <text:p>-0.683391710296816</text:p>
          </table:table-cell>
          <table:table-cell office:value-type="float" office:value="-0.481942253199076" calcext:value-type="float">
            <text:p>-0.481942253199076</text:p>
          </table:table-cell>
          <table:table-cell office:value-type="float" office:value="0.548367973972761" calcext:value-type="float">
            <text:p>0.548367973972761</text:p>
          </table:table-cell>
          <table:table-cell/>
          <table:table-cell table:formula="of:=[.$J$6]/[.E92]+[.$K$6]/[.F92]+[.$L$6]/[.G92]" office:value-type="float" office:value="2.99612198141983" calcext:value-type="float">
            <text:p>2.99612198141983</text:p>
          </table:table-cell>
          <table:table-cell table:formula="of:=([.$J$6]*[.E92]+[.$K$6]*[.F92]+[.$L$6]*[.G92])/(SQRT(POWER([.$J$6];2)+POWER([.$K$6];2)+POWER([.$L$6];2))*SQRT(POWER([.$E92];2)+POWER([.$F92];2)+POWER([.$G92];2)) )" office:value-type="float" office:value="0.997527421777763" calcext:value-type="float">
            <text:p>0.9975274217777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2931740202447" calcext:value-type="float">
            <text:p>-0.682931740202447</text:p>
          </table:table-cell>
          <table:table-cell office:value-type="float" office:value="-0.482926765840383" calcext:value-type="float">
            <text:p>-0.482926765840383</text:p>
          </table:table-cell>
          <table:table-cell office:value-type="float" office:value="0.548074791482882" calcext:value-type="float">
            <text:p>0.548074791482882</text:p>
          </table:table-cell>
          <table:table-cell/>
          <table:table-cell table:formula="of:=[.$J$6]/[.E93]+[.$K$6]/[.F93]+[.$L$6]/[.G93]" office:value-type="float" office:value="2.99509475036411" calcext:value-type="float">
            <text:p>2.99509475036411</text:p>
          </table:table-cell>
          <table:table-cell table:formula="of:=([.$J$6]*[.E93]+[.$K$6]*[.F93]+[.$L$6]*[.G93])/(SQRT(POWER([.$J$6];2)+POWER([.$K$6];2)+POWER([.$L$6];2))*SQRT(POWER([.$E93];2)+POWER([.$F93];2)+POWER([.$G93];2)) )" office:value-type="float" office:value="0.997572691826959" calcext:value-type="float">
            <text:p>0.9975726918269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3441925010592" calcext:value-type="float">
            <text:p>-0.683441925010592</text:p>
          </table:table-cell>
          <table:table-cell office:value-type="float" office:value="-0.482615439129254" calcext:value-type="float">
            <text:p>-0.482615439129254</text:p>
          </table:table-cell>
          <table:table-cell office:value-type="float" office:value="0.547712947675965" calcext:value-type="float">
            <text:p>0.547712947675965</text:p>
          </table:table-cell>
          <table:table-cell/>
          <table:table-cell table:formula="of:=[.$J$6]/[.E94]+[.$K$6]/[.F94]+[.$L$6]/[.G94]" office:value-type="float" office:value="2.99561505048063" calcext:value-type="float">
            <text:p>2.99561505048063</text:p>
          </table:table-cell>
          <table:table-cell table:formula="of:=([.$J$6]*[.E94]+[.$K$6]*[.F94]+[.$L$6]*[.G94])/(SQRT(POWER([.$J$6];2)+POWER([.$K$6];2)+POWER([.$L$6];2))*SQRT(POWER([.$E94];2)+POWER([.$F94];2)+POWER([.$G94];2)) )" office:value-type="float" office:value="0.997590426918223" calcext:value-type="float">
            <text:p>0.9975904269182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3096003948156" calcext:value-type="float">
            <text:p>-0.683096003948156</text:p>
          </table:table-cell>
          <table:table-cell office:value-type="float" office:value="-0.483861163815571" calcext:value-type="float">
            <text:p>-0.483861163815571</text:p>
          </table:table-cell>
          <table:table-cell office:value-type="float" office:value="0.547044992245703" calcext:value-type="float">
            <text:p>0.547044992245703</text:p>
          </table:table-cell>
          <table:table-cell/>
          <table:table-cell table:formula="of:=[.$J$6]/[.E95]+[.$K$6]/[.F95]+[.$L$6]/[.G95]" office:value-type="float" office:value="2.99445885932983" calcext:value-type="float">
            <text:p>2.99445885932983</text:p>
          </table:table-cell>
          <table:table-cell table:formula="of:=([.$J$6]*[.E95]+[.$K$6]*[.F95]+[.$L$6]*[.G95])/(SQRT(POWER([.$J$6];2)+POWER([.$K$6];2)+POWER([.$L$6];2))*SQRT(POWER([.$E95];2)+POWER([.$F95];2)+POWER([.$G95];2)) )" office:value-type="float" office:value="0.997667102348196" calcext:value-type="float">
            <text:p>0.9976671023481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392172455827" calcext:value-type="float">
            <text:p>-0.68392172455827</text:p>
          </table:table-cell>
          <table:table-cell office:value-type="float" office:value="-0.483317231760301" calcext:value-type="float">
            <text:p>-0.483317231760301</text:p>
          </table:table-cell>
          <table:table-cell office:value-type="float" office:value="0.54649385006677" calcext:value-type="float">
            <text:p>0.54649385006677</text:p>
          </table:table-cell>
          <table:table-cell/>
          <table:table-cell table:formula="of:=[.$J$6]/[.E96]+[.$K$6]/[.F96]+[.$L$6]/[.G96]" office:value-type="float" office:value="2.9953345401646" calcext:value-type="float">
            <text:p>2.9953345401646</text:p>
          </table:table-cell>
          <table:table-cell table:formula="of:=([.$J$6]*[.E96]+[.$K$6]*[.F96]+[.$L$6]*[.G96])/(SQRT(POWER([.$J$6];2)+POWER([.$K$6];2)+POWER([.$L$6];2))*SQRT(POWER([.$E96];2)+POWER([.$F96];2)+POWER([.$G96];2)) )" office:value-type="float" office:value="0.997691945949036" calcext:value-type="float">
            <text:p>0.9976919459490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125392148547" calcext:value-type="float">
            <text:p>-0.684125392148547</text:p>
          </table:table-cell>
          <table:table-cell office:value-type="float" office:value="-0.483114935409457" calcext:value-type="float">
            <text:p>-0.483114935409457</text:p>
          </table:table-cell>
          <table:table-cell office:value-type="float" office:value="0.54641779528298" calcext:value-type="float">
            <text:p>0.54641779528298</text:p>
          </table:table-cell>
          <table:table-cell/>
          <table:table-cell table:formula="of:=[.$J$6]/[.E97]+[.$K$6]/[.F97]+[.$L$6]/[.G97]" office:value-type="float" office:value="2.99560471529616" calcext:value-type="float">
            <text:p>2.99560471529616</text:p>
          </table:table-cell>
          <table:table-cell table:formula="of:=([.$J$6]*[.E97]+[.$K$6]*[.F97]+[.$L$6]*[.G97])/(SQRT(POWER([.$J$6];2)+POWER([.$K$6];2)+POWER([.$L$6];2))*SQRT(POWER([.$E97];2)+POWER([.$F97];2)+POWER([.$G97];2)) )" office:value-type="float" office:value="0.997692107004505" calcext:value-type="float">
            <text:p>0.9976921070045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694325518351" calcext:value-type="float">
            <text:p>-0.684694325518351</text:p>
          </table:table-cell>
          <table:table-cell office:value-type="float" office:value="-0.48366199951291" calcext:value-type="float">
            <text:p>-0.48366199951291</text:p>
          </table:table-cell>
          <table:table-cell office:value-type="float" office:value="0.545219910522482" calcext:value-type="float">
            <text:p>0.545219910522482</text:p>
          </table:table-cell>
          <table:table-cell/>
          <table:table-cell table:formula="of:=[.$J$6]/[.E98]+[.$K$6]/[.F98]+[.$L$6]/[.G98]" office:value-type="float" office:value="2.99551350518002" calcext:value-type="float">
            <text:p>2.99551350518002</text:p>
          </table:table-cell>
          <table:table-cell table:formula="of:=([.$J$6]*[.E98]+[.$K$6]*[.F98]+[.$L$6]*[.G98])/(SQRT(POWER([.$J$6];2)+POWER([.$K$6];2)+POWER([.$L$6];2))*SQRT(POWER([.$E98];2)+POWER([.$F98];2)+POWER([.$G98];2)) )" office:value-type="float" office:value="0.99778609033158" calcext:value-type="float">
            <text:p>0.997786090331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442140769716" calcext:value-type="float">
            <text:p>-0.684442140769716</text:p>
          </table:table-cell>
          <table:table-cell office:value-type="float" office:value="-0.484349234759288" calcext:value-type="float">
            <text:p>-0.484349234759288</text:p>
          </table:table-cell>
          <table:table-cell office:value-type="float" office:value="0.544926393861281" calcext:value-type="float">
            <text:p>0.544926393861281</text:p>
          </table:table-cell>
          <table:table-cell/>
          <table:table-cell table:formula="of:=[.$J$6]/[.E99]+[.$K$6]/[.F99]+[.$L$6]/[.G99]" office:value-type="float" office:value="2.99485224725316" calcext:value-type="float">
            <text:p>2.99485224725316</text:p>
          </table:table-cell>
          <table:table-cell table:formula="of:=([.$J$6]*[.E99]+[.$K$6]*[.F99]+[.$L$6]*[.G99])/(SQRT(POWER([.$J$6];2)+POWER([.$K$6];2)+POWER([.$L$6];2))*SQRT(POWER([.$E99];2)+POWER([.$F99];2)+POWER([.$G99];2)) )" office:value-type="float" office:value="0.997822272871362" calcext:value-type="float">
            <text:p>0.9978222728713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135169112016" calcext:value-type="float">
            <text:p>-0.684135169112016</text:p>
          </table:table-cell>
          <table:table-cell office:value-type="float" office:value="-0.486265522406399" calcext:value-type="float">
            <text:p>-0.486265522406399</text:p>
          </table:table-cell>
          <table:table-cell office:value-type="float" office:value="0.543603635108252" calcext:value-type="float">
            <text:p>0.543603635108252</text:p>
          </table:table-cell>
          <table:table-cell/>
          <table:table-cell table:formula="of:=[.$J$6]/[.E100]+[.$K$6]/[.F100]+[.$L$6]/[.G100]" office:value-type="float" office:value="2.99327972534692" calcext:value-type="float">
            <text:p>2.99327972534692</text:p>
          </table:table-cell>
          <table:table-cell table:formula="of:=([.$J$6]*[.E100]+[.$K$6]*[.F100]+[.$L$6]*[.G100])/(SQRT(POWER([.$J$6];2)+POWER([.$K$6];2)+POWER([.$L$6];2))*SQRT(POWER([.$E100];2)+POWER([.$F100];2)+POWER([.$G100];2)) )" office:value-type="float" office:value="0.997952819170931" calcext:value-type="float">
            <text:p>0.9979528191709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737136031332" calcext:value-type="float">
            <text:p>-0.684737136031332</text:p>
          </table:table-cell>
          <table:table-cell office:value-type="float" office:value="-0.485758927642471" calcext:value-type="float">
            <text:p>-0.485758927642471</text:p>
          </table:table-cell>
          <table:table-cell office:value-type="float" office:value="0.543298553978607" calcext:value-type="float">
            <text:p>0.543298553978607</text:p>
          </table:table-cell>
          <table:table-cell/>
          <table:table-cell table:formula="of:=[.$J$6]/[.E101]+[.$K$6]/[.F101]+[.$L$6]/[.G101]" office:value-type="float" office:value="2.9940009807588" calcext:value-type="float">
            <text:p>2.9940009807588</text:p>
          </table:table-cell>
          <table:table-cell table:formula="of:=([.$J$6]*[.E101]+[.$K$6]*[.F101]+[.$L$6]*[.G101])/(SQRT(POWER([.$J$6];2)+POWER([.$K$6];2)+POWER([.$L$6];2))*SQRT(POWER([.$E101];2)+POWER([.$F101];2)+POWER([.$G101];2)) )" office:value-type="float" office:value="0.997961280508172" calcext:value-type="float">
            <text:p>0.9979612805081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250810441787" calcext:value-type="float">
            <text:p>-0.684250810441787</text:p>
          </table:table-cell>
          <table:table-cell office:value-type="float" office:value="-0.486845617441843" calcext:value-type="float">
            <text:p>-0.486845617441843</text:p>
          </table:table-cell>
          <table:table-cell office:value-type="float" office:value="0.542938461694719" calcext:value-type="float">
            <text:p>0.542938461694719</text:p>
          </table:table-cell>
          <table:table-cell/>
          <table:table-cell table:formula="of:=[.$J$6]/[.E102]+[.$K$6]/[.F102]+[.$L$6]/[.G102]" office:value-type="float" office:value="2.99294133952056" calcext:value-type="float">
            <text:p>2.99294133952056</text:p>
          </table:table-cell>
          <table:table-cell table:formula="of:=([.$J$6]*[.E102]+[.$K$6]*[.F102]+[.$L$6]*[.G102])/(SQRT(POWER([.$J$6];2)+POWER([.$K$6];2)+POWER([.$L$6];2))*SQRT(POWER([.$E102];2)+POWER([.$F102];2)+POWER([.$G102];2)) )" office:value-type="float" office:value="0.998008300280365" calcext:value-type="float">
            <text:p>0.9980083002803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4439995770521" calcext:value-type="float">
            <text:p>-0.684439995770521</text:p>
          </table:table-cell>
          <table:table-cell office:value-type="float" office:value="-0.487078889819962" calcext:value-type="float">
            <text:p>-0.487078889819962</text:p>
          </table:table-cell>
          <table:table-cell office:value-type="float" office:value="0.542490596491222" calcext:value-type="float">
            <text:p>0.542490596491222</text:p>
          </table:table-cell>
          <table:table-cell/>
          <table:table-cell table:formula="of:=[.$J$6]/[.E103]+[.$K$6]/[.F103]+[.$L$6]/[.G103]" office:value-type="float" office:value="2.99289453734444" calcext:value-type="float">
            <text:p>2.99289453734444</text:p>
          </table:table-cell>
          <table:table-cell table:formula="of:=([.$J$6]*[.E103]+[.$K$6]*[.F103]+[.$L$6]*[.G103])/(SQRT(POWER([.$J$6];2)+POWER([.$K$6];2)+POWER([.$L$6];2))*SQRT(POWER([.$E103];2)+POWER([.$F103];2)+POWER([.$G103];2)) )" office:value-type="float" office:value="0.998041892921563" calcext:value-type="float">
            <text:p>0.9980418929215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032116198019" calcext:value-type="float">
            <text:p>-0.685032116198019</text:p>
          </table:table-cell>
          <table:table-cell office:value-type="float" office:value="-0.487235526871559" calcext:value-type="float">
            <text:p>-0.487235526871559</text:p>
          </table:table-cell>
          <table:table-cell office:value-type="float" office:value="0.541601828958746" calcext:value-type="float">
            <text:p>0.541601828958746</text:p>
          </table:table-cell>
          <table:table-cell/>
          <table:table-cell table:formula="of:=[.$J$6]/[.E104]+[.$K$6]/[.F104]+[.$L$6]/[.G104]" office:value-type="float" office:value="2.99315329755617" calcext:value-type="float">
            <text:p>2.99315329755617</text:p>
          </table:table-cell>
          <table:table-cell table:formula="of:=([.$J$6]*[.E104]+[.$K$6]*[.F104]+[.$L$6]*[.G104])/(SQRT(POWER([.$J$6];2)+POWER([.$K$6];2)+POWER([.$L$6];2))*SQRT(POWER([.$E104];2)+POWER([.$F104];2)+POWER([.$G104];2)) )" office:value-type="float" office:value="0.998101190115773" calcext:value-type="float">
            <text:p>0.9981011901157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027736717486" calcext:value-type="float">
            <text:p>-0.685027736717486</text:p>
          </table:table-cell>
          <table:table-cell office:value-type="float" office:value="-0.487749712822916" calcext:value-type="float">
            <text:p>-0.487749712822916</text:p>
          </table:table-cell>
          <table:table-cell office:value-type="float" office:value="0.541144359269209" calcext:value-type="float">
            <text:p>0.541144359269209</text:p>
          </table:table-cell>
          <table:table-cell/>
          <table:table-cell table:formula="of:=[.$J$6]/[.E105]+[.$K$6]/[.F105]+[.$L$6]/[.G105]" office:value-type="float" office:value="2.9928030008637" calcext:value-type="float">
            <text:p>2.9928030008637</text:p>
          </table:table-cell>
          <table:table-cell table:formula="of:=([.$J$6]*[.E105]+[.$K$6]*[.F105]+[.$L$6]*[.G105])/(SQRT(POWER([.$J$6];2)+POWER([.$K$6];2)+POWER([.$L$6];2))*SQRT(POWER([.$E105];2)+POWER([.$F105];2)+POWER([.$G105];2)) )" office:value-type="float" office:value="0.998140447171099" calcext:value-type="float">
            <text:p>0.9981404471710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539786056493" calcext:value-type="float">
            <text:p>-0.685539786056493</text:p>
          </table:table-cell>
          <table:table-cell office:value-type="float" office:value="-0.487941909340577" calcext:value-type="float">
            <text:p>-0.487941909340577</text:p>
          </table:table-cell>
          <table:table-cell office:value-type="float" office:value="0.540322028833445" calcext:value-type="float">
            <text:p>0.540322028833445</text:p>
          </table:table-cell>
          <table:table-cell/>
          <table:table-cell table:formula="of:=[.$J$6]/[.E106]+[.$K$6]/[.F106]+[.$L$6]/[.G106]" office:value-type="float" office:value="2.99300155795617" calcext:value-type="float">
            <text:p>2.99300155795617</text:p>
          </table:table-cell>
          <table:table-cell table:formula="of:=([.$J$6]*[.E106]+[.$K$6]*[.F106]+[.$L$6]*[.G106])/(SQRT(POWER([.$J$6];2)+POWER([.$K$6];2)+POWER([.$L$6];2))*SQRT(POWER([.$E106];2)+POWER([.$F106];2)+POWER([.$G106];2)) )" office:value-type="float" office:value="0.998194792393895" calcext:value-type="float">
            <text:p>0.9981947923938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274768224559" calcext:value-type="float">
            <text:p>-0.685274768224559</text:p>
          </table:table-cell>
          <table:table-cell office:value-type="float" office:value="-0.488642368300281" calcext:value-type="float">
            <text:p>-0.488642368300281</text:p>
          </table:table-cell>
          <table:table-cell office:value-type="float" office:value="0.540025117875706" calcext:value-type="float">
            <text:p>0.540025117875706</text:p>
          </table:table-cell>
          <table:table-cell/>
          <table:table-cell table:formula="of:=[.$J$6]/[.E107]+[.$K$6]/[.F107]+[.$L$6]/[.G107]" office:value-type="float" office:value="2.99237087023609" calcext:value-type="float">
            <text:p>2.99237087023609</text:p>
          </table:table-cell>
          <table:table-cell table:formula="of:=([.$J$6]*[.E107]+[.$K$6]*[.F107]+[.$L$6]*[.G107])/(SQRT(POWER([.$J$6];2)+POWER([.$K$6];2)+POWER([.$L$6];2))*SQRT(POWER([.$E107];2)+POWER([.$F107];2)+POWER([.$G107];2)) )" office:value-type="float" office:value="0.998227193521653" calcext:value-type="float">
            <text:p>0.9982271935216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756198511432" calcext:value-type="float">
            <text:p>-0.685756198511432</text:p>
          </table:table-cell>
          <table:table-cell office:value-type="float" office:value="-0.489549039133001" calcext:value-type="float">
            <text:p>-0.489549039133001</text:p>
          </table:table-cell>
          <table:table-cell office:value-type="float" office:value="0.538590915711641" calcext:value-type="float">
            <text:p>0.538590915711641</text:p>
          </table:table-cell>
          <table:table-cell/>
          <table:table-cell table:formula="of:=[.$J$6]/[.E108]+[.$K$6]/[.F108]+[.$L$6]/[.G108]" office:value-type="float" office:value="2.9921073835462" calcext:value-type="float">
            <text:p>2.9921073835462</text:p>
          </table:table-cell>
          <table:table-cell table:formula="of:=([.$J$6]*[.E108]+[.$K$6]*[.F108]+[.$L$6]*[.G108])/(SQRT(POWER([.$J$6];2)+POWER([.$K$6];2)+POWER([.$L$6];2))*SQRT(POWER([.$E108];2)+POWER([.$F108];2)+POWER([.$G108];2)) )" office:value-type="float" office:value="0.9983306022597" calcext:value-type="float">
            <text:p>0.99833060225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452945025062" calcext:value-type="float">
            <text:p>-0.685452945025062</text:p>
          </table:table-cell>
          <table:table-cell office:value-type="float" office:value="-0.490232863504359" calcext:value-type="float">
            <text:p>-0.490232863504359</text:p>
          </table:table-cell>
          <table:table-cell office:value-type="float" office:value="0.53835490124711" calcext:value-type="float">
            <text:p>0.53835490124711</text:p>
          </table:table-cell>
          <table:table-cell/>
          <table:table-cell table:formula="of:=[.$J$6]/[.E109]+[.$K$6]/[.F109]+[.$L$6]/[.G109]" office:value-type="float" office:value="2.99147935689752" calcext:value-type="float">
            <text:p>2.99147935689752</text:p>
          </table:table-cell>
          <table:table-cell table:formula="of:=([.$J$6]*[.E109]+[.$K$6]*[.F109]+[.$L$6]*[.G109])/(SQRT(POWER([.$J$6];2)+POWER([.$K$6];2)+POWER([.$L$6];2))*SQRT(POWER([.$E109];2)+POWER([.$F109];2)+POWER([.$G109];2)) )" office:value-type="float" office:value="0.998357510737559" calcext:value-type="float">
            <text:p>0.9983575107375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317662335576" calcext:value-type="float">
            <text:p>-0.685317662335576</text:p>
          </table:table-cell>
          <table:table-cell office:value-type="float" office:value="-0.491586866123726" calcext:value-type="float">
            <text:p>-0.491586866123726</text:p>
          </table:table-cell>
          <table:table-cell office:value-type="float" office:value="0.537291405799084" calcext:value-type="float">
            <text:p>0.537291405799084</text:p>
          </table:table-cell>
          <table:table-cell/>
          <table:table-cell table:formula="of:=[.$J$6]/[.E110]+[.$K$6]/[.F110]+[.$L$6]/[.G110]" office:value-type="float" office:value="2.99056941282533" calcext:value-type="float">
            <text:p>2.99056941282533</text:p>
          </table:table-cell>
          <table:table-cell table:formula="of:=([.$J$6]*[.E110]+[.$K$6]*[.F110]+[.$L$6]*[.G110])/(SQRT(POWER([.$J$6];2)+POWER([.$K$6];2)+POWER([.$L$6];2))*SQRT(POWER([.$E110];2)+POWER([.$F110];2)+POWER([.$G110];2)) )" office:value-type="float" office:value="0.998443595247864" calcext:value-type="float">
            <text:p>0.9984435952478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52172315158" calcext:value-type="float">
            <text:p>-0.68552172315158</text:p>
          </table:table-cell>
          <table:table-cell office:value-type="float" office:value="-0.491826284547864" calcext:value-type="float">
            <text:p>-0.491826284547864</text:p>
          </table:table-cell>
          <table:table-cell office:value-type="float" office:value="0.536811766744296" calcext:value-type="float">
            <text:p>0.536811766744296</text:p>
          </table:table-cell>
          <table:table-cell/>
          <table:table-cell table:formula="of:=[.$J$6]/[.E111]+[.$K$6]/[.F111]+[.$L$6]/[.G111]" office:value-type="float" office:value="2.99056785868384" calcext:value-type="float">
            <text:p>2.99056785868384</text:p>
          </table:table-cell>
          <table:table-cell table:formula="of:=([.$J$6]*[.E111]+[.$K$6]*[.F111]+[.$L$6]*[.G111])/(SQRT(POWER([.$J$6];2)+POWER([.$K$6];2)+POWER([.$L$6];2))*SQRT(POWER([.$E111];2)+POWER([.$F111];2)+POWER([.$G111];2)) )" office:value-type="float" office:value="0.998475188097129" calcext:value-type="float">
            <text:p>0.9984751880971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795961628511" calcext:value-type="float">
            <text:p>-0.685795961628511</text:p>
          </table:table-cell>
          <table:table-cell office:value-type="float" office:value="-0.491967790924984" calcext:value-type="float">
            <text:p>-0.491967790924984</text:p>
          </table:table-cell>
          <table:table-cell office:value-type="float" office:value="0.536331606104299" calcext:value-type="float">
            <text:p>0.536331606104299</text:p>
          </table:table-cell>
          <table:table-cell/>
          <table:table-cell table:formula="of:=[.$J$6]/[.E112]+[.$K$6]/[.F112]+[.$L$6]/[.G112]" office:value-type="float" office:value="2.99067486657714" calcext:value-type="float">
            <text:p>2.99067486657714</text:p>
          </table:table-cell>
          <table:table-cell table:formula="of:=([.$J$6]*[.E112]+[.$K$6]*[.F112]+[.$L$6]*[.G112])/(SQRT(POWER([.$J$6];2)+POWER([.$K$6];2)+POWER([.$L$6];2))*SQRT(POWER([.$E112];2)+POWER([.$F112];2)+POWER([.$G112];2)) )" office:value-type="float" office:value="0.99850480396001" calcext:value-type="float">
            <text:p>0.99850480396001</text:p>
          </table:table-cell>
          <table:table-cell table:number-columns-repeated="4"/>
        </table:table-row>
      </table:table>
      <table:table table:name="x=1.5" table:style-name="ta1">
        <table:shapes>
          <draw:frame draw:z-index="0" draw:style-name="gr1" draw:text-style-name="P1" svg:width="453.51pt" svg:height="255.09pt" svg:x="699.02pt" svg:y="244.49pt">
            <draw:object draw:notify-on-update-of-ranges="'x=1.5'.J13:'x=1.5'.J1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 office:value-type="float" office:value="20.9277200329185" calcext:value-type="float">
            <text:p>20.9277200329185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28482032" calcext:value-type="float">
            <text:p>0.28482032</text:p>
          </table:table-cell>
          <table:table-cell table:style-name="ce1" office:value-type="float" office:value="-0.088980025" calcext:value-type="float">
            <text:p>-0.088980025</text:p>
          </table:table-cell>
          <table:table-cell table:style-name="ce1" office:value-type="float" office:value="-226.140848600696" calcext:value-type="float">
            <text:p>-226.140848600696</text:p>
          </table:table-cell>
          <table:table-cell table:style-name="ce1" office:value-type="float" office:value="-155.375607632528" calcext:value-type="float">
            <text:p>-155.375607632528</text:p>
          </table:table-cell>
          <table:table-cell table:style-name="ce1" office:value-type="float" office:value="167.842348781059" calcext:value-type="float">
            <text:p>167.842348781059</text:p>
          </table:table-cell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3" office:value-type="float" office:value="0.432" calcext:value-type="float">
            <text:p>0.432</text:p>
          </table:table-cell>
          <table:table-cell table:style-name="ce3" office:value-type="float" office:value="-0.532" calcext:value-type="float">
            <text:p>-0.532</text:p>
          </table:table-cell>
          <table:table-cell table:style-name="ce3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-226.140848600696" calcext:value-type="float">
            <text:p>-226.140848600696</text:p>
          </table:table-cell>
          <table:table-cell table:style-name="ce2" table:formula="of:=[.M2]" office:value-type="float" office:value="-155.375607632528" calcext:value-type="float">
            <text:p>-155.375607632528</text:p>
          </table:table-cell>
          <table:table-cell table:style-name="ce2" table:formula="of:=[.N2]" office:value-type="float" office:value="167.842348781059" calcext:value-type="float">
            <text:p>167.842348781059</text:p>
          </table:table-cell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-1.068" calcext:value-type="float">
            <text:p>-1.068</text:p>
          </table:table-cell>
          <table:table-cell table:style-name="ce2" table:formula="of:=[.E3]-[.J4]" office:value-type="float" office:value="-0.81682032" calcext:value-type="float">
            <text:p>-0.81682032</text:p>
          </table:table-cell>
          <table:table-cell table:style-name="ce2" table:formula="of:=[.F3]-[.K4]" office:value-type="float" office:value="0.747980025" calcext:value-type="float">
            <text:p>0.747980025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1.5" calcext:value-type="float">
            <text:p>1.5</text:p>
          </table:table-cell>
          <table:table-cell table:formula="of:=[.J2]" office:value-type="float" office:value="0.28482032" calcext:value-type="float">
            <text:p>0.28482032</text:p>
          </table:table-cell>
          <table:table-cell table:style-name="ce2" table:formula="of:=[.K2]" office:value-type="float" office:value="-0.088980025" calcext:value-type="float">
            <text:p>-0.0889800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-0.694137000858095" calcext:value-type="float">
            <text:p>-0.694137000858095</text:p>
          </table:table-cell>
          <table:table-cell table:style-name="ce2" table:formula="of:=[.E4]/SQRT(POWER([.D4];2)+POWER([.E4];2)+POWER([.F4];2))" office:value-type="float" office:value="-0.530885025435159" calcext:value-type="float">
            <text:p>-0.530885025435159</text:p>
          </table:table-cell>
          <table:table-cell table:style-name="ce2" table:formula="of:=[.F4]/SQRT(POWER([.D4];2)+POWER([.E4];2)+POWER([.F4];2))" office:value-type="float" office:value="0.486142894433767" calcext:value-type="float">
            <text:p>0.486142894433767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-0.694137000858095" calcext:value-type="float">
            <text:p>-0.694137000858095</text:p>
          </table:table-cell>
          <table:table-cell table:formula="of:=[.E5]" office:value-type="float" office:value="-0.530885025435159" calcext:value-type="float">
            <text:p>-0.530885025435159</text:p>
          </table:table-cell>
          <table:table-cell table:formula="of:=[.F5]" office:value-type="float" office:value="0.486142894433767" calcext:value-type="float">
            <text:p>0.486142894433767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office:value-type="string" calcext:value-type="string">
            <text:p>c:</text:p>
          </table:table-cell>
          <table:table-cell office:value-type="float" office:value="-0.748151857841518" calcext:value-type="float">
            <text:p>-0.748151857841518</text:p>
          </table:table-cell>
          <table:table-cell office:value-type="float" office:value="-0.484445854770547" calcext:value-type="float">
            <text:p>-0.484445854770547</text:p>
          </table:table-cell>
          <table:table-cell office:value-type="float" office:value="0.453410422689995" calcext:value-type="float">
            <text:p>0.453410422689995</text:p>
          </table:table-cell>
          <table:table-cell/>
          <table:table-cell table:formula="of:=[.$J$6]/[.E13]+[.$K$6]/[.F13]+[.$L$6]/[.G13]" office:value-type="float" office:value="3.09585438173019" calcext:value-type="float">
            <text:p>3.09585438173019</text:p>
          </table:table-cell>
          <table:table-cell table:formula="of:=([.$J$6]*[.E13]+[.$K$6]*[.F13]+[.$L$6]*[.G13])/(SQRT(POWER([.$J$6];2)+POWER([.$K$6];2)+POWER([.$L$6];2))*SQRT(POWER([.$E13];2)+POWER([.$F13];2)+POWER([.$G13];2)) )" office:value-type="float" office:value="0.996927191973293" calcext:value-type="float">
            <text:p>0.996927191973293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1557933670074" calcext:value-type="float">
            <text:p>-0.741557933670074</text:p>
          </table:table-cell>
          <table:table-cell office:value-type="float" office:value="-0.490806029544464" calcext:value-type="float">
            <text:p>-0.490806029544464</text:p>
          </table:table-cell>
          <table:table-cell office:value-type="float" office:value="0.457385255964564" calcext:value-type="float">
            <text:p>0.457385255964564</text:p>
          </table:table-cell>
          <table:table-cell/>
          <table:table-cell table:formula="of:=[.$J$6]/[.E14]+[.$K$6]/[.F14]+[.$L$6]/[.G14]" office:value-type="float" office:value="3.08058582649113" calcext:value-type="float">
            <text:p>3.08058582649113</text:p>
          </table:table-cell>
          <table:table-cell table:formula="of:=([.$J$6]*[.E14]+[.$K$6]*[.F14]+[.$L$6]*[.G14])/(SQRT(POWER([.$J$6];2)+POWER([.$K$6];2)+POWER([.$L$6];2))*SQRT(POWER([.$E14];2)+POWER([.$F14];2)+POWER([.$G14];2)) )" office:value-type="float" office:value="0.997658963724655" calcext:value-type="float">
            <text:p>0.997658963724655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1557933670074" calcext:value-type="float">
            <text:p>-0.741557933670074</text:p>
          </table:table-cell>
          <table:table-cell office:value-type="float" office:value="-0.490806029544464" calcext:value-type="float">
            <text:p>-0.490806029544464</text:p>
          </table:table-cell>
          <table:table-cell office:value-type="float" office:value="0.457385255964564" calcext:value-type="float">
            <text:p>0.457385255964564</text:p>
          </table:table-cell>
          <table:table-cell/>
          <table:table-cell table:formula="of:=[.$J$6]/[.E15]+[.$K$6]/[.F15]+[.$L$6]/[.G15]" office:value-type="float" office:value="3.08058582649113" calcext:value-type="float">
            <text:p>3.08058582649113</text:p>
          </table:table-cell>
          <table:table-cell table:formula="of:=([.$J$6]*[.E15]+[.$K$6]*[.F15]+[.$L$6]*[.G15])/(SQRT(POWER([.$J$6];2)+POWER([.$K$6];2)+POWER([.$L$6];2))*SQRT(POWER([.$E15];2)+POWER([.$F15];2)+POWER([.$G15];2)) )" office:value-type="float" office:value="0.997658963724655" calcext:value-type="float">
            <text:p>0.997658963724655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2197502325174" calcext:value-type="float">
            <text:p>-0.742197502325174</text:p>
          </table:table-cell>
          <table:table-cell office:value-type="float" office:value="-0.489892217663137" calcext:value-type="float">
            <text:p>-0.489892217663137</text:p>
          </table:table-cell>
          <table:table-cell office:value-type="float" office:value="0.457327544124959" calcext:value-type="float">
            <text:p>0.457327544124959</text:p>
          </table:table-cell>
          <table:table-cell/>
          <table:table-cell table:formula="of:=[.$J$6]/[.E16]+[.$K$6]/[.F16]+[.$L$6]/[.G16]" office:value-type="float" office:value="3.08193099138805" calcext:value-type="float">
            <text:p>3.08193099138805</text:p>
          </table:table-cell>
          <table:table-cell table:formula="of:=([.$J$6]*[.E16]+[.$K$6]*[.F16]+[.$L$6]*[.G16])/(SQRT(POWER([.$J$6];2)+POWER([.$K$6];2)+POWER([.$L$6];2))*SQRT(POWER([.$E16];2)+POWER([.$F16];2)+POWER([.$G16];2)) )" office:value-type="float" office:value="0.99758972674814" calcext:value-type="float">
            <text:p>0.997589726748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1387229827981" calcext:value-type="float">
            <text:p>-0.741387229827981</text:p>
          </table:table-cell>
          <table:table-cell office:value-type="float" office:value="-0.489338159082913" calcext:value-type="float">
            <text:p>-0.489338159082913</text:p>
          </table:table-cell>
          <table:table-cell office:value-type="float" office:value="0.459231032829161" calcext:value-type="float">
            <text:p>0.459231032829161</text:p>
          </table:table-cell>
          <table:table-cell/>
          <table:table-cell table:formula="of:=[.$J$6]/[.E17]+[.$K$6]/[.F17]+[.$L$6]/[.G17]" office:value-type="float" office:value="3.07977402678192" calcext:value-type="float">
            <text:p>3.07977402678192</text:p>
          </table:table-cell>
          <table:table-cell table:formula="of:=([.$J$6]*[.E17]+[.$K$6]*[.F17]+[.$L$6]*[.G17])/(SQRT(POWER([.$J$6];2)+POWER([.$K$6];2)+POWER([.$L$6];2))*SQRT(POWER([.$E17];2)+POWER([.$F17];2)+POWER([.$G17];2)) )" office:value-type="float" office:value="0.997658512731788" calcext:value-type="float">
            <text:p>0.9976585127317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9850729524128" calcext:value-type="float">
            <text:p>-0.739850729524128</text:p>
          </table:table-cell>
          <table:table-cell office:value-type="float" office:value="-0.490162207650506" calcext:value-type="float">
            <text:p>-0.490162207650506</text:p>
          </table:table-cell>
          <table:table-cell office:value-type="float" office:value="0.460827416951073" calcext:value-type="float">
            <text:p>0.460827416951073</text:p>
          </table:table-cell>
          <table:table-cell/>
          <table:table-cell table:formula="of:=[.$J$6]/[.E18]+[.$K$6]/[.F18]+[.$L$6]/[.G18]" office:value-type="float" office:value="3.07622734981613" calcext:value-type="float">
            <text:p>3.07622734981613</text:p>
          </table:table-cell>
          <table:table-cell table:formula="of:=([.$J$6]*[.E18]+[.$K$6]*[.F18]+[.$L$6]*[.G18])/(SQRT(POWER([.$J$6];2)+POWER([.$K$6];2)+POWER([.$L$6];2))*SQRT(POWER([.$E18];2)+POWER([.$F18];2)+POWER([.$G18];2)) )" office:value-type="float" office:value="0.997805516861475" calcext:value-type="float">
            <text:p>0.9978055168614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9850729524128" calcext:value-type="float">
            <text:p>-0.739850729524128</text:p>
          </table:table-cell>
          <table:table-cell office:value-type="float" office:value="-0.490162207650506" calcext:value-type="float">
            <text:p>-0.490162207650506</text:p>
          </table:table-cell>
          <table:table-cell office:value-type="float" office:value="0.460827416951073" calcext:value-type="float">
            <text:p>0.460827416951073</text:p>
          </table:table-cell>
          <table:table-cell/>
          <table:table-cell table:formula="of:=[.$J$6]/[.E19]+[.$K$6]/[.F19]+[.$L$6]/[.G19]" office:value-type="float" office:value="3.07622734981613" calcext:value-type="float">
            <text:p>3.07622734981613</text:p>
          </table:table-cell>
          <table:table-cell table:formula="of:=([.$J$6]*[.E19]+[.$K$6]*[.F19]+[.$L$6]*[.G19])/(SQRT(POWER([.$J$6];2)+POWER([.$K$6];2)+POWER([.$L$6];2))*SQRT(POWER([.$E19];2)+POWER([.$F19];2)+POWER([.$G19];2)) )" office:value-type="float" office:value="0.997805516861475" calcext:value-type="float">
            <text:p>0.9978055168614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6005961580647" calcext:value-type="float">
            <text:p>-0.746005961580647</text:p>
          </table:table-cell>
          <table:table-cell office:value-type="float" office:value="-0.485522942027647" calcext:value-type="float">
            <text:p>-0.485522942027647</text:p>
          </table:table-cell>
          <table:table-cell office:value-type="float" office:value="0.455787865186155" calcext:value-type="float">
            <text:p>0.455787865186155</text:p>
          </table:table-cell>
          <table:table-cell/>
          <table:table-cell table:formula="of:=[.$J$6]/[.E20]+[.$K$6]/[.F20]+[.$L$6]/[.G20]" office:value-type="float" office:value="3.09049947714105" calcext:value-type="float">
            <text:p>3.09049947714105</text:p>
          </table:table-cell>
          <table:table-cell table:formula="of:=([.$J$6]*[.E20]+[.$K$6]*[.F20]+[.$L$6]*[.G20])/(SQRT(POWER([.$J$6];2)+POWER([.$K$6];2)+POWER([.$L$6];2))*SQRT(POWER([.$E20];2)+POWER([.$F20];2)+POWER([.$G20];2)) )" office:value-type="float" office:value="0.997165232250934" calcext:value-type="float">
            <text:p>0.9971652322509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4268399184551" calcext:value-type="float">
            <text:p>-0.744268399184551</text:p>
          </table:table-cell>
          <table:table-cell office:value-type="float" office:value="-0.485564548201274" calcext:value-type="float">
            <text:p>-0.485564548201274</text:p>
          </table:table-cell>
          <table:table-cell office:value-type="float" office:value="0.458575642075937" calcext:value-type="float">
            <text:p>0.458575642075937</text:p>
          </table:table-cell>
          <table:table-cell/>
          <table:table-cell table:formula="of:=[.$J$6]/[.E21]+[.$K$6]/[.F21]+[.$L$6]/[.G21]" office:value-type="float" office:value="3.08609397719909" calcext:value-type="float">
            <text:p>3.08609397719909</text:p>
          </table:table-cell>
          <table:table-cell table:formula="of:=([.$J$6]*[.E21]+[.$K$6]*[.F21]+[.$L$6]*[.G21])/(SQRT(POWER([.$J$6];2)+POWER([.$K$6];2)+POWER([.$L$6];2))*SQRT(POWER([.$E21];2)+POWER([.$F21];2)+POWER([.$G21];2)) )" office:value-type="float" office:value="0.997336471921283" calcext:value-type="float">
            <text:p>0.9973364719212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4268399184551" calcext:value-type="float">
            <text:p>-0.744268399184551</text:p>
          </table:table-cell>
          <table:table-cell office:value-type="float" office:value="-0.485564548201274" calcext:value-type="float">
            <text:p>-0.485564548201274</text:p>
          </table:table-cell>
          <table:table-cell office:value-type="float" office:value="0.458575642075937" calcext:value-type="float">
            <text:p>0.458575642075937</text:p>
          </table:table-cell>
          <table:table-cell/>
          <table:table-cell table:formula="of:=[.$J$6]/[.E22]+[.$K$6]/[.F22]+[.$L$6]/[.G22]" office:value-type="float" office:value="3.08609397719909" calcext:value-type="float">
            <text:p>3.08609397719909</text:p>
          </table:table-cell>
          <table:table-cell table:formula="of:=([.$J$6]*[.E22]+[.$K$6]*[.F22]+[.$L$6]*[.G22])/(SQRT(POWER([.$J$6];2)+POWER([.$K$6];2)+POWER([.$L$6];2))*SQRT(POWER([.$E22];2)+POWER([.$F22];2)+POWER([.$G22];2)) )" office:value-type="float" office:value="0.997336471921283" calcext:value-type="float">
            <text:p>0.9973364719212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0580086355688" calcext:value-type="float">
            <text:p>-0.740580086355688</text:p>
          </table:table-cell>
          <table:table-cell office:value-type="float" office:value="-0.483689918547148" calcext:value-type="float">
            <text:p>-0.483689918547148</text:p>
          </table:table-cell>
          <table:table-cell office:value-type="float" office:value="0.466460285972188" calcext:value-type="float">
            <text:p>0.466460285972188</text:p>
          </table:table-cell>
          <table:table-cell/>
          <table:table-cell table:formula="of:=[.$J$6]/[.E23]+[.$K$6]/[.F23]+[.$L$6]/[.G23]" office:value-type="float" office:value="3.07705697535404" calcext:value-type="float">
            <text:p>3.07705697535404</text:p>
          </table:table-cell>
          <table:table-cell table:formula="of:=([.$J$6]*[.E23]+[.$K$6]*[.F23]+[.$L$6]*[.G23])/(SQRT(POWER([.$J$6];2)+POWER([.$K$6];2)+POWER([.$L$6];2))*SQRT(POWER([.$E23];2)+POWER([.$F23];2)+POWER([.$G23];2)) )" office:value-type="float" office:value="0.997614128309721" calcext:value-type="float">
            <text:p>0.9976141283097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0200544740956" calcext:value-type="float">
            <text:p>-0.740200544740956</text:p>
          </table:table-cell>
          <table:table-cell office:value-type="float" office:value="-0.48453921340736" calcext:value-type="float">
            <text:p>-0.48453921340736</text:p>
          </table:table-cell>
          <table:table-cell office:value-type="float" office:value="0.466181192494688" calcext:value-type="float">
            <text:p>0.466181192494688</text:p>
          </table:table-cell>
          <table:table-cell/>
          <table:table-cell table:formula="of:=[.$J$6]/[.E24]+[.$K$6]/[.F24]+[.$L$6]/[.G24]" office:value-type="float" office:value="3.07623770300172" calcext:value-type="float">
            <text:p>3.07623770300172</text:p>
          </table:table-cell>
          <table:table-cell table:formula="of:=([.$J$6]*[.E24]+[.$K$6]*[.F24]+[.$L$6]*[.G24])/(SQRT(POWER([.$J$6];2)+POWER([.$K$6];2)+POWER([.$L$6];2))*SQRT(POWER([.$E24];2)+POWER([.$F24];2)+POWER([.$G24];2)) )" office:value-type="float" office:value="0.997665873044066" calcext:value-type="float">
            <text:p>0.9976658730440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40200544740956" calcext:value-type="float">
            <text:p>-0.740200544740956</text:p>
          </table:table-cell>
          <table:table-cell office:value-type="float" office:value="-0.48453921340736" calcext:value-type="float">
            <text:p>-0.48453921340736</text:p>
          </table:table-cell>
          <table:table-cell office:value-type="float" office:value="0.466181192494688" calcext:value-type="float">
            <text:p>0.466181192494688</text:p>
          </table:table-cell>
          <table:table-cell/>
          <table:table-cell table:formula="of:=[.$J$6]/[.E25]+[.$K$6]/[.F25]+[.$L$6]/[.G25]" office:value-type="float" office:value="3.07623770300172" calcext:value-type="float">
            <text:p>3.07623770300172</text:p>
          </table:table-cell>
          <table:table-cell table:formula="of:=([.$J$6]*[.E25]+[.$K$6]*[.F25]+[.$L$6]*[.G25])/(SQRT(POWER([.$J$6];2)+POWER([.$K$6];2)+POWER([.$L$6];2))*SQRT(POWER([.$E25];2)+POWER([.$F25];2)+POWER([.$G25];2)) )" office:value-type="float" office:value="0.997665873044066" calcext:value-type="float">
            <text:p>0.9976658730440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4189491388579" calcext:value-type="float">
            <text:p>-0.734189491388579</text:p>
          </table:table-cell>
          <table:table-cell office:value-type="float" office:value="-0.485673049834544" calcext:value-type="float">
            <text:p>-0.485673049834544</text:p>
          </table:table-cell>
          <table:table-cell office:value-type="float" office:value="0.474433851447167" calcext:value-type="float">
            <text:p>0.474433851447167</text:p>
          </table:table-cell>
          <table:table-cell/>
          <table:table-cell table:formula="of:=[.$J$6]/[.E26]+[.$K$6]/[.F26]+[.$L$6]/[.G26]" office:value-type="float" office:value="3.06321807297863" calcext:value-type="float">
            <text:p>3.06321807297863</text:p>
          </table:table-cell>
          <table:table-cell table:formula="of:=([.$J$6]*[.E26]+[.$K$6]*[.F26]+[.$L$6]*[.G26])/(SQRT(POWER([.$J$6];2)+POWER([.$K$6];2)+POWER([.$L$6];2))*SQRT(POWER([.$E26];2)+POWER([.$F26];2)+POWER([.$G26];2)) )" office:value-type="float" office:value="0.998107286788467" calcext:value-type="float">
            <text:p>0.99810728678846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4287282530589" calcext:value-type="float">
            <text:p>-0.734287282530589</text:p>
          </table:table-cell>
          <table:table-cell office:value-type="float" office:value="-0.485007546499745" calcext:value-type="float">
            <text:p>-0.485007546499745</text:p>
          </table:table-cell>
          <table:table-cell office:value-type="float" office:value="0.474963015983498" calcext:value-type="float">
            <text:p>0.474963015983498</text:p>
          </table:table-cell>
          <table:table-cell/>
          <table:table-cell table:formula="of:=[.$J$6]/[.E27]+[.$K$6]/[.F27]+[.$L$6]/[.G27]" office:value-type="float" office:value="3.06345043204369" calcext:value-type="float">
            <text:p>3.06345043204369</text:p>
          </table:table-cell>
          <table:table-cell table:formula="of:=([.$J$6]*[.E27]+[.$K$6]*[.F27]+[.$L$6]*[.G27])/(SQRT(POWER([.$J$6];2)+POWER([.$K$6];2)+POWER([.$L$6];2))*SQRT(POWER([.$E27];2)+POWER([.$F27];2)+POWER([.$G27];2)) )" office:value-type="float" office:value="0.998079111062994" calcext:value-type="float">
            <text:p>0.9980791110629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0677679639922" calcext:value-type="float">
            <text:p>-0.730677679639922</text:p>
          </table:table-cell>
          <table:table-cell office:value-type="float" office:value="-0.488551367212598" calcext:value-type="float">
            <text:p>-0.488551367212598</text:p>
          </table:table-cell>
          <table:table-cell office:value-type="float" office:value="0.476893793281817" calcext:value-type="float">
            <text:p>0.476893793281817</text:p>
          </table:table-cell>
          <table:table-cell/>
          <table:table-cell table:formula="of:=[.$J$6]/[.E28]+[.$K$6]/[.F28]+[.$L$6]/[.G28]" office:value-type="float" office:value="3.05603656462283" calcext:value-type="float">
            <text:p>3.05603656462283</text:p>
          </table:table-cell>
          <table:table-cell table:formula="of:=([.$J$6]*[.E28]+[.$K$6]*[.F28]+[.$L$6]*[.G28])/(SQRT(POWER([.$J$6];2)+POWER([.$K$6];2)+POWER([.$L$6];2))*SQRT(POWER([.$E28];2)+POWER([.$F28];2)+POWER([.$G28];2)) )" office:value-type="float" office:value="0.99839354715177" calcext:value-type="float">
            <text:p>0.998393547151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4558445136365" calcext:value-type="float">
            <text:p>-0.734558445136365</text:p>
          </table:table-cell>
          <table:table-cell office:value-type="float" office:value="-0.488678290379805" calcext:value-type="float">
            <text:p>-0.488678290379805</text:p>
          </table:table-cell>
          <table:table-cell office:value-type="float" office:value="0.470762593236035" calcext:value-type="float">
            <text:p>0.470762593236035</text:p>
          </table:table-cell>
          <table:table-cell/>
          <table:table-cell table:formula="of:=[.$J$6]/[.E29]+[.$K$6]/[.F29]+[.$L$6]/[.G29]" office:value-type="float" office:value="3.06401197760637" calcext:value-type="float">
            <text:p>3.06401197760637</text:p>
          </table:table-cell>
          <table:table-cell table:formula="of:=([.$J$6]*[.E29]+[.$K$6]*[.F29]+[.$L$6]*[.G29])/(SQRT(POWER([.$J$6];2)+POWER([.$K$6];2)+POWER([.$L$6];2))*SQRT(POWER([.$E29];2)+POWER([.$F29];2)+POWER([.$G29];2)) )" office:value-type="float" office:value="0.998174072346746" calcext:value-type="float">
            <text:p>0.9981740723467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9413038523504" calcext:value-type="float">
            <text:p>-0.729413038523504</text:p>
          </table:table-cell>
          <table:table-cell office:value-type="float" office:value="-0.490409893866555" calcext:value-type="float">
            <text:p>-0.490409893866555</text:p>
          </table:table-cell>
          <table:table-cell office:value-type="float" office:value="0.476922168943428" calcext:value-type="float">
            <text:p>0.476922168943428</text:p>
          </table:table-cell>
          <table:table-cell/>
          <table:table-cell table:formula="of:=[.$J$6]/[.E30]+[.$K$6]/[.F30]+[.$L$6]/[.G30]" office:value-type="float" office:value="3.05350485956855" calcext:value-type="float">
            <text:p>3.05350485956855</text:p>
          </table:table-cell>
          <table:table-cell table:formula="of:=([.$J$6]*[.E30]+[.$K$6]*[.F30]+[.$L$6]*[.G30])/(SQRT(POWER([.$J$6];2)+POWER([.$K$6];2)+POWER([.$L$6];2))*SQRT(POWER([.$E30];2)+POWER([.$F30];2)+POWER([.$G30];2)) )" office:value-type="float" office:value="0.998516171556282" calcext:value-type="float">
            <text:p>0.9985161715562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1038730866808" calcext:value-type="float">
            <text:p>-0.731038730866808</text:p>
          </table:table-cell>
          <table:table-cell office:value-type="float" office:value="-0.491510408009712" calcext:value-type="float">
            <text:p>-0.491510408009712</text:p>
          </table:table-cell>
          <table:table-cell office:value-type="float" office:value="0.473286269387538" calcext:value-type="float">
            <text:p>0.473286269387538</text:p>
          </table:table-cell>
          <table:table-cell/>
          <table:table-cell table:formula="of:=[.$J$6]/[.E31]+[.$K$6]/[.F31]+[.$L$6]/[.G31]" office:value-type="float" office:value="3.05679552417826" calcext:value-type="float">
            <text:p>3.05679552417826</text:p>
          </table:table-cell>
          <table:table-cell table:formula="of:=([.$J$6]*[.E31]+[.$K$6]*[.F31]+[.$L$6]*[.G31])/(SQRT(POWER([.$J$6];2)+POWER([.$K$6];2)+POWER([.$L$6];2))*SQRT(POWER([.$E31];2)+POWER([.$F31];2)+POWER([.$G31];2)) )" office:value-type="float" office:value="0.998461304508692" calcext:value-type="float">
            <text:p>0.9984613045086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0450400170467" calcext:value-type="float">
            <text:p>-0.730450400170467</text:p>
          </table:table-cell>
          <table:table-cell office:value-type="float" office:value="-0.492097591713118" calcext:value-type="float">
            <text:p>-0.492097591713118</text:p>
          </table:table-cell>
          <table:table-cell office:value-type="float" office:value="0.473584388595057" calcext:value-type="float">
            <text:p>0.473584388595057</text:p>
          </table:table-cell>
          <table:table-cell/>
          <table:table-cell table:formula="of:=[.$J$6]/[.E32]+[.$K$6]/[.F32]+[.$L$6]/[.G32]" office:value-type="float" office:value="3.05562489232966" calcext:value-type="float">
            <text:p>3.05562489232966</text:p>
          </table:table-cell>
          <table:table-cell table:formula="of:=([.$J$6]*[.E32]+[.$K$6]*[.F32]+[.$L$6]*[.G32])/(SQRT(POWER([.$J$6];2)+POWER([.$K$6];2)+POWER([.$L$6];2))*SQRT(POWER([.$E32];2)+POWER([.$F32];2)+POWER([.$G32];2)) )" office:value-type="float" office:value="0.998509577973369" calcext:value-type="float">
            <text:p>0.9985095779733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4510591242257" calcext:value-type="float">
            <text:p>-0.734510591242257</text:p>
          </table:table-cell>
          <table:table-cell office:value-type="float" office:value="-0.487955537110552" calcext:value-type="float">
            <text:p>-0.487955537110552</text:p>
          </table:table-cell>
          <table:table-cell office:value-type="float" office:value="0.471586243603545" calcext:value-type="float">
            <text:p>0.471586243603545</text:p>
          </table:table-cell>
          <table:table-cell/>
          <table:table-cell table:formula="of:=[.$J$6]/[.E33]+[.$K$6]/[.F33]+[.$L$6]/[.G33]" office:value-type="float" office:value="3.06387904410126" calcext:value-type="float">
            <text:p>3.06387904410126</text:p>
          </table:table-cell>
          <table:table-cell table:formula="of:=([.$J$6]*[.E33]+[.$K$6]*[.F33]+[.$L$6]*[.G33])/(SQRT(POWER([.$J$6];2)+POWER([.$K$6];2)+POWER([.$L$6];2))*SQRT(POWER([.$E33];2)+POWER([.$F33];2)+POWER([.$G33];2)) )" office:value-type="float" office:value="0.998157568074143" calcext:value-type="float">
            <text:p>0.9981575680741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0856032776445" calcext:value-type="float">
            <text:p>-0.730856032776445</text:p>
          </table:table-cell>
          <table:table-cell office:value-type="float" office:value="-0.489414403995931" calcext:value-type="float">
            <text:p>-0.489414403995931</text:p>
          </table:table-cell>
          <table:table-cell office:value-type="float" office:value="0.475734170010504" calcext:value-type="float">
            <text:p>0.475734170010504</text:p>
          </table:table-cell>
          <table:table-cell/>
          <table:table-cell table:formula="of:=[.$J$6]/[.E34]+[.$K$6]/[.F34]+[.$L$6]/[.G34]" office:value-type="float" office:value="3.0563733461884" calcext:value-type="float">
            <text:p>3.0563733461884</text:p>
          </table:table-cell>
          <table:table-cell table:formula="of:=([.$J$6]*[.E34]+[.$K$6]*[.F34]+[.$L$6]*[.G34])/(SQRT(POWER([.$J$6];2)+POWER([.$K$6];2)+POWER([.$L$6];2))*SQRT(POWER([.$E34];2)+POWER([.$F34];2)+POWER([.$G34];2)) )" office:value-type="float" office:value="0.998411779354152" calcext:value-type="float">
            <text:p>0.9984117793541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1512461661711" calcext:value-type="float">
            <text:p>-0.731512461661711</text:p>
          </table:table-cell>
          <table:table-cell office:value-type="float" office:value="-0.489093990710465" calcext:value-type="float">
            <text:p>-0.489093990710465</text:p>
          </table:table-cell>
          <table:table-cell office:value-type="float" office:value="0.475054298669673" calcext:value-type="float">
            <text:p>0.475054298669673</text:p>
          </table:table-cell>
          <table:table-cell/>
          <table:table-cell table:formula="of:=[.$J$6]/[.E35]+[.$K$6]/[.F35]+[.$L$6]/[.G35]" office:value-type="float" office:value="3.05769415630037" calcext:value-type="float">
            <text:p>3.05769415630037</text:p>
          </table:table-cell>
          <table:table-cell table:formula="of:=([.$J$6]*[.E35]+[.$K$6]*[.F35]+[.$L$6]*[.G35])/(SQRT(POWER([.$J$6];2)+POWER([.$K$6];2)+POWER([.$L$6];2))*SQRT(POWER([.$E35];2)+POWER([.$F35];2)+POWER([.$G35];2)) )" office:value-type="float" office:value="0.998366813695169" calcext:value-type="float">
            <text:p>0.9983668136951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0504321143237" calcext:value-type="float">
            <text:p>-0.730504321143237</text:p>
          </table:table-cell>
          <table:table-cell office:value-type="float" office:value="-0.487334765966516" calcext:value-type="float">
            <text:p>-0.487334765966516</text:p>
          </table:table-cell>
          <table:table-cell office:value-type="float" office:value="0.478401779544579" calcext:value-type="float">
            <text:p>0.478401779544579</text:p>
          </table:table-cell>
          <table:table-cell/>
          <table:table-cell table:formula="of:=[.$J$6]/[.E36]+[.$K$6]/[.F36]+[.$L$6]/[.G36]" office:value-type="float" office:value="3.05576150108954" calcext:value-type="float">
            <text:p>3.05576150108954</text:p>
          </table:table-cell>
          <table:table-cell table:formula="of:=([.$J$6]*[.E36]+[.$K$6]*[.F36]+[.$L$6]*[.G36])/(SQRT(POWER([.$J$6];2)+POWER([.$K$6];2)+POWER([.$L$6];2))*SQRT(POWER([.$E36];2)+POWER([.$F36];2)+POWER([.$G36];2)) )" office:value-type="float" office:value="0.998360434027882" calcext:value-type="float">
            <text:p>0.9983604340278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2379889719392" calcext:value-type="float">
            <text:p>-0.732379889719392</text:p>
          </table:table-cell>
          <table:table-cell office:value-type="float" office:value="-0.486945429065286" calcext:value-type="float">
            <text:p>-0.486945429065286</text:p>
          </table:table-cell>
          <table:table-cell office:value-type="float" office:value="0.4759242022077" calcext:value-type="float">
            <text:p>0.4759242022077</text:p>
          </table:table-cell>
          <table:table-cell/>
          <table:table-cell table:formula="of:=[.$J$6]/[.E37]+[.$K$6]/[.F37]+[.$L$6]/[.G37]" office:value-type="float" office:value="3.05948913085916" calcext:value-type="float">
            <text:p>3.05948913085916</text:p>
          </table:table-cell>
          <table:table-cell table:formula="of:=([.$J$6]*[.E37]+[.$K$6]*[.F37]+[.$L$6]*[.G37])/(SQRT(POWER([.$J$6];2)+POWER([.$K$6];2)+POWER([.$L$6];2))*SQRT(POWER([.$E37];2)+POWER([.$F37];2)+POWER([.$G37];2)) )" office:value-type="float" office:value="0.998251185825792" calcext:value-type="float">
            <text:p>0.9982511858257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32379889719392" calcext:value-type="float">
            <text:p>-0.732379889719392</text:p>
          </table:table-cell>
          <table:table-cell office:value-type="float" office:value="-0.486945429065286" calcext:value-type="float">
            <text:p>-0.486945429065286</text:p>
          </table:table-cell>
          <table:table-cell office:value-type="float" office:value="0.4759242022077" calcext:value-type="float">
            <text:p>0.4759242022077</text:p>
          </table:table-cell>
          <table:table-cell/>
          <table:table-cell table:formula="of:=[.$J$6]/[.E38]+[.$K$6]/[.F38]+[.$L$6]/[.G38]" office:value-type="float" office:value="3.05948913085916" calcext:value-type="float">
            <text:p>3.05948913085916</text:p>
          </table:table-cell>
          <table:table-cell table:formula="of:=([.$J$6]*[.E38]+[.$K$6]*[.F38]+[.$L$6]*[.G38])/(SQRT(POWER([.$J$6];2)+POWER([.$K$6];2)+POWER([.$L$6];2))*SQRT(POWER([.$E38];2)+POWER([.$F38];2)+POWER([.$G38];2)) )" office:value-type="float" office:value="0.998251185825792" calcext:value-type="float">
            <text:p>0.9982511858257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9458497446211" calcext:value-type="float">
            <text:p>-0.729458497446211</text:p>
          </table:table-cell>
          <table:table-cell office:value-type="float" office:value="-0.488424725922181" calcext:value-type="float">
            <text:p>-0.488424725922181</text:p>
          </table:table-cell>
          <table:table-cell office:value-type="float" office:value="0.478885777207215" calcext:value-type="float">
            <text:p>0.478885777207215</text:p>
          </table:table-cell>
          <table:table-cell/>
          <table:table-cell table:formula="of:=[.$J$6]/[.E39]+[.$K$6]/[.F39]+[.$L$6]/[.G39]" office:value-type="float" office:value="3.05366579054604" calcext:value-type="float">
            <text:p>3.05366579054604</text:p>
          </table:table-cell>
          <table:table-cell table:formula="of:=([.$J$6]*[.E39]+[.$K$6]*[.F39]+[.$L$6]*[.G39])/(SQRT(POWER([.$J$6];2)+POWER([.$K$6];2)+POWER([.$L$6];2))*SQRT(POWER([.$E39];2)+POWER([.$F39];2)+POWER([.$G39];2)) )" office:value-type="float" office:value="0.998448424546802" calcext:value-type="float">
            <text:p>0.9984484245468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8210074525004" calcext:value-type="float">
            <text:p>-0.728210074525004</text:p>
          </table:table-cell>
          <table:table-cell office:value-type="float" office:value="-0.489242018461848" calcext:value-type="float">
            <text:p>-0.489242018461848</text:p>
          </table:table-cell>
          <table:table-cell office:value-type="float" office:value="0.479950346110579" calcext:value-type="float">
            <text:p>0.479950346110579</text:p>
          </table:table-cell>
          <table:table-cell/>
          <table:table-cell table:formula="of:=[.$J$6]/[.E40]+[.$K$6]/[.F40]+[.$L$6]/[.G40]" office:value-type="float" office:value="3.05122970309103" calcext:value-type="float">
            <text:p>3.05122970309103</text:p>
          </table:table-cell>
          <table:table-cell table:formula="of:=([.$J$6]*[.E40]+[.$K$6]*[.F40]+[.$L$6]*[.G40])/(SQRT(POWER([.$J$6];2)+POWER([.$K$6];2)+POWER([.$L$6];2))*SQRT(POWER([.$E40];2)+POWER([.$F40];2)+POWER([.$G40];2)) )" office:value-type="float" office:value="0.998533268983188" calcext:value-type="float">
            <text:p>0.9985332689831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7285203342671" calcext:value-type="float">
            <text:p>-0.727285203342671</text:p>
          </table:table-cell>
          <table:table-cell office:value-type="float" office:value="-0.490996660677921" calcext:value-type="float">
            <text:p>-0.490996660677921</text:p>
          </table:table-cell>
          <table:table-cell office:value-type="float" office:value="0.479560749229898" calcext:value-type="float">
            <text:p>0.479560749229898</text:p>
          </table:table-cell>
          <table:table-cell/>
          <table:table-cell table:formula="of:=[.$J$6]/[.E41]+[.$K$6]/[.F41]+[.$L$6]/[.G41]" office:value-type="float" office:value="3.04938695073017" calcext:value-type="float">
            <text:p>3.04938695073017</text:p>
          </table:table-cell>
          <table:table-cell table:formula="of:=([.$J$6]*[.E41]+[.$K$6]*[.F41]+[.$L$6]*[.G41])/(SQRT(POWER([.$J$6];2)+POWER([.$K$6];2)+POWER([.$L$6];2))*SQRT(POWER([.$E41];2)+POWER([.$F41];2)+POWER([.$G41];2)) )" office:value-type="float" office:value="0.998633395196775" calcext:value-type="float">
            <text:p>0.9986333951967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13422136266" calcext:value-type="float">
            <text:p>-0.72513422136266</text:p>
          </table:table-cell>
          <table:table-cell office:value-type="float" office:value="-0.491300610513866" calcext:value-type="float">
            <text:p>-0.491300610513866</text:p>
          </table:table-cell>
          <table:table-cell office:value-type="float" office:value="0.482497742085361" calcext:value-type="float">
            <text:p>0.482497742085361</text:p>
          </table:table-cell>
          <table:table-cell/>
          <table:table-cell table:formula="of:=[.$J$6]/[.E42]+[.$K$6]/[.F42]+[.$L$6]/[.G42]" office:value-type="float" office:value="3.0453785431611" calcext:value-type="float">
            <text:p>3.0453785431611</text:p>
          </table:table-cell>
          <table:table-cell table:formula="of:=([.$J$6]*[.E42]+[.$K$6]*[.F42]+[.$L$6]*[.G42])/(SQRT(POWER([.$J$6];2)+POWER([.$K$6];2)+POWER([.$L$6];2))*SQRT(POWER([.$E42];2)+POWER([.$F42];2)+POWER([.$G42];2)) )" office:value-type="float" office:value="0.998729479640344" calcext:value-type="float">
            <text:p>0.9987294796403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2060545782224" calcext:value-type="float">
            <text:p>-0.722060545782224</text:p>
          </table:table-cell>
          <table:table-cell office:value-type="float" office:value="-0.49201206199629" calcext:value-type="float">
            <text:p>-0.49201206199629</text:p>
          </table:table-cell>
          <table:table-cell office:value-type="float" office:value="0.486366835911779" calcext:value-type="float">
            <text:p>0.486366835911779</text:p>
          </table:table-cell>
          <table:table-cell/>
          <table:table-cell table:formula="of:=[.$J$6]/[.E43]+[.$K$6]/[.F43]+[.$L$6]/[.G43]" office:value-type="float" office:value="3.03987568691072" calcext:value-type="float">
            <text:p>3.03987568691072</text:p>
          </table:table-cell>
          <table:table-cell table:formula="of:=([.$J$6]*[.E43]+[.$K$6]*[.F43]+[.$L$6]*[.G43])/(SQRT(POWER([.$J$6];2)+POWER([.$K$6];2)+POWER([.$L$6];2))*SQRT(POWER([.$E43];2)+POWER([.$F43];2)+POWER([.$G43];2)) )" office:value-type="float" office:value="0.998854559101283" calcext:value-type="float">
            <text:p>0.9988545591012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2034286533765" calcext:value-type="float">
            <text:p>-0.722034286533765</text:p>
          </table:table-cell>
          <table:table-cell office:value-type="float" office:value="-0.493724412137246" calcext:value-type="float">
            <text:p>-0.493724412137246</text:p>
          </table:table-cell>
          <table:table-cell office:value-type="float" office:value="0.48466761180154" calcext:value-type="float">
            <text:p>0.48466761180154</text:p>
          </table:table-cell>
          <table:table-cell/>
          <table:table-cell table:formula="of:=[.$J$6]/[.E44]+[.$K$6]/[.F44]+[.$L$6]/[.G44]" office:value-type="float" office:value="3.0396727430998" calcext:value-type="float">
            <text:p>3.0396727430998</text:p>
          </table:table-cell>
          <table:table-cell table:formula="of:=([.$J$6]*[.E44]+[.$K$6]*[.F44]+[.$L$6]*[.G44])/(SQRT(POWER([.$J$6];2)+POWER([.$K$6];2)+POWER([.$L$6];2))*SQRT(POWER([.$E44];2)+POWER([.$F44];2)+POWER([.$G44];2)) )" office:value-type="float" office:value="0.998919326906204" calcext:value-type="float">
            <text:p>0.9989193269062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2727119788556" calcext:value-type="float">
            <text:p>-0.722727119788556</text:p>
          </table:table-cell>
          <table:table-cell office:value-type="float" office:value="-0.493583177780252" calcext:value-type="float">
            <text:p>-0.493583177780252</text:p>
          </table:table-cell>
          <table:table-cell office:value-type="float" office:value="0.483778003772894" calcext:value-type="float">
            <text:p>0.483778003772894</text:p>
          </table:table-cell>
          <table:table-cell/>
          <table:table-cell table:formula="of:=[.$J$6]/[.E45]+[.$K$6]/[.F45]+[.$L$6]/[.G45]" office:value-type="float" office:value="3.04090329614818" calcext:value-type="float">
            <text:p>3.04090329614818</text:p>
          </table:table-cell>
          <table:table-cell table:formula="of:=([.$J$6]*[.E45]+[.$K$6]*[.F45]+[.$L$6]*[.G45])/(SQRT(POWER([.$J$6];2)+POWER([.$K$6];2)+POWER([.$L$6];2))*SQRT(POWER([.$E45];2)+POWER([.$F45];2)+POWER([.$G45];2)) )" office:value-type="float" office:value="0.998892792276617" calcext:value-type="float">
            <text:p>0.9988927922766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2616549664529" calcext:value-type="float">
            <text:p>-0.722616549664529</text:p>
          </table:table-cell>
          <table:table-cell office:value-type="float" office:value="-0.493178033077849" calcext:value-type="float">
            <text:p>-0.493178033077849</text:p>
          </table:table-cell>
          <table:table-cell office:value-type="float" office:value="0.484356015592245" calcext:value-type="float">
            <text:p>0.484356015592245</text:p>
          </table:table-cell>
          <table:table-cell/>
          <table:table-cell table:formula="of:=[.$J$6]/[.E46]+[.$K$6]/[.F46]+[.$L$6]/[.G46]" office:value-type="float" office:value="3.04073464298894" calcext:value-type="float">
            <text:p>3.04073464298894</text:p>
          </table:table-cell>
          <table:table-cell table:formula="of:=([.$J$6]*[.E46]+[.$K$6]*[.F46]+[.$L$6]*[.G46])/(SQRT(POWER([.$J$6];2)+POWER([.$K$6];2)+POWER([.$L$6];2))*SQRT(POWER([.$E46];2)+POWER([.$F46];2)+POWER([.$G46];2)) )" office:value-type="float" office:value="0.998881952545577" calcext:value-type="float">
            <text:p>0.9988819525455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979428005009" calcext:value-type="float">
            <text:p>-0.724979428005009</text:p>
          </table:table-cell>
          <table:table-cell office:value-type="float" office:value="-0.491539065519661" calcext:value-type="float">
            <text:p>-0.491539065519661</text:p>
          </table:table-cell>
          <table:table-cell office:value-type="float" office:value="0.482487487959624" calcext:value-type="float">
            <text:p>0.482487487959624</text:p>
          </table:table-cell>
          <table:table-cell/>
          <table:table-cell table:formula="of:=[.$J$6]/[.E47]+[.$K$6]/[.F47]+[.$L$6]/[.G47]" office:value-type="float" office:value="3.04508013791765" calcext:value-type="float">
            <text:p>3.04508013791765</text:p>
          </table:table-cell>
          <table:table-cell table:formula="of:=([.$J$6]*[.E47]+[.$K$6]*[.F47]+[.$L$6]*[.G47])/(SQRT(POWER([.$J$6];2)+POWER([.$K$6];2)+POWER([.$L$6];2))*SQRT(POWER([.$E47];2)+POWER([.$F47];2)+POWER([.$G47];2)) )" office:value-type="float" office:value="0.998743639064762" calcext:value-type="float">
            <text:p>0.9987436390647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3497594467734" calcext:value-type="float">
            <text:p>-0.723497594467734</text:p>
          </table:table-cell>
          <table:table-cell office:value-type="float" office:value="-0.491845287509082" calcext:value-type="float">
            <text:p>-0.491845287509082</text:p>
          </table:table-cell>
          <table:table-cell office:value-type="float" office:value="0.484395957822226" calcext:value-type="float">
            <text:p>0.484395957822226</text:p>
          </table:table-cell>
          <table:table-cell/>
          <table:table-cell table:formula="of:=[.$J$6]/[.E48]+[.$K$6]/[.F48]+[.$L$6]/[.G48]" office:value-type="float" office:value="3.04239897645402" calcext:value-type="float">
            <text:p>3.04239897645402</text:p>
          </table:table-cell>
          <table:table-cell table:formula="of:=([.$J$6]*[.E48]+[.$K$6]*[.F48]+[.$L$6]*[.G48])/(SQRT(POWER([.$J$6];2)+POWER([.$K$6];2)+POWER([.$L$6];2))*SQRT(POWER([.$E48];2)+POWER([.$F48];2)+POWER([.$G48];2)) )" office:value-type="float" office:value="0.998805401309014" calcext:value-type="float">
            <text:p>0.9988054013090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3497594467734" calcext:value-type="float">
            <text:p>-0.723497594467734</text:p>
          </table:table-cell>
          <table:table-cell office:value-type="float" office:value="-0.491845287509082" calcext:value-type="float">
            <text:p>-0.491845287509082</text:p>
          </table:table-cell>
          <table:table-cell office:value-type="float" office:value="0.484395957822226" calcext:value-type="float">
            <text:p>0.484395957822226</text:p>
          </table:table-cell>
          <table:table-cell/>
          <table:table-cell table:formula="of:=[.$J$6]/[.E49]+[.$K$6]/[.F49]+[.$L$6]/[.G49]" office:value-type="float" office:value="3.04239897645402" calcext:value-type="float">
            <text:p>3.04239897645402</text:p>
          </table:table-cell>
          <table:table-cell table:formula="of:=([.$J$6]*[.E49]+[.$K$6]*[.F49]+[.$L$6]*[.G49])/(SQRT(POWER([.$J$6];2)+POWER([.$K$6];2)+POWER([.$L$6];2))*SQRT(POWER([.$E49];2)+POWER([.$F49];2)+POWER([.$G49];2)) )" office:value-type="float" office:value="0.998805401309014" calcext:value-type="float">
            <text:p>0.9988054013090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235720270159" calcext:value-type="float">
            <text:p>-0.72235720270159</text:p>
          </table:table-cell>
          <table:table-cell office:value-type="float" office:value="-0.489931424507297" calcext:value-type="float">
            <text:p>-0.489931424507297</text:p>
          </table:table-cell>
          <table:table-cell office:value-type="float" office:value="0.48802384264028" calcext:value-type="float">
            <text:p>0.48802384264028</text:p>
          </table:table-cell>
          <table:table-cell/>
          <table:table-cell table:formula="of:=[.$J$6]/[.E50]+[.$K$6]/[.F50]+[.$L$6]/[.G50]" office:value-type="float" office:value="3.04066943794141" calcext:value-type="float">
            <text:p>3.04066943794141</text:p>
          </table:table-cell>
          <table:table-cell table:formula="of:=([.$J$6]*[.E50]+[.$K$6]*[.F50]+[.$L$6]*[.G50])/(SQRT(POWER([.$J$6];2)+POWER([.$K$6];2)+POWER([.$L$6];2))*SQRT(POWER([.$E50];2)+POWER([.$F50];2)+POWER([.$G50];2)) )" office:value-type="float" office:value="0.998761442406399" calcext:value-type="float">
            <text:p>0.9987614424063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264090257371" calcext:value-type="float">
            <text:p>-0.720264090257371</text:p>
          </table:table-cell>
          <table:table-cell office:value-type="float" office:value="-0.49084530863002" calcext:value-type="float">
            <text:p>-0.49084530863002</text:p>
          </table:table-cell>
          <table:table-cell office:value-type="float" office:value="0.490194372959974" calcext:value-type="float">
            <text:p>0.490194372959974</text:p>
          </table:table-cell>
          <table:table-cell/>
          <table:table-cell table:formula="of:=[.$J$6]/[.E51]+[.$K$6]/[.F51]+[.$L$6]/[.G51]" office:value-type="float" office:value="3.03703362062303" calcext:value-type="float">
            <text:p>3.03703362062303</text:p>
          </table:table-cell>
          <table:table-cell table:formula="of:=([.$J$6]*[.E51]+[.$K$6]*[.F51]+[.$L$6]*[.G51])/(SQRT(POWER([.$J$6];2)+POWER([.$K$6];2)+POWER([.$L$6];2))*SQRT(POWER([.$E51];2)+POWER([.$F51];2)+POWER([.$G51];2)) )" office:value-type="float" office:value="0.998848890899719" calcext:value-type="float">
            <text:p>0.9988488908997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545671346856" calcext:value-type="float">
            <text:p>-0.717545671346856</text:p>
          </table:table-cell>
          <table:table-cell office:value-type="float" office:value="-0.489905486398708" calcext:value-type="float">
            <text:p>-0.489905486398708</text:p>
          </table:table-cell>
          <table:table-cell office:value-type="float" office:value="0.495096782384854" calcext:value-type="float">
            <text:p>0.495096782384854</text:p>
          </table:table-cell>
          <table:table-cell/>
          <table:table-cell table:formula="of:=[.$J$6]/[.E52]+[.$K$6]/[.F52]+[.$L$6]/[.G52]" office:value-type="float" office:value="3.03293947206095" calcext:value-type="float">
            <text:p>3.03293947206095</text:p>
          </table:table-cell>
          <table:table-cell table:formula="of:=([.$J$6]*[.E52]+[.$K$6]*[.F52]+[.$L$6]*[.G52])/(SQRT(POWER([.$J$6];2)+POWER([.$K$6];2)+POWER([.$L$6];2))*SQRT(POWER([.$E52];2)+POWER([.$F52];2)+POWER([.$G52];2)) )" office:value-type="float" office:value="0.998846269708434" calcext:value-type="float">
            <text:p>0.9988462697084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129354928152" calcext:value-type="float">
            <text:p>-0.716129354928152</text:p>
          </table:table-cell>
          <table:table-cell office:value-type="float" office:value="-0.489889459655609" calcext:value-type="float">
            <text:p>-0.489889459655609</text:p>
          </table:table-cell>
          <table:table-cell office:value-type="float" office:value="0.497158993007794" calcext:value-type="float">
            <text:p>0.497158993007794</text:p>
          </table:table-cell>
          <table:table-cell/>
          <table:table-cell table:formula="of:=[.$J$6]/[.E53]+[.$K$6]/[.F53]+[.$L$6]/[.G53]" office:value-type="float" office:value="3.03081516837065" calcext:value-type="float">
            <text:p>3.03081516837065</text:p>
          </table:table-cell>
          <table:table-cell table:formula="of:=([.$J$6]*[.E53]+[.$K$6]*[.F53]+[.$L$6]*[.G53])/(SQRT(POWER([.$J$6];2)+POWER([.$K$6];2)+POWER([.$L$6];2))*SQRT(POWER([.$E53];2)+POWER([.$F53];2)+POWER([.$G53];2)) )" office:value-type="float" office:value="0.99885717276054" calcext:value-type="float">
            <text:p>0.998857172760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989047370739" calcext:value-type="float">
            <text:p>-0.714989047370739</text:p>
          </table:table-cell>
          <table:table-cell office:value-type="float" office:value="-0.489786812618886" calcext:value-type="float">
            <text:p>-0.489786812618886</text:p>
          </table:table-cell>
          <table:table-cell office:value-type="float" office:value="0.498898326640323" calcext:value-type="float">
            <text:p>0.498898326640323</text:p>
          </table:table-cell>
          <table:table-cell/>
          <table:table-cell table:formula="of:=[.$J$6]/[.E54]+[.$K$6]/[.F54]+[.$L$6]/[.G54]" office:value-type="float" office:value="3.02917906515906" calcext:value-type="float">
            <text:p>3.02917906515906</text:p>
          </table:table-cell>
          <table:table-cell table:formula="of:=([.$J$6]*[.E54]+[.$K$6]*[.F54]+[.$L$6]*[.G54])/(SQRT(POWER([.$J$6];2)+POWER([.$K$6];2)+POWER([.$L$6];2))*SQRT(POWER([.$E54];2)+POWER([.$F54];2)+POWER([.$G54];2)) )" office:value-type="float" office:value="0.998856714004383" calcext:value-type="float">
            <text:p>0.9988567140043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993482576124" calcext:value-type="float">
            <text:p>-0.712993482576124</text:p>
          </table:table-cell>
          <table:table-cell office:value-type="float" office:value="-0.491631750359249" calcext:value-type="float">
            <text:p>-0.491631750359249</text:p>
          </table:table-cell>
          <table:table-cell office:value-type="float" office:value="0.499938512061905" calcext:value-type="float">
            <text:p>0.499938512061905</text:p>
          </table:table-cell>
          <table:table-cell/>
          <table:table-cell table:formula="of:=[.$J$6]/[.E55]+[.$K$6]/[.F55]+[.$L$6]/[.G55]" office:value-type="float" office:value="3.02580129087889" calcext:value-type="float">
            <text:p>3.02580129087889</text:p>
          </table:table-cell>
          <table:table-cell table:formula="of:=([.$J$6]*[.E55]+[.$K$6]*[.F55]+[.$L$6]*[.G55])/(SQRT(POWER([.$J$6];2)+POWER([.$K$6];2)+POWER([.$L$6];2))*SQRT(POWER([.$E55];2)+POWER([.$F55];2)+POWER([.$G55];2)) )" office:value-type="float" office:value="0.998956647213645" calcext:value-type="float">
            <text:p>0.9989566472136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733499368266" calcext:value-type="float">
            <text:p>-0.710733499368266</text:p>
          </table:table-cell>
          <table:table-cell office:value-type="float" office:value="-0.492072649960609" calcext:value-type="float">
            <text:p>-0.492072649960609</text:p>
          </table:table-cell>
          <table:table-cell office:value-type="float" office:value="0.502715028655881" calcext:value-type="float">
            <text:p>0.502715028655881</text:p>
          </table:table-cell>
          <table:table-cell/>
          <table:table-cell table:formula="of:=[.$J$6]/[.E56]+[.$K$6]/[.F56]+[.$L$6]/[.G56]" office:value-type="float" office:value="3.0225588040149" calcext:value-type="float">
            <text:p>3.0225588040149</text:p>
          </table:table-cell>
          <table:table-cell table:formula="of:=([.$J$6]*[.E56]+[.$K$6]*[.F56]+[.$L$6]*[.G56])/(SQRT(POWER([.$J$6];2)+POWER([.$K$6];2)+POWER([.$L$6];2))*SQRT(POWER([.$E56];2)+POWER([.$F56];2)+POWER([.$G56];2)) )" office:value-type="float" office:value="0.998971760057274" calcext:value-type="float">
            <text:p>0.9989717600572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128874090838" calcext:value-type="float">
            <text:p>-0.711128874090838</text:p>
          </table:table-cell>
          <table:table-cell office:value-type="float" office:value="-0.491736221052872" calcext:value-type="float">
            <text:p>-0.491736221052872</text:p>
          </table:table-cell>
          <table:table-cell office:value-type="float" office:value="0.502485037925448" calcext:value-type="float">
            <text:p>0.502485037925448</text:p>
          </table:table-cell>
          <table:table-cell/>
          <table:table-cell table:formula="of:=[.$J$6]/[.E57]+[.$K$6]/[.F57]+[.$L$6]/[.G57]" office:value-type="float" office:value="3.02319655240666" calcext:value-type="float">
            <text:p>3.02319655240666</text:p>
          </table:table-cell>
          <table:table-cell table:formula="of:=([.$J$6]*[.E57]+[.$K$6]*[.F57]+[.$L$6]*[.G57])/(SQRT(POWER([.$J$6];2)+POWER([.$K$6];2)+POWER([.$L$6];2))*SQRT(POWER([.$E57];2)+POWER([.$F57];2)+POWER([.$G57];2)) )" office:value-type="float" office:value="0.998955790852789" calcext:value-type="float">
            <text:p>0.9989557908527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8790388915" calcext:value-type="float">
            <text:p>-0.71088790388915</text:p>
          </table:table-cell>
          <table:table-cell office:value-type="float" office:value="-0.493462876172788" calcext:value-type="float">
            <text:p>-0.493462876172788</text:p>
          </table:table-cell>
          <table:table-cell office:value-type="float" office:value="0.501131497656425" calcext:value-type="float">
            <text:p>0.501131497656425</text:p>
          </table:table-cell>
          <table:table-cell/>
          <table:table-cell table:formula="of:=[.$J$6]/[.E58]+[.$K$6]/[.F58]+[.$L$6]/[.G58]" office:value-type="float" office:value="3.02236291956983" calcext:value-type="float">
            <text:p>3.02236291956983</text:p>
          </table:table-cell>
          <table:table-cell table:formula="of:=([.$J$6]*[.E58]+[.$K$6]*[.F58]+[.$L$6]*[.G58])/(SQRT(POWER([.$J$6];2)+POWER([.$K$6];2)+POWER([.$L$6];2))*SQRT(POWER([.$E58];2)+POWER([.$F58];2)+POWER([.$G58];2)) )" office:value-type="float" office:value="0.999047165882831" calcext:value-type="float">
            <text:p>0.9990471658828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686480012682" calcext:value-type="float">
            <text:p>-0.709686480012682</text:p>
          </table:table-cell>
          <table:table-cell office:value-type="float" office:value="-0.492561428891564" calcext:value-type="float">
            <text:p>-0.492561428891564</text:p>
          </table:table-cell>
          <table:table-cell office:value-type="float" office:value="0.503714541040369" calcext:value-type="float">
            <text:p>0.503714541040369</text:p>
          </table:table-cell>
          <table:table-cell/>
          <table:table-cell table:formula="of:=[.$J$6]/[.E59]+[.$K$6]/[.F59]+[.$L$6]/[.G59]" office:value-type="float" office:value="3.02101021866002" calcext:value-type="float">
            <text:p>3.02101021866002</text:p>
          </table:table-cell>
          <table:table-cell table:formula="of:=([.$J$6]*[.E59]+[.$K$6]*[.F59]+[.$L$6]*[.G59])/(SQRT(POWER([.$J$6];2)+POWER([.$K$6];2)+POWER([.$L$6];2))*SQRT(POWER([.$E59];2)+POWER([.$F59];2)+POWER([.$G59];2)) )" office:value-type="float" office:value="0.998990376440759" calcext:value-type="float">
            <text:p>0.9989903764407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638550279358" calcext:value-type="float">
            <text:p>-0.709638550279358</text:p>
          </table:table-cell>
          <table:table-cell office:value-type="float" office:value="-0.490920956008974" calcext:value-type="float">
            <text:p>-0.490920956008974</text:p>
          </table:table-cell>
          <table:table-cell office:value-type="float" office:value="0.505380790007541" calcext:value-type="float">
            <text:p>0.505380790007541</text:p>
          </table:table-cell>
          <table:table-cell/>
          <table:table-cell table:formula="of:=[.$J$6]/[.E60]+[.$K$6]/[.F60]+[.$L$6]/[.G60]" office:value-type="float" office:value="3.02149589388722" calcext:value-type="float">
            <text:p>3.02149589388722</text:p>
          </table:table-cell>
          <table:table-cell table:formula="of:=([.$J$6]*[.E60]+[.$K$6]*[.F60]+[.$L$6]*[.G60])/(SQRT(POWER([.$J$6];2)+POWER([.$K$6];2)+POWER([.$L$6];2))*SQRT(POWER([.$E60];2)+POWER([.$F60];2)+POWER([.$G60];2)) )" office:value-type="float" office:value="0.998896239247166" calcext:value-type="float">
            <text:p>0.9988962392471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51760422853" calcext:value-type="float">
            <text:p>-0.70851760422853</text:p>
          </table:table-cell>
          <table:table-cell office:value-type="float" office:value="-0.491500651621358" calcext:value-type="float">
            <text:p>-0.491500651621358</text:p>
          </table:table-cell>
          <table:table-cell office:value-type="float" office:value="0.506389093439072" calcext:value-type="float">
            <text:p>0.506389093439072</text:p>
          </table:table-cell>
          <table:table-cell/>
          <table:table-cell table:formula="of:=[.$J$6]/[.E61]+[.$K$6]/[.F61]+[.$L$6]/[.G61]" office:value-type="float" office:value="3.01985261296178" calcext:value-type="float">
            <text:p>3.01985261296178</text:p>
          </table:table-cell>
          <table:table-cell table:formula="of:=([.$J$6]*[.E61]+[.$K$6]*[.F61]+[.$L$6]*[.G61])/(SQRT(POWER([.$J$6];2)+POWER([.$K$6];2)+POWER([.$L$6];2))*SQRT(POWER([.$E61];2)+POWER([.$F61];2)+POWER([.$G61];2)) )" office:value-type="float" office:value="0.998916080385917" calcext:value-type="float">
            <text:p>0.9989160803859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41300790017" calcext:value-type="float">
            <text:p>-0.70841300790017</text:p>
          </table:table-cell>
          <table:table-cell office:value-type="float" office:value="-0.491668011873409" calcext:value-type="float">
            <text:p>-0.491668011873409</text:p>
          </table:table-cell>
          <table:table-cell office:value-type="float" office:value="0.506372961697485" calcext:value-type="float">
            <text:p>0.506372961697485</text:p>
          </table:table-cell>
          <table:table-cell/>
          <table:table-cell table:formula="of:=[.$J$6]/[.E62]+[.$K$6]/[.F62]+[.$L$6]/[.G62]" office:value-type="float" office:value="3.01966017991869" calcext:value-type="float">
            <text:p>3.01966017991869</text:p>
          </table:table-cell>
          <table:table-cell table:formula="of:=([.$J$6]*[.E62]+[.$K$6]*[.F62]+[.$L$6]*[.G62])/(SQRT(POWER([.$J$6];2)+POWER([.$K$6];2)+POWER([.$L$6];2))*SQRT(POWER([.$E62];2)+POWER([.$F62];2)+POWER([.$G62];2)) )" office:value-type="float" office:value="0.998924482924369" calcext:value-type="float">
            <text:p>0.9989244829243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181614992861" calcext:value-type="float">
            <text:p>-0.708181614992861</text:p>
          </table:table-cell>
          <table:table-cell office:value-type="float" office:value="-0.490393349648388" calcext:value-type="float">
            <text:p>-0.490393349648388</text:p>
          </table:table-cell>
          <table:table-cell office:value-type="float" office:value="0.507930273567876" calcext:value-type="float">
            <text:p>0.507930273567876</text:p>
          </table:table-cell>
          <table:table-cell/>
          <table:table-cell table:formula="of:=[.$J$6]/[.E63]+[.$K$6]/[.F63]+[.$L$6]/[.G63]" office:value-type="float" office:value="3.01984342226274" calcext:value-type="float">
            <text:p>3.01984342226274</text:p>
          </table:table-cell>
          <table:table-cell table:formula="of:=([.$J$6]*[.E63]+[.$K$6]*[.F63]+[.$L$6]*[.G63])/(SQRT(POWER([.$J$6];2)+POWER([.$K$6];2)+POWER([.$L$6];2))*SQRT(POWER([.$E63];2)+POWER([.$F63];2)+POWER([.$G63];2)) )" office:value-type="float" office:value="0.998844241558126" calcext:value-type="float">
            <text:p>0.9988442415581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042817787179" calcext:value-type="float">
            <text:p>-0.707042817787179</text:p>
          </table:table-cell>
          <table:table-cell office:value-type="float" office:value="-0.490673858884387" calcext:value-type="float">
            <text:p>-0.490673858884387</text:p>
          </table:table-cell>
          <table:table-cell office:value-type="float" office:value="0.509244163464905" calcext:value-type="float">
            <text:p>0.509244163464905</text:p>
          </table:table-cell>
          <table:table-cell/>
          <table:table-cell table:formula="of:=[.$J$6]/[.E64]+[.$K$6]/[.F64]+[.$L$6]/[.G64]" office:value-type="float" office:value="3.01833383539753" calcext:value-type="float">
            <text:p>3.01833383539753</text:p>
          </table:table-cell>
          <table:table-cell table:formula="of:=([.$J$6]*[.E64]+[.$K$6]*[.F64]+[.$L$6]*[.G64])/(SQRT(POWER([.$J$6];2)+POWER([.$K$6];2)+POWER([.$L$6];2))*SQRT(POWER([.$E64];2)+POWER([.$F64];2)+POWER([.$G64];2)) )" office:value-type="float" office:value="0.998841416671585" calcext:value-type="float">
            <text:p>0.9988414166715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783296565478" calcext:value-type="float">
            <text:p>-0.705783296565478</text:p>
          </table:table-cell>
          <table:table-cell office:value-type="float" office:value="-0.490364276153575" calcext:value-type="float">
            <text:p>-0.490364276153575</text:p>
          </table:table-cell>
          <table:table-cell office:value-type="float" office:value="0.511285453500828" calcext:value-type="float">
            <text:p>0.511285453500828</text:p>
          </table:table-cell>
          <table:table-cell/>
          <table:table-cell table:formula="of:=[.$J$6]/[.E65]+[.$K$6]/[.F65]+[.$L$6]/[.G65]" office:value-type="float" office:value="3.01695755084804" calcext:value-type="float">
            <text:p>3.01695755084804</text:p>
          </table:table-cell>
          <table:table-cell table:formula="of:=([.$J$6]*[.E65]+[.$K$6]*[.F65]+[.$L$6]*[.G65])/(SQRT(POWER([.$J$6];2)+POWER([.$K$6];2)+POWER([.$L$6];2))*SQRT(POWER([.$E65];2)+POWER([.$F65];2)+POWER([.$G65];2)) )" office:value-type="float" office:value="0.998795142198757" calcext:value-type="float">
            <text:p>0.9987951421987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958200307902" calcext:value-type="float">
            <text:p>-0.704958200307902</text:p>
          </table:table-cell>
          <table:table-cell office:value-type="float" office:value="-0.490905025705828" calcext:value-type="float">
            <text:p>-0.490905025705828</text:p>
          </table:table-cell>
          <table:table-cell office:value-type="float" office:value="0.511904475029671" calcext:value-type="float">
            <text:p>0.511904475029671</text:p>
          </table:table-cell>
          <table:table-cell/>
          <table:table-cell table:formula="of:=[.$J$6]/[.E66]+[.$K$6]/[.F66]+[.$L$6]/[.G66]" office:value-type="float" office:value="3.01576630906777" calcext:value-type="float">
            <text:p>3.01576630906777</text:p>
          </table:table-cell>
          <table:table-cell table:formula="of:=([.$J$6]*[.E66]+[.$K$6]*[.F66]+[.$L$6]*[.G66])/(SQRT(POWER([.$J$6];2)+POWER([.$K$6];2)+POWER([.$L$6];2))*SQRT(POWER([.$E66];2)+POWER([.$F66];2)+POWER([.$G66];2)) )" office:value-type="float" office:value="0.998810421114656" calcext:value-type="float">
            <text:p>0.9988104211146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530355021583" calcext:value-type="float">
            <text:p>-0.704530355021583</text:p>
          </table:table-cell>
          <table:table-cell office:value-type="float" office:value="-0.490088774252744" calcext:value-type="float">
            <text:p>-0.490088774252744</text:p>
          </table:table-cell>
          <table:table-cell office:value-type="float" office:value="0.513273778995776" calcext:value-type="float">
            <text:p>0.513273778995776</text:p>
          </table:table-cell>
          <table:table-cell/>
          <table:table-cell table:formula="of:=[.$J$6]/[.E67]+[.$K$6]/[.F67]+[.$L$6]/[.G67]" office:value-type="float" office:value="3.01563189567064" calcext:value-type="float">
            <text:p>3.01563189567064</text:p>
          </table:table-cell>
          <table:table-cell table:formula="of:=([.$J$6]*[.E67]+[.$K$6]*[.F67]+[.$L$6]*[.G67])/(SQRT(POWER([.$J$6];2)+POWER([.$K$6];2)+POWER([.$L$6];2))*SQRT(POWER([.$E67];2)+POWER([.$F67];2)+POWER([.$G67];2)) )" office:value-type="float" office:value="0.998745779590788" calcext:value-type="float">
            <text:p>0.99874577959078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416941302141" calcext:value-type="float">
            <text:p>-0.702416941302141</text:p>
          </table:table-cell>
          <table:table-cell office:value-type="float" office:value="-0.491620819791889" calcext:value-type="float">
            <text:p>-0.491620819791889</text:p>
          </table:table-cell>
          <table:table-cell office:value-type="float" office:value="0.514703225285111" calcext:value-type="float">
            <text:p>0.514703225285111</text:p>
          </table:table-cell>
          <table:table-cell/>
          <table:table-cell table:formula="of:=[.$J$6]/[.E68]+[.$K$6]/[.F68]+[.$L$6]/[.G68]" office:value-type="float" office:value="3.01259013367846" calcext:value-type="float">
            <text:p>3.01259013367846</text:p>
          </table:table-cell>
          <table:table-cell table:formula="of:=([.$J$6]*[.E68]+[.$K$6]*[.F68]+[.$L$6]*[.G68])/(SQRT(POWER([.$J$6];2)+POWER([.$K$6];2)+POWER([.$L$6];2))*SQRT(POWER([.$E68];2)+POWER([.$F68];2)+POWER([.$G68];2)) )" office:value-type="float" office:value="0.998787036121554" calcext:value-type="float">
            <text:p>0.9987870361215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760386922895" calcext:value-type="float">
            <text:p>-0.701760386922895</text:p>
          </table:table-cell>
          <table:table-cell office:value-type="float" office:value="-0.491932578761166" calcext:value-type="float">
            <text:p>-0.491932578761166</text:p>
          </table:table-cell>
          <table:table-cell office:value-type="float" office:value="0.515300589267292" calcext:value-type="float">
            <text:p>0.515300589267292</text:p>
          </table:table-cell>
          <table:table-cell/>
          <table:table-cell table:formula="of:=[.$J$6]/[.E69]+[.$K$6]/[.F69]+[.$L$6]/[.G69]" office:value-type="float" office:value="3.01173540115191" calcext:value-type="float">
            <text:p>3.01173540115191</text:p>
          </table:table-cell>
          <table:table-cell table:formula="of:=([.$J$6]*[.E69]+[.$K$6]*[.F69]+[.$L$6]*[.G69])/(SQRT(POWER([.$J$6];2)+POWER([.$K$6];2)+POWER([.$L$6];2))*SQRT(POWER([.$E69];2)+POWER([.$F69];2)+POWER([.$G69];2)) )" office:value-type="float" office:value="0.998787209857506" calcext:value-type="float">
            <text:p>0.9987872098575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815222342751" calcext:value-type="float">
            <text:p>-0.701815222342751</text:p>
          </table:table-cell>
          <table:table-cell office:value-type="float" office:value="-0.492412867427211" calcext:value-type="float">
            <text:p>-0.492412867427211</text:p>
          </table:table-cell>
          <table:table-cell office:value-type="float" office:value="0.514766900334614" calcext:value-type="float">
            <text:p>0.514766900334614</text:p>
          </table:table-cell>
          <table:table-cell/>
          <table:table-cell table:formula="of:=[.$J$6]/[.E70]+[.$K$6]/[.F70]+[.$L$6]/[.G70]" office:value-type="float" office:value="3.01158360005968" calcext:value-type="float">
            <text:p>3.01158360005968</text:p>
          </table:table-cell>
          <table:table-cell table:formula="of:=([.$J$6]*[.E70]+[.$K$6]*[.F70]+[.$L$6]*[.G70])/(SQRT(POWER([.$J$6];2)+POWER([.$K$6];2)+POWER([.$L$6];2))*SQRT(POWER([.$E70];2)+POWER([.$F70];2)+POWER([.$G70];2)) )" office:value-type="float" office:value="0.998820802129616" calcext:value-type="float">
            <text:p>0.9988208021296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115092337535" calcext:value-type="float">
            <text:p>-0.701115092337535</text:p>
          </table:table-cell>
          <table:table-cell office:value-type="float" office:value="-0.493356191836968" calcext:value-type="float">
            <text:p>-0.493356191836968</text:p>
          </table:table-cell>
          <table:table-cell office:value-type="float" office:value="0.514817730145976" calcext:value-type="float">
            <text:p>0.514817730145976</text:p>
          </table:table-cell>
          <table:table-cell/>
          <table:table-cell table:formula="of:=[.$J$6]/[.E71]+[.$K$6]/[.F71]+[.$L$6]/[.G71]" office:value-type="float" office:value="3.01041658229243" calcext:value-type="float">
            <text:p>3.01041658229243</text:p>
          </table:table-cell>
          <table:table-cell table:formula="of:=([.$J$6]*[.E71]+[.$K$6]*[.F71]+[.$L$6]*[.G71])/(SQRT(POWER([.$J$6];2)+POWER([.$K$6];2)+POWER([.$L$6];2))*SQRT(POWER([.$E71];2)+POWER([.$F71];2)+POWER([.$G71];2)) )" office:value-type="float" office:value="0.998860323342471" calcext:value-type="float">
            <text:p>0.9988603233424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351219243592" calcext:value-type="float">
            <text:p>-0.700351219243592</text:p>
          </table:table-cell>
          <table:table-cell office:value-type="float" office:value="-0.493752333165632" calcext:value-type="float">
            <text:p>-0.493752333165632</text:p>
          </table:table-cell>
          <table:table-cell office:value-type="float" office:value="0.515477257691849" calcext:value-type="float">
            <text:p>0.515477257691849</text:p>
          </table:table-cell>
          <table:table-cell/>
          <table:table-cell table:formula="of:=[.$J$6]/[.E72]+[.$K$6]/[.F72]+[.$L$6]/[.G72]" office:value-type="float" office:value="3.00942490247653" calcext:value-type="float">
            <text:p>3.00942490247653</text:p>
          </table:table-cell>
          <table:table-cell table:formula="of:=([.$J$6]*[.E72]+[.$K$6]*[.F72]+[.$L$6]*[.G72])/(SQRT(POWER([.$J$6];2)+POWER([.$K$6];2)+POWER([.$L$6];2))*SQRT(POWER([.$E72];2)+POWER([.$F72];2)+POWER([.$G72];2)) )" office:value-type="float" office:value="0.998861020893458" calcext:value-type="float">
            <text:p>0.9988610208934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402831270633" calcext:value-type="float">
            <text:p>-0.700402831270633</text:p>
          </table:table-cell>
          <table:table-cell office:value-type="float" office:value="-0.492537107273077" calcext:value-type="float">
            <text:p>-0.492537107273077</text:p>
          </table:table-cell>
          <table:table-cell office:value-type="float" office:value="0.516568554895815" calcext:value-type="float">
            <text:p>0.516568554895815</text:p>
          </table:table-cell>
          <table:table-cell/>
          <table:table-cell table:formula="of:=[.$J$6]/[.E73]+[.$K$6]/[.F73]+[.$L$6]/[.G73]" office:value-type="float" office:value="3.01001232919486" calcext:value-type="float">
            <text:p>3.01001232919486</text:p>
          </table:table-cell>
          <table:table-cell table:formula="of:=([.$J$6]*[.E73]+[.$K$6]*[.F73]+[.$L$6]*[.G73])/(SQRT(POWER([.$J$6];2)+POWER([.$K$6];2)+POWER([.$L$6];2))*SQRT(POWER([.$E73];2)+POWER([.$F73];2)+POWER([.$G73];2)) )" office:value-type="float" office:value="0.998782227863662" calcext:value-type="float">
            <text:p>0.9987822278636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275488981949" calcext:value-type="float">
            <text:p>-0.701275488981949</text:p>
          </table:table-cell>
          <table:table-cell office:value-type="float" office:value="-0.492061285167846" calcext:value-type="float">
            <text:p>-0.492061285167846</text:p>
          </table:table-cell>
          <table:table-cell office:value-type="float" office:value="0.515837552134484" calcext:value-type="float">
            <text:p>0.515837552134484</text:p>
          </table:table-cell>
          <table:table-cell/>
          <table:table-cell table:formula="of:=[.$J$6]/[.E74]+[.$K$6]/[.F74]+[.$L$6]/[.G74]" office:value-type="float" office:value="3.01115501168195" calcext:value-type="float">
            <text:p>3.01115501168195</text:p>
          </table:table-cell>
          <table:table-cell table:formula="of:=([.$J$6]*[.E74]+[.$K$6]*[.F74]+[.$L$6]*[.G74])/(SQRT(POWER([.$J$6];2)+POWER([.$K$6];2)+POWER([.$L$6];2))*SQRT(POWER([.$E74];2)+POWER([.$F74];2)+POWER([.$G74];2)) )" office:value-type="float" office:value="0.9987799932415" calcext:value-type="float">
            <text:p>0.99877999324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125780157772" calcext:value-type="float">
            <text:p>-0.701125780157772</text:p>
          </table:table-cell>
          <table:table-cell office:value-type="float" office:value="-0.492009617252716" calcext:value-type="float">
            <text:p>-0.492009617252716</text:p>
          </table:table-cell>
          <table:table-cell office:value-type="float" office:value="0.516090279824172" calcext:value-type="float">
            <text:p>0.516090279824172</text:p>
          </table:table-cell>
          <table:table-cell/>
          <table:table-cell table:formula="of:=[.$J$6]/[.E75]+[.$K$6]/[.F75]+[.$L$6]/[.G75]" office:value-type="float" office:value="3.01101815731034" calcext:value-type="float">
            <text:p>3.01101815731034</text:p>
          </table:table-cell>
          <table:table-cell table:formula="of:=([.$J$6]*[.E75]+[.$K$6]*[.F75]+[.$L$6]*[.G75])/(SQRT(POWER([.$J$6];2)+POWER([.$K$6];2)+POWER([.$L$6];2))*SQRT(POWER([.$E75];2)+POWER([.$F75];2)+POWER([.$G75];2)) )" office:value-type="float" office:value="0.998771506855414" calcext:value-type="float">
            <text:p>0.9987715068554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803418818626" calcext:value-type="float">
            <text:p>-0.700803418818626</text:p>
          </table:table-cell>
          <table:table-cell office:value-type="float" office:value="-0.491722058963135" calcext:value-type="float">
            <text:p>-0.491722058963135</text:p>
          </table:table-cell>
          <table:table-cell office:value-type="float" office:value="0.51680168817563" calcext:value-type="float">
            <text:p>0.51680168817563</text:p>
          </table:table-cell>
          <table:table-cell/>
          <table:table-cell table:formula="of:=[.$J$6]/[.E76]+[.$K$6]/[.F76]+[.$L$6]/[.G76]" office:value-type="float" office:value="3.01080788438686" calcext:value-type="float">
            <text:p>3.01080788438686</text:p>
          </table:table-cell>
          <table:table-cell table:formula="of:=([.$J$6]*[.E76]+[.$K$6]*[.F76]+[.$L$6]*[.G76])/(SQRT(POWER([.$J$6];2)+POWER([.$K$6];2)+POWER([.$L$6];2))*SQRT(POWER([.$E76];2)+POWER([.$F76];2)+POWER([.$G76];2)) )" office:value-type="float" office:value="0.99874092964749" calcext:value-type="float">
            <text:p>0.998740929647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438385667882" calcext:value-type="float">
            <text:p>-0.701438385667882</text:p>
          </table:table-cell>
          <table:table-cell office:value-type="float" office:value="-0.489527824674757" calcext:value-type="float">
            <text:p>-0.489527824674757</text:p>
          </table:table-cell>
          <table:table-cell office:value-type="float" office:value="0.518021910715016" calcext:value-type="float">
            <text:p>0.518021910715016</text:p>
          </table:table-cell>
          <table:table-cell/>
          <table:table-cell table:formula="of:=[.$J$6]/[.E77]+[.$K$6]/[.F77]+[.$L$6]/[.G77]" office:value-type="float" office:value="3.01253480111221" calcext:value-type="float">
            <text:p>3.01253480111221</text:p>
          </table:table-cell>
          <table:table-cell table:formula="of:=([.$J$6]*[.E77]+[.$K$6]*[.F77]+[.$L$6]*[.G77])/(SQRT(POWER([.$J$6];2)+POWER([.$K$6];2)+POWER([.$L$6];2))*SQRT(POWER([.$E77];2)+POWER([.$F77];2)+POWER([.$G77];2)) )" office:value-type="float" office:value="0.998610000023032" calcext:value-type="float">
            <text:p>0.9986100000230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872359409187" calcext:value-type="float">
            <text:p>-0.700872359409187</text:p>
          </table:table-cell>
          <table:table-cell office:value-type="float" office:value="-0.489982201945282" calcext:value-type="float">
            <text:p>-0.489982201945282</text:p>
          </table:table-cell>
          <table:table-cell office:value-type="float" office:value="0.518358348628681" calcext:value-type="float">
            <text:p>0.518358348628681</text:p>
          </table:table-cell>
          <table:table-cell/>
          <table:table-cell table:formula="of:=[.$J$6]/[.E78]+[.$K$6]/[.F78]+[.$L$6]/[.G78]" office:value-type="float" office:value="3.01171921524975" calcext:value-type="float">
            <text:p>3.01171921524975</text:p>
          </table:table-cell>
          <table:table-cell table:formula="of:=([.$J$6]*[.E78]+[.$K$6]*[.F78]+[.$L$6]*[.G78])/(SQRT(POWER([.$J$6];2)+POWER([.$K$6];2)+POWER([.$L$6];2))*SQRT(POWER([.$E78];2)+POWER([.$F78];2)+POWER([.$G78];2)) )" office:value-type="float" office:value="0.99862187924338" calcext:value-type="float">
            <text:p>0.998621879243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738873417017" calcext:value-type="float">
            <text:p>-0.700738873417017</text:p>
          </table:table-cell>
          <table:table-cell office:value-type="float" office:value="-0.488511078098987" calcext:value-type="float">
            <text:p>-0.488511078098987</text:p>
          </table:table-cell>
          <table:table-cell office:value-type="float" office:value="0.519924954062425" calcext:value-type="float">
            <text:p>0.519924954062425</text:p>
          </table:table-cell>
          <table:table-cell/>
          <table:table-cell table:formula="of:=[.$J$6]/[.E79]+[.$K$6]/[.F79]+[.$L$6]/[.G79]" office:value-type="float" office:value="3.01234483777811" calcext:value-type="float">
            <text:p>3.01234483777811</text:p>
          </table:table-cell>
          <table:table-cell table:formula="of:=([.$J$6]*[.E79]+[.$K$6]*[.F79]+[.$L$6]*[.G79])/(SQRT(POWER([.$J$6];2)+POWER([.$K$6];2)+POWER([.$L$6];2))*SQRT(POWER([.$E79];2)+POWER([.$F79];2)+POWER([.$G79];2)) )" office:value-type="float" office:value="0.998509818156557" calcext:value-type="float">
            <text:p>0.9985098181565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9952435598944" calcext:value-type="float">
            <text:p>-0.699952435598944</text:p>
          </table:table-cell>
          <table:table-cell office:value-type="float" office:value="-0.487347920042105" calcext:value-type="float">
            <text:p>-0.487347920042105</text:p>
          </table:table-cell>
          <table:table-cell office:value-type="float" office:value="0.522071444085712" calcext:value-type="float">
            <text:p>0.522071444085712</text:p>
          </table:table-cell>
          <table:table-cell/>
          <table:table-cell table:formula="of:=[.$J$6]/[.E80]+[.$K$6]/[.F80]+[.$L$6]/[.G80]" office:value-type="float" office:value="3.01220720300387" calcext:value-type="float">
            <text:p>3.01220720300387</text:p>
          </table:table-cell>
          <table:table-cell table:formula="of:=([.$J$6]*[.E80]+[.$K$6]*[.F80]+[.$L$6]*[.G80])/(SQRT(POWER([.$J$6];2)+POWER([.$K$6];2)+POWER([.$L$6];2))*SQRT(POWER([.$E80];2)+POWER([.$F80];2)+POWER([.$G80];2)) )" office:value-type="float" office:value="0.998389920246338" calcext:value-type="float">
            <text:p>0.9983899202463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9993828856807" calcext:value-type="float">
            <text:p>-0.699993828856807</text:p>
          </table:table-cell>
          <table:table-cell office:value-type="float" office:value="-0.487018279895844" calcext:value-type="float">
            <text:p>-0.487018279895844</text:p>
          </table:table-cell>
          <table:table-cell office:value-type="float" office:value="0.522323496130206" calcext:value-type="float">
            <text:p>0.522323496130206</text:p>
          </table:table-cell>
          <table:table-cell/>
          <table:table-cell table:formula="of:=[.$J$6]/[.E81]+[.$K$6]/[.F81]+[.$L$6]/[.G81]" office:value-type="float" office:value="3.01243653094854" calcext:value-type="float">
            <text:p>3.01243653094854</text:p>
          </table:table-cell>
          <table:table-cell table:formula="of:=([.$J$6]*[.E81]+[.$K$6]*[.F81]+[.$L$6]*[.G81])/(SQRT(POWER([.$J$6];2)+POWER([.$K$6];2)+POWER([.$L$6];2))*SQRT(POWER([.$E81];2)+POWER([.$F81];2)+POWER([.$G81];2)) )" office:value-type="float" office:value="0.998366185131233" calcext:value-type="float">
            <text:p>0.9983661851312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8178701238715" calcext:value-type="float">
            <text:p>-0.698178701238715</text:p>
          </table:table-cell>
          <table:table-cell office:value-type="float" office:value="-0.487558371254202" calcext:value-type="float">
            <text:p>-0.487558371254202</text:p>
          </table:table-cell>
          <table:table-cell office:value-type="float" office:value="0.524245491880064" calcext:value-type="float">
            <text:p>0.524245491880064</text:p>
          </table:table-cell>
          <table:table-cell/>
          <table:table-cell table:formula="of:=[.$J$6]/[.E82]+[.$K$6]/[.F82]+[.$L$6]/[.G82]" office:value-type="float" office:value="3.01039479822022" calcext:value-type="float">
            <text:p>3.01039479822022</text:p>
          </table:table-cell>
          <table:table-cell table:formula="of:=([.$J$6]*[.E82]+[.$K$6]*[.F82]+[.$L$6]*[.G82])/(SQRT(POWER([.$J$6];2)+POWER([.$K$6];2)+POWER([.$L$6];2))*SQRT(POWER([.$E82];2)+POWER([.$F82];2)+POWER([.$G82];2)) )" office:value-type="float" office:value="0.998327328881681" calcext:value-type="float">
            <text:p>0.9983273288816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7664477456859" calcext:value-type="float">
            <text:p>-0.697664477456859</text:p>
          </table:table-cell>
          <table:table-cell office:value-type="float" office:value="-0.487023845115214" calcext:value-type="float">
            <text:p>-0.487023845115214</text:p>
          </table:table-cell>
          <table:table-cell office:value-type="float" office:value="0.525425590530229" calcext:value-type="float">
            <text:p>0.525425590530229</text:p>
          </table:table-cell>
          <table:table-cell/>
          <table:table-cell table:formula="of:=[.$J$6]/[.E83]+[.$K$6]/[.F83]+[.$L$6]/[.G83]" office:value-type="float" office:value="3.01023991779726" calcext:value-type="float">
            <text:p>3.01023991779726</text:p>
          </table:table-cell>
          <table:table-cell table:formula="of:=([.$J$6]*[.E83]+[.$K$6]*[.F83]+[.$L$6]*[.G83])/(SQRT(POWER([.$J$6];2)+POWER([.$K$6];2)+POWER([.$L$6];2))*SQRT(POWER([.$E83];2)+POWER([.$F83];2)+POWER([.$G83];2)) )" office:value-type="float" office:value="0.99826031177859" calcext:value-type="float">
            <text:p>0.998260311778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7577475055131" calcext:value-type="float">
            <text:p>-0.697577475055131</text:p>
          </table:table-cell>
          <table:table-cell office:value-type="float" office:value="-0.486708239714644" calcext:value-type="float">
            <text:p>-0.486708239714644</text:p>
          </table:table-cell>
          <table:table-cell office:value-type="float" office:value="0.525833391569592" calcext:value-type="float">
            <text:p>0.525833391569592</text:p>
          </table:table-cell>
          <table:table-cell/>
          <table:table-cell table:formula="of:=[.$J$6]/[.E84]+[.$K$6]/[.F84]+[.$L$6]/[.G84]" office:value-type="float" office:value="3.01035330468679" calcext:value-type="float">
            <text:p>3.01035330468679</text:p>
          </table:table-cell>
          <table:table-cell table:formula="of:=([.$J$6]*[.E84]+[.$K$6]*[.F84]+[.$L$6]*[.G84])/(SQRT(POWER([.$J$6];2)+POWER([.$K$6];2)+POWER([.$L$6];2))*SQRT(POWER([.$E84];2)+POWER([.$F84];2)+POWER([.$G84];2)) )" office:value-type="float" office:value="0.998230619588907" calcext:value-type="float">
            <text:p>0.9982306195889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6448383214731" calcext:value-type="float">
            <text:p>-0.696448383214731</text:p>
          </table:table-cell>
          <table:table-cell office:value-type="float" office:value="-0.487809641084503" calcext:value-type="float">
            <text:p>-0.487809641084503</text:p>
          </table:table-cell>
          <table:table-cell office:value-type="float" office:value="0.526309228099409" calcext:value-type="float">
            <text:p>0.526309228099409</text:p>
          </table:table-cell>
          <table:table-cell/>
          <table:table-cell table:formula="of:=[.$J$6]/[.E85]+[.$K$6]/[.F85]+[.$L$6]/[.G85]" office:value-type="float" office:value="3.00866787673646" calcext:value-type="float">
            <text:p>3.00866787673646</text:p>
          </table:table-cell>
          <table:table-cell table:formula="of:=([.$J$6]*[.E85]+[.$K$6]*[.F85]+[.$L$6]*[.G85])/(SQRT(POWER([.$J$6];2)+POWER([.$K$6];2)+POWER([.$L$6];2))*SQRT(POWER([.$E85];2)+POWER([.$F85];2)+POWER([.$G85];2)) )" office:value-type="float" office:value="0.998262917207253" calcext:value-type="float">
            <text:p>0.9982629172072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6484590177029" calcext:value-type="float">
            <text:p>-0.696484590177029</text:p>
          </table:table-cell>
          <table:table-cell office:value-type="float" office:value="-0.486242752103253" calcext:value-type="float">
            <text:p>-0.486242752103253</text:p>
          </table:table-cell>
          <table:table-cell office:value-type="float" office:value="0.527709391306418" calcext:value-type="float">
            <text:p>0.527709391306418</text:p>
          </table:table-cell>
          <table:table-cell/>
          <table:table-cell table:formula="of:=[.$J$6]/[.E86]+[.$K$6]/[.F86]+[.$L$6]/[.G86]" office:value-type="float" office:value="3.00967226531749" calcext:value-type="float">
            <text:p>3.00967226531749</text:p>
          </table:table-cell>
          <table:table-cell table:formula="of:=([.$J$6]*[.E86]+[.$K$6]*[.F86]+[.$L$6]*[.G86])/(SQRT(POWER([.$J$6];2)+POWER([.$K$6];2)+POWER([.$L$6];2))*SQRT(POWER([.$E86];2)+POWER([.$F86];2)+POWER([.$G86];2)) )" office:value-type="float" office:value="0.998136891296943" calcext:value-type="float">
            <text:p>0.9981368912969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6838138220283" calcext:value-type="float">
            <text:p>-0.696838138220283</text:p>
          </table:table-cell>
          <table:table-cell office:value-type="float" office:value="-0.484166502000175" calcext:value-type="float">
            <text:p>-0.484166502000175</text:p>
          </table:table-cell>
          <table:table-cell office:value-type="float" office:value="0.529149702317412" calcext:value-type="float">
            <text:p>0.529149702317412</text:p>
          </table:table-cell>
          <table:table-cell/>
          <table:table-cell table:formula="of:=[.$J$6]/[.E87]+[.$K$6]/[.F87]+[.$L$6]/[.G87]" office:value-type="float" office:value="3.01134109021207" calcext:value-type="float">
            <text:p>3.01134109021207</text:p>
          </table:table-cell>
          <table:table-cell table:formula="of:=([.$J$6]*[.E87]+[.$K$6]*[.F87]+[.$L$6]*[.G87])/(SQRT(POWER([.$J$6];2)+POWER([.$K$6];2)+POWER([.$L$6];2))*SQRT(POWER([.$E87];2)+POWER([.$F87];2)+POWER([.$G87];2)) )" office:value-type="float" office:value="0.997980248950333" calcext:value-type="float">
            <text:p>0.99798024895033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6405400813027" calcext:value-type="float">
            <text:p>-0.696405400813027</text:p>
          </table:table-cell>
          <table:table-cell office:value-type="float" office:value="-0.484014471544344" calcext:value-type="float">
            <text:p>-0.484014471544344</text:p>
          </table:table-cell>
          <table:table-cell office:value-type="float" office:value="0.529858008389131" calcext:value-type="float">
            <text:p>0.529858008389131</text:p>
          </table:table-cell>
          <table:table-cell/>
          <table:table-cell table:formula="of:=[.$J$6]/[.E88]+[.$K$6]/[.F88]+[.$L$6]/[.G88]" office:value-type="float" office:value="3.01107634343084" calcext:value-type="float">
            <text:p>3.01107634343084</text:p>
          </table:table-cell>
          <table:table-cell table:formula="of:=([.$J$6]*[.E88]+[.$K$6]*[.F88]+[.$L$6]*[.G88])/(SQRT(POWER([.$J$6];2)+POWER([.$K$6];2)+POWER([.$L$6];2))*SQRT(POWER([.$E88];2)+POWER([.$F88];2)+POWER([.$G88];2)) )" office:value-type="float" office:value="0.997943497175741" calcext:value-type="float">
            <text:p>0.9979434971757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6190182807653" calcext:value-type="float">
            <text:p>-0.696190182807653</text:p>
          </table:table-cell>
          <table:table-cell office:value-type="float" office:value="-0.484038060363897" calcext:value-type="float">
            <text:p>-0.484038060363897</text:p>
          </table:table-cell>
          <table:table-cell office:value-type="float" office:value="0.530119218177763" calcext:value-type="float">
            <text:p>0.530119218177763</text:p>
          </table:table-cell>
          <table:table-cell/>
          <table:table-cell table:formula="of:=[.$J$6]/[.E89]+[.$K$6]/[.F89]+[.$L$6]/[.G89]" office:value-type="float" office:value="3.01087893543052" calcext:value-type="float">
            <text:p>3.01087893543052</text:p>
          </table:table-cell>
          <table:table-cell table:formula="of:=([.$J$6]*[.E89]+[.$K$6]*[.F89]+[.$L$6]*[.G89])/(SQRT(POWER([.$J$6];2)+POWER([.$K$6];2)+POWER([.$L$6];2))*SQRT(POWER([.$E89];2)+POWER([.$F89];2)+POWER([.$G89];2)) )" office:value-type="float" office:value="0.997933614628729" calcext:value-type="float">
            <text:p>0.9979336146287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6965649871948" calcext:value-type="float">
            <text:p>-0.696965649871948</text:p>
          </table:table-cell>
          <table:table-cell office:value-type="float" office:value="-0.482419357505579" calcext:value-type="float">
            <text:p>-0.482419357505579</text:p>
          </table:table-cell>
          <table:table-cell office:value-type="float" office:value="0.530575580292269" calcext:value-type="float">
            <text:p>0.530575580292269</text:p>
          </table:table-cell>
          <table:table-cell/>
          <table:table-cell table:formula="of:=[.$J$6]/[.E90]+[.$K$6]/[.F90]+[.$L$6]/[.G90]" office:value-type="float" office:value="3.01266094119973" calcext:value-type="float">
            <text:p>3.01266094119973</text:p>
          </table:table-cell>
          <table:table-cell table:formula="of:=([.$J$6]*[.E90]+[.$K$6]*[.F90]+[.$L$6]*[.G90])/(SQRT(POWER([.$J$6];2)+POWER([.$K$6];2)+POWER([.$L$6];2))*SQRT(POWER([.$E90];2)+POWER([.$F90];2)+POWER([.$G90];2)) )" office:value-type="float" office:value="0.997834407102148" calcext:value-type="float">
            <text:p>0.9978344071021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6702835056588" calcext:value-type="float">
            <text:p>-0.696702835056588</text:p>
          </table:table-cell>
          <table:table-cell office:value-type="float" office:value="-0.482067445148486" calcext:value-type="float">
            <text:p>-0.482067445148486</text:p>
          </table:table-cell>
          <table:table-cell office:value-type="float" office:value="0.531240188570221" calcext:value-type="float">
            <text:p>0.531240188570221</text:p>
          </table:table-cell>
          <table:table-cell/>
          <table:table-cell table:formula="of:=[.$J$6]/[.E91]+[.$K$6]/[.F91]+[.$L$6]/[.G91]" office:value-type="float" office:value="3.01269370036554" calcext:value-type="float">
            <text:p>3.01269370036554</text:p>
          </table:table-cell>
          <table:table-cell table:formula="of:=([.$J$6]*[.E91]+[.$K$6]*[.F91]+[.$L$6]*[.G91])/(SQRT(POWER([.$J$6];2)+POWER([.$K$6];2)+POWER([.$L$6];2))*SQRT(POWER([.$E91];2)+POWER([.$F91];2)+POWER([.$G91];2)) )" office:value-type="float" office:value="0.997788247205695" calcext:value-type="float">
            <text:p>0.9977882472056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7092175322264" calcext:value-type="float">
            <text:p>-0.697092175322264</text:p>
          </table:table-cell>
          <table:table-cell office:value-type="float" office:value="-0.481308302834982" calcext:value-type="float">
            <text:p>-0.481308302834982</text:p>
          </table:table-cell>
          <table:table-cell office:value-type="float" office:value="0.53141774220154" calcext:value-type="float">
            <text:p>0.53141774220154</text:p>
          </table:table-cell>
          <table:table-cell/>
          <table:table-cell table:formula="of:=[.$J$6]/[.E92]+[.$K$6]/[.F92]+[.$L$6]/[.G92]" office:value-type="float" office:value="3.01356845755837" calcext:value-type="float">
            <text:p>3.01356845755837</text:p>
          </table:table-cell>
          <table:table-cell table:formula="of:=([.$J$6]*[.E92]+[.$K$6]*[.F92]+[.$L$6]*[.G92])/(SQRT(POWER([.$J$6];2)+POWER([.$K$6];2)+POWER([.$L$6];2))*SQRT(POWER([.$E92];2)+POWER([.$F92];2)+POWER([.$G92];2)) )" office:value-type="float" office:value="0.997741801839858" calcext:value-type="float">
            <text:p>0.9977418018398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7131629142323" calcext:value-type="float">
            <text:p>-0.697131629142323</text:p>
          </table:table-cell>
          <table:table-cell office:value-type="float" office:value="-0.481816156227298" calcext:value-type="float">
            <text:p>-0.481816156227298</text:p>
          </table:table-cell>
          <table:table-cell office:value-type="float" office:value="0.530905531377968" calcext:value-type="float">
            <text:p>0.530905531377968</text:p>
          </table:table-cell>
          <table:table-cell/>
          <table:table-cell table:formula="of:=[.$J$6]/[.E93]+[.$K$6]/[.F93]+[.$L$6]/[.G93]" office:value-type="float" office:value="3.01323208358894" calcext:value-type="float">
            <text:p>3.01323208358894</text:p>
          </table:table-cell>
          <table:table-cell table:formula="of:=([.$J$6]*[.E93]+[.$K$6]*[.F93]+[.$L$6]*[.G93])/(SQRT(POWER([.$J$6];2)+POWER([.$K$6];2)+POWER([.$L$6];2))*SQRT(POWER([.$E93];2)+POWER([.$F93];2)+POWER([.$G93];2)) )" office:value-type="float" office:value="0.997789792304951" calcext:value-type="float">
            <text:p>0.9977897923049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7945022348584" calcext:value-type="float">
            <text:p>-0.697945022348584</text:p>
          </table:table-cell>
          <table:table-cell office:value-type="float" office:value="-0.480997206603764" calcext:value-type="float">
            <text:p>-0.480997206603764</text:p>
          </table:table-cell>
          <table:table-cell office:value-type="float" office:value="0.530579337157235" calcext:value-type="float">
            <text:p>0.530579337157235</text:p>
          </table:table-cell>
          <table:table-cell/>
          <table:table-cell table:formula="of:=[.$J$6]/[.E94]+[.$K$6]/[.F94]+[.$L$6]/[.G94]" office:value-type="float" office:value="3.01451063579227" calcext:value-type="float">
            <text:p>3.01451063579227</text:p>
          </table:table-cell>
          <table:table-cell table:formula="of:=([.$J$6]*[.E94]+[.$K$6]*[.F94]+[.$L$6]*[.G94])/(SQRT(POWER([.$J$6];2)+POWER([.$K$6];2)+POWER([.$L$6];2))*SQRT(POWER([.$E94];2)+POWER([.$F94];2)+POWER([.$G94];2)) )" office:value-type="float" office:value="0.997761053531329" calcext:value-type="float">
            <text:p>0.9977610535313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7503422277056" calcext:value-type="float">
            <text:p>-0.697503422277056</text:p>
          </table:table-cell>
          <table:table-cell office:value-type="float" office:value="-0.48186549410486" calcext:value-type="float">
            <text:p>-0.48186549410486</text:p>
          </table:table-cell>
          <table:table-cell office:value-type="float" office:value="0.530372153777774" calcext:value-type="float">
            <text:p>0.530372153777774</text:p>
          </table:table-cell>
          <table:table-cell/>
          <table:table-cell table:formula="of:=[.$J$6]/[.E95]+[.$K$6]/[.F95]+[.$L$6]/[.G95]" office:value-type="float" office:value="3.01350939752735" calcext:value-type="float">
            <text:p>3.01350939752735</text:p>
          </table:table-cell>
          <table:table-cell table:formula="of:=([.$J$6]*[.E95]+[.$K$6]*[.F95]+[.$L$6]*[.G95])/(SQRT(POWER([.$J$6];2)+POWER([.$K$6];2)+POWER([.$L$6];2))*SQRT(POWER([.$E95];2)+POWER([.$F95];2)+POWER([.$G95];2)) )" office:value-type="float" office:value="0.997814762686434" calcext:value-type="float">
            <text:p>0.9978147626864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779408736927" calcext:value-type="float">
            <text:p>-0.69779408736927</text:p>
          </table:table-cell>
          <table:table-cell office:value-type="float" office:value="-0.481972807019953" calcext:value-type="float">
            <text:p>-0.481972807019953</text:p>
          </table:table-cell>
          <table:table-cell office:value-type="float" office:value="0.52989208800075" calcext:value-type="float">
            <text:p>0.52989208800075</text:p>
          </table:table-cell>
          <table:table-cell/>
          <table:table-cell table:formula="of:=[.$J$6]/[.E96]+[.$K$6]/[.F96]+[.$L$6]/[.G96]" office:value-type="float" office:value="3.01367997332279" calcext:value-type="float">
            <text:p>3.01367997332279</text:p>
          </table:table-cell>
          <table:table-cell table:formula="of:=([.$J$6]*[.E96]+[.$K$6]*[.F96]+[.$L$6]*[.G96])/(SQRT(POWER([.$J$6];2)+POWER([.$K$6];2)+POWER([.$L$6];2))*SQRT(POWER([.$E96];2)+POWER([.$F96];2)+POWER([.$G96];2)) )" office:value-type="float" office:value="0.997840114335096" calcext:value-type="float">
            <text:p>0.9978401143350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8097801416535" calcext:value-type="float">
            <text:p>-0.698097801416535</text:p>
          </table:table-cell>
          <table:table-cell office:value-type="float" office:value="-0.482629623628186" calcext:value-type="float">
            <text:p>-0.482629623628186</text:p>
          </table:table-cell>
          <table:table-cell office:value-type="float" office:value="0.528893284183034" calcext:value-type="float">
            <text:p>0.528893284183034</text:p>
          </table:table-cell>
          <table:table-cell/>
          <table:table-cell table:formula="of:=[.$J$6]/[.E97]+[.$K$6]/[.F97]+[.$L$6]/[.G97]" office:value-type="float" office:value="3.01348073315327" calcext:value-type="float">
            <text:p>3.01348073315327</text:p>
          </table:table-cell>
          <table:table-cell table:formula="of:=([.$J$6]*[.E97]+[.$K$6]*[.F97]+[.$L$6]*[.G97])/(SQRT(POWER([.$J$6];2)+POWER([.$K$6];2)+POWER([.$L$6];2))*SQRT(POWER([.$E97];2)+POWER([.$F97];2)+POWER([.$G97];2)) )" office:value-type="float" office:value="0.997914066215835" calcext:value-type="float">
            <text:p>0.9979140662158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7914252295445" calcext:value-type="float">
            <text:p>-0.697914252295445</text:p>
          </table:table-cell>
          <table:table-cell office:value-type="float" office:value="-0.483415865924473" calcext:value-type="float">
            <text:p>-0.483415865924473</text:p>
          </table:table-cell>
          <table:table-cell office:value-type="float" office:value="0.528417256545792" calcext:value-type="float">
            <text:p>0.528417256545792</text:p>
          </table:table-cell>
          <table:table-cell/>
          <table:table-cell table:formula="of:=[.$J$6]/[.E98]+[.$K$6]/[.F98]+[.$L$6]/[.G98]" office:value-type="float" office:value="3.01278122913133" calcext:value-type="float">
            <text:p>3.01278122913133</text:p>
          </table:table-cell>
          <table:table-cell table:formula="of:=([.$J$6]*[.E98]+[.$K$6]*[.F98]+[.$L$6]*[.G98])/(SQRT(POWER([.$J$6];2)+POWER([.$K$6];2)+POWER([.$L$6];2))*SQRT(POWER([.$E98];2)+POWER([.$F98];2)+POWER([.$G98];2)) )" office:value-type="float" office:value="0.997972644787475" calcext:value-type="float">
            <text:p>0.9979726447874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8075117926563" calcext:value-type="float">
            <text:p>-0.698075117926563</text:p>
          </table:table-cell>
          <table:table-cell office:value-type="float" office:value="-0.483814291490341" calcext:value-type="float">
            <text:p>-0.483814291490341</text:p>
          </table:table-cell>
          <table:table-cell office:value-type="float" office:value="0.527839806268449" calcext:value-type="float">
            <text:p>0.527839806268449</text:p>
          </table:table-cell>
          <table:table-cell/>
          <table:table-cell table:formula="of:=[.$J$6]/[.E99]+[.$K$6]/[.F99]+[.$L$6]/[.G99]" office:value-type="float" office:value="3.01265412727153" calcext:value-type="float">
            <text:p>3.01265412727153</text:p>
          </table:table-cell>
          <table:table-cell table:formula="of:=([.$J$6]*[.E99]+[.$K$6]*[.F99]+[.$L$6]*[.G99])/(SQRT(POWER([.$J$6];2)+POWER([.$K$6];2)+POWER([.$L$6];2))*SQRT(POWER([.$E99];2)+POWER([.$F99];2)+POWER([.$G99];2)) )" office:value-type="float" office:value="0.998015102391651" calcext:value-type="float">
            <text:p>0.9980151023916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9041575735881" calcext:value-type="float">
            <text:p>-0.699041575735881</text:p>
          </table:table-cell>
          <table:table-cell office:value-type="float" office:value="-0.482987905863893" calcext:value-type="float">
            <text:p>-0.482987905863893</text:p>
          </table:table-cell>
          <table:table-cell office:value-type="float" office:value="0.527317322095442" calcext:value-type="float">
            <text:p>0.527317322095442</text:p>
          </table:table-cell>
          <table:table-cell/>
          <table:table-cell table:formula="of:=[.$J$6]/[.E100]+[.$K$6]/[.F100]+[.$L$6]/[.G100]" office:value-type="float" office:value="3.01406939247552" calcext:value-type="float">
            <text:p>3.01406939247552</text:p>
          </table:table-cell>
          <table:table-cell table:formula="of:=([.$J$6]*[.E100]+[.$K$6]*[.F100]+[.$L$6]*[.G100])/(SQRT(POWER([.$J$6];2)+POWER([.$K$6];2)+POWER([.$L$6];2))*SQRT(POWER([.$E100];2)+POWER([.$F100];2)+POWER([.$G100];2)) )" office:value-type="float" office:value="0.997993238794389" calcext:value-type="float">
            <text:p>0.99799323879438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9521498757073" calcext:value-type="float">
            <text:p>-0.699521498757073</text:p>
          </table:table-cell>
          <table:table-cell office:value-type="float" office:value="-0.482965711279747" calcext:value-type="float">
            <text:p>-0.482965711279747</text:p>
          </table:table-cell>
          <table:table-cell office:value-type="float" office:value="0.526700858651955" calcext:value-type="float">
            <text:p>0.526700858651955</text:p>
          </table:table-cell>
          <table:table-cell/>
          <table:table-cell table:formula="of:=[.$J$6]/[.E101]+[.$K$6]/[.F101]+[.$L$6]/[.G101]" office:value-type="float" office:value="3.01451767899902" calcext:value-type="float">
            <text:p>3.01451767899902</text:p>
          </table:table-cell>
          <table:table-cell table:formula="of:=([.$J$6]*[.E101]+[.$K$6]*[.F101]+[.$L$6]*[.G101])/(SQRT(POWER([.$J$6];2)+POWER([.$K$6];2)+POWER([.$L$6];2))*SQRT(POWER([.$E101];2)+POWER([.$F101];2)+POWER([.$G101];2)) )" office:value-type="float" office:value="0.998014899025864" calcext:value-type="float">
            <text:p>0.9980148990258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9809611132096" calcext:value-type="float">
            <text:p>-0.699809611132096</text:p>
          </table:table-cell>
          <table:table-cell office:value-type="float" office:value="-0.483097821452841" calcext:value-type="float">
            <text:p>-0.483097821452841</text:p>
          </table:table-cell>
          <table:table-cell office:value-type="float" office:value="0.526196734192321" calcext:value-type="float">
            <text:p>0.526196734192321</text:p>
          </table:table-cell>
          <table:table-cell/>
          <table:table-cell table:formula="of:=[.$J$6]/[.E102]+[.$K$6]/[.F102]+[.$L$6]/[.G102]" office:value-type="float" office:value="3.01469282890734" calcext:value-type="float">
            <text:p>3.01469282890734</text:p>
          </table:table-cell>
          <table:table-cell table:formula="of:=([.$J$6]*[.E102]+[.$K$6]*[.F102]+[.$L$6]*[.G102])/(SQRT(POWER([.$J$6];2)+POWER([.$K$6];2)+POWER([.$L$6];2))*SQRT(POWER([.$E102];2)+POWER([.$F102];2)+POWER([.$G102];2)) )" office:value-type="float" office:value="0.998039947274414" calcext:value-type="float">
            <text:p>0.9980399472744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9972903640785" calcext:value-type="float">
            <text:p>-0.699972903640785</text:p>
          </table:table-cell>
          <table:table-cell office:value-type="float" office:value="-0.4828756625387" calcext:value-type="float">
            <text:p>-0.4828756625387</text:p>
          </table:table-cell>
          <table:table-cell office:value-type="float" office:value="0.526183455361816" calcext:value-type="float">
            <text:p>0.526183455361816</text:p>
          </table:table-cell>
          <table:table-cell/>
          <table:table-cell table:formula="of:=[.$J$6]/[.E103]+[.$K$6]/[.F103]+[.$L$6]/[.G103]" office:value-type="float" office:value="3.01499033559568" calcext:value-type="float">
            <text:p>3.01499033559568</text:p>
          </table:table-cell>
          <table:table-cell table:formula="of:=([.$J$6]*[.E103]+[.$K$6]*[.F103]+[.$L$6]*[.G103])/(SQRT(POWER([.$J$6];2)+POWER([.$K$6];2)+POWER([.$L$6];2))*SQRT(POWER([.$E103];2)+POWER([.$F103];2)+POWER([.$G103];2)) )" office:value-type="float" office:value="0.998028898396777" calcext:value-type="float">
            <text:p>0.9980288983967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895348644206" calcext:value-type="float">
            <text:p>-0.700895348644206</text:p>
          </table:table-cell>
          <table:table-cell office:value-type="float" office:value="-0.481392703858891" calcext:value-type="float">
            <text:p>-0.481392703858891</text:p>
          </table:table-cell>
          <table:table-cell office:value-type="float" office:value="0.526314330909147" calcext:value-type="float">
            <text:p>0.526314330909147</text:p>
          </table:table-cell>
          <table:table-cell/>
          <table:table-cell table:formula="of:=[.$J$6]/[.E104]+[.$K$6]/[.F104]+[.$L$6]/[.G104]" office:value-type="float" office:value="3.01684231147855" calcext:value-type="float">
            <text:p>3.01684231147855</text:p>
          </table:table-cell>
          <table:table-cell table:formula="of:=([.$J$6]*[.E104]+[.$K$6]*[.F104]+[.$L$6]*[.G104])/(SQRT(POWER([.$J$6];2)+POWER([.$K$6];2)+POWER([.$L$6];2))*SQRT(POWER([.$E104];2)+POWER([.$F104];2)+POWER([.$G104];2)) )" office:value-type="float" office:value="0.997945545265849" calcext:value-type="float">
            <text:p>0.9979455452658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429343718604" calcext:value-type="float">
            <text:p>-0.701429343718604</text:p>
          </table:table-cell>
          <table:table-cell office:value-type="float" office:value="-0.480688554109117" calcext:value-type="float">
            <text:p>-0.480688554109117</text:p>
          </table:table-cell>
          <table:table-cell office:value-type="float" office:value="0.526246510410258" calcext:value-type="float">
            <text:p>0.526246510410258</text:p>
          </table:table-cell>
          <table:table-cell/>
          <table:table-cell table:formula="of:=[.$J$6]/[.E105]+[.$K$6]/[.F105]+[.$L$6]/[.G105]" office:value-type="float" office:value="3.01782287832681" calcext:value-type="float">
            <text:p>3.01782287832681</text:p>
          </table:table-cell>
          <table:table-cell table:formula="of:=([.$J$6]*[.E105]+[.$K$6]*[.F105]+[.$L$6]*[.G105])/(SQRT(POWER([.$J$6];2)+POWER([.$K$6];2)+POWER([.$L$6];2))*SQRT(POWER([.$E105];2)+POWER([.$F105];2)+POWER([.$G105];2)) )" office:value-type="float" office:value="0.997909417993814" calcext:value-type="float">
            <text:p>0.99790941799381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519413324154" calcext:value-type="float">
            <text:p>-0.701519413324154</text:p>
          </table:table-cell>
          <table:table-cell office:value-type="float" office:value="-0.480565050529453" calcext:value-type="float">
            <text:p>-0.480565050529453</text:p>
          </table:table-cell>
          <table:table-cell office:value-type="float" office:value="0.526239246863021" calcext:value-type="float">
            <text:p>0.526239246863021</text:p>
          </table:table-cell>
          <table:table-cell/>
          <table:table-cell table:formula="of:=[.$J$6]/[.E106]+[.$K$6]/[.F106]+[.$L$6]/[.G106]" office:value-type="float" office:value="3.01799240561213" calcext:value-type="float">
            <text:p>3.01799240561213</text:p>
          </table:table-cell>
          <table:table-cell table:formula="of:=([.$J$6]*[.E106]+[.$K$6]*[.F106]+[.$L$6]*[.G106])/(SQRT(POWER([.$J$6];2)+POWER([.$K$6];2)+POWER([.$L$6];2))*SQRT(POWER([.$E106];2)+POWER([.$F106];2)+POWER([.$G106];2)) )" office:value-type="float" office:value="0.99790284131677" calcext:value-type="float">
            <text:p>0.997902841316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002926087616" calcext:value-type="float">
            <text:p>-0.702002926087616</text:p>
          </table:table-cell>
          <table:table-cell office:value-type="float" office:value="-0.479653945957777" calcext:value-type="float">
            <text:p>-0.479653945957777</text:p>
          </table:table-cell>
          <table:table-cell office:value-type="float" office:value="0.526425667964206" calcext:value-type="float">
            <text:p>0.526425667964206</text:p>
          </table:table-cell>
          <table:table-cell/>
          <table:table-cell table:formula="of:=[.$J$6]/[.E107]+[.$K$6]/[.F107]+[.$L$6]/[.G107]" office:value-type="float" office:value="3.01908214925834" calcext:value-type="float">
            <text:p>3.01908214925834</text:p>
          </table:table-cell>
          <table:table-cell table:formula="of:=([.$J$6]*[.E107]+[.$K$6]*[.F107]+[.$L$6]*[.G107])/(SQRT(POWER([.$J$6];2)+POWER([.$K$6];2)+POWER([.$L$6];2))*SQRT(POWER([.$E107];2)+POWER([.$F107];2)+POWER([.$G107];2)) )" office:value-type="float" office:value="0.997845400936281" calcext:value-type="float">
            <text:p>0.9978454009362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691380958311" calcext:value-type="float">
            <text:p>-0.701691380958311</text:p>
          </table:table-cell>
          <table:table-cell office:value-type="float" office:value="-0.480727619477073" calcext:value-type="float">
            <text:p>-0.480727619477073</text:p>
          </table:table-cell>
          <table:table-cell office:value-type="float" office:value="0.525861352221976" calcext:value-type="float">
            <text:p>0.525861352221976</text:p>
          </table:table-cell>
          <table:table-cell/>
          <table:table-cell table:formula="of:=[.$J$6]/[.E108]+[.$K$6]/[.F108]+[.$L$6]/[.G108]" office:value-type="float" office:value="3.01804019166263" calcext:value-type="float">
            <text:p>3.01804019166263</text:p>
          </table:table-cell>
          <table:table-cell table:formula="of:=([.$J$6]*[.E108]+[.$K$6]*[.F108]+[.$L$6]*[.G108])/(SQRT(POWER([.$J$6];2)+POWER([.$K$6];2)+POWER([.$L$6];2))*SQRT(POWER([.$E108];2)+POWER([.$F108];2)+POWER([.$G108];2)) )" office:value-type="float" office:value="0.997924805039892" calcext:value-type="float">
            <text:p>0.9979248050398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910749223289" calcext:value-type="float">
            <text:p>-0.701910749223289</text:p>
          </table:table-cell>
          <table:table-cell office:value-type="float" office:value="-0.480456794185765" calcext:value-type="float">
            <text:p>-0.480456794185765</text:p>
          </table:table-cell>
          <table:table-cell office:value-type="float" office:value="0.52581609812323" calcext:value-type="float">
            <text:p>0.52581609812323</text:p>
          </table:table-cell>
          <table:table-cell/>
          <table:table-cell table:formula="of:=[.$J$6]/[.E109]+[.$K$6]/[.F109]+[.$L$6]/[.G109]" office:value-type="float" office:value="3.01843308582334" calcext:value-type="float">
            <text:p>3.01843308582334</text:p>
          </table:table-cell>
          <table:table-cell table:formula="of:=([.$J$6]*[.E109]+[.$K$6]*[.F109]+[.$L$6]*[.G109])/(SQRT(POWER([.$J$6];2)+POWER([.$K$6];2)+POWER([.$L$6];2))*SQRT(POWER([.$E109];2)+POWER([.$F109];2)+POWER([.$G109];2)) )" office:value-type="float" office:value="0.997911299619213" calcext:value-type="float">
            <text:p>0.9979112996192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10830687295" calcext:value-type="float">
            <text:p>-0.70210830687295</text:p>
          </table:table-cell>
          <table:table-cell office:value-type="float" office:value="-0.480255508690353" calcext:value-type="float">
            <text:p>-0.480255508690353</text:p>
          </table:table-cell>
          <table:table-cell office:value-type="float" office:value="0.525736218832762" calcext:value-type="float">
            <text:p>0.525736218832762</text:p>
          </table:table-cell>
          <table:table-cell/>
          <table:table-cell table:formula="of:=[.$J$6]/[.E110]+[.$K$6]/[.F110]+[.$L$6]/[.G110]" office:value-type="float" office:value="3.01875841075259" calcext:value-type="float">
            <text:p>3.01875841075259</text:p>
          </table:table-cell>
          <table:table-cell table:formula="of:=([.$J$6]*[.E110]+[.$K$6]*[.F110]+[.$L$6]*[.G110])/(SQRT(POWER([.$J$6];2)+POWER([.$K$6];2)+POWER([.$L$6];2))*SQRT(POWER([.$E110];2)+POWER([.$F110];2)+POWER([.$G110];2)) )" office:value-type="float" office:value="0.99790273948882" calcext:value-type="float">
            <text:p>0.997902739488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081581976753" calcext:value-type="float">
            <text:p>-0.703081581976753</text:p>
          </table:table-cell>
          <table:table-cell office:value-type="float" office:value="-0.481176647217101" calcext:value-type="float">
            <text:p>-0.481176647217101</text:p>
          </table:table-cell>
          <table:table-cell office:value-type="float" office:value="0.523588887637979" calcext:value-type="float">
            <text:p>0.523588887637979</text:p>
          </table:table-cell>
          <table:table-cell/>
          <table:table-cell table:formula="of:=[.$J$6]/[.E111]+[.$K$6]/[.F111]+[.$L$6]/[.G111]" office:value-type="float" office:value="3.01906598536528" calcext:value-type="float">
            <text:p>3.01906598536528</text:p>
          </table:table-cell>
          <table:table-cell table:formula="of:=([.$J$6]*[.E111]+[.$K$6]*[.F111]+[.$L$6]*[.G111])/(SQRT(POWER([.$J$6];2)+POWER([.$K$6];2)+POWER([.$L$6];2))*SQRT(POWER([.$E111];2)+POWER([.$F111];2)+POWER([.$G111];2)) )" office:value-type="float" office:value="0.998023434598246" calcext:value-type="float">
            <text:p>0.9980234345982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086739104145" calcext:value-type="float">
            <text:p>-0.703086739104145</text:p>
          </table:table-cell>
          <table:table-cell office:value-type="float" office:value="-0.48307296086773" calcext:value-type="float">
            <text:p>-0.48307296086773</text:p>
          </table:table-cell>
          <table:table-cell office:value-type="float" office:value="0.521832877245565" calcext:value-type="float">
            <text:p>0.521832877245565</text:p>
          </table:table-cell>
          <table:table-cell/>
          <table:table-cell table:formula="of:=[.$J$6]/[.E112]+[.$K$6]/[.F112]+[.$L$6]/[.G112]" office:value-type="float" office:value="3.01785211017196" calcext:value-type="float">
            <text:p>3.01785211017196</text:p>
          </table:table-cell>
          <table:table-cell table:formula="of:=([.$J$6]*[.E112]+[.$K$6]*[.F112]+[.$L$6]*[.G112])/(SQRT(POWER([.$J$6];2)+POWER([.$K$6];2)+POWER([.$L$6];2))*SQRT(POWER([.$E112];2)+POWER([.$F112];2)+POWER([.$G112];2)) )" office:value-type="float" office:value="0.99818006689701" calcext:value-type="float">
            <text:p>0.99818006689701</text:p>
          </table:table-cell>
          <table:table-cell table:number-columns-repeated="4"/>
        </table:table-row>
      </table:table>
      <table:table table:name="x=2" table:style-name="ta1">
        <table:shapes>
          <draw:frame draw:z-index="0" draw:style-name="gr1" draw:text-style-name="P1" svg:width="453.51pt" svg:height="255.09pt" svg:x="668.61pt" svg:y="297.18pt">
            <draw:object draw:notify-on-update-of-ranges="'x=2'.J13:'x=2'.J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 office:value-type="float" office:value="21.7023883382378" calcext:value-type="float">
            <text:p>21.702388338237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63242212" calcext:value-type="float">
            <text:p>0.63242212</text:p>
          </table:table-cell>
          <table:table-cell table:style-name="ce1" office:value-type="float" office:value="-0.40784501" calcext:value-type="float">
            <text:p>-0.40784501</text:p>
          </table:table-cell>
          <table:table-cell table:style-name="ce1" office:value-type="float" office:value="-34.423604755676" calcext:value-type="float">
            <text:p>-34.423604755676</text:p>
          </table:table-cell>
          <table:table-cell table:style-name="ce1" office:value-type="float" office:value="-25.4799340107989" calcext:value-type="float">
            <text:p>-25.4799340107989</text:p>
          </table:table-cell>
          <table:table-cell table:style-name="ce1" office:value-type="float" office:value="22.4843097495478" calcext:value-type="float">
            <text:p>22.4843097495478</text:p>
          </table:table-cell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-34.423604755676" calcext:value-type="float">
            <text:p>-34.423604755676</text:p>
          </table:table-cell>
          <table:table-cell table:style-name="ce2" table:formula="of:=[.M2]" office:value-type="float" office:value="-25.4799340107989" calcext:value-type="float">
            <text:p>-25.4799340107989</text:p>
          </table:table-cell>
          <table:table-cell table:style-name="ce2" table:formula="of:=[.N2]" office:value-type="float" office:value="22.4843097495478" calcext:value-type="float">
            <text:p>22.4843097495478</text:p>
          </table:table-cell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-1.568" calcext:value-type="float">
            <text:p>-1.568</text:p>
          </table:table-cell>
          <table:table-cell table:style-name="ce2" table:formula="of:=[.E3]-[.J4]" office:value-type="float" office:value="-1.16442212" calcext:value-type="float">
            <text:p>-1.16442212</text:p>
          </table:table-cell>
          <table:table-cell table:style-name="ce2" table:formula="of:=[.F3]-[.K4]" office:value-type="float" office:value="1.06684501" calcext:value-type="float">
            <text:p>1.06684501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2" calcext:value-type="float">
            <text:p>2</text:p>
          </table:table-cell>
          <table:table-cell table:formula="of:=[.J2]" office:value-type="float" office:value="0.63242212" calcext:value-type="float">
            <text:p>0.63242212</text:p>
          </table:table-cell>
          <table:table-cell table:style-name="ce2" table:formula="of:=[.K2]" office:value-type="float" office:value="-0.40784501" calcext:value-type="float">
            <text:p>-0.407845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-0.704574223400695" calcext:value-type="float">
            <text:p>-0.704574223400695</text:p>
          </table:table-cell>
          <table:table-cell table:style-name="ce2" table:formula="of:=[.E4]/SQRT(POWER([.D4];2)+POWER([.E4];2)+POWER([.F4];2))" office:value-type="float" office:value="-0.523228195733157" calcext:value-type="float">
            <text:p>-0.523228195733157</text:p>
          </table:table-cell>
          <table:table-cell table:style-name="ce2" table:formula="of:=[.F4]/SQRT(POWER([.D4];2)+POWER([.E4];2)+POWER([.F4];2))" office:value-type="float" office:value="0.479382330618403" calcext:value-type="float">
            <text:p>0.479382330618403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-0.704574223400695" calcext:value-type="float">
            <text:p>-0.704574223400695</text:p>
          </table:table-cell>
          <table:table-cell table:formula="of:=[.E5]" office:value-type="float" office:value="-0.523228195733157" calcext:value-type="float">
            <text:p>-0.523228195733157</text:p>
          </table:table-cell>
          <table:table-cell table:formula="of:=[.F5]" office:value-type="float" office:value="0.479382330618403" calcext:value-type="float">
            <text:p>0.479382330618403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office:value-type="string" calcext:value-type="string">
            <text:p>c:</text:p>
          </table:table-cell>
          <table:table-cell office:value-type="float" office:value="-0.719151134134148" calcext:value-type="float">
            <text:p>-0.719151134134148</text:p>
          </table:table-cell>
          <table:table-cell office:value-type="float" office:value="-0.438378453069572" calcext:value-type="float">
            <text:p>-0.438378453069572</text:p>
          </table:table-cell>
          <table:table-cell office:value-type="float" office:value="0.539115922745654" calcext:value-type="float">
            <text:p>0.539115922745654</text:p>
          </table:table-cell>
          <table:table-cell/>
          <table:table-cell table:formula="of:=[.$J$6]/[.E13]+[.$K$6]/[.F13]+[.$L$6]/[.G13]" office:value-type="float" office:value="3.06248486580931" calcext:value-type="float">
            <text:p>3.06248486580931</text:p>
          </table:table-cell>
          <table:table-cell table:formula="of:=([.$J$6]*[.E13]+[.$K$6]*[.F13]+[.$L$6]*[.G13])/(SQRT(POWER([.$J$6];2)+POWER([.$K$6];2)+POWER([.$L$6];2))*SQRT(POWER([.$E13];2)+POWER([.$F13];2)+POWER([.$G13];2)) )" office:value-type="float" office:value="0.994509966407484" calcext:value-type="float">
            <text:p>0.994509966407484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9151134134148" calcext:value-type="float">
            <text:p>-0.719151134134148</text:p>
          </table:table-cell>
          <table:table-cell office:value-type="float" office:value="-0.438378453069572" calcext:value-type="float">
            <text:p>-0.438378453069572</text:p>
          </table:table-cell>
          <table:table-cell office:value-type="float" office:value="0.539115922745654" calcext:value-type="float">
            <text:p>0.539115922745654</text:p>
          </table:table-cell>
          <table:table-cell/>
          <table:table-cell table:formula="of:=[.$J$6]/[.E14]+[.$K$6]/[.F14]+[.$L$6]/[.G14]" office:value-type="float" office:value="3.06248486580931" calcext:value-type="float">
            <text:p>3.06248486580931</text:p>
          </table:table-cell>
          <table:table-cell table:formula="of:=([.$J$6]*[.E14]+[.$K$6]*[.F14]+[.$L$6]*[.G14])/(SQRT(POWER([.$J$6];2)+POWER([.$K$6];2)+POWER([.$L$6];2))*SQRT(POWER([.$E14];2)+POWER([.$F14];2)+POWER([.$G14];2)) )" office:value-type="float" office:value="0.994509966407484" calcext:value-type="float">
            <text:p>0.994509966407484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775299306639" calcext:value-type="float">
            <text:p>-0.724775299306639</text:p>
          </table:table-cell>
          <table:table-cell office:value-type="float" office:value="-0.438594426432889" calcext:value-type="float">
            <text:p>-0.438594426432889</text:p>
          </table:table-cell>
          <table:table-cell office:value-type="float" office:value="0.531352702653309" calcext:value-type="float">
            <text:p>0.531352702653309</text:p>
          </table:table-cell>
          <table:table-cell/>
          <table:table-cell table:formula="of:=[.$J$6]/[.E15]+[.$K$6]/[.F15]+[.$L$6]/[.G15]" office:value-type="float" office:value="3.06728603676306" calcext:value-type="float">
            <text:p>3.06728603676306</text:p>
          </table:table-cell>
          <table:table-cell table:formula="of:=([.$J$6]*[.E15]+[.$K$6]*[.F15]+[.$L$6]*[.G15])/(SQRT(POWER([.$J$6];2)+POWER([.$K$6];2)+POWER([.$L$6];2))*SQRT(POWER([.$E15];2)+POWER([.$F15];2)+POWER([.$G15];2)) )" office:value-type="float" office:value="0.994864061028412" calcext:value-type="float">
            <text:p>0.994864061028412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775299306639" calcext:value-type="float">
            <text:p>-0.724775299306639</text:p>
          </table:table-cell>
          <table:table-cell office:value-type="float" office:value="-0.438594426432889" calcext:value-type="float">
            <text:p>-0.438594426432889</text:p>
          </table:table-cell>
          <table:table-cell office:value-type="float" office:value="0.531352702653309" calcext:value-type="float">
            <text:p>0.531352702653309</text:p>
          </table:table-cell>
          <table:table-cell/>
          <table:table-cell table:formula="of:=[.$J$6]/[.E16]+[.$K$6]/[.F16]+[.$L$6]/[.G16]" office:value-type="float" office:value="3.06728603676306" calcext:value-type="float">
            <text:p>3.06728603676306</text:p>
          </table:table-cell>
          <table:table-cell table:formula="of:=([.$J$6]*[.E16]+[.$K$6]*[.F16]+[.$L$6]*[.G16])/(SQRT(POWER([.$J$6];2)+POWER([.$K$6];2)+POWER([.$L$6];2))*SQRT(POWER([.$E16];2)+POWER([.$F16];2)+POWER([.$G16];2)) )" office:value-type="float" office:value="0.994864061028412" calcext:value-type="float">
            <text:p>0.9948640610284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775299306639" calcext:value-type="float">
            <text:p>-0.724775299306639</text:p>
          </table:table-cell>
          <table:table-cell office:value-type="float" office:value="-0.438594426432889" calcext:value-type="float">
            <text:p>-0.438594426432889</text:p>
          </table:table-cell>
          <table:table-cell office:value-type="float" office:value="0.531352702653309" calcext:value-type="float">
            <text:p>0.531352702653309</text:p>
          </table:table-cell>
          <table:table-cell/>
          <table:table-cell table:formula="of:=[.$J$6]/[.E17]+[.$K$6]/[.F17]+[.$L$6]/[.G17]" office:value-type="float" office:value="3.06728603676306" calcext:value-type="float">
            <text:p>3.06728603676306</text:p>
          </table:table-cell>
          <table:table-cell table:formula="of:=([.$J$6]*[.E17]+[.$K$6]*[.F17]+[.$L$6]*[.G17])/(SQRT(POWER([.$J$6];2)+POWER([.$K$6];2)+POWER([.$L$6];2))*SQRT(POWER([.$E17];2)+POWER([.$F17];2)+POWER([.$G17];2)) )" office:value-type="float" office:value="0.994864061028412" calcext:value-type="float">
            <text:p>0.9948640610284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775299306639" calcext:value-type="float">
            <text:p>-0.724775299306639</text:p>
          </table:table-cell>
          <table:table-cell office:value-type="float" office:value="-0.438594426432889" calcext:value-type="float">
            <text:p>-0.438594426432889</text:p>
          </table:table-cell>
          <table:table-cell office:value-type="float" office:value="0.531352702653309" calcext:value-type="float">
            <text:p>0.531352702653309</text:p>
          </table:table-cell>
          <table:table-cell/>
          <table:table-cell table:formula="of:=[.$J$6]/[.E18]+[.$K$6]/[.F18]+[.$L$6]/[.G18]" office:value-type="float" office:value="3.06728603676306" calcext:value-type="float">
            <text:p>3.06728603676306</text:p>
          </table:table-cell>
          <table:table-cell table:formula="of:=([.$J$6]*[.E18]+[.$K$6]*[.F18]+[.$L$6]*[.G18])/(SQRT(POWER([.$J$6];2)+POWER([.$K$6];2)+POWER([.$L$6];2))*SQRT(POWER([.$E18];2)+POWER([.$F18];2)+POWER([.$G18];2)) )" office:value-type="float" office:value="0.994864061028412" calcext:value-type="float">
            <text:p>0.9948640610284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775299306639" calcext:value-type="float">
            <text:p>-0.724775299306639</text:p>
          </table:table-cell>
          <table:table-cell office:value-type="float" office:value="-0.438594426432889" calcext:value-type="float">
            <text:p>-0.438594426432889</text:p>
          </table:table-cell>
          <table:table-cell office:value-type="float" office:value="0.531352702653309" calcext:value-type="float">
            <text:p>0.531352702653309</text:p>
          </table:table-cell>
          <table:table-cell/>
          <table:table-cell table:formula="of:=[.$J$6]/[.E19]+[.$K$6]/[.F19]+[.$L$6]/[.G19]" office:value-type="float" office:value="3.06728603676306" calcext:value-type="float">
            <text:p>3.06728603676306</text:p>
          </table:table-cell>
          <table:table-cell table:formula="of:=([.$J$6]*[.E19]+[.$K$6]*[.F19]+[.$L$6]*[.G19])/(SQRT(POWER([.$J$6];2)+POWER([.$K$6];2)+POWER([.$L$6];2))*SQRT(POWER([.$E19];2)+POWER([.$F19];2)+POWER([.$G19];2)) )" office:value-type="float" office:value="0.994864061028412" calcext:value-type="float">
            <text:p>0.9948640610284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372536999588" calcext:value-type="float">
            <text:p>-0.718372536999588</text:p>
          </table:table-cell>
          <table:table-cell office:value-type="float" office:value="-0.445112141683854" calcext:value-type="float">
            <text:p>-0.445112141683854</text:p>
          </table:table-cell>
          <table:table-cell office:value-type="float" office:value="0.534617694628964" calcext:value-type="float">
            <text:p>0.534617694628964</text:p>
          </table:table-cell>
          <table:table-cell/>
          <table:table-cell table:formula="of:=[.$J$6]/[.E20]+[.$K$6]/[.F20]+[.$L$6]/[.G20]" office:value-type="float" office:value="3.05297222686637" calcext:value-type="float">
            <text:p>3.05297222686637</text:p>
          </table:table-cell>
          <table:table-cell table:formula="of:=([.$J$6]*[.E20]+[.$K$6]*[.F20]+[.$L$6]*[.G20])/(SQRT(POWER([.$J$6];2)+POWER([.$K$6];2)+POWER([.$L$6];2))*SQRT(POWER([.$E20];2)+POWER([.$F20];2)+POWER([.$G20];2)) )" office:value-type="float" office:value="0.995328271602107" calcext:value-type="float">
            <text:p>0.9953282716021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372536999588" calcext:value-type="float">
            <text:p>-0.718372536999588</text:p>
          </table:table-cell>
          <table:table-cell office:value-type="float" office:value="-0.445112141683854" calcext:value-type="float">
            <text:p>-0.445112141683854</text:p>
          </table:table-cell>
          <table:table-cell office:value-type="float" office:value="0.534617694628964" calcext:value-type="float">
            <text:p>0.534617694628964</text:p>
          </table:table-cell>
          <table:table-cell/>
          <table:table-cell table:formula="of:=[.$J$6]/[.E21]+[.$K$6]/[.F21]+[.$L$6]/[.G21]" office:value-type="float" office:value="3.05297222686637" calcext:value-type="float">
            <text:p>3.05297222686637</text:p>
          </table:table-cell>
          <table:table-cell table:formula="of:=([.$J$6]*[.E21]+[.$K$6]*[.F21]+[.$L$6]*[.G21])/(SQRT(POWER([.$J$6];2)+POWER([.$K$6];2)+POWER([.$L$6];2))*SQRT(POWER([.$E21];2)+POWER([.$F21];2)+POWER([.$G21];2)) )" office:value-type="float" office:value="0.995328271602107" calcext:value-type="float">
            <text:p>0.9953282716021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372536999588" calcext:value-type="float">
            <text:p>-0.718372536999588</text:p>
          </table:table-cell>
          <table:table-cell office:value-type="float" office:value="-0.445112141683854" calcext:value-type="float">
            <text:p>-0.445112141683854</text:p>
          </table:table-cell>
          <table:table-cell office:value-type="float" office:value="0.534617694628964" calcext:value-type="float">
            <text:p>0.534617694628964</text:p>
          </table:table-cell>
          <table:table-cell/>
          <table:table-cell table:formula="of:=[.$J$6]/[.E22]+[.$K$6]/[.F22]+[.$L$6]/[.G22]" office:value-type="float" office:value="3.05297222686637" calcext:value-type="float">
            <text:p>3.05297222686637</text:p>
          </table:table-cell>
          <table:table-cell table:formula="of:=([.$J$6]*[.E22]+[.$K$6]*[.F22]+[.$L$6]*[.G22])/(SQRT(POWER([.$J$6];2)+POWER([.$K$6];2)+POWER([.$L$6];2))*SQRT(POWER([.$E22];2)+POWER([.$F22];2)+POWER([.$G22];2)) )" office:value-type="float" office:value="0.995328271602107" calcext:value-type="float">
            <text:p>0.99532827160210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791639263379" calcext:value-type="float">
            <text:p>-0.720791639263379</text:p>
          </table:table-cell>
          <table:table-cell office:value-type="float" office:value="-0.446448504873669" calcext:value-type="float">
            <text:p>-0.446448504873669</text:p>
          </table:table-cell>
          <table:table-cell office:value-type="float" office:value="0.530229332708099" calcext:value-type="float">
            <text:p>0.530229332708099</text:p>
          </table:table-cell>
          <table:table-cell/>
          <table:table-cell table:formula="of:=[.$J$6]/[.E23]+[.$K$6]/[.F23]+[.$L$6]/[.G23]" office:value-type="float" office:value="3.05358313276004" calcext:value-type="float">
            <text:p>3.05358313276004</text:p>
          </table:table-cell>
          <table:table-cell table:formula="of:=([.$J$6]*[.E23]+[.$K$6]*[.F23]+[.$L$6]*[.G23])/(SQRT(POWER([.$J$6];2)+POWER([.$K$6];2)+POWER([.$L$6];2))*SQRT(POWER([.$E23];2)+POWER([.$F23];2)+POWER([.$G23];2)) )" office:value-type="float" office:value="0.995628228436374" calcext:value-type="float">
            <text:p>0.9956282284363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033202049715" calcext:value-type="float">
            <text:p>-0.716033202049715</text:p>
          </table:table-cell>
          <table:table-cell office:value-type="float" office:value="-0.438578620323487" calcext:value-type="float">
            <text:p>-0.438578620323487</text:p>
          </table:table-cell>
          <table:table-cell office:value-type="float" office:value="0.543088618328149" calcext:value-type="float">
            <text:p>0.543088618328149</text:p>
          </table:table-cell>
          <table:table-cell/>
          <table:table-cell table:formula="of:=[.$J$6]/[.E24]+[.$K$6]/[.F24]+[.$L$6]/[.G24]" office:value-type="float" office:value="3.05970180884316" calcext:value-type="float">
            <text:p>3.05970180884316</text:p>
          </table:table-cell>
          <table:table-cell table:formula="of:=([.$J$6]*[.E24]+[.$K$6]*[.F24]+[.$L$6]*[.G24])/(SQRT(POWER([.$J$6];2)+POWER([.$K$6];2)+POWER([.$L$6];2))*SQRT(POWER([.$E24];2)+POWER([.$F24];2)+POWER([.$G24];2)) )" office:value-type="float" office:value="0.994322325048763" calcext:value-type="float">
            <text:p>0.9943223250487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086224548715" calcext:value-type="float">
            <text:p>-0.718086224548715</text:p>
          </table:table-cell>
          <table:table-cell office:value-type="float" office:value="-0.460050385200387" calcext:value-type="float">
            <text:p>-0.460050385200387</text:p>
          </table:table-cell>
          <table:table-cell office:value-type="float" office:value="0.522212425350401" calcext:value-type="float">
            <text:p>0.522212425350401</text:p>
          </table:table-cell>
          <table:table-cell/>
          <table:table-cell table:formula="of:=[.$J$6]/[.E25]+[.$K$6]/[.F25]+[.$L$6]/[.G25]" office:value-type="float" office:value="3.03649472736184" calcext:value-type="float">
            <text:p>3.03649472736184</text:p>
          </table:table-cell>
          <table:table-cell table:formula="of:=([.$J$6]*[.E25]+[.$K$6]*[.F25]+[.$L$6]*[.G25])/(SQRT(POWER([.$J$6];2)+POWER([.$K$6];2)+POWER([.$L$6];2))*SQRT(POWER([.$E25];2)+POWER([.$F25];2)+POWER([.$G25];2)) )" office:value-type="float" office:value="0.996995786533255" calcext:value-type="float">
            <text:p>0.9969957865332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868743555055" calcext:value-type="float">
            <text:p>-0.720868743555055</text:p>
          </table:table-cell>
          <table:table-cell office:value-type="float" office:value="-0.464841310967544" calcext:value-type="float">
            <text:p>-0.464841310967544</text:p>
          </table:table-cell>
          <table:table-cell office:value-type="float" office:value="0.514072767401008" calcext:value-type="float">
            <text:p>0.514072767401008</text:p>
          </table:table-cell>
          <table:table-cell/>
          <table:table-cell table:formula="of:=[.$J$6]/[.E26]+[.$K$6]/[.F26]+[.$L$6]/[.G26]" office:value-type="float" office:value="3.03552048522396" calcext:value-type="float">
            <text:p>3.03552048522396</text:p>
          </table:table-cell>
          <table:table-cell table:formula="of:=([.$J$6]*[.E26]+[.$K$6]*[.F26]+[.$L$6]*[.G26])/(SQRT(POWER([.$J$6];2)+POWER([.$K$6];2)+POWER([.$L$6];2))*SQRT(POWER([.$E26];2)+POWER([.$F26];2)+POWER([.$G26];2)) )" office:value-type="float" office:value="0.997561016948069" calcext:value-type="float">
            <text:p>0.9975610169480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868743555055" calcext:value-type="float">
            <text:p>-0.720868743555055</text:p>
          </table:table-cell>
          <table:table-cell office:value-type="float" office:value="-0.464841310967544" calcext:value-type="float">
            <text:p>-0.464841310967544</text:p>
          </table:table-cell>
          <table:table-cell office:value-type="float" office:value="0.514072767401008" calcext:value-type="float">
            <text:p>0.514072767401008</text:p>
          </table:table-cell>
          <table:table-cell/>
          <table:table-cell table:formula="of:=[.$J$6]/[.E27]+[.$K$6]/[.F27]+[.$L$6]/[.G27]" office:value-type="float" office:value="3.03552048522396" calcext:value-type="float">
            <text:p>3.03552048522396</text:p>
          </table:table-cell>
          <table:table-cell table:formula="of:=([.$J$6]*[.E27]+[.$K$6]*[.F27]+[.$L$6]*[.G27])/(SQRT(POWER([.$J$6];2)+POWER([.$K$6];2)+POWER([.$L$6];2))*SQRT(POWER([.$E27];2)+POWER([.$F27];2)+POWER([.$G27];2)) )" office:value-type="float" office:value="0.997561016948069" calcext:value-type="float">
            <text:p>0.9975610169480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122941301383" calcext:value-type="float">
            <text:p>-0.720122941301383</text:p>
          </table:table-cell>
          <table:table-cell office:value-type="float" office:value="-0.47209152937193" calcext:value-type="float">
            <text:p>-0.47209152937193</text:p>
          </table:table-cell>
          <table:table-cell office:value-type="float" office:value="0.508480616451323" calcext:value-type="float">
            <text:p>0.508480616451323</text:p>
          </table:table-cell>
          <table:table-cell/>
          <table:table-cell table:formula="of:=[.$J$6]/[.E28]+[.$K$6]/[.F28]+[.$L$6]/[.G28]" office:value-type="float" office:value="3.02950168602218" calcext:value-type="float">
            <text:p>3.02950168602218</text:p>
          </table:table-cell>
          <table:table-cell table:formula="of:=([.$J$6]*[.E28]+[.$K$6]*[.F28]+[.$L$6]*[.G28])/(SQRT(POWER([.$J$6];2)+POWER([.$K$6];2)+POWER([.$L$6];2))*SQRT(POWER([.$E28];2)+POWER([.$F28];2)+POWER([.$G28];2)) )" office:value-type="float" office:value="0.998148284243345" calcext:value-type="float">
            <text:p>0.9981482842433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122941301383" calcext:value-type="float">
            <text:p>-0.720122941301383</text:p>
          </table:table-cell>
          <table:table-cell office:value-type="float" office:value="-0.47209152937193" calcext:value-type="float">
            <text:p>-0.47209152937193</text:p>
          </table:table-cell>
          <table:table-cell office:value-type="float" office:value="0.508480616451323" calcext:value-type="float">
            <text:p>0.508480616451323</text:p>
          </table:table-cell>
          <table:table-cell/>
          <table:table-cell table:formula="of:=[.$J$6]/[.E29]+[.$K$6]/[.F29]+[.$L$6]/[.G29]" office:value-type="float" office:value="3.02950168602218" calcext:value-type="float">
            <text:p>3.02950168602218</text:p>
          </table:table-cell>
          <table:table-cell table:formula="of:=([.$J$6]*[.E29]+[.$K$6]*[.F29]+[.$L$6]*[.G29])/(SQRT(POWER([.$J$6];2)+POWER([.$K$6];2)+POWER([.$L$6];2))*SQRT(POWER([.$E29];2)+POWER([.$F29];2)+POWER([.$G29];2)) )" office:value-type="float" office:value="0.998148284243345" calcext:value-type="float">
            <text:p>0.9981482842433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9710612469976" calcext:value-type="float">
            <text:p>-0.719710612469976</text:p>
          </table:table-cell>
          <table:table-cell office:value-type="float" office:value="-0.479146772757366" calcext:value-type="float">
            <text:p>-0.479146772757366</text:p>
          </table:table-cell>
          <table:table-cell office:value-type="float" office:value="0.502429103908494" calcext:value-type="float">
            <text:p>0.502429103908494</text:p>
          </table:table-cell>
          <table:table-cell/>
          <table:table-cell table:formula="of:=[.$J$6]/[.E30]+[.$K$6]/[.F30]+[.$L$6]/[.G30]" office:value-type="float" office:value="3.02509791997779" calcext:value-type="float">
            <text:p>3.02509791997779</text:p>
          </table:table-cell>
          <table:table-cell table:formula="of:=([.$J$6]*[.E30]+[.$K$6]*[.F30]+[.$L$6]*[.G30])/(SQRT(POWER([.$J$6];2)+POWER([.$K$6];2)+POWER([.$L$6];2))*SQRT(POWER([.$E30];2)+POWER([.$F30];2)+POWER([.$G30];2)) )" office:value-type="float" office:value="0.998648282057644" calcext:value-type="float">
            <text:p>0.9986482820576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9710612469976" calcext:value-type="float">
            <text:p>-0.719710612469976</text:p>
          </table:table-cell>
          <table:table-cell office:value-type="float" office:value="-0.479146772757366" calcext:value-type="float">
            <text:p>-0.479146772757366</text:p>
          </table:table-cell>
          <table:table-cell office:value-type="float" office:value="0.502429103908494" calcext:value-type="float">
            <text:p>0.502429103908494</text:p>
          </table:table-cell>
          <table:table-cell/>
          <table:table-cell table:formula="of:=[.$J$6]/[.E31]+[.$K$6]/[.F31]+[.$L$6]/[.G31]" office:value-type="float" office:value="3.02509791997779" calcext:value-type="float">
            <text:p>3.02509791997779</text:p>
          </table:table-cell>
          <table:table-cell table:formula="of:=([.$J$6]*[.E31]+[.$K$6]*[.F31]+[.$L$6]*[.G31])/(SQRT(POWER([.$J$6];2)+POWER([.$K$6];2)+POWER([.$L$6];2))*SQRT(POWER([.$E31];2)+POWER([.$F31];2)+POWER([.$G31];2)) )" office:value-type="float" office:value="0.998648282057644" calcext:value-type="float">
            <text:p>0.9986482820576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9381792427991" calcext:value-type="float">
            <text:p>-0.719381792427991</text:p>
          </table:table-cell>
          <table:table-cell office:value-type="float" office:value="-0.480899255804873" calcext:value-type="float">
            <text:p>-0.480899255804873</text:p>
          </table:table-cell>
          <table:table-cell office:value-type="float" office:value="0.501224243716733" calcext:value-type="float">
            <text:p>0.501224243716733</text:p>
          </table:table-cell>
          <table:table-cell/>
          <table:table-cell table:formula="of:=[.$J$6]/[.E32]+[.$K$6]/[.F32]+[.$L$6]/[.G32]" office:value-type="float" office:value="3.02385951986854" calcext:value-type="float">
            <text:p>3.02385951986854</text:p>
          </table:table-cell>
          <table:table-cell table:formula="of:=([.$J$6]*[.E32]+[.$K$6]*[.F32]+[.$L$6]*[.G32])/(SQRT(POWER([.$J$6];2)+POWER([.$K$6];2)+POWER([.$L$6];2))*SQRT(POWER([.$E32];2)+POWER([.$F32];2)+POWER([.$G32];2)) )" office:value-type="float" office:value="0.998755963788127" calcext:value-type="float">
            <text:p>0.99875596378812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1459273572583" calcext:value-type="float">
            <text:p>-0.721459273572583</text:p>
          </table:table-cell>
          <table:table-cell office:value-type="float" office:value="-0.481577158618637" calcext:value-type="float">
            <text:p>-0.481577158618637</text:p>
          </table:table-cell>
          <table:table-cell office:value-type="float" office:value="0.497574071745023" calcext:value-type="float">
            <text:p>0.497574071745023</text:p>
          </table:table-cell>
          <table:table-cell/>
          <table:table-cell table:formula="of:=[.$J$6]/[.E33]+[.$K$6]/[.F33]+[.$L$6]/[.G33]" office:value-type="float" office:value="3.02652391924289" calcext:value-type="float">
            <text:p>3.02652391924289</text:p>
          </table:table-cell>
          <table:table-cell table:formula="of:=([.$J$6]*[.E33]+[.$K$6]*[.F33]+[.$L$6]*[.G33])/(SQRT(POWER([.$J$6];2)+POWER([.$K$6];2)+POWER([.$L$6];2))*SQRT(POWER([.$E33];2)+POWER([.$F33];2)+POWER([.$G33];2)) )" office:value-type="float" office:value="0.99882457337138" calcext:value-type="float">
            <text:p>0.998824573371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1459273572583" calcext:value-type="float">
            <text:p>-0.721459273572583</text:p>
          </table:table-cell>
          <table:table-cell office:value-type="float" office:value="-0.481577158618637" calcext:value-type="float">
            <text:p>-0.481577158618637</text:p>
          </table:table-cell>
          <table:table-cell office:value-type="float" office:value="0.497574071745023" calcext:value-type="float">
            <text:p>0.497574071745023</text:p>
          </table:table-cell>
          <table:table-cell/>
          <table:table-cell table:formula="of:=[.$J$6]/[.E34]+[.$K$6]/[.F34]+[.$L$6]/[.G34]" office:value-type="float" office:value="3.02652391924289" calcext:value-type="float">
            <text:p>3.02652391924289</text:p>
          </table:table-cell>
          <table:table-cell table:formula="of:=([.$J$6]*[.E34]+[.$K$6]*[.F34]+[.$L$6]*[.G34])/(SQRT(POWER([.$J$6];2)+POWER([.$K$6];2)+POWER([.$L$6];2))*SQRT(POWER([.$E34];2)+POWER([.$F34];2)+POWER([.$G34];2)) )" office:value-type="float" office:value="0.99882457337138" calcext:value-type="float">
            <text:p>0.998824573371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1459273572583" calcext:value-type="float">
            <text:p>-0.721459273572583</text:p>
          </table:table-cell>
          <table:table-cell office:value-type="float" office:value="-0.481577158618637" calcext:value-type="float">
            <text:p>-0.481577158618637</text:p>
          </table:table-cell>
          <table:table-cell office:value-type="float" office:value="0.497574071745023" calcext:value-type="float">
            <text:p>0.497574071745023</text:p>
          </table:table-cell>
          <table:table-cell/>
          <table:table-cell table:formula="of:=[.$J$6]/[.E35]+[.$K$6]/[.F35]+[.$L$6]/[.G35]" office:value-type="float" office:value="3.02652391924289" calcext:value-type="float">
            <text:p>3.02652391924289</text:p>
          </table:table-cell>
          <table:table-cell table:formula="of:=([.$J$6]*[.E35]+[.$K$6]*[.F35]+[.$L$6]*[.G35])/(SQRT(POWER([.$J$6];2)+POWER([.$K$6];2)+POWER([.$L$6];2))*SQRT(POWER([.$E35];2)+POWER([.$F35];2)+POWER([.$G35];2)) )" office:value-type="float" office:value="0.99882457337138" calcext:value-type="float">
            <text:p>0.998824573371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1459273572583" calcext:value-type="float">
            <text:p>-0.721459273572583</text:p>
          </table:table-cell>
          <table:table-cell office:value-type="float" office:value="-0.481577158618637" calcext:value-type="float">
            <text:p>-0.481577158618637</text:p>
          </table:table-cell>
          <table:table-cell office:value-type="float" office:value="0.497574071745023" calcext:value-type="float">
            <text:p>0.497574071745023</text:p>
          </table:table-cell>
          <table:table-cell/>
          <table:table-cell table:formula="of:=[.$J$6]/[.E36]+[.$K$6]/[.F36]+[.$L$6]/[.G36]" office:value-type="float" office:value="3.02652391924289" calcext:value-type="float">
            <text:p>3.02652391924289</text:p>
          </table:table-cell>
          <table:table-cell table:formula="of:=([.$J$6]*[.E36]+[.$K$6]*[.F36]+[.$L$6]*[.G36])/(SQRT(POWER([.$J$6];2)+POWER([.$K$6];2)+POWER([.$L$6];2))*SQRT(POWER([.$E36];2)+POWER([.$F36];2)+POWER([.$G36];2)) )" office:value-type="float" office:value="0.99882457337138" calcext:value-type="float">
            <text:p>0.998824573371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167288426914" calcext:value-type="float">
            <text:p>-0.717167288426914</text:p>
          </table:table-cell>
          <table:table-cell office:value-type="float" office:value="-0.490655475280059" calcext:value-type="float">
            <text:p>-0.490655475280059</text:p>
          </table:table-cell>
          <table:table-cell office:value-type="float" office:value="0.494902298426756" calcext:value-type="float">
            <text:p>0.494902298426756</text:p>
          </table:table-cell>
          <table:table-cell/>
          <table:table-cell table:formula="of:=[.$J$6]/[.E37]+[.$K$6]/[.F37]+[.$L$6]/[.G37]" office:value-type="float" office:value="3.01746702203985" calcext:value-type="float">
            <text:p>3.01746702203985</text:p>
          </table:table-cell>
          <table:table-cell table:formula="of:=([.$J$6]*[.E37]+[.$K$6]*[.F37]+[.$L$6]*[.G37])/(SQRT(POWER([.$J$6];2)+POWER([.$K$6];2)+POWER([.$L$6];2))*SQRT(POWER([.$E37];2)+POWER([.$F37];2)+POWER([.$G37];2)) )" office:value-type="float" office:value="0.999269781597379" calcext:value-type="float">
            <text:p>0.9992697815973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789853179102" calcext:value-type="float">
            <text:p>-0.717789853179102</text:p>
          </table:table-cell>
          <table:table-cell office:value-type="float" office:value="-0.490972200145929" calcext:value-type="float">
            <text:p>-0.490972200145929</text:p>
          </table:table-cell>
          <table:table-cell office:value-type="float" office:value="0.49368413520893" calcext:value-type="float">
            <text:p>0.49368413520893</text:p>
          </table:table-cell>
          <table:table-cell/>
          <table:table-cell table:formula="of:=[.$J$6]/[.E38]+[.$K$6]/[.F38]+[.$L$6]/[.G38]" office:value-type="float" office:value="3.01831710878415" calcext:value-type="float">
            <text:p>3.01831710878415</text:p>
          </table:table-cell>
          <table:table-cell table:formula="of:=([.$J$6]*[.E38]+[.$K$6]*[.F38]+[.$L$6]*[.G38])/(SQRT(POWER([.$J$6];2)+POWER([.$K$6];2)+POWER([.$L$6];2))*SQRT(POWER([.$E38];2)+POWER([.$F38];2)+POWER([.$G38];2)) )" office:value-type="float" office:value="0.999290178131846" calcext:value-type="float">
            <text:p>0.9992901781318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68273854115" calcext:value-type="float">
            <text:p>-0.71868273854115</text:p>
          </table:table-cell>
          <table:table-cell office:value-type="float" office:value="-0.485885417083978" calcext:value-type="float">
            <text:p>-0.485885417083978</text:p>
          </table:table-cell>
          <table:table-cell office:value-type="float" office:value="0.497403742233733" calcext:value-type="float">
            <text:p>0.497403742233733</text:p>
          </table:table-cell>
          <table:table-cell/>
          <table:table-cell table:formula="of:=[.$J$6]/[.E39]+[.$K$6]/[.F39]+[.$L$6]/[.G39]" office:value-type="float" office:value="3.02099308445703" calcext:value-type="float">
            <text:p>3.02099308445703</text:p>
          </table:table-cell>
          <table:table-cell table:formula="of:=([.$J$6]*[.E39]+[.$K$6]*[.F39]+[.$L$6]*[.G39])/(SQRT(POWER([.$J$6];2)+POWER([.$K$6];2)+POWER([.$L$6];2))*SQRT(POWER([.$E39];2)+POWER([.$F39];2)+POWER([.$G39];2)) )" office:value-type="float" office:value="0.99904084770334" calcext:value-type="float">
            <text:p>0.999040847703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898598491365" calcext:value-type="float">
            <text:p>-0.715898598491365</text:p>
          </table:table-cell>
          <table:table-cell office:value-type="float" office:value="-0.496742645373554" calcext:value-type="float">
            <text:p>-0.496742645373554</text:p>
          </table:table-cell>
          <table:table-cell office:value-type="float" office:value="0.490648490210031" calcext:value-type="float">
            <text:p>0.490648490210031</text:p>
          </table:table-cell>
          <table:table-cell/>
          <table:table-cell table:formula="of:=[.$J$6]/[.E40]+[.$K$6]/[.F40]+[.$L$6]/[.G40]" office:value-type="float" office:value="3.01453827469934" calcext:value-type="float">
            <text:p>3.01453827469934</text:p>
          </table:table-cell>
          <table:table-cell table:formula="of:=([.$J$6]*[.E40]+[.$K$6]*[.F40]+[.$L$6]*[.G40])/(SQRT(POWER([.$J$6];2)+POWER([.$K$6];2)+POWER([.$L$6];2))*SQRT(POWER([.$E40];2)+POWER([.$F40];2)+POWER([.$G40];2)) )" office:value-type="float" office:value="0.999521673899505" calcext:value-type="float">
            <text:p>0.9995216738995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237681482444" calcext:value-type="float">
            <text:p>-0.717237681482444</text:p>
          </table:table-cell>
          <table:table-cell office:value-type="float" office:value="-0.496942923254178" calcext:value-type="float">
            <text:p>-0.496942923254178</text:p>
          </table:table-cell>
          <table:table-cell office:value-type="float" office:value="0.488485249817515" calcext:value-type="float">
            <text:p>0.488485249817515</text:p>
          </table:table-cell>
          <table:table-cell/>
          <table:table-cell table:formula="of:=[.$J$6]/[.E41]+[.$K$6]/[.F41]+[.$L$6]/[.G41]" office:value-type="float" office:value="3.01660307976139" calcext:value-type="float">
            <text:p>3.01660307976139</text:p>
          </table:table-cell>
          <table:table-cell table:formula="of:=([.$J$6]*[.E41]+[.$K$6]*[.F41]+[.$L$6]*[.G41])/(SQRT(POWER([.$J$6];2)+POWER([.$K$6];2)+POWER([.$L$6];2))*SQRT(POWER([.$E41];2)+POWER([.$F41];2)+POWER([.$G41];2)) )" office:value-type="float" office:value="0.999532929071086" calcext:value-type="float">
            <text:p>0.99953292907108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216519244137" calcext:value-type="float">
            <text:p>-0.714216519244137</text:p>
          </table:table-cell>
          <table:table-cell office:value-type="float" office:value="-0.502480429577669" calcext:value-type="float">
            <text:p>-0.502480429577669</text:p>
          </table:table-cell>
          <table:table-cell office:value-type="float" office:value="0.487245504371492" calcext:value-type="float">
            <text:p>0.487245504371492</text:p>
          </table:table-cell>
          <table:table-cell/>
          <table:table-cell table:formula="of:=[.$J$6]/[.E42]+[.$K$6]/[.F42]+[.$L$6]/[.G42]" office:value-type="float" office:value="3.01165216106012" calcext:value-type="float">
            <text:p>3.01165216106012</text:p>
          </table:table-cell>
          <table:table-cell table:formula="of:=([.$J$6]*[.E42]+[.$K$6]*[.F42]+[.$L$6]*[.G42])/(SQRT(POWER([.$J$6];2)+POWER([.$K$6];2)+POWER([.$L$6];2))*SQRT(POWER([.$E42];2)+POWER([.$F42];2)+POWER([.$G42];2)) )" office:value-type="float" office:value="0.999707363414477" calcext:value-type="float">
            <text:p>0.9997073634144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216519244137" calcext:value-type="float">
            <text:p>-0.714216519244137</text:p>
          </table:table-cell>
          <table:table-cell office:value-type="float" office:value="-0.502480429577669" calcext:value-type="float">
            <text:p>-0.502480429577669</text:p>
          </table:table-cell>
          <table:table-cell office:value-type="float" office:value="0.487245504371492" calcext:value-type="float">
            <text:p>0.487245504371492</text:p>
          </table:table-cell>
          <table:table-cell/>
          <table:table-cell table:formula="of:=[.$J$6]/[.E43]+[.$K$6]/[.F43]+[.$L$6]/[.G43]" office:value-type="float" office:value="3.01165216106012" calcext:value-type="float">
            <text:p>3.01165216106012</text:p>
          </table:table-cell>
          <table:table-cell table:formula="of:=([.$J$6]*[.E43]+[.$K$6]*[.F43]+[.$L$6]*[.G43])/(SQRT(POWER([.$J$6];2)+POWER([.$K$6];2)+POWER([.$L$6];2))*SQRT(POWER([.$E43];2)+POWER([.$F43];2)+POWER([.$G43];2)) )" office:value-type="float" office:value="0.999707363414477" calcext:value-type="float">
            <text:p>0.9997073634144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846641735926" calcext:value-type="float">
            <text:p>-0.714846641735926</text:p>
          </table:table-cell>
          <table:table-cell office:value-type="float" office:value="-0.504725093930796" calcext:value-type="float">
            <text:p>-0.504725093930796</text:p>
          </table:table-cell>
          <table:table-cell office:value-type="float" office:value="0.483990556060154" calcext:value-type="float">
            <text:p>0.483990556060154</text:p>
          </table:table-cell>
          <table:table-cell/>
          <table:table-cell table:formula="of:=[.$J$6]/[.E44]+[.$K$6]/[.F44]+[.$L$6]/[.G44]" office:value-type="float" office:value="3.01276834838728" calcext:value-type="float">
            <text:p>3.01276834838728</text:p>
          </table:table-cell>
          <table:table-cell table:formula="of:=([.$J$6]*[.E44]+[.$K$6]*[.F44]+[.$L$6]*[.G44])/(SQRT(POWER([.$J$6];2)+POWER([.$K$6];2)+POWER([.$L$6];2))*SQRT(POWER([.$E44];2)+POWER([.$F44];2)+POWER([.$G44];2)) )" office:value-type="float" office:value="0.999765438451758" calcext:value-type="float">
            <text:p>0.9997654384517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294318307222" calcext:value-type="float">
            <text:p>-0.716294318307222</text:p>
          </table:table-cell>
          <table:table-cell office:value-type="float" office:value="-0.504756685462673" calcext:value-type="float">
            <text:p>-0.504756685462673</text:p>
          </table:table-cell>
          <table:table-cell office:value-type="float" office:value="0.481812347331955" calcext:value-type="float">
            <text:p>0.481812347331955</text:p>
          </table:table-cell>
          <table:table-cell/>
          <table:table-cell table:formula="of:=[.$J$6]/[.E45]+[.$K$6]/[.F45]+[.$L$6]/[.G45]" office:value-type="float" office:value="3.01518926605069" calcext:value-type="float">
            <text:p>3.01518926605069</text:p>
          </table:table-cell>
          <table:table-cell table:formula="of:=([.$J$6]*[.E45]+[.$K$6]*[.F45]+[.$L$6]*[.G45])/(SQRT(POWER([.$J$6];2)+POWER([.$K$6];2)+POWER([.$L$6];2))*SQRT(POWER([.$E45];2)+POWER([.$F45];2)+POWER([.$G45];2)) )" office:value-type="float" office:value="0.999757768851241" calcext:value-type="float">
            <text:p>0.9997577688512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294318307222" calcext:value-type="float">
            <text:p>-0.716294318307222</text:p>
          </table:table-cell>
          <table:table-cell office:value-type="float" office:value="-0.504756685462673" calcext:value-type="float">
            <text:p>-0.504756685462673</text:p>
          </table:table-cell>
          <table:table-cell office:value-type="float" office:value="0.481812347331955" calcext:value-type="float">
            <text:p>0.481812347331955</text:p>
          </table:table-cell>
          <table:table-cell/>
          <table:table-cell table:formula="of:=[.$J$6]/[.E46]+[.$K$6]/[.F46]+[.$L$6]/[.G46]" office:value-type="float" office:value="3.01518926605069" calcext:value-type="float">
            <text:p>3.01518926605069</text:p>
          </table:table-cell>
          <table:table-cell table:formula="of:=([.$J$6]*[.E46]+[.$K$6]*[.F46]+[.$L$6]*[.G46])/(SQRT(POWER([.$J$6];2)+POWER([.$K$6];2)+POWER([.$L$6];2))*SQRT(POWER([.$E46];2)+POWER([.$F46];2)+POWER([.$G46];2)) )" office:value-type="float" office:value="0.999757768851241" calcext:value-type="float">
            <text:p>0.9997577688512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008011109927" calcext:value-type="float">
            <text:p>-0.716008011109927</text:p>
          </table:table-cell>
          <table:table-cell office:value-type="float" office:value="-0.510755909063234" calcext:value-type="float">
            <text:p>-0.510755909063234</text:p>
          </table:table-cell>
          <table:table-cell office:value-type="float" office:value="0.475879112152863" calcext:value-type="float">
            <text:p>0.475879112152863</text:p>
          </table:table-cell>
          <table:table-cell/>
          <table:table-cell table:formula="of:=[.$J$6]/[.E47]+[.$K$6]/[.F47]+[.$L$6]/[.G47]" office:value-type="float" office:value="3.01581204410628" calcext:value-type="float">
            <text:p>3.01581204410628</text:p>
          </table:table-cell>
          <table:table-cell table:formula="of:=([.$J$6]*[.E47]+[.$K$6]*[.F47]+[.$L$6]*[.G47])/(SQRT(POWER([.$J$6];2)+POWER([.$K$6];2)+POWER([.$L$6];2))*SQRT(POWER([.$E47];2)+POWER([.$F47];2)+POWER([.$G47];2)) )" office:value-type="float" office:value="0.999850719012113" calcext:value-type="float">
            <text:p>0.9998507190121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226508679939" calcext:value-type="float">
            <text:p>-0.716226508679939</text:p>
          </table:table-cell>
          <table:table-cell office:value-type="float" office:value="-0.510619217934158" calcext:value-type="float">
            <text:p>-0.510619217934158</text:p>
          </table:table-cell>
          <table:table-cell office:value-type="float" office:value="0.475696965031787" calcext:value-type="float">
            <text:p>0.475696965031787</text:p>
          </table:table-cell>
          <table:table-cell/>
          <table:table-cell table:formula="of:=[.$J$6]/[.E48]+[.$K$6]/[.F48]+[.$L$6]/[.G48]" office:value-type="float" office:value="3.01617180630961" calcext:value-type="float">
            <text:p>3.01617180630961</text:p>
          </table:table-cell>
          <table:table-cell table:formula="of:=([.$J$6]*[.E48]+[.$K$6]*[.F48]+[.$L$6]*[.G48])/(SQRT(POWER([.$J$6];2)+POWER([.$K$6];2)+POWER([.$L$6];2))*SQRT(POWER([.$E48];2)+POWER([.$F48];2)+POWER([.$G48];2)) )" office:value-type="float" office:value="0.999845828003564" calcext:value-type="float">
            <text:p>0.9998458280035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531939975186" calcext:value-type="float">
            <text:p>-0.714531939975186</text:p>
          </table:table-cell>
          <table:table-cell office:value-type="float" office:value="-0.512578233411821" calcext:value-type="float">
            <text:p>-0.512578233411821</text:p>
          </table:table-cell>
          <table:table-cell office:value-type="float" office:value="0.476138279691639" calcext:value-type="float">
            <text:p>0.476138279691639</text:p>
          </table:table-cell>
          <table:table-cell/>
          <table:table-cell table:formula="of:=[.$J$6]/[.E49]+[.$K$6]/[.F49]+[.$L$6]/[.G49]" office:value-type="float" office:value="3.01365449714995" calcext:value-type="float">
            <text:p>3.01365449714995</text:p>
          </table:table-cell>
          <table:table-cell table:formula="of:=([.$J$6]*[.E49]+[.$K$6]*[.F49]+[.$L$6]*[.G49])/(SQRT(POWER([.$J$6];2)+POWER([.$K$6];2)+POWER([.$L$6];2))*SQRT(POWER([.$E49];2)+POWER([.$F49];2)+POWER([.$G49];2)) )" office:value-type="float" office:value="0.99988844915838" calcext:value-type="float">
            <text:p>0.999888449158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531939975186" calcext:value-type="float">
            <text:p>-0.714531939975186</text:p>
          </table:table-cell>
          <table:table-cell office:value-type="float" office:value="-0.512578233411821" calcext:value-type="float">
            <text:p>-0.512578233411821</text:p>
          </table:table-cell>
          <table:table-cell office:value-type="float" office:value="0.476138279691639" calcext:value-type="float">
            <text:p>0.476138279691639</text:p>
          </table:table-cell>
          <table:table-cell/>
          <table:table-cell table:formula="of:=[.$J$6]/[.E50]+[.$K$6]/[.F50]+[.$L$6]/[.G50]" office:value-type="float" office:value="3.01365449714995" calcext:value-type="float">
            <text:p>3.01365449714995</text:p>
          </table:table-cell>
          <table:table-cell table:formula="of:=([.$J$6]*[.E50]+[.$K$6]*[.F50]+[.$L$6]*[.G50])/(SQRT(POWER([.$J$6];2)+POWER([.$K$6];2)+POWER([.$L$6];2))*SQRT(POWER([.$E50];2)+POWER([.$F50];2)+POWER([.$G50];2)) )" office:value-type="float" office:value="0.99988844915838" calcext:value-type="float">
            <text:p>0.999888449158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56381203047" calcext:value-type="float">
            <text:p>-0.71556381203047</text:p>
          </table:table-cell>
          <table:table-cell office:value-type="float" office:value="-0.510476280656339" calcext:value-type="float">
            <text:p>-0.510476280656339</text:p>
          </table:table-cell>
          <table:table-cell office:value-type="float" office:value="0.476846304169061" calcext:value-type="float">
            <text:p>0.476846304169061</text:p>
          </table:table-cell>
          <table:table-cell/>
          <table:table-cell table:formula="of:=[.$J$6]/[.E51]+[.$K$6]/[.F51]+[.$L$6]/[.G51]" office:value-type="float" office:value="3.01494081362588" calcext:value-type="float">
            <text:p>3.01494081362588</text:p>
          </table:table-cell>
          <table:table-cell table:formula="of:=([.$J$6]*[.E51]+[.$K$6]*[.F51]+[.$L$6]*[.G51])/(SQRT(POWER([.$J$6];2)+POWER([.$K$6];2)+POWER([.$L$6];2))*SQRT(POWER([.$E51];2)+POWER([.$F51];2)+POWER([.$G51];2)) )" office:value-type="float" office:value="0.999855093086735" calcext:value-type="float">
            <text:p>0.9998550930867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004234983424" calcext:value-type="float">
            <text:p>-0.712004234983424</text:p>
          </table:table-cell>
          <table:table-cell office:value-type="float" office:value="-0.520474089540573" calcext:value-type="float">
            <text:p>-0.520474089540573</text:p>
          </table:table-cell>
          <table:table-cell office:value-type="float" office:value="0.471335009820596" calcext:value-type="float">
            <text:p>0.471335009820596</text:p>
          </table:table-cell>
          <table:table-cell/>
          <table:table-cell table:formula="of:=[.$J$6]/[.E52]+[.$K$6]/[.F52]+[.$L$6]/[.G52]" office:value-type="float" office:value="3.01192964914586" calcext:value-type="float">
            <text:p>3.01192964914586</text:p>
          </table:table-cell>
          <table:table-cell table:formula="of:=([.$J$6]*[.E52]+[.$K$6]*[.F52]+[.$L$6]*[.G52])/(SQRT(POWER([.$J$6];2)+POWER([.$K$6];2)+POWER([.$L$6];2))*SQRT(POWER([.$E52];2)+POWER([.$F52];2)+POWER([.$G52];2)) )" office:value-type="float" office:value="0.999936225227469" calcext:value-type="float">
            <text:p>0.9999362252274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426092837694" calcext:value-type="float">
            <text:p>-0.713426092837694</text:p>
          </table:table-cell>
          <table:table-cell office:value-type="float" office:value="-0.51989494963544" calcext:value-type="float">
            <text:p>-0.51989494963544</text:p>
          </table:table-cell>
          <table:table-cell office:value-type="float" office:value="0.469821722999166" calcext:value-type="float">
            <text:p>0.469821722999166</text:p>
          </table:table-cell>
          <table:table-cell/>
          <table:table-cell table:formula="of:=[.$J$6]/[.E53]+[.$K$6]/[.F53]+[.$L$6]/[.G53]" office:value-type="float" office:value="3.01435327169139" calcext:value-type="float">
            <text:p>3.01435327169139</text:p>
          </table:table-cell>
          <table:table-cell table:formula="of:=([.$J$6]*[.E53]+[.$K$6]*[.F53]+[.$L$6]*[.G53])/(SQRT(POWER([.$J$6];2)+POWER([.$K$6];2)+POWER([.$L$6];2))*SQRT(POWER([.$E53];2)+POWER([.$F53];2)+POWER([.$G53];2)) )" office:value-type="float" office:value="0.999909564329937" calcext:value-type="float">
            <text:p>0.99990956432993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903167453417" calcext:value-type="float">
            <text:p>-0.710903167453417</text:p>
          </table:table-cell>
          <table:table-cell office:value-type="float" office:value="-0.525154059273465" calcext:value-type="float">
            <text:p>-0.525154059273465</text:p>
          </table:table-cell>
          <table:table-cell office:value-type="float" office:value="0.467792582811337" calcext:value-type="float">
            <text:p>0.467792582811337</text:p>
          </table:table-cell>
          <table:table-cell/>
          <table:table-cell table:formula="of:=[.$J$6]/[.E54]+[.$K$6]/[.F54]+[.$L$6]/[.G54]" office:value-type="float" office:value="3.01220548255428" calcext:value-type="float">
            <text:p>3.01220548255428</text:p>
          </table:table-cell>
          <table:table-cell table:formula="of:=([.$J$6]*[.E54]+[.$K$6]*[.F54]+[.$L$6]*[.G54])/(SQRT(POWER([.$J$6];2)+POWER([.$K$6];2)+POWER([.$L$6];2))*SQRT(POWER([.$E54];2)+POWER([.$F54];2)+POWER([.$G54];2)) )" office:value-type="float" office:value="0.999910956631285" calcext:value-type="float">
            <text:p>0.9999109566312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111676273805" calcext:value-type="float">
            <text:p>-0.711111676273805</text:p>
          </table:table-cell>
          <table:table-cell office:value-type="float" office:value="-0.526658236304206" calcext:value-type="float">
            <text:p>-0.526658236304206</text:p>
          </table:table-cell>
          <table:table-cell office:value-type="float" office:value="0.465780297994669" calcext:value-type="float">
            <text:p>0.465780297994669</text:p>
          </table:table-cell>
          <table:table-cell/>
          <table:table-cell table:formula="of:=[.$J$6]/[.E55]+[.$K$6]/[.F55]+[.$L$6]/[.G55]" office:value-type="float" office:value="3.013496553899" calcext:value-type="float">
            <text:p>3.013496553899</text:p>
          </table:table-cell>
          <table:table-cell table:formula="of:=([.$J$6]*[.E55]+[.$K$6]*[.F55]+[.$L$6]*[.G55])/(SQRT(POWER([.$J$6];2)+POWER([.$K$6];2)+POWER([.$L$6];2))*SQRT(POWER([.$E55];2)+POWER([.$F55];2)+POWER([.$G55];2)) )" office:value-type="float" office:value="0.999880240620058" calcext:value-type="float">
            <text:p>0.9998802406200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373583045317" calcext:value-type="float">
            <text:p>-0.712373583045317</text:p>
          </table:table-cell>
          <table:table-cell office:value-type="float" office:value="-0.527537363402064" calcext:value-type="float">
            <text:p>-0.527537363402064</text:p>
          </table:table-cell>
          <table:table-cell office:value-type="float" office:value="0.462847932256347" calcext:value-type="float">
            <text:p>0.462847932256347</text:p>
          </table:table-cell>
          <table:table-cell/>
          <table:table-cell table:formula="of:=[.$J$6]/[.E56]+[.$K$6]/[.F56]+[.$L$6]/[.G56]" office:value-type="float" office:value="3.01660630459057" calcext:value-type="float">
            <text:p>3.01660630459057</text:p>
          </table:table-cell>
          <table:table-cell table:formula="of:=([.$J$6]*[.E56]+[.$K$6]*[.F56]+[.$L$6]*[.G56])/(SQRT(POWER([.$J$6];2)+POWER([.$K$6];2)+POWER([.$L$6];2))*SQRT(POWER([.$E56];2)+POWER([.$F56];2)+POWER([.$G56];2)) )" office:value-type="float" office:value="0.99982360736697" calcext:value-type="float">
            <text:p>0.999823607366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2373583045317" calcext:value-type="float">
            <text:p>-0.712373583045317</text:p>
          </table:table-cell>
          <table:table-cell office:value-type="float" office:value="-0.527537363402064" calcext:value-type="float">
            <text:p>-0.527537363402064</text:p>
          </table:table-cell>
          <table:table-cell office:value-type="float" office:value="0.462847932256347" calcext:value-type="float">
            <text:p>0.462847932256347</text:p>
          </table:table-cell>
          <table:table-cell/>
          <table:table-cell table:formula="of:=[.$J$6]/[.E57]+[.$K$6]/[.F57]+[.$L$6]/[.G57]" office:value-type="float" office:value="3.01660630459057" calcext:value-type="float">
            <text:p>3.01660630459057</text:p>
          </table:table-cell>
          <table:table-cell table:formula="of:=([.$J$6]*[.E57]+[.$K$6]*[.F57]+[.$L$6]*[.G57])/(SQRT(POWER([.$J$6];2)+POWER([.$K$6];2)+POWER([.$L$6];2))*SQRT(POWER([.$E57];2)+POWER([.$F57];2)+POWER([.$G57];2)) )" office:value-type="float" office:value="0.99982360736697" calcext:value-type="float">
            <text:p>0.999823607366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086273679288" calcext:value-type="float">
            <text:p>-0.710086273679288</text:p>
          </table:table-cell>
          <table:table-cell office:value-type="float" office:value="-0.532384048632248" calcext:value-type="float">
            <text:p>-0.532384048632248</text:p>
          </table:table-cell>
          <table:table-cell office:value-type="float" office:value="0.460808755010362" calcext:value-type="float">
            <text:p>0.460808755010362</text:p>
          </table:table-cell>
          <table:table-cell/>
          <table:table-cell table:formula="of:=[.$J$6]/[.E58]+[.$K$6]/[.F58]+[.$L$6]/[.G58]" office:value-type="float" office:value="3.01534613030584" calcext:value-type="float">
            <text:p>3.01534613030584</text:p>
          </table:table-cell>
          <table:table-cell table:formula="of:=([.$J$6]*[.E58]+[.$K$6]*[.F58]+[.$L$6]*[.G58])/(SQRT(POWER([.$J$6];2)+POWER([.$K$6];2)+POWER([.$L$6];2))*SQRT(POWER([.$E58];2)+POWER([.$F58];2)+POWER([.$G58];2)) )" office:value-type="float" office:value="0.999770404974274" calcext:value-type="float">
            <text:p>0.9997704049742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614439469553" calcext:value-type="float">
            <text:p>-0.710614439469553</text:p>
          </table:table-cell>
          <table:table-cell office:value-type="float" office:value="-0.532392108307412" calcext:value-type="float">
            <text:p>-0.532392108307412</text:p>
          </table:table-cell>
          <table:table-cell office:value-type="float" office:value="0.459984523032419" calcext:value-type="float">
            <text:p>0.459984523032419</text:p>
          </table:table-cell>
          <table:table-cell/>
          <table:table-cell table:formula="of:=[.$J$6]/[.E59]+[.$K$6]/[.F59]+[.$L$6]/[.G59]" office:value-type="float" office:value="3.01645786214106" calcext:value-type="float">
            <text:p>3.01645786214106</text:p>
          </table:table-cell>
          <table:table-cell table:formula="of:=([.$J$6]*[.E59]+[.$K$6]*[.F59]+[.$L$6]*[.G59])/(SQRT(POWER([.$J$6];2)+POWER([.$K$6];2)+POWER([.$L$6];2))*SQRT(POWER([.$E59];2)+POWER([.$F59];2)+POWER([.$G59];2)) )" office:value-type="float" office:value="0.999751631778515" calcext:value-type="float">
            <text:p>0.9997516317785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452077055027" calcext:value-type="float">
            <text:p>-0.709452077055027</text:p>
          </table:table-cell>
          <table:table-cell office:value-type="float" office:value="-0.532881043564884" calcext:value-type="float">
            <text:p>-0.532881043564884</text:p>
          </table:table-cell>
          <table:table-cell office:value-type="float" office:value="0.461210953655166" calcext:value-type="float">
            <text:p>0.461210953655166</text:p>
          </table:table-cell>
          <table:table-cell/>
          <table:table-cell table:formula="of:=[.$J$6]/[.E60]+[.$K$6]/[.F60]+[.$L$6]/[.G60]" office:value-type="float" office:value="3.01440930056154" calcext:value-type="float">
            <text:p>3.01440930056154</text:p>
          </table:table-cell>
          <table:table-cell table:formula="of:=([.$J$6]*[.E60]+[.$K$6]*[.F60]+[.$L$6]*[.G60])/(SQRT(POWER([.$J$6];2)+POWER([.$K$6];2)+POWER([.$L$6];2))*SQRT(POWER([.$E60];2)+POWER([.$F60];2)+POWER([.$G60];2)) )" office:value-type="float" office:value="0.999776415065862" calcext:value-type="float">
            <text:p>0.9997764150658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452077055027" calcext:value-type="float">
            <text:p>-0.709452077055027</text:p>
          </table:table-cell>
          <table:table-cell office:value-type="float" office:value="-0.532881043564884" calcext:value-type="float">
            <text:p>-0.532881043564884</text:p>
          </table:table-cell>
          <table:table-cell office:value-type="float" office:value="0.461210953655166" calcext:value-type="float">
            <text:p>0.461210953655166</text:p>
          </table:table-cell>
          <table:table-cell/>
          <table:table-cell table:formula="of:=[.$J$6]/[.E61]+[.$K$6]/[.F61]+[.$L$6]/[.G61]" office:value-type="float" office:value="3.01440930056154" calcext:value-type="float">
            <text:p>3.01440930056154</text:p>
          </table:table-cell>
          <table:table-cell table:formula="of:=([.$J$6]*[.E61]+[.$K$6]*[.F61]+[.$L$6]*[.G61])/(SQRT(POWER([.$J$6];2)+POWER([.$K$6];2)+POWER([.$L$6];2))*SQRT(POWER([.$E61];2)+POWER([.$F61];2)+POWER([.$G61];2)) )" office:value-type="float" office:value="0.999776415065862" calcext:value-type="float">
            <text:p>0.9997764150658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333041606162" calcext:value-type="float">
            <text:p>-0.710333041606162</text:p>
          </table:table-cell>
          <table:table-cell office:value-type="float" office:value="-0.53156242427824" calcext:value-type="float">
            <text:p>-0.53156242427824</text:p>
          </table:table-cell>
          <table:table-cell office:value-type="float" office:value="0.461376591406607" calcext:value-type="float">
            <text:p>0.461376591406607</text:p>
          </table:table-cell>
          <table:table-cell/>
          <table:table-cell table:formula="of:=[.$J$6]/[.E62]+[.$K$6]/[.F62]+[.$L$6]/[.G62]" office:value-type="float" office:value="3.01524017439835" calcext:value-type="float">
            <text:p>3.01524017439835</text:p>
          </table:table-cell>
          <table:table-cell table:formula="of:=([.$J$6]*[.E62]+[.$K$6]*[.F62]+[.$L$6]*[.G62])/(SQRT(POWER([.$J$6];2)+POWER([.$K$6];2)+POWER([.$L$6];2))*SQRT(POWER([.$E62];2)+POWER([.$F62];2)+POWER([.$G62];2)) )" office:value-type="float" office:value="0.999786585001436" calcext:value-type="float">
            <text:p>0.99978658500143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716511412095" calcext:value-type="float">
            <text:p>-0.709716511412095</text:p>
          </table:table-cell>
          <table:table-cell office:value-type="float" office:value="-0.534915270206418" calcext:value-type="float">
            <text:p>-0.534915270206418</text:p>
          </table:table-cell>
          <table:table-cell office:value-type="float" office:value="0.458440974531117" calcext:value-type="float">
            <text:p>0.458440974531117</text:p>
          </table:table-cell>
          <table:table-cell/>
          <table:table-cell table:formula="of:=[.$J$6]/[.E63]+[.$K$6]/[.F63]+[.$L$6]/[.G63]" office:value-type="float" office:value="3.01658549206677" calcext:value-type="float">
            <text:p>3.01658549206677</text:p>
          </table:table-cell>
          <table:table-cell table:formula="of:=([.$J$6]*[.E63]+[.$K$6]*[.F63]+[.$L$6]*[.G63])/(SQRT(POWER([.$J$6];2)+POWER([.$K$6];2)+POWER([.$L$6];2))*SQRT(POWER([.$E63];2)+POWER([.$F63];2)+POWER([.$G63];2)) )" office:value-type="float" office:value="0.999699214384745" calcext:value-type="float">
            <text:p>0.9996992143847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79057440245" calcext:value-type="float">
            <text:p>-0.70779057440245</text:p>
          </table:table-cell>
          <table:table-cell office:value-type="float" office:value="-0.536299084331246" calcext:value-type="float">
            <text:p>-0.536299084331246</text:p>
          </table:table-cell>
          <table:table-cell office:value-type="float" office:value="0.459799733506357" calcext:value-type="float">
            <text:p>0.459799733506357</text:p>
          </table:table-cell>
          <table:table-cell/>
          <table:table-cell table:formula="of:=[.$J$6]/[.E64]+[.$K$6]/[.F64]+[.$L$6]/[.G64]" office:value-type="float" office:value="3.01367280570807" calcext:value-type="float">
            <text:p>3.01367280570807</text:p>
          </table:table-cell>
          <table:table-cell table:formula="of:=([.$J$6]*[.E64]+[.$K$6]*[.F64]+[.$L$6]*[.G64])/(SQRT(POWER([.$J$6];2)+POWER([.$K$6];2)+POWER([.$L$6];2))*SQRT(POWER([.$E64];2)+POWER([.$F64];2)+POWER([.$G64];2)) )" office:value-type="float" office:value="0.999717664423919" calcext:value-type="float">
            <text:p>0.9997176644239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717932952379" calcext:value-type="float">
            <text:p>-0.705717932952379</text:p>
          </table:table-cell>
          <table:table-cell office:value-type="float" office:value="-0.538260878330466" calcext:value-type="float">
            <text:p>-0.538260878330466</text:p>
          </table:table-cell>
          <table:table-cell office:value-type="float" office:value="0.460692333307531" calcext:value-type="float">
            <text:p>0.460692333307531</text:p>
          </table:table-cell>
          <table:table-cell/>
          <table:table-cell table:formula="of:=[.$J$6]/[.E65]+[.$K$6]/[.F65]+[.$L$6]/[.G65]" office:value-type="float" office:value="3.01102048971228" calcext:value-type="float">
            <text:p>3.01102048971228</text:p>
          </table:table-cell>
          <table:table-cell table:formula="of:=([.$J$6]*[.E65]+[.$K$6]*[.F65]+[.$L$6]*[.G65])/(SQRT(POWER([.$J$6];2)+POWER([.$K$6];2)+POWER([.$L$6];2))*SQRT(POWER([.$E65];2)+POWER([.$F65];2)+POWER([.$G65];2)) )" office:value-type="float" office:value="0.999711697191455" calcext:value-type="float">
            <text:p>0.9997116971914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284980410923" calcext:value-type="float">
            <text:p>-0.705284980410923</text:p>
          </table:table-cell>
          <table:table-cell office:value-type="float" office:value="-0.539150124412805" calcext:value-type="float">
            <text:p>-0.539150124412805</text:p>
          </table:table-cell>
          <table:table-cell office:value-type="float" office:value="0.460315369885062" calcext:value-type="float">
            <text:p>0.460315369885062</text:p>
          </table:table-cell>
          <table:table-cell/>
          <table:table-cell table:formula="of:=[.$J$6]/[.E66]+[.$K$6]/[.F66]+[.$L$6]/[.G66]" office:value-type="float" office:value="3.01088222686429" calcext:value-type="float">
            <text:p>3.01088222686429</text:p>
          </table:table-cell>
          <table:table-cell table:formula="of:=([.$J$6]*[.E66]+[.$K$6]*[.F66]+[.$L$6]*[.G66])/(SQRT(POWER([.$J$6];2)+POWER([.$K$6];2)+POWER([.$L$6];2))*SQRT(POWER([.$E66];2)+POWER([.$F66];2)+POWER([.$G66];2)) )" office:value-type="float" office:value="0.999691219009993" calcext:value-type="float">
            <text:p>0.99969121900999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204861164087" calcext:value-type="float">
            <text:p>-0.707204861164087</text:p>
          </table:table-cell>
          <table:table-cell office:value-type="float" office:value="-0.538018124301406" calcext:value-type="float">
            <text:p>-0.538018124301406</text:p>
          </table:table-cell>
          <table:table-cell office:value-type="float" office:value="0.458691380199238" calcext:value-type="float">
            <text:p>0.458691380199238</text:p>
          </table:table-cell>
          <table:table-cell/>
          <table:table-cell table:formula="of:=[.$J$6]/[.E67]+[.$K$6]/[.F67]+[.$L$6]/[.G67]" office:value-type="float" office:value="3.01389923813606" calcext:value-type="float">
            <text:p>3.01389923813606</text:p>
          </table:table-cell>
          <table:table-cell table:formula="of:=([.$J$6]*[.E67]+[.$K$6]*[.F67]+[.$L$6]*[.G67])/(SQRT(POWER([.$J$6];2)+POWER([.$K$6];2)+POWER([.$L$6];2))*SQRT(POWER([.$E67];2)+POWER([.$F67];2)+POWER([.$G67];2)) )" office:value-type="float" office:value="0.999673111164328" calcext:value-type="float">
            <text:p>0.9996731111643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049259351987" calcext:value-type="float">
            <text:p>-0.707049259351987</text:p>
          </table:table-cell>
          <table:table-cell office:value-type="float" office:value="-0.538596191806104" calcext:value-type="float">
            <text:p>-0.538596191806104</text:p>
          </table:table-cell>
          <table:table-cell office:value-type="float" office:value="0.458252645406187" calcext:value-type="float">
            <text:p>0.458252645406187</text:p>
          </table:table-cell>
          <table:table-cell/>
          <table:table-cell table:formula="of:=[.$J$6]/[.E68]+[.$K$6]/[.F68]+[.$L$6]/[.G68]" office:value-type="float" office:value="3.01407530580191" calcext:value-type="float">
            <text:p>3.01407530580191</text:p>
          </table:table-cell>
          <table:table-cell table:formula="of:=([.$J$6]*[.E68]+[.$K$6]*[.F68]+[.$L$6]*[.G68])/(SQRT(POWER([.$J$6];2)+POWER([.$K$6];2)+POWER([.$L$6];2))*SQRT(POWER([.$E68];2)+POWER([.$F68];2)+POWER([.$G68];2)) )" office:value-type="float" office:value="0.999655617648287" calcext:value-type="float">
            <text:p>0.9996556176482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050656103173" calcext:value-type="float">
            <text:p>-0.707050656103173</text:p>
          </table:table-cell>
          <table:table-cell office:value-type="float" office:value="-0.538327545427728" calcext:value-type="float">
            <text:p>-0.538327545427728</text:p>
          </table:table-cell>
          <table:table-cell office:value-type="float" office:value="0.458566051444969" calcext:value-type="float">
            <text:p>0.458566051444969</text:p>
          </table:table-cell>
          <table:table-cell/>
          <table:table-cell table:formula="of:=[.$J$6]/[.E69]+[.$K$6]/[.F69]+[.$L$6]/[.G69]" office:value-type="float" office:value="3.01384317560433" calcext:value-type="float">
            <text:p>3.01384317560433</text:p>
          </table:table-cell>
          <table:table-cell table:formula="of:=([.$J$6]*[.E69]+[.$K$6]*[.F69]+[.$L$6]*[.G69])/(SQRT(POWER([.$J$6];2)+POWER([.$K$6];2)+POWER([.$L$6];2))*SQRT(POWER([.$E69];2)+POWER([.$F69];2)+POWER([.$G69];2)) )" office:value-type="float" office:value="0.999666279720622" calcext:value-type="float">
            <text:p>0.9996662797206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212660756787" calcext:value-type="float">
            <text:p>-0.705212660756787</text:p>
          </table:table-cell>
          <table:table-cell office:value-type="float" office:value="-0.540336755552667" calcext:value-type="float">
            <text:p>-0.540336755552667</text:p>
          </table:table-cell>
          <table:table-cell office:value-type="float" office:value="0.459032998494824" calcext:value-type="float">
            <text:p>0.459032998494824</text:p>
          </table:table-cell>
          <table:table-cell/>
          <table:table-cell table:formula="of:=[.$J$6]/[.E70]+[.$K$6]/[.F70]+[.$L$6]/[.G70]" office:value-type="float" office:value="3.01176278545272" calcext:value-type="float">
            <text:p>3.01176278545272</text:p>
          </table:table-cell>
          <table:table-cell table:formula="of:=([.$J$6]*[.E70]+[.$K$6]*[.F70]+[.$L$6]*[.G70])/(SQRT(POWER([.$J$6];2)+POWER([.$K$6];2)+POWER([.$L$6];2))*SQRT(POWER([.$E70];2)+POWER([.$F70];2)+POWER([.$G70];2)) )" office:value-type="float" office:value="0.999646397130384" calcext:value-type="float">
            <text:p>0.9996463971303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732869285712" calcext:value-type="float">
            <text:p>-0.704732869285712</text:p>
          </table:table-cell>
          <table:table-cell office:value-type="float" office:value="-0.539801522604414" calcext:value-type="float">
            <text:p>-0.539801522604414</text:p>
          </table:table-cell>
          <table:table-cell office:value-type="float" office:value="0.460397544674474" calcext:value-type="float">
            <text:p>0.460397544674474</text:p>
          </table:table-cell>
          <table:table-cell/>
          <table:table-cell table:formula="of:=[.$J$6]/[.E71]+[.$K$6]/[.F71]+[.$L$6]/[.G71]" office:value-type="float" office:value="3.01030789106314" calcext:value-type="float">
            <text:p>3.01030789106314</text:p>
          </table:table-cell>
          <table:table-cell table:formula="of:=([.$J$6]*[.E71]+[.$K$6]*[.F71]+[.$L$6]*[.G71])/(SQRT(POWER([.$J$6];2)+POWER([.$K$6];2)+POWER([.$L$6];2))*SQRT(POWER([.$E71];2)+POWER([.$F71];2)+POWER([.$G71];2)) )" office:value-type="float" office:value="0.999682438785282" calcext:value-type="float">
            <text:p>0.9996824387852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142060149041" calcext:value-type="float">
            <text:p>-0.705142060149041</text:p>
          </table:table-cell>
          <table:table-cell office:value-type="float" office:value="-0.539453934409998" calcext:value-type="float">
            <text:p>-0.539453934409998</text:p>
          </table:table-cell>
          <table:table-cell office:value-type="float" office:value="0.460178365048096" calcext:value-type="float">
            <text:p>0.460178365048096</text:p>
          </table:table-cell>
          <table:table-cell/>
          <table:table-cell table:formula="of:=[.$J$6]/[.E72]+[.$K$6]/[.F72]+[.$L$6]/[.G72]" office:value-type="float" office:value="3.01084820973915" calcext:value-type="float">
            <text:p>3.01084820973915</text:p>
          </table:table-cell>
          <table:table-cell table:formula="of:=([.$J$6]*[.E72]+[.$K$6]*[.F72]+[.$L$6]*[.G72])/(SQRT(POWER([.$J$6];2)+POWER([.$K$6];2)+POWER([.$L$6];2))*SQRT(POWER([.$E72];2)+POWER([.$F72];2)+POWER([.$G72];2)) )" office:value-type="float" office:value="0.999683805336096" calcext:value-type="float">
            <text:p>0.9996838053360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228865169865" calcext:value-type="float">
            <text:p>-0.705228865169865</text:p>
          </table:table-cell>
          <table:table-cell office:value-type="float" office:value="-0.539200729529299" calcext:value-type="float">
            <text:p>-0.539200729529299</text:p>
          </table:table-cell>
          <table:table-cell office:value-type="float" office:value="0.460342069559471" calcext:value-type="float">
            <text:p>0.460342069559471</text:p>
          </table:table-cell>
          <table:table-cell/>
          <table:table-cell table:formula="of:=[.$J$6]/[.E73]+[.$K$6]/[.F73]+[.$L$6]/[.G73]" office:value-type="float" office:value="3.01081023436295" calcext:value-type="float">
            <text:p>3.01081023436295</text:p>
          </table:table-cell>
          <table:table-cell table:formula="of:=([.$J$6]*[.E73]+[.$K$6]*[.F73]+[.$L$6]*[.G73])/(SQRT(POWER([.$J$6];2)+POWER([.$K$6];2)+POWER([.$L$6];2))*SQRT(POWER([.$E73];2)+POWER([.$F73];2)+POWER([.$G73];2)) )" office:value-type="float" office:value="0.999690959033546" calcext:value-type="float">
            <text:p>0.9996909590335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445404795679" calcext:value-type="float">
            <text:p>-0.704445404795679</text:p>
          </table:table-cell>
          <table:table-cell office:value-type="float" office:value="-0.538229013498581" calcext:value-type="float">
            <text:p>-0.538229013498581</text:p>
          </table:table-cell>
          <table:table-cell office:value-type="float" office:value="0.462672887351957" calcext:value-type="float">
            <text:p>0.462672887351957</text:p>
          </table:table-cell>
          <table:table-cell/>
          <table:table-cell table:formula="of:=[.$J$6]/[.E74]+[.$K$6]/[.F74]+[.$L$6]/[.G74]" office:value-type="float" office:value="3.00842719405906" calcext:value-type="float">
            <text:p>3.00842719405906</text:p>
          </table:table-cell>
          <table:table-cell table:formula="of:=([.$J$6]*[.E74]+[.$K$6]*[.F74]+[.$L$6]*[.G74])/(SQRT(POWER([.$J$6];2)+POWER([.$K$6];2)+POWER([.$L$6];2))*SQRT(POWER([.$E74];2)+POWER([.$F74];2)+POWER([.$G74];2)) )" office:value-type="float" office:value="0.999747876688931" calcext:value-type="float">
            <text:p>0.9997478766889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119000237168" calcext:value-type="float">
            <text:p>-0.703119000237168</text:p>
          </table:table-cell>
          <table:table-cell office:value-type="float" office:value="-0.541256251612857" calcext:value-type="float">
            <text:p>-0.541256251612857</text:p>
          </table:table-cell>
          <table:table-cell office:value-type="float" office:value="0.461156526133464" calcext:value-type="float">
            <text:p>0.461156526133464</text:p>
          </table:table-cell>
          <table:table-cell/>
          <table:table-cell table:formula="of:=[.$J$6]/[.E75]+[.$K$6]/[.F75]+[.$L$6]/[.G75]" office:value-type="float" office:value="3.00828381523378" calcext:value-type="float">
            <text:p>3.00828381523378</text:p>
          </table:table-cell>
          <table:table-cell table:formula="of:=([.$J$6]*[.E75]+[.$K$6]*[.F75]+[.$L$6]*[.G75])/(SQRT(POWER([.$J$6];2)+POWER([.$K$6];2)+POWER([.$L$6];2))*SQRT(POWER([.$E75];2)+POWER([.$F75];2)+POWER([.$G75];2)) )" office:value-type="float" office:value="0.99967034578881" calcext:value-type="float">
            <text:p>0.999670345788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129873912243" calcext:value-type="float">
            <text:p>-0.703129873912243</text:p>
          </table:table-cell>
          <table:table-cell office:value-type="float" office:value="-0.541145386440228" calcext:value-type="float">
            <text:p>-0.541145386440228</text:p>
          </table:table-cell>
          <table:table-cell office:value-type="float" office:value="0.461270041457939" calcext:value-type="float">
            <text:p>0.461270041457939</text:p>
          </table:table-cell>
          <table:table-cell/>
          <table:table-cell table:formula="of:=[.$J$6]/[.E76]+[.$K$6]/[.F76]+[.$L$6]/[.G76]" office:value-type="float" office:value="3.00821054699773" calcext:value-type="float">
            <text:p>3.00821054699773</text:p>
          </table:table-cell>
          <table:table-cell table:formula="of:=([.$J$6]*[.E76]+[.$K$6]*[.F76]+[.$L$6]*[.G76])/(SQRT(POWER([.$J$6];2)+POWER([.$K$6];2)+POWER([.$L$6];2))*SQRT(POWER([.$E76];2)+POWER([.$F76];2)+POWER([.$G76];2)) )" office:value-type="float" office:value="0.999674416556545" calcext:value-type="float">
            <text:p>0.9996744165565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918326213154" calcext:value-type="float">
            <text:p>-0.701918326213154</text:p>
          </table:table-cell>
          <table:table-cell office:value-type="float" office:value="-0.541908969015626" calcext:value-type="float">
            <text:p>-0.541908969015626</text:p>
          </table:table-cell>
          <table:table-cell office:value-type="float" office:value="0.462217841095025" calcext:value-type="float">
            <text:p>0.462217841095025</text:p>
          </table:table-cell>
          <table:table-cell/>
          <table:table-cell table:formula="of:=[.$J$6]/[.E77]+[.$K$6]/[.F77]+[.$L$6]/[.G77]" office:value-type="float" office:value="3.00644667333774" calcext:value-type="float">
            <text:p>3.00644667333774</text:p>
          </table:table-cell>
          <table:table-cell table:formula="of:=([.$J$6]*[.E77]+[.$K$6]*[.F77]+[.$L$6]*[.G77])/(SQRT(POWER([.$J$6];2)+POWER([.$K$6];2)+POWER([.$L$6];2))*SQRT(POWER([.$E77];2)+POWER([.$F77];2)+POWER([.$G77];2)) )" office:value-type="float" office:value="0.99967467760955" calcext:value-type="float">
            <text:p>0.999674677609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017232270312" calcext:value-type="float">
            <text:p>-0.702017232270312</text:p>
          </table:table-cell>
          <table:table-cell office:value-type="float" office:value="-0.541388087514573" calcext:value-type="float">
            <text:p>-0.541388087514573</text:p>
          </table:table-cell>
          <table:table-cell office:value-type="float" office:value="0.46267779749286" calcext:value-type="float">
            <text:p>0.46267779749286</text:p>
          </table:table-cell>
          <table:table-cell/>
          <table:table-cell table:formula="of:=[.$J$6]/[.E78]+[.$K$6]/[.F78]+[.$L$6]/[.G78]" office:value-type="float" office:value="3.00620317286616" calcext:value-type="float">
            <text:p>3.00620317286616</text:p>
          </table:table-cell>
          <table:table-cell table:formula="of:=([.$J$6]*[.E78]+[.$K$6]*[.F78]+[.$L$6]*[.G78])/(SQRT(POWER([.$J$6];2)+POWER([.$K$6];2)+POWER([.$L$6];2))*SQRT(POWER([.$E78];2)+POWER([.$F78];2)+POWER([.$G78];2)) )" office:value-type="float" office:value="0.999692319349952" calcext:value-type="float">
            <text:p>0.9996923193499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499133214099" calcext:value-type="float">
            <text:p>-0.702499133214099</text:p>
          </table:table-cell>
          <table:table-cell office:value-type="float" office:value="-0.540449033223855" calcext:value-type="float">
            <text:p>-0.540449033223855</text:p>
          </table:table-cell>
          <table:table-cell office:value-type="float" office:value="0.463044069523453" calcext:value-type="float">
            <text:p>0.463044069523453</text:p>
          </table:table-cell>
          <table:table-cell/>
          <table:table-cell table:formula="of:=[.$J$6]/[.E79]+[.$K$6]/[.F79]+[.$L$6]/[.G79]" office:value-type="float" office:value="3.00637438759491" calcext:value-type="float">
            <text:p>3.00637438759491</text:p>
          </table:table-cell>
          <table:table-cell table:formula="of:=([.$J$6]*[.E79]+[.$K$6]*[.F79]+[.$L$6]*[.G79])/(SQRT(POWER([.$J$6];2)+POWER([.$K$6];2)+POWER([.$L$6];2))*SQRT(POWER([.$E79];2)+POWER([.$F79];2)+POWER([.$G79];2)) )" office:value-type="float" office:value="0.999716098990615" calcext:value-type="float">
            <text:p>0.9997160989906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670177487913" calcext:value-type="float">
            <text:p>-0.702670177487913</text:p>
          </table:table-cell>
          <table:table-cell office:value-type="float" office:value="-0.540426686611637" calcext:value-type="float">
            <text:p>-0.540426686611637</text:p>
          </table:table-cell>
          <table:table-cell office:value-type="float" office:value="0.462810563910412" calcext:value-type="float">
            <text:p>0.462810563910412</text:p>
          </table:table-cell>
          <table:table-cell/>
          <table:table-cell table:formula="of:=[.$J$6]/[.E80]+[.$K$6]/[.F80]+[.$L$6]/[.G80]" office:value-type="float" office:value="3.00669262107557" calcext:value-type="float">
            <text:p>3.00669262107557</text:p>
          </table:table-cell>
          <table:table-cell table:formula="of:=([.$J$6]*[.E80]+[.$K$6]*[.F80]+[.$L$6]*[.G80])/(SQRT(POWER([.$J$6];2)+POWER([.$K$6];2)+POWER([.$L$6];2))*SQRT(POWER([.$E80];2)+POWER([.$F80];2)+POWER([.$G80];2)) )" office:value-type="float" office:value="0.99971298153442" calcext:value-type="float">
            <text:p>0.9997129815344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726488197796" calcext:value-type="float">
            <text:p>-0.702726488197796</text:p>
          </table:table-cell>
          <table:table-cell office:value-type="float" office:value="-0.53983545186936" calcext:value-type="float">
            <text:p>-0.53983545186936</text:p>
          </table:table-cell>
          <table:table-cell office:value-type="float" office:value="0.463414682212591" calcext:value-type="float">
            <text:p>0.463414682212591</text:p>
          </table:table-cell>
          <table:table-cell/>
          <table:table-cell table:formula="of:=[.$J$6]/[.E81]+[.$K$6]/[.F81]+[.$L$6]/[.G81]" office:value-type="float" office:value="3.00632232894562" calcext:value-type="float">
            <text:p>3.00632232894562</text:p>
          </table:table-cell>
          <table:table-cell table:formula="of:=([.$J$6]*[.E81]+[.$K$6]*[.F81]+[.$L$6]*[.G81])/(SQRT(POWER([.$J$6];2)+POWER([.$K$6];2)+POWER([.$L$6];2))*SQRT(POWER([.$E81];2)+POWER([.$F81];2)+POWER([.$G81];2)) )" office:value-type="float" office:value="0.999732909561317" calcext:value-type="float">
            <text:p>0.99973290956131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64410902254" calcext:value-type="float">
            <text:p>-0.70164410902254</text:p>
          </table:table-cell>
          <table:table-cell office:value-type="float" office:value="-0.540767621473289" calcext:value-type="float">
            <text:p>-0.540767621473289</text:p>
          </table:table-cell>
          <table:table-cell office:value-type="float" office:value="0.463967589212962" calcext:value-type="float">
            <text:p>0.463967589212962</text:p>
          </table:table-cell>
          <table:table-cell/>
          <table:table-cell table:formula="of:=[.$J$6]/[.E82]+[.$K$6]/[.F82]+[.$L$6]/[.G82]" office:value-type="float" office:value="3.00496550341124" calcext:value-type="float">
            <text:p>3.00496550341124</text:p>
          </table:table-cell>
          <table:table-cell table:formula="of:=([.$J$6]*[.E82]+[.$K$6]*[.F82]+[.$L$6]*[.G82])/(SQRT(POWER([.$J$6];2)+POWER([.$K$6];2)+POWER([.$L$6];2))*SQRT(POWER([.$E82];2)+POWER([.$F82];2)+POWER([.$G82];2)) )" office:value-type="float" office:value="0.99972308436092" calcext:value-type="float">
            <text:p>0.999723084360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856911639914" calcext:value-type="float">
            <text:p>-0.701856911639914</text:p>
          </table:table-cell>
          <table:table-cell office:value-type="float" office:value="-0.540297830095895" calcext:value-type="float">
            <text:p>-0.540297830095895</text:p>
          </table:table-cell>
          <table:table-cell office:value-type="float" office:value="0.464192988289299" calcext:value-type="float">
            <text:p>0.464192988289299</text:p>
          </table:table-cell>
          <table:table-cell/>
          <table:table-cell table:formula="of:=[.$J$6]/[.E83]+[.$K$6]/[.F83]+[.$L$6]/[.G83]" office:value-type="float" office:value="3.005000636057" calcext:value-type="float">
            <text:p>3.005000636057</text:p>
          </table:table-cell>
          <table:table-cell table:formula="of:=([.$J$6]*[.E83]+[.$K$6]*[.F83]+[.$L$6]*[.G83])/(SQRT(POWER([.$J$6];2)+POWER([.$K$6];2)+POWER([.$L$6];2))*SQRT(POWER([.$E83];2)+POWER([.$F83];2)+POWER([.$G83];2)) )" office:value-type="float" office:value="0.999735263839563" calcext:value-type="float">
            <text:p>0.9997352638395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341998228846" calcext:value-type="float">
            <text:p>-0.703341998228846</text:p>
          </table:table-cell>
          <table:table-cell office:value-type="float" office:value="-0.53948604418536" calcext:value-type="float">
            <text:p>-0.53948604418536</text:p>
          </table:table-cell>
          <table:table-cell office:value-type="float" office:value="0.462887504321175" calcext:value-type="float">
            <text:p>0.462887504321175</text:p>
          </table:table-cell>
          <table:table-cell/>
          <table:table-cell table:formula="of:=[.$J$6]/[.E84]+[.$K$6]/[.F84]+[.$L$6]/[.G84]" office:value-type="float" office:value="3.007250781125" calcext:value-type="float">
            <text:p>3.007250781125</text:p>
          </table:table-cell>
          <table:table-cell table:formula="of:=([.$J$6]*[.E84]+[.$K$6]*[.F84]+[.$L$6]*[.G84])/(SQRT(POWER([.$J$6];2)+POWER([.$K$6];2)+POWER([.$L$6];2))*SQRT(POWER([.$E84];2)+POWER([.$F84];2)+POWER([.$G84];2)) )" office:value-type="float" office:value="0.999731042345128" calcext:value-type="float">
            <text:p>0.99973104234512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18748130598" calcext:value-type="float">
            <text:p>-0.70318748130598</text:p>
          </table:table-cell>
          <table:table-cell office:value-type="float" office:value="-0.538946933964019" calcext:value-type="float">
            <text:p>-0.538946933964019</text:p>
          </table:table-cell>
          <table:table-cell office:value-type="float" office:value="0.463749467390891" calcext:value-type="float">
            <text:p>0.463749467390891</text:p>
          </table:table-cell>
          <table:table-cell/>
          <table:table-cell table:formula="of:=[.$J$6]/[.E85]+[.$K$6]/[.F85]+[.$L$6]/[.G85]" office:value-type="float" office:value="3.00651614592583" calcext:value-type="float">
            <text:p>3.00651614592583</text:p>
          </table:table-cell>
          <table:table-cell table:formula="of:=([.$J$6]*[.E85]+[.$K$6]*[.F85]+[.$L$6]*[.G85])/(SQRT(POWER([.$J$6];2)+POWER([.$K$6];2)+POWER([.$L$6];2))*SQRT(POWER([.$E85];2)+POWER([.$F85];2)+POWER([.$G85];2)) )" office:value-type="float" office:value="0.999753305901051" calcext:value-type="float">
            <text:p>0.9997533059010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875598609529" calcext:value-type="float">
            <text:p>-0.702875598609529</text:p>
          </table:table-cell>
          <table:table-cell office:value-type="float" office:value="-0.538672252955942" calcext:value-type="float">
            <text:p>-0.538672252955942</text:p>
          </table:table-cell>
          <table:table-cell office:value-type="float" office:value="0.464540737475914" calcext:value-type="float">
            <text:p>0.464540737475914</text:p>
          </table:table-cell>
          <table:table-cell/>
          <table:table-cell table:formula="of:=[.$J$6]/[.E86]+[.$K$6]/[.F86]+[.$L$6]/[.G86]" office:value-type="float" office:value="3.00569503751236" calcext:value-type="float">
            <text:p>3.00569503751236</text:p>
          </table:table-cell>
          <table:table-cell table:formula="of:=([.$J$6]*[.E86]+[.$K$6]*[.F86]+[.$L$6]*[.G86])/(SQRT(POWER([.$J$6];2)+POWER([.$K$6];2)+POWER([.$L$6];2))*SQRT(POWER([.$E86];2)+POWER([.$F86];2)+POWER([.$G86];2)) )" office:value-type="float" office:value="0.999769161441656" calcext:value-type="float">
            <text:p>0.9997691614416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950771480665" calcext:value-type="float">
            <text:p>-0.702950771480665</text:p>
          </table:table-cell>
          <table:table-cell office:value-type="float" office:value="-0.539385400668367" calcext:value-type="float">
            <text:p>-0.539385400668367</text:p>
          </table:table-cell>
          <table:table-cell office:value-type="float" office:value="0.463598535826596" calcext:value-type="float">
            <text:p>0.463598535826596</text:p>
          </table:table-cell>
          <table:table-cell/>
          <table:table-cell table:formula="of:=[.$J$6]/[.E87]+[.$K$6]/[.F87]+[.$L$6]/[.G87]" office:value-type="float" office:value="3.00640089555196" calcext:value-type="float">
            <text:p>3.00640089555196</text:p>
          </table:table-cell>
          <table:table-cell table:formula="of:=([.$J$6]*[.E87]+[.$K$6]*[.F87]+[.$L$6]*[.G87])/(SQRT(POWER([.$J$6];2)+POWER([.$K$6];2)+POWER([.$L$6];2))*SQRT(POWER([.$E87];2)+POWER([.$F87];2)+POWER([.$G87];2)) )" office:value-type="float" office:value="0.999743590477257" calcext:value-type="float">
            <text:p>0.9997435904772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920092130191" calcext:value-type="float">
            <text:p>-0.702920092130191</text:p>
          </table:table-cell>
          <table:table-cell office:value-type="float" office:value="-0.539252940066624" calcext:value-type="float">
            <text:p>-0.539252940066624</text:p>
          </table:table-cell>
          <table:table-cell office:value-type="float" office:value="0.463799105981443" calcext:value-type="float">
            <text:p>0.463799105981443</text:p>
          </table:table-cell>
          <table:table-cell/>
          <table:table-cell table:formula="of:=[.$J$6]/[.E88]+[.$K$6]/[.F88]+[.$L$6]/[.G88]" office:value-type="float" office:value="3.00623574731547" calcext:value-type="float">
            <text:p>3.00623574731547</text:p>
          </table:table-cell>
          <table:table-cell table:formula="of:=([.$J$6]*[.E88]+[.$K$6]*[.F88]+[.$L$6]*[.G88])/(SQRT(POWER([.$J$6];2)+POWER([.$K$6];2)+POWER([.$L$6];2))*SQRT(POWER([.$E88];2)+POWER([.$F88];2)+POWER([.$G88];2)) )" office:value-type="float" office:value="0.99974881726435" calcext:value-type="float">
            <text:p>0.999748817264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557051077389" calcext:value-type="float">
            <text:p>-0.703557051077389</text:p>
          </table:table-cell>
          <table:table-cell office:value-type="float" office:value="-0.53826518738789" calcext:value-type="float">
            <text:p>-0.53826518738789</text:p>
          </table:table-cell>
          <table:table-cell office:value-type="float" office:value="0.463980671931028" calcext:value-type="float">
            <text:p>0.463980671931028</text:p>
          </table:table-cell>
          <table:table-cell/>
          <table:table-cell table:formula="of:=[.$J$6]/[.E89]+[.$K$6]/[.F89]+[.$L$6]/[.G89]" office:value-type="float" office:value="3.006704340793" calcext:value-type="float">
            <text:p>3.006704340793</text:p>
          </table:table-cell>
          <table:table-cell table:formula="of:=([.$J$6]*[.E89]+[.$K$6]*[.F89]+[.$L$6]*[.G89])/(SQRT(POWER([.$J$6];2)+POWER([.$K$6];2)+POWER([.$L$6];2))*SQRT(POWER([.$E89];2)+POWER([.$F89];2)+POWER([.$G89];2)) )" office:value-type="float" office:value="0.999767821576059" calcext:value-type="float">
            <text:p>0.9997678215760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597691828963" calcext:value-type="float">
            <text:p>-0.703597691828963</text:p>
          </table:table-cell>
          <table:table-cell office:value-type="float" office:value="-0.538074503306949" calcext:value-type="float">
            <text:p>-0.538074503306949</text:p>
          </table:table-cell>
          <table:table-cell office:value-type="float" office:value="0.464140191045698" calcext:value-type="float">
            <text:p>0.464140191045698</text:p>
          </table:table-cell>
          <table:table-cell/>
          <table:table-cell table:formula="of:=[.$J$6]/[.E90]+[.$K$6]/[.F90]+[.$L$6]/[.G90]" office:value-type="float" office:value="3.0066358822793" calcext:value-type="float">
            <text:p>3.0066358822793</text:p>
          </table:table-cell>
          <table:table-cell table:formula="of:=([.$J$6]*[.E90]+[.$K$6]*[.F90]+[.$L$6]*[.G90])/(SQRT(POWER([.$J$6];2)+POWER([.$K$6];2)+POWER([.$L$6];2))*SQRT(POWER([.$E90];2)+POWER([.$F90];2)+POWER([.$G90];2)) )" office:value-type="float" office:value="0.99977315535938" calcext:value-type="float">
            <text:p>0.999773155359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087592966775" calcext:value-type="float">
            <text:p>-0.703087592966775</text:p>
          </table:table-cell>
          <table:table-cell office:value-type="float" office:value="-0.537758724737954" calcext:value-type="float">
            <text:p>-0.537758724737954</text:p>
          </table:table-cell>
          <table:table-cell office:value-type="float" office:value="0.465277756382567" calcext:value-type="float">
            <text:p>0.465277756382567</text:p>
          </table:table-cell>
          <table:table-cell/>
          <table:table-cell table:formula="of:=[.$J$6]/[.E91]+[.$K$6]/[.F91]+[.$L$6]/[.G91]" office:value-type="float" office:value="3.00540820548473" calcext:value-type="float">
            <text:p>3.00540820548473</text:p>
          </table:table-cell>
          <table:table-cell table:formula="of:=([.$J$6]*[.E91]+[.$K$6]*[.F91]+[.$L$6]*[.G91])/(SQRT(POWER([.$J$6];2)+POWER([.$K$6];2)+POWER([.$L$6];2))*SQRT(POWER([.$E91];2)+POWER([.$F91];2)+POWER([.$G91];2)) )" office:value-type="float" office:value="0.99979385732121" calcext:value-type="float">
            <text:p>0.9997938573212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446810345504" calcext:value-type="float">
            <text:p>-0.703446810345504</text:p>
          </table:table-cell>
          <table:table-cell office:value-type="float" office:value="-0.537171989637585" calcext:value-type="float">
            <text:p>-0.537171989637585</text:p>
          </table:table-cell>
          <table:table-cell office:value-type="float" office:value="0.46541254663313" calcext:value-type="float">
            <text:p>0.46541254663313</text:p>
          </table:table-cell>
          <table:table-cell/>
          <table:table-cell table:formula="of:=[.$J$6]/[.E92]+[.$K$6]/[.F92]+[.$L$6]/[.G92]" office:value-type="float" office:value="3.00566083160819" calcext:value-type="float">
            <text:p>3.00566083160819</text:p>
          </table:table-cell>
          <table:table-cell table:formula="of:=([.$J$6]*[.E92]+[.$K$6]*[.F92]+[.$L$6]*[.G92])/(SQRT(POWER([.$J$6];2)+POWER([.$K$6];2)+POWER([.$L$6];2))*SQRT(POWER([.$E92];2)+POWER([.$F92];2)+POWER([.$G92];2)) )" office:value-type="float" office:value="0.999804572343379" calcext:value-type="float">
            <text:p>0.9998045723433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45150745241" calcext:value-type="float">
            <text:p>-0.70345150745241</text:p>
          </table:table-cell>
          <table:table-cell office:value-type="float" office:value="-0.536722010133847" calcext:value-type="float">
            <text:p>-0.536722010133847</text:p>
          </table:table-cell>
          <table:table-cell office:value-type="float" office:value="0.465924307694732" calcext:value-type="float">
            <text:p>0.465924307694732</text:p>
          </table:table-cell>
          <table:table-cell/>
          <table:table-cell table:formula="of:=[.$J$6]/[.E93]+[.$K$6]/[.F93]+[.$L$6]/[.G93]" office:value-type="float" office:value="3.00533941879953" calcext:value-type="float">
            <text:p>3.00533941879953</text:p>
          </table:table-cell>
          <table:table-cell table:formula="of:=([.$J$6]*[.E93]+[.$K$6]*[.F93]+[.$L$6]*[.G93])/(SQRT(POWER([.$J$6];2)+POWER([.$K$6];2)+POWER([.$L$6];2))*SQRT(POWER([.$E93];2)+POWER([.$F93];2)+POWER([.$G93];2)) )" office:value-type="float" office:value="0.999817769050403" calcext:value-type="float">
            <text:p>0.9998177690504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631862175047" calcext:value-type="float">
            <text:p>-0.703631862175047</text:p>
          </table:table-cell>
          <table:table-cell office:value-type="float" office:value="-0.536148727074522" calcext:value-type="float">
            <text:p>-0.536148727074522</text:p>
          </table:table-cell>
          <table:table-cell office:value-type="float" office:value="0.466311853793624" calcext:value-type="float">
            <text:p>0.466311853793624</text:p>
          </table:table-cell>
          <table:table-cell/>
          <table:table-cell table:formula="of:=[.$J$6]/[.E94]+[.$K$6]/[.F94]+[.$L$6]/[.G94]" office:value-type="float" office:value="3.00526997534586" calcext:value-type="float">
            <text:p>3.00526997534586</text:p>
          </table:table-cell>
          <table:table-cell table:formula="of:=([.$J$6]*[.E94]+[.$K$6]*[.F94]+[.$L$6]*[.G94])/(SQRT(POWER([.$J$6];2)+POWER([.$K$6];2)+POWER([.$L$6];2))*SQRT(POWER([.$E94];2)+POWER([.$F94];2)+POWER([.$G94];2)) )" office:value-type="float" office:value="0.999830667230375" calcext:value-type="float">
            <text:p>0.9998306672303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681258526097" calcext:value-type="float">
            <text:p>-0.703681258526097</text:p>
          </table:table-cell>
          <table:table-cell office:value-type="float" office:value="-0.535977980108965" calcext:value-type="float">
            <text:p>-0.535977980108965</text:p>
          </table:table-cell>
          <table:table-cell office:value-type="float" office:value="0.466433587166964" calcext:value-type="float">
            <text:p>0.466433587166964</text:p>
          </table:table-cell>
          <table:table-cell/>
          <table:table-cell table:formula="of:=[.$J$6]/[.E95]+[.$K$6]/[.F95]+[.$L$6]/[.G95]" office:value-type="float" office:value="3.00524227504245" calcext:value-type="float">
            <text:p>3.00524227504245</text:p>
          </table:table-cell>
          <table:table-cell table:formula="of:=([.$J$6]*[.E95]+[.$K$6]*[.F95]+[.$L$6]*[.G95])/(SQRT(POWER([.$J$6];2)+POWER([.$K$6];2)+POWER([.$L$6];2))*SQRT(POWER([.$E95];2)+POWER([.$F95];2)+POWER([.$G95];2)) )" office:value-type="float" office:value="0.999834487827566" calcext:value-type="float">
            <text:p>0.99983448782756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82843453951" calcext:value-type="float">
            <text:p>-0.70482843453951</text:p>
          </table:table-cell>
          <table:table-cell office:value-type="float" office:value="-0.535028295893466" calcext:value-type="float">
            <text:p>-0.535028295893466</text:p>
          </table:table-cell>
          <table:table-cell office:value-type="float" office:value="0.465791370098155" calcext:value-type="float">
            <text:p>0.465791370098155</text:p>
          </table:table-cell>
          <table:table-cell/>
          <table:table-cell table:formula="of:=[.$J$6]/[.E96]+[.$K$6]/[.F96]+[.$L$6]/[.G96]" office:value-type="float" office:value="3.00676244807895" calcext:value-type="float">
            <text:p>3.00676244807895</text:p>
          </table:table-cell>
          <table:table-cell table:formula="of:=([.$J$6]*[.E96]+[.$K$6]*[.F96]+[.$L$6]*[.G96])/(SQRT(POWER([.$J$6];2)+POWER([.$K$6];2)+POWER([.$L$6];2))*SQRT(POWER([.$E96];2)+POWER([.$F96];2)+POWER([.$G96];2)) )" office:value-type="float" office:value="0.99983798940252" calcext:value-type="float">
            <text:p>0.999837989402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927686729952" calcext:value-type="float">
            <text:p>-0.704927686729952</text:p>
          </table:table-cell>
          <table:table-cell office:value-type="float" office:value="-0.53476386342565" calcext:value-type="float">
            <text:p>-0.53476386342565</text:p>
          </table:table-cell>
          <table:table-cell office:value-type="float" office:value="0.465944810954723" calcext:value-type="float">
            <text:p>0.465944810954723</text:p>
          </table:table-cell>
          <table:table-cell/>
          <table:table-cell table:formula="of:=[.$J$6]/[.E97]+[.$K$6]/[.F97]+[.$L$6]/[.G97]" office:value-type="float" office:value="3.00676635987609" calcext:value-type="float">
            <text:p>3.00676635987609</text:p>
          </table:table-cell>
          <table:table-cell table:formula="of:=([.$J$6]*[.E97]+[.$K$6]*[.F97]+[.$L$6]*[.G97])/(SQRT(POWER([.$J$6];2)+POWER([.$K$6];2)+POWER([.$L$6];2))*SQRT(POWER([.$E97];2)+POWER([.$F97];2)+POWER([.$G97];2)) )" office:value-type="float" office:value="0.999843118249926" calcext:value-type="float">
            <text:p>0.9998431182499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292559925361" calcext:value-type="float">
            <text:p>-0.705292559925361</text:p>
          </table:table-cell>
          <table:table-cell office:value-type="float" office:value="-0.534067224303623" calcext:value-type="float">
            <text:p>-0.534067224303623</text:p>
          </table:table-cell>
          <table:table-cell office:value-type="float" office:value="0.466191596705212" calcext:value-type="float">
            <text:p>0.466191596705212</text:p>
          </table:table-cell>
          <table:table-cell/>
          <table:table-cell table:formula="of:=[.$J$6]/[.E98]+[.$K$6]/[.F98]+[.$L$6]/[.G98]" office:value-type="float" office:value="3.00698091676991" calcext:value-type="float">
            <text:p>3.00698091676991</text:p>
          </table:table-cell>
          <table:table-cell table:formula="of:=([.$J$6]*[.E98]+[.$K$6]*[.F98]+[.$L$6]*[.G98])/(SQRT(POWER([.$J$6];2)+POWER([.$K$6];2)+POWER([.$L$6];2))*SQRT(POWER([.$E98];2)+POWER([.$F98];2)+POWER([.$G98];2)) )" office:value-type="float" office:value="0.999854001995559" calcext:value-type="float">
            <text:p>0.9998540019955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599444248656" calcext:value-type="float">
            <text:p>-0.706599444248656</text:p>
          </table:table-cell>
          <table:table-cell office:value-type="float" office:value="-0.533219592570185" calcext:value-type="float">
            <text:p>-0.533219592570185</text:p>
          </table:table-cell>
          <table:table-cell office:value-type="float" office:value="0.465181783270559" calcext:value-type="float">
            <text:p>0.465181783270559</text:p>
          </table:table-cell>
          <table:table-cell/>
          <table:table-cell table:formula="of:=[.$J$6]/[.E99]+[.$K$6]/[.F99]+[.$L$6]/[.G99]" office:value-type="float" office:value="3.0089228611903" calcext:value-type="float">
            <text:p>3.0089228611903</text:p>
          </table:table-cell>
          <table:table-cell table:formula="of:=([.$J$6]*[.E99]+[.$K$6]*[.F99]+[.$L$6]*[.G99])/(SQRT(POWER([.$J$6];2)+POWER([.$K$6];2)+POWER([.$L$6];2))*SQRT(POWER([.$E99];2)+POWER([.$F99];2)+POWER([.$G99];2)) )" office:value-type="float" office:value="0.999847207462392" calcext:value-type="float">
            <text:p>0.99984720746239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591859225852" calcext:value-type="float">
            <text:p>-0.706591859225852</text:p>
          </table:table-cell>
          <table:table-cell office:value-type="float" office:value="-0.533231287123521" calcext:value-type="float">
            <text:p>-0.533231287123521</text:p>
          </table:table-cell>
          <table:table-cell office:value-type="float" office:value="0.465179899510229" calcext:value-type="float">
            <text:p>0.465179899510229</text:p>
          </table:table-cell>
          <table:table-cell/>
          <table:table-cell table:formula="of:=[.$J$6]/[.E100]+[.$K$6]/[.F100]+[.$L$6]/[.G100]" office:value-type="float" office:value="3.00891621769805" calcext:value-type="float">
            <text:p>3.00891621769805</text:p>
          </table:table-cell>
          <table:table-cell table:formula="of:=([.$J$6]*[.E100]+[.$K$6]*[.F100]+[.$L$6]*[.G100])/(SQRT(POWER([.$J$6];2)+POWER([.$K$6];2)+POWER([.$L$6];2))*SQRT(POWER([.$E100];2)+POWER([.$F100];2)+POWER([.$G100];2)) )" office:value-type="float" office:value="0.999847079129465" calcext:value-type="float">
            <text:p>0.9998470791294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354932620573" calcext:value-type="float">
            <text:p>-0.708354932620573</text:p>
          </table:table-cell>
          <table:table-cell office:value-type="float" office:value="-0.531437933594656" calcext:value-type="float">
            <text:p>-0.531437933594656</text:p>
          </table:table-cell>
          <table:table-cell office:value-type="float" office:value="0.464550333299574" calcext:value-type="float">
            <text:p>0.464550333299574</text:p>
          </table:table-cell>
          <table:table-cell/>
          <table:table-cell table:formula="of:=[.$J$6]/[.E101]+[.$K$6]/[.F101]+[.$L$6]/[.G101]" office:value-type="float" office:value="3.01114217486342" calcext:value-type="float">
            <text:p>3.01114217486342</text:p>
          </table:table-cell>
          <table:table-cell table:formula="of:=([.$J$6]*[.E101]+[.$K$6]*[.F101]+[.$L$6]*[.G101])/(SQRT(POWER([.$J$6];2)+POWER([.$K$6];2)+POWER([.$L$6];2))*SQRT(POWER([.$E101];2)+POWER([.$F101];2)+POWER([.$G101];2)) )" office:value-type="float" office:value="0.999849159148787" calcext:value-type="float">
            <text:p>0.9998491591487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523333403819" calcext:value-type="float">
            <text:p>-0.708523333403819</text:p>
          </table:table-cell>
          <table:table-cell office:value-type="float" office:value="-0.531037444189972" calcext:value-type="float">
            <text:p>-0.531037444189972</text:p>
          </table:table-cell>
          <table:table-cell office:value-type="float" office:value="0.464751459266695" calcext:value-type="float">
            <text:p>0.464751459266695</text:p>
          </table:table-cell>
          <table:table-cell/>
          <table:table-cell table:formula="of:=[.$J$6]/[.E102]+[.$K$6]/[.F102]+[.$L$6]/[.G102]" office:value-type="float" office:value="3.01120170131867" calcext:value-type="float">
            <text:p>3.01120170131867</text:p>
          </table:table-cell>
          <table:table-cell table:formula="of:=([.$J$6]*[.E102]+[.$K$6]*[.F102]+[.$L$6]*[.G102])/(SQRT(POWER([.$J$6];2)+POWER([.$K$6];2)+POWER([.$L$6];2))*SQRT(POWER([.$E102];2)+POWER([.$F102];2)+POWER([.$G102];2)) )" office:value-type="float" office:value="0.999854678886106" calcext:value-type="float">
            <text:p>0.9998546788861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321590630589" calcext:value-type="float">
            <text:p>-0.708321590630589</text:p>
          </table:table-cell>
          <table:table-cell office:value-type="float" office:value="-0.530727664798389" calcext:value-type="float">
            <text:p>-0.530727664798389</text:p>
          </table:table-cell>
          <table:table-cell office:value-type="float" office:value="0.465412365611617" calcext:value-type="float">
            <text:p>0.465412365611617</text:p>
          </table:table-cell>
          <table:table-cell/>
          <table:table-cell table:formula="of:=[.$J$6]/[.E103]+[.$K$6]/[.F103]+[.$L$6]/[.G103]" office:value-type="float" office:value="3.01059528722356" calcext:value-type="float">
            <text:p>3.01059528722356</text:p>
          </table:table-cell>
          <table:table-cell table:formula="of:=([.$J$6]*[.E103]+[.$K$6]*[.F103]+[.$L$6]*[.G103])/(SQRT(POWER([.$J$6];2)+POWER([.$K$6];2)+POWER([.$L$6];2))*SQRT(POWER([.$E103];2)+POWER([.$F103];2)+POWER([.$G103];2)) )" office:value-type="float" office:value="0.999867277640147" calcext:value-type="float">
            <text:p>0.9998672776401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326585847288" calcext:value-type="float">
            <text:p>-0.708326585847288</text:p>
          </table:table-cell>
          <table:table-cell office:value-type="float" office:value="-0.530722043895706" calcext:value-type="float">
            <text:p>-0.530722043895706</text:p>
          </table:table-cell>
          <table:table-cell office:value-type="float" office:value="0.465411172948275" calcext:value-type="float">
            <text:p>0.465411172948275</text:p>
          </table:table-cell>
          <table:table-cell/>
          <table:table-cell table:formula="of:=[.$J$6]/[.E104]+[.$K$6]/[.F104]+[.$L$6]/[.G104]" office:value-type="float" office:value="3.01060135330713" calcext:value-type="float">
            <text:p>3.01060135330713</text:p>
          </table:table-cell>
          <table:table-cell table:formula="of:=([.$J$6]*[.E104]+[.$K$6]*[.F104]+[.$L$6]*[.G104])/(SQRT(POWER([.$J$6];2)+POWER([.$K$6];2)+POWER([.$L$6];2))*SQRT(POWER([.$E104];2)+POWER([.$F104];2)+POWER([.$G104];2)) )" office:value-type="float" office:value="0.999867284384571" calcext:value-type="float">
            <text:p>0.9998672843845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751213085758" calcext:value-type="float">
            <text:p>-0.708751213085758</text:p>
          </table:table-cell>
          <table:table-cell office:value-type="float" office:value="-0.530123872134484" calcext:value-type="float">
            <text:p>-0.530123872134484</text:p>
          </table:table-cell>
          <table:table-cell office:value-type="float" office:value="0.465446450349132" calcext:value-type="float">
            <text:p>0.465446450349132</text:p>
          </table:table-cell>
          <table:table-cell/>
          <table:table-cell table:formula="of:=[.$J$6]/[.E105]+[.$K$6]/[.F105]+[.$L$6]/[.G105]" office:value-type="float" office:value="3.0110397686814" calcext:value-type="float">
            <text:p>3.0110397686814</text:p>
          </table:table-cell>
          <table:table-cell table:formula="of:=([.$J$6]*[.E105]+[.$K$6]*[.F105]+[.$L$6]*[.G105])/(SQRT(POWER([.$J$6];2)+POWER([.$K$6];2)+POWER([.$L$6];2))*SQRT(POWER([.$E105];2)+POWER([.$F105];2)+POWER([.$G105];2)) )" office:value-type="float" office:value="0.99987039682263" calcext:value-type="float">
            <text:p>0.999870396822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954899601631" calcext:value-type="float">
            <text:p>-0.708954899601631</text:p>
          </table:table-cell>
          <table:table-cell office:value-type="float" office:value="-0.529710213329931" calcext:value-type="float">
            <text:p>-0.529710213329931</text:p>
          </table:table-cell>
          <table:table-cell office:value-type="float" office:value="0.465607173725664" calcext:value-type="float">
            <text:p>0.465607173725664</text:p>
          </table:table-cell>
          <table:table-cell/>
          <table:table-cell table:formula="of:=[.$J$6]/[.E106]+[.$K$6]/[.F106]+[.$L$6]/[.G106]" office:value-type="float" office:value="3.01116938771943" calcext:value-type="float">
            <text:p>3.01116938771943</text:p>
          </table:table-cell>
          <table:table-cell table:formula="of:=([.$J$6]*[.E106]+[.$K$6]*[.F106]+[.$L$6]*[.G106])/(SQRT(POWER([.$J$6];2)+POWER([.$K$6];2)+POWER([.$L$6];2))*SQRT(POWER([.$E106];2)+POWER([.$F106];2)+POWER([.$G106];2)) )" office:value-type="float" office:value="0.999874519088239" calcext:value-type="float">
            <text:p>0.99987451908823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667437447561" calcext:value-type="float">
            <text:p>-0.708667437447561</text:p>
          </table:table-cell>
          <table:table-cell office:value-type="float" office:value="-0.529499219155234" calcext:value-type="float">
            <text:p>-0.529499219155234</text:p>
          </table:table-cell>
          <table:table-cell office:value-type="float" office:value="0.466284290980839" calcext:value-type="float">
            <text:p>0.466284290980839</text:p>
          </table:table-cell>
          <table:table-cell/>
          <table:table-cell table:formula="of:=[.$J$6]/[.E107]+[.$K$6]/[.F107]+[.$L$6]/[.G107]" office:value-type="float" office:value="3.01047100347823" calcext:value-type="float">
            <text:p>3.01047100347823</text:p>
          </table:table-cell>
          <table:table-cell table:formula="of:=([.$J$6]*[.E107]+[.$K$6]*[.F107]+[.$L$6]*[.G107])/(SQRT(POWER([.$J$6];2)+POWER([.$K$6];2)+POWER([.$L$6];2))*SQRT(POWER([.$E107];2)+POWER([.$F107];2)+POWER([.$G107];2)) )" office:value-type="float" office:value="0.999886180610829" calcext:value-type="float">
            <text:p>0.9998861806108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693658169648" calcext:value-type="float">
            <text:p>-0.708693658169648</text:p>
          </table:table-cell>
          <table:table-cell office:value-type="float" office:value="-0.529416861643859" calcext:value-type="float">
            <text:p>-0.529416861643859</text:p>
          </table:table-cell>
          <table:table-cell office:value-type="float" office:value="0.466337952001861" calcext:value-type="float">
            <text:p>0.466337952001861</text:p>
          </table:table-cell>
          <table:table-cell/>
          <table:table-cell table:formula="of:=[.$J$6]/[.E108]+[.$K$6]/[.F108]+[.$L$6]/[.G108]" office:value-type="float" office:value="3.01046963755375" calcext:value-type="float">
            <text:p>3.01046963755375</text:p>
          </table:table-cell>
          <table:table-cell table:formula="of:=([.$J$6]*[.E108]+[.$K$6]*[.F108]+[.$L$6]*[.G108])/(SQRT(POWER([.$J$6];2)+POWER([.$K$6];2)+POWER([.$L$6];2))*SQRT(POWER([.$E108];2)+POWER([.$F108];2)+POWER([.$G108];2)) )" office:value-type="float" office:value="0.999887287428969" calcext:value-type="float">
            <text:p>0.9998872874289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8913164413879" calcext:value-type="float">
            <text:p>-0.708913164413879</text:p>
          </table:table-cell>
          <table:table-cell office:value-type="float" office:value="-0.528972612195331" calcext:value-type="float">
            <text:p>-0.528972612195331</text:p>
          </table:table-cell>
          <table:table-cell office:value-type="float" office:value="0.466508414573573" calcext:value-type="float">
            <text:p>0.466508414573573</text:p>
          </table:table-cell>
          <table:table-cell/>
          <table:table-cell table:formula="of:=[.$J$6]/[.E109]+[.$K$6]/[.F109]+[.$L$6]/[.G109]" office:value-type="float" office:value="3.01061619504118" calcext:value-type="float">
            <text:p>3.01061619504118</text:p>
          </table:table-cell>
          <table:table-cell table:formula="of:=([.$J$6]*[.E109]+[.$K$6]*[.F109]+[.$L$6]*[.G109])/(SQRT(POWER([.$J$6];2)+POWER([.$K$6];2)+POWER([.$L$6];2))*SQRT(POWER([.$E109];2)+POWER([.$F109];2)+POWER([.$G109];2)) )" office:value-type="float" office:value="0.999891218778032" calcext:value-type="float">
            <text:p>0.9998912187780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075147854345" calcext:value-type="float">
            <text:p>-0.709075147854345</text:p>
          </table:table-cell>
          <table:table-cell office:value-type="float" office:value="-0.528642880014453" calcext:value-type="float">
            <text:p>-0.528642880014453</text:p>
          </table:table-cell>
          <table:table-cell office:value-type="float" office:value="0.466635982437448" calcext:value-type="float">
            <text:p>0.466635982437448</text:p>
          </table:table-cell>
          <table:table-cell/>
          <table:table-cell table:formula="of:=[.$J$6]/[.E110]+[.$K$6]/[.F110]+[.$L$6]/[.G110]" office:value-type="float" office:value="3.0107251879226" calcext:value-type="float">
            <text:p>3.0107251879226</text:p>
          </table:table-cell>
          <table:table-cell table:formula="of:=([.$J$6]*[.E110]+[.$K$6]*[.F110]+[.$L$6]*[.G110])/(SQRT(POWER([.$J$6];2)+POWER([.$K$6];2)+POWER([.$L$6];2))*SQRT(POWER([.$E110];2)+POWER([.$F110];2)+POWER([.$G110];2)) )" office:value-type="float" office:value="0.999893976740623" calcext:value-type="float">
            <text:p>0.9998939767406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351019406579" calcext:value-type="float">
            <text:p>-0.710351019406579</text:p>
          </table:table-cell>
          <table:table-cell office:value-type="float" office:value="-0.527727662718479" calcext:value-type="float">
            <text:p>-0.527727662718479</text:p>
          </table:table-cell>
          <table:table-cell office:value-type="float" office:value="0.465730547881203" calcext:value-type="float">
            <text:p>0.465730547881203</text:p>
          </table:table-cell>
          <table:table-cell/>
          <table:table-cell table:formula="of:=[.$J$6]/[.E111]+[.$K$6]/[.F111]+[.$L$6]/[.G111]" office:value-type="float" office:value="3.01265419305056" calcext:value-type="float">
            <text:p>3.01265419305056</text:p>
          </table:table-cell>
          <table:table-cell table:formula="of:=([.$J$6]*[.E111]+[.$K$6]*[.F111]+[.$L$6]*[.G111])/(SQRT(POWER([.$J$6];2)+POWER([.$K$6];2)+POWER([.$L$6];2))*SQRT(POWER([.$E111];2)+POWER([.$F111];2)+POWER([.$G111];2)) )" office:value-type="float" office:value="0.999880006126425" calcext:value-type="float">
            <text:p>0.9998800061264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657583531144" calcext:value-type="float">
            <text:p>-0.711657583531144</text:p>
          </table:table-cell>
          <table:table-cell office:value-type="float" office:value="-0.526760297050769" calcext:value-type="float">
            <text:p>-0.526760297050769</text:p>
          </table:table-cell>
          <table:table-cell office:value-type="float" office:value="0.464830155275664" calcext:value-type="float">
            <text:p>0.464830155275664</text:p>
          </table:table-cell>
          <table:table-cell/>
          <table:table-cell table:formula="of:=[.$J$6]/[.E112]+[.$K$6]/[.F112]+[.$L$6]/[.G112]" office:value-type="float" office:value="3.01464777994293" calcext:value-type="float">
            <text:p>3.01464777994293</text:p>
          </table:table-cell>
          <table:table-cell table:formula="of:=([.$J$6]*[.E112]+[.$K$6]*[.F112]+[.$L$6]*[.G112])/(SQRT(POWER([.$J$6];2)+POWER([.$K$6];2)+POWER([.$L$6];2))*SQRT(POWER([.$E112];2)+POWER([.$F112];2)+POWER([.$G112];2)) )" office:value-type="float" office:value="0.999862792231169" calcext:value-type="float">
            <text:p>0.999862792231169</text:p>
          </table:table-cell>
          <table:table-cell table:number-columns-repeated="4"/>
        </table:table-row>
      </table:table>
      <table:table table:name="x=2.5" table:style-name="ta1">
        <table:shapes>
          <draw:frame draw:z-index="0" draw:style-name="gr1" draw:text-style-name="P1" svg:width="453.51pt" svg:height="255.09pt" svg:x="668.61pt" svg:y="297.18pt">
            <draw:object draw:notify-on-update-of-ranges="'x=2.5'.J13:'x=2.5'.J1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row table:style-name="ro1">
          <table:table-cell table:number-columns-repeated="7"/>
          <table:table-cell office:value-type="string" calcext:value-type="string">
            <text:p>gamma=</text:p>
          </table:table-cell>
          <table:table-cell table:style-name="ce1" office:value-type="float" office:value="21.7500376877423" calcext:value-type="float">
            <text:p>21.7500376877423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ort</text:p>
          </table:table-cell>
          <table:table-cell office:value-type="string" calcext:value-type="string">
            <text:p>max_vor_line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0266155" calcext:value-type="float">
            <text:p>1.0266155</text:p>
          </table:table-cell>
          <table:table-cell table:style-name="ce1" office:value-type="float" office:value="-0.8020384" calcext:value-type="float">
            <text:p>-0.8020384</text:p>
          </table:table-cell>
          <table:table-cell table:style-name="ce1" office:value-type="float" office:value="-21.1493367367558" calcext:value-type="float">
            <text:p>-21.1493367367558</text:p>
          </table:table-cell>
          <table:table-cell table:style-name="ce1" office:value-type="float" office:value="-15.3744423155776" calcext:value-type="float">
            <text:p>-15.3744423155776</text:p>
          </table:table-cell>
          <table:table-cell table:style-name="ce1" office:value-type="float" office:value="12.8313562060176" calcext:value-type="float">
            <text:p>12.8313562060176</text:p>
          </table:table-cell>
        </table:table-row>
        <table:table-row table:style-name="ro1">
          <table:table-cell/>
          <table:table-cell office:value-type="string" calcext:value-type="string">
            <text:p>handmessung_punkt:</text:p>
          </table:table-cell>
          <table:table-cell/>
          <table:table-cell table:style-name="ce2" office:value-type="float" office:value="0.432" calcext:value-type="float">
            <text:p>0.432</text:p>
          </table:table-cell>
          <table:table-cell table:style-name="ce2" office:value-type="float" office:value="-0.532" calcext:value-type="float">
            <text:p>-0.532</text:p>
          </table:table-cell>
          <table:table-cell table:style-name="ce2" office:value-type="float" office:value="0.659" calcext:value-type="float">
            <text:p>0.659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vor (x|y|z)</text:p>
          </table:table-cell>
          <table:table-cell table:style-name="ce2" table:formula="of:=[.L2]" office:value-type="float" office:value="-21.1493367367558" calcext:value-type="float">
            <text:p>-21.1493367367558</text:p>
          </table:table-cell>
          <table:table-cell table:style-name="ce2" table:formula="of:=[.M2]" office:value-type="float" office:value="-15.3744423155776" calcext:value-type="float">
            <text:p>-15.3744423155776</text:p>
          </table:table-cell>
          <table:table-cell table:style-name="ce2" table:formula="of:=[.N2]" office:value-type="float" office:value="12.8313562060176" calcext:value-type="float">
            <text:p>12.8313562060176</text:p>
          </table:table-cell>
        </table:table-row>
        <table:table-row table:style-name="ro1">
          <table:table-cell/>
          <table:table-cell office:value-type="string" calcext:value-type="string">
            <text:p>vektor zur handmessung</text:p>
          </table:table-cell>
          <table:table-cell/>
          <table:table-cell table:style-name="ce2" table:formula="of:=[.D3]-[.I4]" office:value-type="float" office:value="-2.068" calcext:value-type="float">
            <text:p>-2.068</text:p>
          </table:table-cell>
          <table:table-cell table:style-name="ce2" table:formula="of:=[.E3]-[.J4]" office:value-type="float" office:value="-1.5586155" calcext:value-type="float">
            <text:p>-1.5586155</text:p>
          </table:table-cell>
          <table:table-cell table:style-name="ce2" table:formula="of:=[.F3]-[.K4]" office:value-type="float" office:value="1.4610384" calcext:value-type="float">
            <text:p>1.4610384</text:p>
          </table:table-cell>
          <table:table-cell/>
          <table:table-cell office:value-type="string" calcext:value-type="string">
            <text:p>ort_linie</text:p>
          </table:table-cell>
          <table:table-cell table:formula="of:=[.I2]" office:value-type="float" office:value="2.5" calcext:value-type="float">
            <text:p>2.5</text:p>
          </table:table-cell>
          <table:table-cell table:formula="of:=[.J2]" office:value-type="float" office:value="1.0266155" calcext:value-type="float">
            <text:p>1.0266155</text:p>
          </table:table-cell>
          <table:table-cell table:style-name="ce2" table:formula="of:=[.K2]" office:value-type="float" office:value="-0.8020384" calcext:value-type="float">
            <text:p>-0.802038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rmiert</text:p>
          </table:table-cell>
          <table:table-cell/>
          <table:table-cell table:style-name="ce2" table:formula="of:=[.D4]/SQRT(POWER([.D4];2)+POWER([.E4];2)+POWER([.F4];2))" office:value-type="float" office:value="-0.695522446317345" calcext:value-type="float">
            <text:p>-0.695522446317345</text:p>
          </table:table-cell>
          <table:table-cell table:style-name="ce2" table:formula="of:=[.E4]/SQRT(POWER([.D4];2)+POWER([.E4];2)+POWER([.F4];2))" office:value-type="float" office:value="-0.524203126415924" calcext:value-type="float">
            <text:p>-0.524203126415924</text:p>
          </table:table-cell>
          <table:table-cell table:style-name="ce2" table:formula="of:=[.F4]/SQRT(POWER([.D4];2)+POWER([.E4];2)+POWER([.F4];2))" office:value-type="float" office:value="0.49138539754912" calcext:value-type="float">
            <text:p>0.49138539754912</text:p>
          </table:table-cell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 office:value-type="string" calcext:value-type="string">
            <text:p>c:</text:p>
          </table:table-cell>
          <table:table-cell table:style-name="Default" table:formula="of:=[.D5]" office:value-type="float" office:value="-0.695522446317345" calcext:value-type="float">
            <text:p>-0.695522446317345</text:p>
          </table:table-cell>
          <table:table-cell table:formula="of:=[.E5]" office:value-type="float" office:value="-0.524203126415924" calcext:value-type="float">
            <text:p>-0.524203126415924</text:p>
          </table:table-cell>
          <table:table-cell table:formula="of:=[.F5]" office:value-type="float" office:value="0.49138539754912" calcext:value-type="float">
            <text:p>0.49138539754912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8"/>
          <table:table-cell table:style-name="Default" office:value-type="string" calcext:value-type="string">
            <text:p>a_i=r*b_i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8"/>
          <table:table-cell table:style-name="Default"/>
          <table:table-cell table:style-name="Default" office:value-type="string" calcext:value-type="string">
            <text:p>Kosinusähnlichkeit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paste here ----------------------------→</text:p>
          </table:table-cell>
          <table:table-cell table:style-name="ce1" table:number-columns-repeated="2"/>
          <table:table-cell office:value-type="string" calcext:value-type="string">
            <text:p>c:</text:p>
          </table:table-cell>
          <table:table-cell office:value-type="float" office:value="-0.658792928915077" calcext:value-type="float">
            <text:p>-0.658792928915077</text:p>
          </table:table-cell>
          <table:table-cell office:value-type="float" office:value="-0.548656668566676" calcext:value-type="float">
            <text:p>-0.548656668566676</text:p>
          </table:table-cell>
          <table:table-cell office:value-type="float" office:value="0.514750169352871" calcext:value-type="float">
            <text:p>0.514750169352871</text:p>
          </table:table-cell>
          <table:table-cell/>
          <table:table-cell table:formula="of:=[.$J$6]/[.E13]+[.$K$6]/[.F13]+[.$L$6]/[.G13]" office:value-type="float" office:value="2.96579239761825" calcext:value-type="float">
            <text:p>2.96579239761825</text:p>
          </table:table-cell>
          <table:table-cell table:formula="of:=([.$J$6]*[.E13]+[.$K$6]*[.F13]+[.$L$6]*[.G13])/(SQRT(POWER([.$J$6];2)+POWER([.$K$6];2)+POWER([.$L$6];2))*SQRT(POWER([.$E13];2)+POWER([.$F13];2)+POWER([.$G13];2)) )" office:value-type="float" office:value="0.998753527133118" calcext:value-type="float">
            <text:p>0.998753527133118</text:p>
          </table:table-cell>
          <table:table-cell table:number-columns-repeated="2"/>
          <table:table-cell office:value-type="string" calcext:value-type="string">
            <text:p>-1 anitli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5923455366187" calcext:value-type="float">
            <text:p>-0.65923455366187</text:p>
          </table:table-cell>
          <table:table-cell office:value-type="float" office:value="-0.547525327275133" calcext:value-type="float">
            <text:p>-0.547525327275133</text:p>
          </table:table-cell>
          <table:table-cell office:value-type="float" office:value="0.515388997991317" calcext:value-type="float">
            <text:p>0.515388997991317</text:p>
          </table:table-cell>
          <table:table-cell/>
          <table:table-cell table:formula="of:=[.$J$6]/[.E14]+[.$K$6]/[.F14]+[.$L$6]/[.G14]" office:value-type="float" office:value="2.965876084758" calcext:value-type="float">
            <text:p>2.965876084758</text:p>
          </table:table-cell>
          <table:table-cell table:formula="of:=([.$J$6]*[.E14]+[.$K$6]*[.F14]+[.$L$6]*[.G14])/(SQRT(POWER([.$J$6];2)+POWER([.$K$6];2)+POWER([.$L$6];2))*SQRT(POWER([.$E14];2)+POWER([.$F14];2)+POWER([.$G14];2)) )" office:value-type="float" office:value="0.998781545479759" calcext:value-type="float">
            <text:p>0.998781545479759</text:p>
          </table:table-cell>
          <table:table-cell table:number-columns-repeated="2"/>
          <table:table-cell office:value-type="string" calcext:value-type="string">
            <text:p>1 linear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117963816293" calcext:value-type="float">
            <text:p>-0.67117963816293</text:p>
          </table:table-cell>
          <table:table-cell office:value-type="float" office:value="-0.534465042947106" calcext:value-type="float">
            <text:p>-0.534465042947106</text:p>
          </table:table-cell>
          <table:table-cell office:value-type="float" office:value="0.513677925536056" calcext:value-type="float">
            <text:p>0.513677925536056</text:p>
          </table:table-cell>
          <table:table-cell/>
          <table:table-cell table:formula="of:=[.$J$6]/[.E15]+[.$K$6]/[.F15]+[.$L$6]/[.G15]" office:value-type="float" office:value="2.97367047136415" calcext:value-type="float">
            <text:p>2.97367047136415</text:p>
          </table:table-cell>
          <table:table-cell table:formula="of:=([.$J$6]*[.E15]+[.$K$6]*[.F15]+[.$L$6]*[.G15])/(SQRT(POWER([.$J$6];2)+POWER([.$K$6];2)+POWER([.$L$6];2))*SQRT(POWER([.$E15];2)+POWER([.$F15];2)+POWER([.$G15];2)) )" office:value-type="float" office:value="0.999402581978108" calcext:value-type="float">
            <text:p>0.999402581978108</text:p>
          </table:table-cell>
          <table:table-cell table:number-columns-repeated="2"/>
          <table:table-cell office:value-type="string" calcext:value-type="string">
            <text:p>0 orthogona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65097191946288" calcext:value-type="float">
            <text:p>-0.665097191946288</text:p>
          </table:table-cell>
          <table:table-cell office:value-type="float" office:value="-0.551208422770368" calcext:value-type="float">
            <text:p>-0.551208422770368</text:p>
          </table:table-cell>
          <table:table-cell office:value-type="float" office:value="0.503800555708472" calcext:value-type="float">
            <text:p>0.503800555708472</text:p>
          </table:table-cell>
          <table:table-cell/>
          <table:table-cell table:formula="of:=[.$J$6]/[.E16]+[.$K$6]/[.F16]+[.$L$6]/[.G16]" office:value-type="float" office:value="2.97210967927725" calcext:value-type="float">
            <text:p>2.97210967927725</text:p>
          </table:table-cell>
          <table:table-cell table:formula="of:=([.$J$6]*[.E16]+[.$K$6]*[.F16]+[.$L$6]*[.G16])/(SQRT(POWER([.$J$6];2)+POWER([.$K$6];2)+POWER([.$L$6];2))*SQRT(POWER([.$E16];2)+POWER([.$F16];2)+POWER([.$G16];2)) )" office:value-type="float" office:value="0.999095440856572" calcext:value-type="float">
            <text:p>0.9990954408565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0550028316085" calcext:value-type="float">
            <text:p>-0.670550028316085</text:p>
          </table:table-cell>
          <table:table-cell office:value-type="float" office:value="-0.54759555774744" calcext:value-type="float">
            <text:p>-0.54759555774744</text:p>
          </table:table-cell>
          <table:table-cell office:value-type="float" office:value="0.500501513145133" calcext:value-type="float">
            <text:p>0.500501513145133</text:p>
          </table:table-cell>
          <table:table-cell/>
          <table:table-cell table:formula="of:=[.$J$6]/[.E17]+[.$K$6]/[.F17]+[.$L$6]/[.G17]" office:value-type="float" office:value="2.97630928432748" calcext:value-type="float">
            <text:p>2.97630928432748</text:p>
          </table:table-cell>
          <table:table-cell table:formula="of:=([.$J$6]*[.E17]+[.$K$6]*[.F17]+[.$L$6]*[.G17])/(SQRT(POWER([.$J$6];2)+POWER([.$K$6];2)+POWER([.$L$6];2))*SQRT(POWER([.$E17];2)+POWER([.$F17];2)+POWER([.$G17];2)) )" office:value-type="float" office:value="0.999373034466005" calcext:value-type="float">
            <text:p>0.9993730344660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0550028316085" calcext:value-type="float">
            <text:p>-0.670550028316085</text:p>
          </table:table-cell>
          <table:table-cell office:value-type="float" office:value="-0.54759555774744" calcext:value-type="float">
            <text:p>-0.54759555774744</text:p>
          </table:table-cell>
          <table:table-cell office:value-type="float" office:value="0.500501513145133" calcext:value-type="float">
            <text:p>0.500501513145133</text:p>
          </table:table-cell>
          <table:table-cell/>
          <table:table-cell table:formula="of:=[.$J$6]/[.E18]+[.$K$6]/[.F18]+[.$L$6]/[.G18]" office:value-type="float" office:value="2.97630928432748" calcext:value-type="float">
            <text:p>2.97630928432748</text:p>
          </table:table-cell>
          <table:table-cell table:formula="of:=([.$J$6]*[.E18]+[.$K$6]*[.F18]+[.$L$6]*[.G18])/(SQRT(POWER([.$J$6];2)+POWER([.$K$6];2)+POWER([.$L$6];2))*SQRT(POWER([.$E18];2)+POWER([.$F18];2)+POWER([.$G18];2)) )" office:value-type="float" office:value="0.999373034466005" calcext:value-type="float">
            <text:p>0.9993730344660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0725079130103" calcext:value-type="float">
            <text:p>-0.670725079130103</text:p>
          </table:table-cell>
          <table:table-cell office:value-type="float" office:value="-0.548434236274621" calcext:value-type="float">
            <text:p>-0.548434236274621</text:p>
          </table:table-cell>
          <table:table-cell office:value-type="float" office:value="0.499347330730615" calcext:value-type="float">
            <text:p>0.499347330730615</text:p>
          </table:table-cell>
          <table:table-cell/>
          <table:table-cell table:formula="of:=[.$J$6]/[.E19]+[.$K$6]/[.F19]+[.$L$6]/[.G19]" office:value-type="float" office:value="2.97684396236947" calcext:value-type="float">
            <text:p>2.97684396236947</text:p>
          </table:table-cell>
          <table:table-cell table:formula="of:=([.$J$6]*[.E19]+[.$K$6]*[.F19]+[.$L$6]*[.G19])/(SQRT(POWER([.$J$6];2)+POWER([.$K$6];2)+POWER([.$L$6];2))*SQRT(POWER([.$E19];2)+POWER([.$F19];2)+POWER([.$G19];2)) )" office:value-type="float" office:value="0.999367275757805" calcext:value-type="float">
            <text:p>0.9993672757578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1800087704132" calcext:value-type="float">
            <text:p>-0.671800087704132</text:p>
          </table:table-cell>
          <table:table-cell office:value-type="float" office:value="-0.54587014635375" calcext:value-type="float">
            <text:p>-0.54587014635375</text:p>
          </table:table-cell>
          <table:table-cell office:value-type="float" office:value="0.500709921491931" calcext:value-type="float">
            <text:p>0.500709921491931</text:p>
          </table:table-cell>
          <table:table-cell/>
          <table:table-cell table:formula="of:=[.$J$6]/[.E20]+[.$K$6]/[.F20]+[.$L$6]/[.G20]" office:value-type="float" office:value="2.97699640030154" calcext:value-type="float">
            <text:p>2.97699640030154</text:p>
          </table:table-cell>
          <table:table-cell table:formula="of:=([.$J$6]*[.E20]+[.$K$6]*[.F20]+[.$L$6]*[.G20])/(SQRT(POWER([.$J$6];2)+POWER([.$K$6];2)+POWER([.$L$6];2))*SQRT(POWER([.$E20];2)+POWER([.$F20];2)+POWER([.$G20];2)) )" office:value-type="float" office:value="0.99944042160104" calcext:value-type="float">
            <text:p>0.999440421601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9835287393786" calcext:value-type="float">
            <text:p>-0.679835287393786</text:p>
          </table:table-cell>
          <table:table-cell office:value-type="float" office:value="-0.540668772475427" calcext:value-type="float">
            <text:p>-0.540668772475427</text:p>
          </table:table-cell>
          <table:table-cell office:value-type="float" office:value="0.49548083765583" calcext:value-type="float">
            <text:p>0.49548083765583</text:p>
          </table:table-cell>
          <table:table-cell/>
          <table:table-cell table:formula="of:=[.$J$6]/[.E21]+[.$K$6]/[.F21]+[.$L$6]/[.G21]" office:value-type="float" office:value="2.984355132814" calcext:value-type="float">
            <text:p>2.984355132814</text:p>
          </table:table-cell>
          <table:table-cell table:formula="of:=([.$J$6]*[.E21]+[.$K$6]*[.F21]+[.$L$6]*[.G21])/(SQRT(POWER([.$J$6];2)+POWER([.$K$6];2)+POWER([.$L$6];2))*SQRT(POWER([.$E21];2)+POWER([.$F21];2)+POWER([.$G21];2)) )" office:value-type="float" office:value="0.999733011457541" calcext:value-type="float">
            <text:p>0.99973301145754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7899148044593" calcext:value-type="float">
            <text:p>-0.677899148044593</text:p>
          </table:table-cell>
          <table:table-cell office:value-type="float" office:value="-0.549295723698969" calcext:value-type="float">
            <text:p>-0.549295723698969</text:p>
          </table:table-cell>
          <table:table-cell office:value-type="float" office:value="0.488596922837671" calcext:value-type="float">
            <text:p>0.488596922837671</text:p>
          </table:table-cell>
          <table:table-cell/>
          <table:table-cell table:formula="of:=[.$J$6]/[.E22]+[.$K$6]/[.F22]+[.$L$6]/[.G22]" office:value-type="float" office:value="2.98602263960723" calcext:value-type="float">
            <text:p>2.98602263960723</text:p>
          </table:table-cell>
          <table:table-cell table:formula="of:=([.$J$6]*[.E22]+[.$K$6]*[.F22]+[.$L$6]*[.G22])/(SQRT(POWER([.$J$6];2)+POWER([.$K$6];2)+POWER([.$L$6];2))*SQRT(POWER([.$E22];2)+POWER([.$F22];2)+POWER([.$G22];2)) )" office:value-type="float" office:value="0.999526002664182" calcext:value-type="float">
            <text:p>0.9995260026641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9066431003767" calcext:value-type="float">
            <text:p>-0.679066431003767</text:p>
          </table:table-cell>
          <table:table-cell office:value-type="float" office:value="-0.55407820834722" calcext:value-type="float">
            <text:p>-0.55407820834722</text:p>
          </table:table-cell>
          <table:table-cell office:value-type="float" office:value="0.481524787854728" calcext:value-type="float">
            <text:p>0.481524787854728</text:p>
          </table:table-cell>
          <table:table-cell/>
          <table:table-cell table:formula="of:=[.$J$6]/[.E23]+[.$K$6]/[.F23]+[.$L$6]/[.G23]" office:value-type="float" office:value="2.99079264928844" calcext:value-type="float">
            <text:p>2.99079264928844</text:p>
          </table:table-cell>
          <table:table-cell table:formula="of:=([.$J$6]*[.E23]+[.$K$6]*[.F23]+[.$L$6]*[.G23])/(SQRT(POWER([.$J$6];2)+POWER([.$K$6];2)+POWER([.$L$6];2))*SQRT(POWER([.$E23];2)+POWER([.$F23];2)+POWER([.$G23];2)) )" office:value-type="float" office:value="0.999369723708026" calcext:value-type="float">
            <text:p>0.99936972370802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9592067150919" calcext:value-type="float">
            <text:p>-0.679592067150919</text:p>
          </table:table-cell>
          <table:table-cell office:value-type="float" office:value="-0.556348432760634" calcext:value-type="float">
            <text:p>-0.556348432760634</text:p>
          </table:table-cell>
          <table:table-cell office:value-type="float" office:value="0.478153786589969" calcext:value-type="float">
            <text:p>0.478153786589969</text:p>
          </table:table-cell>
          <table:table-cell/>
          <table:table-cell table:formula="of:=[.$J$6]/[.E24]+[.$K$6]/[.F24]+[.$L$6]/[.G24]" office:value-type="float" office:value="2.99333429169661" calcext:value-type="float">
            <text:p>2.99333429169661</text:p>
          </table:table-cell>
          <table:table-cell table:formula="of:=([.$J$6]*[.E24]+[.$K$6]*[.F24]+[.$L$6]*[.G24])/(SQRT(POWER([.$J$6];2)+POWER([.$K$6];2)+POWER([.$L$6];2))*SQRT(POWER([.$E24];2)+POWER([.$F24];2)+POWER([.$G24];2)) )" office:value-type="float" office:value="0.999268913385522" calcext:value-type="float">
            <text:p>0.9992689133855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77946307299306" calcext:value-type="float">
            <text:p>-0.677946307299306</text:p>
          </table:table-cell>
          <table:table-cell office:value-type="float" office:value="-0.559876347406403" calcext:value-type="float">
            <text:p>-0.559876347406403</text:p>
          </table:table-cell>
          <table:table-cell office:value-type="float" office:value="0.476368848723444" calcext:value-type="float">
            <text:p>0.476368848723444</text:p>
          </table:table-cell>
          <table:table-cell/>
          <table:table-cell table:formula="of:=[.$J$6]/[.E25]+[.$K$6]/[.F25]+[.$L$6]/[.G25]" office:value-type="float" office:value="2.99373225717889" calcext:value-type="float">
            <text:p>2.99373225717889</text:p>
          </table:table-cell>
          <table:table-cell table:formula="of:=([.$J$6]*[.E25]+[.$K$6]*[.F25]+[.$L$6]*[.G25])/(SQRT(POWER([.$J$6];2)+POWER([.$K$6];2)+POWER([.$L$6];2))*SQRT(POWER([.$E25];2)+POWER([.$F25];2)+POWER([.$G25];2)) )" office:value-type="float" office:value="0.999096501951374" calcext:value-type="float">
            <text:p>0.9990965019513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0837198201203" calcext:value-type="float">
            <text:p>-0.680837198201203</text:p>
          </table:table-cell>
          <table:table-cell office:value-type="float" office:value="-0.561483350007196" calcext:value-type="float">
            <text:p>-0.561483350007196</text:p>
          </table:table-cell>
          <table:table-cell office:value-type="float" office:value="0.470316018449544" calcext:value-type="float">
            <text:p>0.470316018449544</text:p>
          </table:table-cell>
          <table:table-cell/>
          <table:table-cell table:formula="of:=[.$J$6]/[.E26]+[.$K$6]/[.F26]+[.$L$6]/[.G26]" office:value-type="float" office:value="2.99997178648205" calcext:value-type="float">
            <text:p>2.99997178648205</text:p>
          </table:table-cell>
          <table:table-cell table:formula="of:=([.$J$6]*[.E26]+[.$K$6]*[.F26]+[.$L$6]*[.G26])/(SQRT(POWER([.$J$6];2)+POWER([.$K$6];2)+POWER([.$L$6];2))*SQRT(POWER([.$E26];2)+POWER([.$F26];2)+POWER([.$G26];2)) )" office:value-type="float" office:value="0.998975304840555" calcext:value-type="float">
            <text:p>0.9989753048405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586520496972" calcext:value-type="float">
            <text:p>-0.685586520496972</text:p>
          </table:table-cell>
          <table:table-cell office:value-type="float" office:value="-0.559892547674286" calcext:value-type="float">
            <text:p>-0.559892547674286</text:p>
          </table:table-cell>
          <table:table-cell office:value-type="float" office:value="0.465286425733281" calcext:value-type="float">
            <text:p>0.465286425733281</text:p>
          </table:table-cell>
          <table:table-cell/>
          <table:table-cell table:formula="of:=[.$J$6]/[.E27]+[.$K$6]/[.F27]+[.$L$6]/[.G27]" office:value-type="float" office:value="3.00684152172699" calcext:value-type="float">
            <text:p>3.00684152172699</text:p>
          </table:table-cell>
          <table:table-cell table:formula="of:=([.$J$6]*[.E27]+[.$K$6]*[.F27]+[.$L$6]*[.G27])/(SQRT(POWER([.$J$6];2)+POWER([.$K$6];2)+POWER([.$L$6];2))*SQRT(POWER([.$E27];2)+POWER([.$F27];2)+POWER([.$G27];2)) )" office:value-type="float" office:value="0.998973193129245" calcext:value-type="float">
            <text:p>0.9989731931292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3493929599272" calcext:value-type="float">
            <text:p>-0.683493929599272</text:p>
          </table:table-cell>
          <table:table-cell office:value-type="float" office:value="-0.564009113835937" calcext:value-type="float">
            <text:p>-0.564009113835937</text:p>
          </table:table-cell>
          <table:table-cell office:value-type="float" office:value="0.463389434181387" calcext:value-type="float">
            <text:p>0.463389434181387</text:p>
          </table:table-cell>
          <table:table-cell/>
          <table:table-cell table:formula="of:=[.$J$6]/[.E28]+[.$K$6]/[.F28]+[.$L$6]/[.G28]" office:value-type="float" office:value="3.00743734732456" calcext:value-type="float">
            <text:p>3.00743734732456</text:p>
          </table:table-cell>
          <table:table-cell table:formula="of:=([.$J$6]*[.E28]+[.$K$6]*[.F28]+[.$L$6]*[.G28])/(SQRT(POWER([.$J$6];2)+POWER([.$K$6];2)+POWER([.$L$6];2))*SQRT(POWER([.$E28];2)+POWER([.$F28];2)+POWER([.$G28];2)) )" office:value-type="float" office:value="0.998743512093097" calcext:value-type="float">
            <text:p>0.9987435120930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394877821413" calcext:value-type="float">
            <text:p>-0.68394877821413</text:p>
          </table:table-cell>
          <table:table-cell office:value-type="float" office:value="-0.566976678273482" calcext:value-type="float">
            <text:p>-0.566976678273482</text:p>
          </table:table-cell>
          <table:table-cell office:value-type="float" office:value="0.459076807379078" calcext:value-type="float">
            <text:p>0.459076807379078</text:p>
          </table:table-cell>
          <table:table-cell/>
          <table:table-cell table:formula="of:=[.$J$6]/[.E29]+[.$K$6]/[.F29]+[.$L$6]/[.G29]" office:value-type="float" office:value="3.01185767715443" calcext:value-type="float">
            <text:p>3.01185767715443</text:p>
          </table:table-cell>
          <table:table-cell table:formula="of:=([.$J$6]*[.E29]+[.$K$6]*[.F29]+[.$L$6]*[.G29])/(SQRT(POWER([.$J$6];2)+POWER([.$K$6];2)+POWER([.$L$6];2))*SQRT(POWER([.$E29];2)+POWER([.$F29];2)+POWER([.$G29];2)) )" office:value-type="float" office:value="0.998496314234675" calcext:value-type="float">
            <text:p>0.9984963142346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1743967218" calcext:value-type="float">
            <text:p>-0.6851743967218</text:p>
          </table:table-cell>
          <table:table-cell office:value-type="float" office:value="-0.567773409183307" calcext:value-type="float">
            <text:p>-0.567773409183307</text:p>
          </table:table-cell>
          <table:table-cell office:value-type="float" office:value="0.456255851361145" calcext:value-type="float">
            <text:p>0.456255851361145</text:p>
          </table:table-cell>
          <table:table-cell/>
          <table:table-cell table:formula="of:=[.$J$6]/[.E30]+[.$K$6]/[.F30]+[.$L$6]/[.G30]" office:value-type="float" office:value="3.01535921727934" calcext:value-type="float">
            <text:p>3.01535921727934</text:p>
          </table:table-cell>
          <table:table-cell table:formula="of:=([.$J$6]*[.E30]+[.$K$6]*[.F30]+[.$L$6]*[.G30])/(SQRT(POWER([.$J$6];2)+POWER([.$K$6];2)+POWER([.$L$6];2))*SQRT(POWER([.$E30];2)+POWER([.$F30];2)+POWER([.$G30];2)) )" office:value-type="float" office:value="0.998380231656883" calcext:value-type="float">
            <text:p>0.9983802316568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5672997831866" calcext:value-type="float">
            <text:p>-0.685672997831866</text:p>
          </table:table-cell>
          <table:table-cell office:value-type="float" office:value="-0.568534059988277" calcext:value-type="float">
            <text:p>-0.568534059988277</text:p>
          </table:table-cell>
          <table:table-cell office:value-type="float" office:value="0.45455644608509" calcext:value-type="float">
            <text:p>0.45455644608509</text:p>
          </table:table-cell>
          <table:table-cell/>
          <table:table-cell table:formula="of:=[.$J$6]/[.E31]+[.$K$6]/[.F31]+[.$L$6]/[.G31]" office:value-type="float" office:value="3.01741227457432" calcext:value-type="float">
            <text:p>3.01741227457432</text:p>
          </table:table-cell>
          <table:table-cell table:formula="of:=([.$J$6]*[.E31]+[.$K$6]*[.F31]+[.$L$6]*[.G31])/(SQRT(POWER([.$J$6];2)+POWER([.$K$6];2)+POWER([.$L$6];2))*SQRT(POWER([.$E31];2)+POWER([.$F31];2)+POWER([.$G31];2)) )" office:value-type="float" office:value="0.998290692513598" calcext:value-type="float">
            <text:p>0.9982906925135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6760536148599" calcext:value-type="float">
            <text:p>-0.686760536148599</text:p>
          </table:table-cell>
          <table:table-cell office:value-type="float" office:value="-0.568958631246454" calcext:value-type="float">
            <text:p>-0.568958631246454</text:p>
          </table:table-cell>
          <table:table-cell office:value-type="float" office:value="0.452378206724253" calcext:value-type="float">
            <text:p>0.452378206724253</text:p>
          </table:table-cell>
          <table:table-cell/>
          <table:table-cell table:formula="of:=[.$J$6]/[.E32]+[.$K$6]/[.F32]+[.$L$6]/[.G32]" office:value-type="float" office:value="3.02032312208578" calcext:value-type="float">
            <text:p>3.02032312208578</text:p>
          </table:table-cell>
          <table:table-cell table:formula="of:=([.$J$6]*[.E32]+[.$K$6]*[.F32]+[.$L$6]*[.G32])/(SQRT(POWER([.$J$6];2)+POWER([.$K$6];2)+POWER([.$L$6];2))*SQRT(POWER([.$E32];2)+POWER([.$F32];2)+POWER([.$G32];2)) )" office:value-type="float" office:value="0.998199306390756" calcext:value-type="float">
            <text:p>0.9981993063907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9364526767005" calcext:value-type="float">
            <text:p>-0.689364526767005</text:p>
          </table:table-cell>
          <table:table-cell office:value-type="float" office:value="-0.56811190959114" calcext:value-type="float">
            <text:p>-0.56811190959114</text:p>
          </table:table-cell>
          <table:table-cell office:value-type="float" office:value="0.449472365575473" calcext:value-type="float">
            <text:p>0.449472365575473</text:p>
          </table:table-cell>
          <table:table-cell/>
          <table:table-cell table:formula="of:=[.$J$6]/[.E33]+[.$K$6]/[.F33]+[.$L$6]/[.G33]" office:value-type="float" office:value="3.02489318791259" calcext:value-type="float">
            <text:p>3.02489318791259</text:p>
          </table:table-cell>
          <table:table-cell table:formula="of:=([.$J$6]*[.E33]+[.$K$6]*[.F33]+[.$L$6]*[.G33])/(SQRT(POWER([.$J$6];2)+POWER([.$K$6];2)+POWER([.$L$6];2))*SQRT(POWER([.$E33];2)+POWER([.$F33];2)+POWER([.$G33];2)) )" office:value-type="float" office:value="0.99813869826883" calcext:value-type="float">
            <text:p>0.998138698268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88945512299557" calcext:value-type="float">
            <text:p>-0.688945512299557</text:p>
          </table:table-cell>
          <table:table-cell office:value-type="float" office:value="-0.568814472025259" calcext:value-type="float">
            <text:p>-0.568814472025259</text:p>
          </table:table-cell>
          <table:table-cell office:value-type="float" office:value="0.449226198587" calcext:value-type="float">
            <text:p>0.449226198587</text:p>
          </table:table-cell>
          <table:table-cell/>
          <table:table-cell table:formula="of:=[.$J$6]/[.E34]+[.$K$6]/[.F34]+[.$L$6]/[.G34]" office:value-type="float" office:value="3.02496622412861" calcext:value-type="float">
            <text:p>3.02496622412861</text:p>
          </table:table-cell>
          <table:table-cell table:formula="of:=([.$J$6]*[.E34]+[.$K$6]*[.F34]+[.$L$6]*[.G34])/(SQRT(POWER([.$J$6];2)+POWER([.$K$6];2)+POWER([.$L$6];2))*SQRT(POWER([.$E34];2)+POWER([.$F34];2)+POWER([.$G34];2)) )" office:value-type="float" office:value="0.998094586862361" calcext:value-type="float">
            <text:p>0.9980945868623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0179706681079" calcext:value-type="float">
            <text:p>-0.690179706681079</text:p>
          </table:table-cell>
          <table:table-cell office:value-type="float" office:value="-0.569898730252321" calcext:value-type="float">
            <text:p>-0.569898730252321</text:p>
          </table:table-cell>
          <table:table-cell office:value-type="float" office:value="0.445945523290022" calcext:value-type="float">
            <text:p>0.445945523290022</text:p>
          </table:table-cell>
          <table:table-cell/>
          <table:table-cell table:formula="of:=[.$J$6]/[.E35]+[.$K$6]/[.F35]+[.$L$6]/[.G35]" office:value-type="float" office:value="3.0294546853278" calcext:value-type="float">
            <text:p>3.0294546853278</text:p>
          </table:table-cell>
          <table:table-cell table:formula="of:=([.$J$6]*[.E35]+[.$K$6]*[.F35]+[.$L$6]*[.G35])/(SQRT(POWER([.$J$6];2)+POWER([.$K$6];2)+POWER([.$L$6];2))*SQRT(POWER([.$E35];2)+POWER([.$F35];2)+POWER([.$G35];2)) )" office:value-type="float" office:value="0.997909292375262" calcext:value-type="float">
            <text:p>0.9979092923752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167385738551" calcext:value-type="float">
            <text:p>-0.69167385738551</text:p>
          </table:table-cell>
          <table:table-cell office:value-type="float" office:value="-0.569385038063027" calcext:value-type="float">
            <text:p>-0.569385038063027</text:p>
          </table:table-cell>
          <table:table-cell office:value-type="float" office:value="0.444283640751507" calcext:value-type="float">
            <text:p>0.444283640751507</text:p>
          </table:table-cell>
          <table:table-cell/>
          <table:table-cell table:formula="of:=[.$J$6]/[.E36]+[.$K$6]/[.F36]+[.$L$6]/[.G36]" office:value-type="float" office:value="3.03222935472685" calcext:value-type="float">
            <text:p>3.03222935472685</text:p>
          </table:table-cell>
          <table:table-cell table:formula="of:=([.$J$6]*[.E36]+[.$K$6]*[.F36]+[.$L$6]*[.G36])/(SQRT(POWER([.$J$6];2)+POWER([.$K$6];2)+POWER([.$L$6];2))*SQRT(POWER([.$E36];2)+POWER([.$F36];2)+POWER([.$G36];2)) )" office:value-type="float" office:value="0.997862603864863" calcext:value-type="float">
            <text:p>0.9978626038648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1818223259027" calcext:value-type="float">
            <text:p>-0.691818223259027</text:p>
          </table:table-cell>
          <table:table-cell office:value-type="float" office:value="-0.569329347965881" calcext:value-type="float">
            <text:p>-0.569329347965881</text:p>
          </table:table-cell>
          <table:table-cell office:value-type="float" office:value="0.444130205583305" calcext:value-type="float">
            <text:p>0.444130205583305</text:p>
          </table:table-cell>
          <table:table-cell/>
          <table:table-cell table:formula="of:=[.$J$6]/[.E37]+[.$K$6]/[.F37]+[.$L$6]/[.G37]" office:value-type="float" office:value="3.03249167217617" calcext:value-type="float">
            <text:p>3.03249167217617</text:p>
          </table:table-cell>
          <table:table-cell table:formula="of:=([.$J$6]*[.E37]+[.$K$6]*[.F37]+[.$L$6]*[.G37])/(SQRT(POWER([.$J$6];2)+POWER([.$K$6];2)+POWER([.$L$6];2))*SQRT(POWER([.$E37];2)+POWER([.$F37];2)+POWER([.$G37];2)) )" office:value-type="float" office:value="0.997858424846216" calcext:value-type="float">
            <text:p>0.9978584248462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3151590797314" calcext:value-type="float">
            <text:p>-0.693151590797314</text:p>
          </table:table-cell>
          <table:table-cell office:value-type="float" office:value="-0.568606735156016" calcext:value-type="float">
            <text:p>-0.568606735156016</text:p>
          </table:table-cell>
          <table:table-cell office:value-type="float" office:value="0.442975454072085" calcext:value-type="float">
            <text:p>0.442975454072085</text:p>
          </table:table-cell>
          <table:table-cell/>
          <table:table-cell table:formula="of:=[.$J$6]/[.E38]+[.$K$6]/[.F38]+[.$L$6]/[.G38]" office:value-type="float" office:value="3.03461202973235" calcext:value-type="float">
            <text:p>3.03461202973235</text:p>
          </table:table-cell>
          <table:table-cell table:formula="of:=([.$J$6]*[.E38]+[.$K$6]*[.F38]+[.$L$6]*[.G38])/(SQRT(POWER([.$J$6];2)+POWER([.$K$6];2)+POWER([.$L$6];2))*SQRT(POWER([.$E38];2)+POWER([.$F38];2)+POWER([.$G38];2)) )" office:value-type="float" office:value="0.997839587973755" calcext:value-type="float">
            <text:p>0.9978395879737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5581003887944" calcext:value-type="float">
            <text:p>-0.695581003887944</text:p>
          </table:table-cell>
          <table:table-cell office:value-type="float" office:value="-0.56757633822704" calcext:value-type="float">
            <text:p>-0.56757633822704</text:p>
          </table:table-cell>
          <table:table-cell office:value-type="float" office:value="0.440481744587702" calcext:value-type="float">
            <text:p>0.440481744587702</text:p>
          </table:table-cell>
          <table:table-cell/>
          <table:table-cell table:formula="of:=[.$J$6]/[.E39]+[.$K$6]/[.F39]+[.$L$6]/[.G39]" office:value-type="float" office:value="3.03906112013382" calcext:value-type="float">
            <text:p>3.03906112013382</text:p>
          </table:table-cell>
          <table:table-cell table:formula="of:=([.$J$6]*[.E39]+[.$K$6]*[.F39]+[.$L$6]*[.G39])/(SQRT(POWER([.$J$6];2)+POWER([.$K$6];2)+POWER([.$L$6];2))*SQRT(POWER([.$E39];2)+POWER([.$F39];2)+POWER([.$G39];2)) )" office:value-type="float" office:value="0.997763789591691" calcext:value-type="float">
            <text:p>0.9977637895916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6289246025636" calcext:value-type="float">
            <text:p>-0.696289246025636</text:p>
          </table:table-cell>
          <table:table-cell office:value-type="float" office:value="-0.567076862381287" calcext:value-type="float">
            <text:p>-0.567076862381287</text:p>
          </table:table-cell>
          <table:table-cell office:value-type="float" office:value="0.440005815894343" calcext:value-type="float">
            <text:p>0.440005815894343</text:p>
          </table:table-cell>
          <table:table-cell/>
          <table:table-cell table:formula="of:=[.$J$6]/[.E40]+[.$K$6]/[.F40]+[.$L$6]/[.G40]" office:value-type="float" office:value="3.04006416133137" calcext:value-type="float">
            <text:p>3.04006416133137</text:p>
          </table:table-cell>
          <table:table-cell table:formula="of:=([.$J$6]*[.E40]+[.$K$6]*[.F40]+[.$L$6]*[.G40])/(SQRT(POWER([.$J$6];2)+POWER([.$K$6];2)+POWER([.$L$6];2))*SQRT(POWER([.$E40];2)+POWER([.$F40];2)+POWER([.$G40];2)) )" office:value-type="float" office:value="0.99776069668578" calcext:value-type="float">
            <text:p>0.9977606966857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7062776183428" calcext:value-type="float">
            <text:p>-0.697062776183428</text:p>
          </table:table-cell>
          <table:table-cell office:value-type="float" office:value="-0.566435036274764" calcext:value-type="float">
            <text:p>-0.566435036274764</text:p>
          </table:table-cell>
          <table:table-cell office:value-type="float" office:value="0.439607592905148" calcext:value-type="float">
            <text:p>0.439607592905148</text:p>
          </table:table-cell>
          <table:table-cell/>
          <table:table-cell table:formula="of:=[.$J$6]/[.E41]+[.$K$6]/[.F41]+[.$L$6]/[.G41]" office:value-type="float" office:value="3.04101475146582" calcext:value-type="float">
            <text:p>3.04101475146582</text:p>
          </table:table-cell>
          <table:table-cell table:formula="of:=([.$J$6]*[.E41]+[.$K$6]*[.F41]+[.$L$6]*[.G41])/(SQRT(POWER([.$J$6];2)+POWER([.$K$6];2)+POWER([.$L$6];2))*SQRT(POWER([.$E41];2)+POWER([.$F41];2)+POWER([.$G41];2)) )" office:value-type="float" office:value="0.997766576059915" calcext:value-type="float">
            <text:p>0.9977665760599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7743292548693" calcext:value-type="float">
            <text:p>-0.697743292548693</text:p>
          </table:table-cell>
          <table:table-cell office:value-type="float" office:value="-0.566403949235872" calcext:value-type="float">
            <text:p>-0.566403949235872</text:p>
          </table:table-cell>
          <table:table-cell office:value-type="float" office:value="0.438566829563428" calcext:value-type="float">
            <text:p>0.438566829563428</text:p>
          </table:table-cell>
          <table:table-cell/>
          <table:table-cell table:formula="of:=[.$J$6]/[.E42]+[.$K$6]/[.F42]+[.$L$6]/[.G42]" office:value-type="float" office:value="3.04274499816644" calcext:value-type="float">
            <text:p>3.04274499816644</text:p>
          </table:table-cell>
          <table:table-cell table:formula="of:=([.$J$6]*[.E42]+[.$K$6]*[.F42]+[.$L$6]*[.G42])/(SQRT(POWER([.$J$6];2)+POWER([.$K$6];2)+POWER([.$L$6];2))*SQRT(POWER([.$E42];2)+POWER([.$F42];2)+POWER([.$G42];2)) )" office:value-type="float" office:value="0.997712178635638" calcext:value-type="float">
            <text:p>0.9977121786356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8644368271329" calcext:value-type="float">
            <text:p>-0.698644368271329</text:p>
          </table:table-cell>
          <table:table-cell office:value-type="float" office:value="-0.565185439820577" calcext:value-type="float">
            <text:p>-0.565185439820577</text:p>
          </table:table-cell>
          <table:table-cell office:value-type="float" office:value="0.43870430280267" calcext:value-type="float">
            <text:p>0.43870430280267</text:p>
          </table:table-cell>
          <table:table-cell/>
          <table:table-cell table:formula="of:=[.$J$6]/[.E43]+[.$K$6]/[.F43]+[.$L$6]/[.G43]" office:value-type="float" office:value="3.04310356702111" calcext:value-type="float">
            <text:p>3.04310356702111</text:p>
          </table:table-cell>
          <table:table-cell table:formula="of:=([.$J$6]*[.E43]+[.$K$6]*[.F43]+[.$L$6]*[.G43])/(SQRT(POWER([.$J$6];2)+POWER([.$K$6];2)+POWER([.$L$6];2))*SQRT(POWER([.$E43];2)+POWER([.$F43];2)+POWER([.$G43];2)) )" office:value-type="float" office:value="0.997767702923816" calcext:value-type="float">
            <text:p>0.9977677029238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699159593104828" calcext:value-type="float">
            <text:p>-0.699159593104828</text:p>
          </table:table-cell>
          <table:table-cell office:value-type="float" office:value="-0.564692888907768" calcext:value-type="float">
            <text:p>-0.564692888907768</text:p>
          </table:table-cell>
          <table:table-cell office:value-type="float" office:value="0.438517735771873" calcext:value-type="float">
            <text:p>0.438517735771873</text:p>
          </table:table-cell>
          <table:table-cell/>
          <table:table-cell table:formula="of:=[.$J$6]/[.E44]+[.$K$6]/[.F44]+[.$L$6]/[.G44]" office:value-type="float" office:value="3.04365547638237" calcext:value-type="float">
            <text:p>3.04365547638237</text:p>
          </table:table-cell>
          <table:table-cell table:formula="of:=([.$J$6]*[.E44]+[.$K$6]*[.F44]+[.$L$6]*[.G44])/(SQRT(POWER([.$J$6];2)+POWER([.$K$6];2)+POWER([.$L$6];2))*SQRT(POWER([.$E44];2)+POWER([.$F44];2)+POWER([.$G44];2)) )" office:value-type="float" office:value="0.997776180317403" calcext:value-type="float">
            <text:p>0.9977761803174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09445862323" calcext:value-type="float">
            <text:p>-0.70009445862323</text:p>
          </table:table-cell>
          <table:table-cell office:value-type="float" office:value="-0.564511480396984" calcext:value-type="float">
            <text:p>-0.564511480396984</text:p>
          </table:table-cell>
          <table:table-cell office:value-type="float" office:value="0.437257975919311" calcext:value-type="float">
            <text:p>0.437257975919311</text:p>
          </table:table-cell>
          <table:table-cell/>
          <table:table-cell table:formula="of:=[.$J$6]/[.E45]+[.$K$6]/[.F45]+[.$L$6]/[.G45]" office:value-type="float" office:value="3.04585377748344" calcext:value-type="float">
            <text:p>3.04585377748344</text:p>
          </table:table-cell>
          <table:table-cell table:formula="of:=([.$J$6]*[.E45]+[.$K$6]*[.F45]+[.$L$6]*[.G45])/(SQRT(POWER([.$J$6];2)+POWER([.$K$6];2)+POWER([.$L$6];2))*SQRT(POWER([.$E45];2)+POWER([.$F45];2)+POWER([.$G45];2)) )" office:value-type="float" office:value="0.997712277765261" calcext:value-type="float">
            <text:p>0.9977122777652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0292447280888" calcext:value-type="float">
            <text:p>-0.700292447280888</text:p>
          </table:table-cell>
          <table:table-cell office:value-type="float" office:value="-0.563907389569818" calcext:value-type="float">
            <text:p>-0.563907389569818</text:p>
          </table:table-cell>
          <table:table-cell office:value-type="float" office:value="0.437720166624635" calcext:value-type="float">
            <text:p>0.437720166624635</text:p>
          </table:table-cell>
          <table:table-cell/>
          <table:table-cell table:formula="of:=[.$J$6]/[.E46]+[.$K$6]/[.F46]+[.$L$6]/[.G46]" office:value-type="float" office:value="3.04538105465002" calcext:value-type="float">
            <text:p>3.04538105465002</text:p>
          </table:table-cell>
          <table:table-cell table:formula="of:=([.$J$6]*[.E46]+[.$K$6]*[.F46]+[.$L$6]*[.G46])/(SQRT(POWER([.$J$6];2)+POWER([.$K$6];2)+POWER([.$L$6];2))*SQRT(POWER([.$E46];2)+POWER([.$F46];2)+POWER([.$G46];2)) )" office:value-type="float" office:value="0.997760430784018" calcext:value-type="float">
            <text:p>0.99776043078401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1894391811268" calcext:value-type="float">
            <text:p>-0.701894391811268</text:p>
          </table:table-cell>
          <table:table-cell office:value-type="float" office:value="-0.562923641633341" calcext:value-type="float">
            <text:p>-0.562923641633341</text:p>
          </table:table-cell>
          <table:table-cell office:value-type="float" office:value="0.436418648128316" calcext:value-type="float">
            <text:p>0.436418648128316</text:p>
          </table:table-cell>
          <table:table-cell/>
          <table:table-cell table:formula="of:=[.$J$6]/[.E47]+[.$K$6]/[.F47]+[.$L$6]/[.G47]" office:value-type="float" office:value="3.04808671101409" calcext:value-type="float">
            <text:p>3.04808671101409</text:p>
          </table:table-cell>
          <table:table-cell table:formula="of:=([.$J$6]*[.E47]+[.$K$6]*[.F47]+[.$L$6]*[.G47])/(SQRT(POWER([.$J$6];2)+POWER([.$K$6];2)+POWER([.$L$6];2))*SQRT(POWER([.$E47];2)+POWER([.$F47];2)+POWER([.$G47];2)) )" office:value-type="float" office:value="0.997719388235015" calcext:value-type="float">
            <text:p>0.99771938823501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428792913346" calcext:value-type="float">
            <text:p>-0.702428792913346</text:p>
          </table:table-cell>
          <table:table-cell office:value-type="float" office:value="-0.562633595806306" calcext:value-type="float">
            <text:p>-0.562633595806306</text:p>
          </table:table-cell>
          <table:table-cell office:value-type="float" office:value="0.435932595427742" calcext:value-type="float">
            <text:p>0.435932595427742</text:p>
          </table:table-cell>
          <table:table-cell/>
          <table:table-cell table:formula="of:=[.$J$6]/[.E48]+[.$K$6]/[.F48]+[.$L$6]/[.G48]" office:value-type="float" office:value="3.04906828471949" calcext:value-type="float">
            <text:p>3.04906828471949</text:p>
          </table:table-cell>
          <table:table-cell table:formula="of:=([.$J$6]*[.E48]+[.$K$6]*[.F48]+[.$L$6]*[.G48])/(SQRT(POWER([.$J$6];2)+POWER([.$K$6];2)+POWER([.$L$6];2))*SQRT(POWER([.$E48];2)+POWER([.$F48];2)+POWER([.$G48];2)) )" office:value-type="float" office:value="0.997700194068009" calcext:value-type="float">
            <text:p>0.9977001940680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2286313048519" calcext:value-type="float">
            <text:p>-0.702286313048519</text:p>
          </table:table-cell>
          <table:table-cell office:value-type="float" office:value="-0.562284241995064" calcext:value-type="float">
            <text:p>-0.562284241995064</text:p>
          </table:table-cell>
          <table:table-cell office:value-type="float" office:value="0.436612374662873" calcext:value-type="float">
            <text:p>0.436612374662873</text:p>
          </table:table-cell>
          <table:table-cell/>
          <table:table-cell table:formula="of:=[.$J$6]/[.E49]+[.$K$6]/[.F49]+[.$L$6]/[.G49]" office:value-type="float" office:value="3.04809305286106" calcext:value-type="float">
            <text:p>3.04809305286106</text:p>
          </table:table-cell>
          <table:table-cell table:formula="of:=([.$J$6]*[.E49]+[.$K$6]*[.F49]+[.$L$6]*[.G49])/(SQRT(POWER([.$J$6];2)+POWER([.$K$6];2)+POWER([.$L$6];2))*SQRT(POWER([.$E49];2)+POWER([.$F49];2)+POWER([.$G49];2)) )" office:value-type="float" office:value="0.997751997353497" calcext:value-type="float">
            <text:p>0.99775199735349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298383584189" calcext:value-type="float">
            <text:p>-0.703298383584189</text:p>
          </table:table-cell>
          <table:table-cell office:value-type="float" office:value="-0.561235965741744" calcext:value-type="float">
            <text:p>-0.561235965741744</text:p>
          </table:table-cell>
          <table:table-cell office:value-type="float" office:value="0.436331954371667" calcext:value-type="float">
            <text:p>0.436331954371667</text:p>
          </table:table-cell>
          <table:table-cell/>
          <table:table-cell table:formula="of:=[.$J$6]/[.E50]+[.$K$6]/[.F50]+[.$L$6]/[.G50]" office:value-type="float" office:value="3.04913247980471" calcext:value-type="float">
            <text:p>3.04913247980471</text:p>
          </table:table-cell>
          <table:table-cell table:formula="of:=([.$J$6]*[.E50]+[.$K$6]*[.F50]+[.$L$6]*[.G50])/(SQRT(POWER([.$J$6];2)+POWER([.$K$6];2)+POWER([.$L$6];2))*SQRT(POWER([.$E50];2)+POWER([.$F50];2)+POWER([.$G50];2)) )" office:value-type="float" office:value="0.997768611002699" calcext:value-type="float">
            <text:p>0.99776861100269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241519749076" calcext:value-type="float">
            <text:p>-0.703241519749076</text:p>
          </table:table-cell>
          <table:table-cell office:value-type="float" office:value="-0.561241700390705" calcext:value-type="float">
            <text:p>-0.561241700390705</text:p>
          </table:table-cell>
          <table:table-cell office:value-type="float" office:value="0.436416221792407" calcext:value-type="float">
            <text:p>0.436416221792407</text:p>
          </table:table-cell>
          <table:table-cell/>
          <table:table-cell table:formula="of:=[.$J$6]/[.E51]+[.$K$6]/[.F51]+[.$L$6]/[.G51]" office:value-type="float" office:value="3.04898544950764" calcext:value-type="float">
            <text:p>3.04898544950764</text:p>
          </table:table-cell>
          <table:table-cell table:formula="of:=([.$J$6]*[.E51]+[.$K$6]*[.F51]+[.$L$6]*[.G51])/(SQRT(POWER([.$J$6];2)+POWER([.$K$6];2)+POWER([.$L$6];2))*SQRT(POWER([.$E51];2)+POWER([.$F51];2)+POWER([.$G51];2)) )" office:value-type="float" office:value="0.997773474829949" calcext:value-type="float">
            <text:p>0.9977734748299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170518520594" calcext:value-type="float">
            <text:p>-0.703170518520594</text:p>
          </table:table-cell>
          <table:table-cell office:value-type="float" office:value="-0.560922498440542" calcext:value-type="float">
            <text:p>-0.560922498440542</text:p>
          </table:table-cell>
          <table:table-cell office:value-type="float" office:value="0.436940696922018" calcext:value-type="float">
            <text:p>0.436940696922018</text:p>
          </table:table-cell>
          <table:table-cell/>
          <table:table-cell table:formula="of:=[.$J$6]/[.E52]+[.$K$6]/[.F52]+[.$L$6]/[.G52]" office:value-type="float" office:value="3.04826530128625" calcext:value-type="float">
            <text:p>3.04826530128625</text:p>
          </table:table-cell>
          <table:table-cell table:formula="of:=([.$J$6]*[.E52]+[.$K$6]*[.F52]+[.$L$6]*[.G52])/(SQRT(POWER([.$J$6];2)+POWER([.$K$6];2)+POWER([.$L$6];2))*SQRT(POWER([.$E52];2)+POWER([.$F52];2)+POWER([.$G52];2)) )" office:value-type="float" office:value="0.997814484641658" calcext:value-type="float">
            <text:p>0.99781448464165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915236875053" calcext:value-type="float">
            <text:p>-0.703915236875053</text:p>
          </table:table-cell>
          <table:table-cell office:value-type="float" office:value="-0.560286997315453" calcext:value-type="float">
            <text:p>-0.560286997315453</text:p>
          </table:table-cell>
          <table:table-cell office:value-type="float" office:value="0.436556777446385" calcext:value-type="float">
            <text:p>0.436556777446385</text:p>
          </table:table-cell>
          <table:table-cell/>
          <table:table-cell table:formula="of:=[.$J$6]/[.E53]+[.$K$6]/[.F53]+[.$L$6]/[.G53]" office:value-type="float" office:value="3.04926784073729" calcext:value-type="float">
            <text:p>3.04926784073729</text:p>
          </table:table-cell>
          <table:table-cell table:formula="of:=([.$J$6]*[.E53]+[.$K$6]*[.F53]+[.$L$6]*[.G53])/(SQRT(POWER([.$J$6];2)+POWER([.$K$6];2)+POWER([.$L$6];2))*SQRT(POWER([.$E53];2)+POWER([.$F53];2)+POWER([.$G53];2)) )" office:value-type="float" office:value="0.997810668872595" calcext:value-type="float">
            <text:p>0.99781066887259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71163761147" calcext:value-type="float">
            <text:p>-0.70371163761147</text:p>
          </table:table-cell>
          <table:table-cell office:value-type="float" office:value="-0.560029179193326" calcext:value-type="float">
            <text:p>-0.560029179193326</text:p>
          </table:table-cell>
          <table:table-cell office:value-type="float" office:value="0.43721533543808" calcext:value-type="float">
            <text:p>0.43721533543808</text:p>
          </table:table-cell>
          <table:table-cell/>
          <table:table-cell table:formula="of:=[.$J$6]/[.E54]+[.$K$6]/[.F54]+[.$L$6]/[.G54]" office:value-type="float" office:value="3.04828899887518" calcext:value-type="float">
            <text:p>3.04828899887518</text:p>
          </table:table-cell>
          <table:table-cell table:formula="of:=([.$J$6]*[.E54]+[.$K$6]*[.F54]+[.$L$6]*[.G54])/(SQRT(POWER([.$J$6];2)+POWER([.$K$6];2)+POWER([.$L$6];2))*SQRT(POWER([.$E54];2)+POWER([.$F54];2)+POWER([.$G54];2)) )" office:value-type="float" office:value="0.997857517729612" calcext:value-type="float">
            <text:p>0.9978575177296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3910662485983" calcext:value-type="float">
            <text:p>-0.703910662485983</text:p>
          </table:table-cell>
          <table:table-cell office:value-type="float" office:value="-0.559569027536245" calcext:value-type="float">
            <text:p>-0.559569027536245</text:p>
          </table:table-cell>
          <table:table-cell office:value-type="float" office:value="0.43748403703528" calcext:value-type="float">
            <text:p>0.43748403703528</text:p>
          </table:table-cell>
          <table:table-cell/>
          <table:table-cell table:formula="of:=[.$J$6]/[.E55]+[.$K$6]/[.F55]+[.$L$6]/[.G55]" office:value-type="float" office:value="3.04808897845066" calcext:value-type="float">
            <text:p>3.04808897845066</text:p>
          </table:table-cell>
          <table:table-cell table:formula="of:=([.$J$6]*[.E55]+[.$K$6]*[.F55]+[.$L$6]*[.G55])/(SQRT(POWER([.$J$6];2)+POWER([.$K$6];2)+POWER([.$L$6];2))*SQRT(POWER([.$E55];2)+POWER([.$F55];2)+POWER([.$G55];2)) )" office:value-type="float" office:value="0.997886767101106" calcext:value-type="float">
            <text:p>0.9978867671011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906847338904" calcext:value-type="float">
            <text:p>-0.704906847338904</text:p>
          </table:table-cell>
          <table:table-cell office:value-type="float" office:value="-0.558291217191471" calcext:value-type="float">
            <text:p>-0.558291217191471</text:p>
          </table:table-cell>
          <table:table-cell office:value-type="float" office:value="0.437512575112525" calcext:value-type="float">
            <text:p>0.437512575112525</text:p>
          </table:table-cell>
          <table:table-cell/>
          <table:table-cell table:formula="of:=[.$J$6]/[.E56]+[.$K$6]/[.F56]+[.$L$6]/[.G56]" office:value-type="float" office:value="3.04876347178177" calcext:value-type="float">
            <text:p>3.04876347178177</text:p>
          </table:table-cell>
          <table:table-cell table:formula="of:=([.$J$6]*[.E56]+[.$K$6]*[.F56]+[.$L$6]*[.G56])/(SQRT(POWER([.$J$6];2)+POWER([.$K$6];2)+POWER([.$L$6];2))*SQRT(POWER([.$E56];2)+POWER([.$F56];2)+POWER([.$G56];2)) )" office:value-type="float" office:value="0.99792382704373" calcext:value-type="float">
            <text:p>0.9979238270437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4913879603488" calcext:value-type="float">
            <text:p>-0.704913879603488</text:p>
          </table:table-cell>
          <table:table-cell office:value-type="float" office:value="-0.558089264736462" calcext:value-type="float">
            <text:p>-0.558089264736462</text:p>
          </table:table-cell>
          <table:table-cell office:value-type="float" office:value="0.437758831924924" calcext:value-type="float">
            <text:p>0.437758831924924</text:p>
          </table:table-cell>
          <table:table-cell/>
          <table:table-cell table:formula="of:=[.$J$6]/[.E57]+[.$K$6]/[.F57]+[.$L$6]/[.G57]" office:value-type="float" office:value="3.04846159005636" calcext:value-type="float">
            <text:p>3.04846159005636</text:p>
          </table:table-cell>
          <table:table-cell table:formula="of:=([.$J$6]*[.E57]+[.$K$6]*[.F57]+[.$L$6]*[.G57])/(SQRT(POWER([.$J$6];2)+POWER([.$K$6];2)+POWER([.$L$6];2))*SQRT(POWER([.$E57];2)+POWER([.$F57];2)+POWER([.$G57];2)) )" office:value-type="float" office:value="0.997943861034953" calcext:value-type="float">
            <text:p>0.99794386103495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249781085797" calcext:value-type="float">
            <text:p>-0.706249781085797</text:p>
          </table:table-cell>
          <table:table-cell office:value-type="float" office:value="-0.55659194035166" calcext:value-type="float">
            <text:p>-0.55659194035166</text:p>
          </table:table-cell>
          <table:table-cell office:value-type="float" office:value="0.437511895440384" calcext:value-type="float">
            <text:p>0.437511895440384</text:p>
          </table:table-cell>
          <table:table-cell/>
          <table:table-cell table:formula="of:=[.$J$6]/[.E58]+[.$K$6]/[.F58]+[.$L$6]/[.G58]" office:value-type="float" office:value="3.04975562446534" calcext:value-type="float">
            <text:p>3.04975562446534</text:p>
          </table:table-cell>
          <table:table-cell table:formula="of:=([.$J$6]*[.E58]+[.$K$6]*[.F58]+[.$L$6]*[.G58])/(SQRT(POWER([.$J$6];2)+POWER([.$K$6];2)+POWER([.$L$6];2))*SQRT(POWER([.$E58];2)+POWER([.$F58];2)+POWER([.$G58];2)) )" office:value-type="float" office:value="0.997966767395571" calcext:value-type="float">
            <text:p>0.99796676739557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584893792875" calcext:value-type="float">
            <text:p>-0.70584893792875</text:p>
          </table:table-cell>
          <table:table-cell office:value-type="float" office:value="-0.556192535784104" calcext:value-type="float">
            <text:p>-0.556192535784104</text:p>
          </table:table-cell>
          <table:table-cell office:value-type="float" office:value="0.43866517979309" calcext:value-type="float">
            <text:p>0.43866517979309</text:p>
          </table:table-cell>
          <table:table-cell/>
          <table:table-cell table:formula="of:=[.$J$6]/[.E59]+[.$K$6]/[.F59]+[.$L$6]/[.G59]" office:value-type="float" office:value="3.048038393372" calcext:value-type="float">
            <text:p>3.048038393372</text:p>
          </table:table-cell>
          <table:table-cell table:formula="of:=([.$J$6]*[.E59]+[.$K$6]*[.F59]+[.$L$6]*[.G59])/(SQRT(POWER([.$J$6];2)+POWER([.$K$6];2)+POWER([.$L$6];2))*SQRT(POWER([.$E59];2)+POWER([.$F59];2)+POWER([.$G59];2)) )" office:value-type="float" office:value="0.998045309949516" calcext:value-type="float">
            <text:p>0.99804530994951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245362823625" calcext:value-type="float">
            <text:p>-0.706245362823625</text:p>
          </table:table-cell>
          <table:table-cell office:value-type="float" office:value="-0.555601134907562" calcext:value-type="float">
            <text:p>-0.555601134907562</text:p>
          </table:table-cell>
          <table:table-cell office:value-type="float" office:value="0.438776556324009" calcext:value-type="float">
            <text:p>0.438776556324009</text:p>
          </table:table-cell>
          <table:table-cell/>
          <table:table-cell table:formula="of:=[.$J$6]/[.E60]+[.$K$6]/[.F60]+[.$L$6]/[.G60]" office:value-type="float" office:value="3.04820416445859" calcext:value-type="float">
            <text:p>3.04820416445859</text:p>
          </table:table-cell>
          <table:table-cell table:formula="of:=([.$J$6]*[.E60]+[.$K$6]*[.F60]+[.$L$6]*[.G60])/(SQRT(POWER([.$J$6];2)+POWER([.$K$6];2)+POWER([.$L$6];2))*SQRT(POWER([.$E60];2)+POWER([.$F60];2)+POWER([.$G60];2)) )" office:value-type="float" office:value="0.998065746974655" calcext:value-type="float">
            <text:p>0.9980657469746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291194809113" calcext:value-type="float">
            <text:p>-0.706291194809113</text:p>
          </table:table-cell>
          <table:table-cell office:value-type="float" office:value="-0.555038272556055" calcext:value-type="float">
            <text:p>-0.555038272556055</text:p>
          </table:table-cell>
          <table:table-cell office:value-type="float" office:value="0.439414683565656" calcext:value-type="float">
            <text:p>0.439414683565656</text:p>
          </table:table-cell>
          <table:table-cell/>
          <table:table-cell table:formula="of:=[.$J$6]/[.E61]+[.$K$6]/[.F61]+[.$L$6]/[.G61]" office:value-type="float" office:value="3.04747070593335" calcext:value-type="float">
            <text:p>3.04747070593335</text:p>
          </table:table-cell>
          <table:table-cell table:formula="of:=([.$J$6]*[.E61]+[.$K$6]*[.F61]+[.$L$6]*[.G61])/(SQRT(POWER([.$J$6];2)+POWER([.$K$6];2)+POWER([.$L$6];2))*SQRT(POWER([.$E61];2)+POWER([.$F61];2)+POWER([.$G61];2)) )" office:value-type="float" office:value="0.998116136353243" calcext:value-type="float">
            <text:p>0.99811613635324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512337777711" calcext:value-type="float">
            <text:p>-0.706512337777711</text:p>
          </table:table-cell>
          <table:table-cell office:value-type="float" office:value="-0.554025224439422" calcext:value-type="float">
            <text:p>-0.554025224439422</text:p>
          </table:table-cell>
          <table:table-cell office:value-type="float" office:value="0.440336652179581" calcext:value-type="float">
            <text:p>0.440336652179581</text:p>
          </table:table-cell>
          <table:table-cell/>
          <table:table-cell table:formula="of:=[.$J$6]/[.E62]+[.$K$6]/[.F62]+[.$L$6]/[.G62]" office:value-type="float" office:value="3.04654799348366" calcext:value-type="float">
            <text:p>3.04654799348366</text:p>
          </table:table-cell>
          <table:table-cell table:formula="of:=([.$J$6]*[.E62]+[.$K$6]*[.F62]+[.$L$6]*[.G62])/(SQRT(POWER([.$J$6];2)+POWER([.$K$6];2)+POWER([.$L$6];2))*SQRT(POWER([.$E62];2)+POWER([.$F62];2)+POWER([.$G62];2)) )" office:value-type="float" office:value="0.998191945175681" calcext:value-type="float">
            <text:p>0.9981919451756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6975614345449" calcext:value-type="float">
            <text:p>-0.706975614345449</text:p>
          </table:table-cell>
          <table:table-cell office:value-type="float" office:value="-0.553726236272358" calcext:value-type="float">
            <text:p>-0.553726236272358</text:p>
          </table:table-cell>
          <table:table-cell office:value-type="float" office:value="0.439969017073388" calcext:value-type="float">
            <text:p>0.439969017073388</text:p>
          </table:table-cell>
          <table:table-cell/>
          <table:table-cell table:formula="of:=[.$J$6]/[.E63]+[.$K$6]/[.F63]+[.$L$6]/[.G63]" office:value-type="float" office:value="3.04734624941058" calcext:value-type="float">
            <text:p>3.04734624941058</text:p>
          </table:table-cell>
          <table:table-cell table:formula="of:=([.$J$6]*[.E63]+[.$K$6]*[.F63]+[.$L$6]*[.G63])/(SQRT(POWER([.$J$6];2)+POWER([.$K$6];2)+POWER([.$L$6];2))*SQRT(POWER([.$E63];2)+POWER([.$F63];2)+POWER([.$G63];2)) )" office:value-type="float" office:value="0.99817678337265" calcext:value-type="float">
            <text:p>0.998176783372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7964226492959" calcext:value-type="float">
            <text:p>-0.707964226492959</text:p>
          </table:table-cell>
          <table:table-cell office:value-type="float" office:value="-0.551774962474923" calcext:value-type="float">
            <text:p>-0.551774962474923</text:p>
          </table:table-cell>
          <table:table-cell office:value-type="float" office:value="0.440829949971668" calcext:value-type="float">
            <text:p>0.440829949971668</text:p>
          </table:table-cell>
          <table:table-cell/>
          <table:table-cell table:formula="of:=[.$J$6]/[.E64]+[.$K$6]/[.F64]+[.$L$6]/[.G64]" office:value-type="float" office:value="3.04713905125805" calcext:value-type="float">
            <text:p>3.04713905125805</text:p>
          </table:table-cell>
          <table:table-cell table:formula="of:=([.$J$6]*[.E64]+[.$K$6]*[.F64]+[.$L$6]*[.G64])/(SQRT(POWER([.$J$6];2)+POWER([.$K$6];2)+POWER([.$L$6];2))*SQRT(POWER([.$E64];2)+POWER([.$F64];2)+POWER([.$G64];2)) )" office:value-type="float" office:value="0.99826457134132" calcext:value-type="float">
            <text:p>0.9982645713413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150841579388" calcext:value-type="float">
            <text:p>-0.709150841579388</text:p>
          </table:table-cell>
          <table:table-cell office:value-type="float" office:value="-0.550640743665864" calcext:value-type="float">
            <text:p>-0.550640743665864</text:p>
          </table:table-cell>
          <table:table-cell office:value-type="float" office:value="0.440340612824152" calcext:value-type="float">
            <text:p>0.440340612824152</text:p>
          </table:table-cell>
          <table:table-cell/>
          <table:table-cell table:formula="of:=[.$J$6]/[.E65]+[.$K$6]/[.F65]+[.$L$6]/[.G65]" office:value-type="float" office:value="3.048690768983" calcext:value-type="float">
            <text:p>3.048690768983</text:p>
          </table:table-cell>
          <table:table-cell table:formula="of:=([.$J$6]*[.E65]+[.$K$6]*[.F65]+[.$L$6]*[.G65])/(SQRT(POWER([.$J$6];2)+POWER([.$K$6];2)+POWER([.$L$6];2))*SQRT(POWER([.$E65];2)+POWER([.$F65];2)+POWER([.$G65];2)) )" office:value-type="float" office:value="0.998254874594555" calcext:value-type="float">
            <text:p>0.99825487459455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048217796335" calcext:value-type="float">
            <text:p>-0.710048217796335</text:p>
          </table:table-cell>
          <table:table-cell office:value-type="float" office:value="-0.549630722344316" calcext:value-type="float">
            <text:p>-0.549630722344316</text:p>
          </table:table-cell>
          <table:table-cell office:value-type="float" office:value="0.44015633297672" calcext:value-type="float">
            <text:p>0.44015633297672</text:p>
          </table:table-cell>
          <table:table-cell/>
          <table:table-cell table:formula="of:=[.$J$6]/[.E66]+[.$K$6]/[.F66]+[.$L$6]/[.G66]" office:value-type="float" office:value="3.04966784116395" calcext:value-type="float">
            <text:p>3.04966784116395</text:p>
          </table:table-cell>
          <table:table-cell table:formula="of:=([.$J$6]*[.E66]+[.$K$6]*[.F66]+[.$L$6]*[.G66])/(SQRT(POWER([.$J$6];2)+POWER([.$K$6];2)+POWER([.$L$6];2))*SQRT(POWER([.$E66];2)+POWER([.$F66];2)+POWER([.$G66];2)) )" office:value-type="float" office:value="0.99825901113564" calcext:value-type="float">
            <text:p>0.9982590111356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09848264880086" calcext:value-type="float">
            <text:p>-0.709848264880086</text:p>
          </table:table-cell>
          <table:table-cell office:value-type="float" office:value="-0.549373165804168" calcext:value-type="float">
            <text:p>-0.549373165804168</text:p>
          </table:table-cell>
          <table:table-cell office:value-type="float" office:value="0.440799915541096" calcext:value-type="float">
            <text:p>0.440799915541096</text:p>
          </table:table-cell>
          <table:table-cell/>
          <table:table-cell table:formula="of:=[.$J$6]/[.E67]+[.$K$6]/[.F67]+[.$L$6]/[.G67]" office:value-type="float" office:value="3.04876092841489" calcext:value-type="float">
            <text:p>3.04876092841489</text:p>
          </table:table-cell>
          <table:table-cell table:formula="of:=([.$J$6]*[.E67]+[.$K$6]*[.F67]+[.$L$6]*[.G67])/(SQRT(POWER([.$J$6];2)+POWER([.$K$6];2)+POWER([.$L$6];2))*SQRT(POWER([.$E67];2)+POWER([.$F67];2)+POWER([.$G67];2)) )" office:value-type="float" office:value="0.998301174524859" calcext:value-type="float">
            <text:p>0.99830117452485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0804990860878" calcext:value-type="float">
            <text:p>-0.710804990860878</text:p>
          </table:table-cell>
          <table:table-cell office:value-type="float" office:value="-0.54840694474623" calcext:value-type="float">
            <text:p>-0.54840694474623</text:p>
          </table:table-cell>
          <table:table-cell office:value-type="float" office:value="0.440461221813422" calcext:value-type="float">
            <text:p>0.440461221813422</text:p>
          </table:table-cell>
          <table:table-cell/>
          <table:table-cell table:formula="of:=[.$J$6]/[.E68]+[.$K$6]/[.F68]+[.$L$6]/[.G68]" office:value-type="float" office:value="3.04998046018546" calcext:value-type="float">
            <text:p>3.04998046018546</text:p>
          </table:table-cell>
          <table:table-cell table:formula="of:=([.$J$6]*[.E68]+[.$K$6]*[.F68]+[.$L$6]*[.G68])/(SQRT(POWER([.$J$6];2)+POWER([.$K$6];2)+POWER([.$L$6];2))*SQRT(POWER([.$E68];2)+POWER([.$F68];2)+POWER([.$G68];2)) )" office:value-type="float" office:value="0.998293673668074" calcext:value-type="float">
            <text:p>0.9982936736680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889375363294" calcext:value-type="float">
            <text:p>-0.711889375363294</text:p>
          </table:table-cell>
          <table:table-cell office:value-type="float" office:value="-0.546982009180119" calcext:value-type="float">
            <text:p>-0.546982009180119</text:p>
          </table:table-cell>
          <table:table-cell office:value-type="float" office:value="0.440481780415648" calcext:value-type="float">
            <text:p>0.440481780415648</text:p>
          </table:table-cell>
          <table:table-cell/>
          <table:table-cell table:formula="of:=[.$J$6]/[.E69]+[.$K$6]/[.F69]+[.$L$6]/[.G69]" office:value-type="float" office:value="3.05092800460641" calcext:value-type="float">
            <text:p>3.05092800460641</text:p>
          </table:table-cell>
          <table:table-cell table:formula="of:=([.$J$6]*[.E69]+[.$K$6]*[.F69]+[.$L$6]*[.G69])/(SQRT(POWER([.$J$6];2)+POWER([.$K$6];2)+POWER([.$L$6];2))*SQRT(POWER([.$E69];2)+POWER([.$F69];2)+POWER([.$G69];2)) )" office:value-type="float" office:value="0.998311033948175" calcext:value-type="float">
            <text:p>0.99831103394817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1896287793438" calcext:value-type="float">
            <text:p>-0.711896287793438</text:p>
          </table:table-cell>
          <table:table-cell office:value-type="float" office:value="-0.546626061307115" calcext:value-type="float">
            <text:p>-0.546626061307115</text:p>
          </table:table-cell>
          <table:table-cell office:value-type="float" office:value="0.440912263977532" calcext:value-type="float">
            <text:p>0.440912263977532</text:p>
          </table:table-cell>
          <table:table-cell/>
          <table:table-cell table:formula="of:=[.$J$6]/[.E70]+[.$K$6]/[.F70]+[.$L$6]/[.G70]" office:value-type="float" office:value="3.05045339505121" calcext:value-type="float">
            <text:p>3.05045339505121</text:p>
          </table:table-cell>
          <table:table-cell table:formula="of:=([.$J$6]*[.E70]+[.$K$6]*[.F70]+[.$L$6]*[.G70])/(SQRT(POWER([.$J$6];2)+POWER([.$K$6];2)+POWER([.$L$6];2))*SQRT(POWER([.$E70];2)+POWER([.$F70];2)+POWER([.$G70];2)) )" office:value-type="float" office:value="0.998340786046823" calcext:value-type="float">
            <text:p>0.9983407860468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32762351608" calcext:value-type="float">
            <text:p>-0.7132762351608</text:p>
          </table:table-cell>
          <table:table-cell office:value-type="float" office:value="-0.545129971555209" calcext:value-type="float">
            <text:p>-0.545129971555209</text:p>
          </table:table-cell>
          <table:table-cell office:value-type="float" office:value="0.440534137686346" calcext:value-type="float">
            <text:p>0.440534137686346</text:p>
          </table:table-cell>
          <table:table-cell/>
          <table:table-cell table:formula="of:=[.$J$6]/[.E71]+[.$K$6]/[.F71]+[.$L$6]/[.G71]" office:value-type="float" office:value="3.0521517104422" calcext:value-type="float">
            <text:p>3.0521517104422</text:p>
          </table:table-cell>
          <table:table-cell table:formula="of:=([.$J$6]*[.E71]+[.$K$6]*[.F71]+[.$L$6]*[.G71])/(SQRT(POWER([.$J$6];2)+POWER([.$K$6];2)+POWER([.$L$6];2))*SQRT(POWER([.$E71];2)+POWER([.$F71];2)+POWER([.$G71];2)) )" office:value-type="float" office:value="0.998330509752294" calcext:value-type="float">
            <text:p>0.99833050975229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013721682695" calcext:value-type="float">
            <text:p>-0.714013721682695</text:p>
          </table:table-cell>
          <table:table-cell office:value-type="float" office:value="-0.544327523619079" calcext:value-type="float">
            <text:p>-0.544327523619079</text:p>
          </table:table-cell>
          <table:table-cell office:value-type="float" office:value="0.440331638971751" calcext:value-type="float">
            <text:p>0.440331638971751</text:p>
          </table:table-cell>
          <table:table-cell/>
          <table:table-cell table:formula="of:=[.$J$6]/[.E72]+[.$K$6]/[.F72]+[.$L$6]/[.G72]" office:value-type="float" office:value="3.05307511445563" calcext:value-type="float">
            <text:p>3.05307511445563</text:p>
          </table:table-cell>
          <table:table-cell table:formula="of:=([.$J$6]*[.E72]+[.$K$6]*[.F72]+[.$L$6]*[.G72])/(SQRT(POWER([.$J$6];2)+POWER([.$K$6];2)+POWER([.$L$6];2))*SQRT(POWER([.$E72];2)+POWER([.$F72];2)+POWER([.$G72];2)) )" office:value-type="float" office:value="0.998323297553848" calcext:value-type="float">
            <text:p>0.99832329755384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4832835483185" calcext:value-type="float">
            <text:p>-0.714832835483185</text:p>
          </table:table-cell>
          <table:table-cell office:value-type="float" office:value="-0.543485636129024" calcext:value-type="float">
            <text:p>-0.543485636129024</text:p>
          </table:table-cell>
          <table:table-cell office:value-type="float" office:value="0.440042475945789" calcext:value-type="float">
            <text:p>0.440042475945789</text:p>
          </table:table-cell>
          <table:table-cell/>
          <table:table-cell table:formula="of:=[.$J$6]/[.E73]+[.$K$6]/[.F73]+[.$L$6]/[.G73]" office:value-type="float" office:value="3.0541840051712" calcext:value-type="float">
            <text:p>3.0541840051712</text:p>
          </table:table-cell>
          <table:table-cell table:formula="of:=([.$J$6]*[.E73]+[.$K$6]*[.F73]+[.$L$6]*[.G73])/(SQRT(POWER([.$J$6];2)+POWER([.$K$6];2)+POWER([.$L$6];2))*SQRT(POWER([.$E73];2)+POWER([.$F73];2)+POWER([.$G73];2)) )" office:value-type="float" office:value="0.998309599045331" calcext:value-type="float">
            <text:p>0.99830959904533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5679624813609" calcext:value-type="float">
            <text:p>-0.715679624813609</text:p>
          </table:table-cell>
          <table:table-cell office:value-type="float" office:value="-0.542506615528473" calcext:value-type="float">
            <text:p>-0.542506615528473</text:p>
          </table:table-cell>
          <table:table-cell office:value-type="float" office:value="0.439874126011627" calcext:value-type="float">
            <text:p>0.439874126011627</text:p>
          </table:table-cell>
          <table:table-cell/>
          <table:table-cell table:formula="of:=[.$J$6]/[.E74]+[.$K$6]/[.F74]+[.$L$6]/[.G74]" office:value-type="float" office:value="3.05520074717966" calcext:value-type="float">
            <text:p>3.05520074717966</text:p>
          </table:table-cell>
          <table:table-cell table:formula="of:=([.$J$6]*[.E74]+[.$K$6]*[.F74]+[.$L$6]*[.G74])/(SQRT(POWER([.$J$6];2)+POWER([.$K$6];2)+POWER([.$L$6];2))*SQRT(POWER([.$E74];2)+POWER([.$F74];2)+POWER([.$G74];2)) )" office:value-type="float" office:value="0.998302629672983" calcext:value-type="float">
            <text:p>0.9983026296729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949030026072" calcext:value-type="float">
            <text:p>-0.716949030026072</text:p>
          </table:table-cell>
          <table:table-cell office:value-type="float" office:value="-0.54122367359513" calcext:value-type="float">
            <text:p>-0.54122367359513</text:p>
          </table:table-cell>
          <table:table-cell office:value-type="float" office:value="0.439387099816171" calcext:value-type="float">
            <text:p>0.439387099816171</text:p>
          </table:table-cell>
          <table:table-cell/>
          <table:table-cell table:formula="of:=[.$J$6]/[.E75]+[.$K$6]/[.F75]+[.$L$6]/[.G75]" office:value-type="float" office:value="3.05700874369372" calcext:value-type="float">
            <text:p>3.05700874369372</text:p>
          </table:table-cell>
          <table:table-cell table:formula="of:=([.$J$6]*[.E75]+[.$K$6]*[.F75]+[.$L$6]*[.G75])/(SQRT(POWER([.$J$6];2)+POWER([.$K$6];2)+POWER([.$L$6];2))*SQRT(POWER([.$E75];2)+POWER([.$F75];2)+POWER([.$G75];2)) )" office:value-type="float" office:value="0.998273689758585" calcext:value-type="float">
            <text:p>0.99827368975858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6536640529263" calcext:value-type="float">
            <text:p>-0.716536640529263</text:p>
          </table:table-cell>
          <table:table-cell office:value-type="float" office:value="-0.54133649489282" calcext:value-type="float">
            <text:p>-0.54133649489282</text:p>
          </table:table-cell>
          <table:table-cell office:value-type="float" office:value="0.439920495176337" calcext:value-type="float">
            <text:p>0.439920495176337</text:p>
          </table:table-cell>
          <table:table-cell/>
          <table:table-cell table:formula="of:=[.$J$6]/[.E76]+[.$K$6]/[.F76]+[.$L$6]/[.G76]" office:value-type="float" office:value="3.05600924711529" calcext:value-type="float">
            <text:p>3.05600924711529</text:p>
          </table:table-cell>
          <table:table-cell table:formula="of:=([.$J$6]*[.E76]+[.$K$6]*[.F76]+[.$L$6]*[.G76])/(SQRT(POWER([.$J$6];2)+POWER([.$K$6];2)+POWER([.$L$6];2))*SQRT(POWER([.$E76];2)+POWER([.$F76];2)+POWER([.$G76];2)) )" office:value-type="float" office:value="0.998308107575009" calcext:value-type="float">
            <text:p>0.9983081075750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053391060868" calcext:value-type="float">
            <text:p>-0.717053391060868</text:p>
          </table:table-cell>
          <table:table-cell office:value-type="float" office:value="-0.540552704276378" calcext:value-type="float">
            <text:p>-0.540552704276378</text:p>
          </table:table-cell>
          <table:table-cell office:value-type="float" office:value="0.440042280090907" calcext:value-type="float">
            <text:p>0.440042280090907</text:p>
          </table:table-cell>
          <table:table-cell/>
          <table:table-cell table:formula="of:=[.$J$6]/[.E77]+[.$K$6]/[.F77]+[.$L$6]/[.G77]" office:value-type="float" office:value="3.05640467751425" calcext:value-type="float">
            <text:p>3.05640467751425</text:p>
          </table:table-cell>
          <table:table-cell table:formula="of:=([.$J$6]*[.E77]+[.$K$6]*[.F77]+[.$L$6]*[.G77])/(SQRT(POWER([.$J$6];2)+POWER([.$K$6];2)+POWER([.$L$6];2))*SQRT(POWER([.$E77];2)+POWER([.$F77];2)+POWER([.$G77];2)) )" office:value-type="float" office:value="0.998316497005954" calcext:value-type="float">
            <text:p>0.99831649700595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579410425759" calcext:value-type="float">
            <text:p>-0.717579410425759</text:p>
          </table:table-cell>
          <table:table-cell office:value-type="float" office:value="-0.539919973323973" calcext:value-type="float">
            <text:p>-0.539919973323973</text:p>
          </table:table-cell>
          <table:table-cell office:value-type="float" office:value="0.439961603027878" calcext:value-type="float">
            <text:p>0.439961603027878</text:p>
          </table:table-cell>
          <table:table-cell/>
          <table:table-cell table:formula="of:=[.$J$6]/[.E78]+[.$K$6]/[.F78]+[.$L$6]/[.G78]" office:value-type="float" office:value="3.05703486268665" calcext:value-type="float">
            <text:p>3.05703486268665</text:p>
          </table:table-cell>
          <table:table-cell table:formula="of:=([.$J$6]*[.E78]+[.$K$6]*[.F78]+[.$L$6]*[.G78])/(SQRT(POWER([.$J$6];2)+POWER([.$K$6];2)+POWER([.$L$6];2))*SQRT(POWER([.$E78];2)+POWER([.$F78];2)+POWER([.$G78];2)) )" office:value-type="float" office:value="0.998311032207313" calcext:value-type="float">
            <text:p>0.9983110322073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7889865056863" calcext:value-type="float">
            <text:p>-0.717889865056863</text:p>
          </table:table-cell>
          <table:table-cell office:value-type="float" office:value="-0.53947965726206" calcext:value-type="float">
            <text:p>-0.53947965726206</text:p>
          </table:table-cell>
          <table:table-cell office:value-type="float" office:value="0.439995273893991" calcext:value-type="float">
            <text:p>0.439995273893991</text:p>
          </table:table-cell>
          <table:table-cell/>
          <table:table-cell table:formula="of:=[.$J$6]/[.E79]+[.$K$6]/[.F79]+[.$L$6]/[.G79]" office:value-type="float" office:value="3.05732265880254" calcext:value-type="float">
            <text:p>3.05732265880254</text:p>
          </table:table-cell>
          <table:table-cell table:formula="of:=([.$J$6]*[.E79]+[.$K$6]*[.F79]+[.$L$6]*[.G79])/(SQRT(POWER([.$J$6];2)+POWER([.$K$6];2)+POWER([.$L$6];2))*SQRT(POWER([.$E79];2)+POWER([.$F79];2)+POWER([.$G79];2)) )" office:value-type="float" office:value="0.998312690687474" calcext:value-type="float">
            <text:p>0.9983126906874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876566893838" calcext:value-type="float">
            <text:p>-0.718876566893838</text:p>
          </table:table-cell>
          <table:table-cell office:value-type="float" office:value="-0.538418555237889" calcext:value-type="float">
            <text:p>-0.538418555237889</text:p>
          </table:table-cell>
          <table:table-cell office:value-type="float" office:value="0.439683910265629" calcext:value-type="float">
            <text:p>0.439683910265629</text:p>
          </table:table-cell>
          <table:table-cell/>
          <table:table-cell table:formula="of:=[.$J$6]/[.E80]+[.$K$6]/[.F80]+[.$L$6]/[.G80]" office:value-type="float" office:value="3.05869869518289" calcext:value-type="float">
            <text:p>3.05869869518289</text:p>
          </table:table-cell>
          <table:table-cell table:formula="of:=([.$J$6]*[.E80]+[.$K$6]*[.F80]+[.$L$6]*[.G80])/(SQRT(POWER([.$J$6];2)+POWER([.$K$6];2)+POWER([.$L$6];2))*SQRT(POWER([.$E80];2)+POWER([.$F80];2)+POWER([.$G80];2)) )" office:value-type="float" office:value="0.998289731424091" calcext:value-type="float">
            <text:p>0.9982897314240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788796035409" calcext:value-type="float">
            <text:p>-0.718788796035409</text:p>
          </table:table-cell>
          <table:table-cell office:value-type="float" office:value="-0.538208644575125" calcext:value-type="float">
            <text:p>-0.538208644575125</text:p>
          </table:table-cell>
          <table:table-cell office:value-type="float" office:value="0.440084221028855" calcext:value-type="float">
            <text:p>0.440084221028855</text:p>
          </table:table-cell>
          <table:table-cell/>
          <table:table-cell table:formula="of:=[.$J$6]/[.E81]+[.$K$6]/[.F81]+[.$L$6]/[.G81]" office:value-type="float" office:value="3.05817997385656" calcext:value-type="float">
            <text:p>3.05817997385656</text:p>
          </table:table-cell>
          <table:table-cell table:formula="of:=([.$J$6]*[.E81]+[.$K$6]*[.F81]+[.$L$6]*[.G81])/(SQRT(POWER([.$J$6];2)+POWER([.$K$6];2)+POWER([.$L$6];2))*SQRT(POWER([.$E81];2)+POWER([.$F81];2)+POWER([.$G81];2)) )" office:value-type="float" office:value="0.998315355859763" calcext:value-type="float">
            <text:p>0.9983153558597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8796083466626" calcext:value-type="float">
            <text:p>-0.718796083466626</text:p>
          </table:table-cell>
          <table:table-cell office:value-type="float" office:value="-0.538183523677779" calcext:value-type="float">
            <text:p>-0.538183523677779</text:p>
          </table:table-cell>
          <table:table-cell office:value-type="float" office:value="0.440103039338299" calcext:value-type="float">
            <text:p>0.440103039338299</text:p>
          </table:table-cell>
          <table:table-cell/>
          <table:table-cell table:formula="of:=[.$J$6]/[.E82]+[.$K$6]/[.F82]+[.$L$6]/[.G82]" office:value-type="float" office:value="3.05816788285089" calcext:value-type="float">
            <text:p>3.05816788285089</text:p>
          </table:table-cell>
          <table:table-cell table:formula="of:=([.$J$6]*[.E82]+[.$K$6]*[.F82]+[.$L$6]*[.G82])/(SQRT(POWER([.$J$6];2)+POWER([.$K$6];2)+POWER([.$L$6];2))*SQRT(POWER([.$E82];2)+POWER([.$F82];2)+POWER([.$G82];2)) )" office:value-type="float" office:value="0.998316503021291" calcext:value-type="float">
            <text:p>0.9983165030212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19762212384944" calcext:value-type="float">
            <text:p>-0.719762212384944</text:p>
          </table:table-cell>
          <table:table-cell office:value-type="float" office:value="-0.537105072022187" calcext:value-type="float">
            <text:p>-0.537105072022187</text:p>
          </table:table-cell>
          <table:table-cell office:value-type="float" office:value="0.439841447831798" calcext:value-type="float">
            <text:p>0.439841447831798</text:p>
          </table:table-cell>
          <table:table-cell/>
          <table:table-cell table:formula="of:=[.$J$6]/[.E83]+[.$K$6]/[.F83]+[.$L$6]/[.G83]" office:value-type="float" office:value="3.05948883486609" calcext:value-type="float">
            <text:p>3.05948883486609</text:p>
          </table:table-cell>
          <table:table-cell table:formula="of:=([.$J$6]*[.E83]+[.$K$6]*[.F83]+[.$L$6]*[.G83])/(SQRT(POWER([.$J$6];2)+POWER([.$K$6];2)+POWER([.$L$6];2))*SQRT(POWER([.$E83];2)+POWER([.$F83];2)+POWER([.$G83];2)) )" office:value-type="float" office:value="0.99829459739405" calcext:value-type="float">
            <text:p>0.9982945973940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556346493788" calcext:value-type="float">
            <text:p>-0.720556346493788</text:p>
          </table:table-cell>
          <table:table-cell office:value-type="float" office:value="-0.536256013841577" calcext:value-type="float">
            <text:p>-0.536256013841577</text:p>
          </table:table-cell>
          <table:table-cell office:value-type="float" office:value="0.439577113992831" calcext:value-type="float">
            <text:p>0.439577113992831</text:p>
          </table:table-cell>
          <table:table-cell/>
          <table:table-cell table:formula="of:=[.$J$6]/[.E84]+[.$K$6]/[.F84]+[.$L$6]/[.G84]" office:value-type="float" office:value="3.06064091910463" calcext:value-type="float">
            <text:p>3.06064091910463</text:p>
          </table:table-cell>
          <table:table-cell table:formula="of:=([.$J$6]*[.E84]+[.$K$6]*[.F84]+[.$L$6]*[.G84])/(SQRT(POWER([.$J$6];2)+POWER([.$K$6];2)+POWER([.$L$6];2))*SQRT(POWER([.$E84];2)+POWER([.$F84];2)+POWER([.$G84];2)) )" office:value-type="float" office:value="0.998271966750806" calcext:value-type="float">
            <text:p>0.9982719667508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0173932183878" calcext:value-type="float">
            <text:p>-0.720173932183878</text:p>
          </table:table-cell>
          <table:table-cell office:value-type="float" office:value="-0.536440532251888" calcext:value-type="float">
            <text:p>-0.536440532251888</text:p>
          </table:table-cell>
          <table:table-cell office:value-type="float" office:value="0.439978479882962" calcext:value-type="float">
            <text:p>0.439978479882962</text:p>
          </table:table-cell>
          <table:table-cell/>
          <table:table-cell table:formula="of:=[.$J$6]/[.E85]+[.$K$6]/[.F85]+[.$L$6]/[.G85]" office:value-type="float" office:value="3.05979748060035" calcext:value-type="float">
            <text:p>3.05979748060035</text:p>
          </table:table-cell>
          <table:table-cell table:formula="of:=([.$J$6]*[.E85]+[.$K$6]*[.F85]+[.$L$6]*[.G85])/(SQRT(POWER([.$J$6];2)+POWER([.$K$6];2)+POWER([.$L$6];2))*SQRT(POWER([.$E85];2)+POWER([.$F85];2)+POWER([.$G85];2)) )" office:value-type="float" office:value="0.998299939479522" calcext:value-type="float">
            <text:p>0.9982999394795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1337037884802" calcext:value-type="float">
            <text:p>-0.721337037884802</text:p>
          </table:table-cell>
          <table:table-cell office:value-type="float" office:value="-0.535193096699747" calcext:value-type="float">
            <text:p>-0.535193096699747</text:p>
          </table:table-cell>
          <table:table-cell office:value-type="float" office:value="0.439592114374809" calcext:value-type="float">
            <text:p>0.439592114374809</text:p>
          </table:table-cell>
          <table:table-cell/>
          <table:table-cell table:formula="of:=[.$J$6]/[.E86]+[.$K$6]/[.F86]+[.$L$6]/[.G86]" office:value-type="float" office:value="3.06149949720575" calcext:value-type="float">
            <text:p>3.06149949720575</text:p>
          </table:table-cell>
          <table:table-cell table:formula="of:=([.$J$6]*[.E86]+[.$K$6]*[.F86]+[.$L$6]*[.G86])/(SQRT(POWER([.$J$6];2)+POWER([.$K$6];2)+POWER([.$L$6];2))*SQRT(POWER([.$E86];2)+POWER([.$F86];2)+POWER([.$G86];2)) )" office:value-type="float" office:value="0.998265141616696" calcext:value-type="float">
            <text:p>0.9982651416166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1382999090293" calcext:value-type="float">
            <text:p>-0.721382999090293</text:p>
          </table:table-cell>
          <table:table-cell office:value-type="float" office:value="-0.535040532082413" calcext:value-type="float">
            <text:p>-0.535040532082413</text:p>
          </table:table-cell>
          <table:table-cell office:value-type="float" office:value="0.439702396687194" calcext:value-type="float">
            <text:p>0.439702396687194</text:p>
          </table:table-cell>
          <table:table-cell/>
          <table:table-cell table:formula="of:=[.$J$6]/[.E87]+[.$K$6]/[.F87]+[.$L$6]/[.G87]" office:value-type="float" office:value="3.06143699307284" calcext:value-type="float">
            <text:p>3.06143699307284</text:p>
          </table:table-cell>
          <table:table-cell table:formula="of:=([.$J$6]*[.E87]+[.$K$6]*[.F87]+[.$L$6]*[.G87])/(SQRT(POWER([.$J$6];2)+POWER([.$K$6];2)+POWER([.$L$6];2))*SQRT(POWER([.$E87];2)+POWER([.$F87];2)+POWER([.$G87];2)) )" office:value-type="float" office:value="0.998271324935302" calcext:value-type="float">
            <text:p>0.99827132493530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1393246601816" calcext:value-type="float">
            <text:p>-0.721393246601816</text:p>
          </table:table-cell>
          <table:table-cell office:value-type="float" office:value="-0.535032795145418" calcext:value-type="float">
            <text:p>-0.535032795145418</text:p>
          </table:table-cell>
          <table:table-cell office:value-type="float" office:value="0.43969499869361" calcext:value-type="float">
            <text:p>0.43969499869361</text:p>
          </table:table-cell>
          <table:table-cell/>
          <table:table-cell table:formula="of:=[.$J$6]/[.E88]+[.$K$6]/[.F88]+[.$L$6]/[.G88]" office:value-type="float" office:value="3.06145626785693" calcext:value-type="float">
            <text:p>3.06145626785693</text:p>
          </table:table-cell>
          <table:table-cell table:formula="of:=([.$J$6]*[.E88]+[.$K$6]*[.F88]+[.$L$6]*[.G88])/(SQRT(POWER([.$J$6];2)+POWER([.$K$6];2)+POWER([.$L$6];2))*SQRT(POWER([.$E88];2)+POWER([.$F88];2)+POWER([.$G88];2)) )" office:value-type="float" office:value="0.998270761317004" calcext:value-type="float">
            <text:p>0.9982707613170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2873883051148" calcext:value-type="float">
            <text:p>-0.722873883051148</text:p>
          </table:table-cell>
          <table:table-cell office:value-type="float" office:value="-0.533290248650106" calcext:value-type="float">
            <text:p>-0.533290248650106</text:p>
          </table:table-cell>
          <table:table-cell office:value-type="float" office:value="0.439380085913396" calcext:value-type="float">
            <text:p>0.439380085913396</text:p>
          </table:table-cell>
          <table:table-cell/>
          <table:table-cell table:formula="of:=[.$J$6]/[.E89]+[.$K$6]/[.F89]+[.$L$6]/[.G89]" office:value-type="float" office:value="3.0634838374496" calcext:value-type="float">
            <text:p>3.0634838374496</text:p>
          </table:table-cell>
          <table:table-cell table:formula="of:=([.$J$6]*[.E89]+[.$K$6]*[.F89]+[.$L$6]*[.G89])/(SQRT(POWER([.$J$6];2)+POWER([.$K$6];2)+POWER([.$L$6];2))*SQRT(POWER([.$E89];2)+POWER([.$F89];2)+POWER([.$G89];2)) )" office:value-type="float" office:value="0.998232385339884" calcext:value-type="float">
            <text:p>0.99823238533988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2950570596162" calcext:value-type="float">
            <text:p>-0.722950570596162</text:p>
          </table:table-cell>
          <table:table-cell office:value-type="float" office:value="-0.533212451482217" calcext:value-type="float">
            <text:p>-0.533212451482217</text:p>
          </table:table-cell>
          <table:table-cell office:value-type="float" office:value="0.439348328845129" calcext:value-type="float">
            <text:p>0.439348328845129</text:p>
          </table:table-cell>
          <table:table-cell/>
          <table:table-cell table:formula="of:=[.$J$6]/[.E90]+[.$K$6]/[.F90]+[.$L$6]/[.G90]" office:value-type="float" office:value="3.06360602946311" calcext:value-type="float">
            <text:p>3.06360602946311</text:p>
          </table:table-cell>
          <table:table-cell table:formula="of:=([.$J$6]*[.E90]+[.$K$6]*[.F90]+[.$L$6]*[.G90])/(SQRT(POWER([.$J$6];2)+POWER([.$K$6];2)+POWER([.$L$6];2))*SQRT(POWER([.$E90];2)+POWER([.$F90];2)+POWER([.$G90];2)) )" office:value-type="float" office:value="0.998229336770546" calcext:value-type="float">
            <text:p>0.99822933677054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3501238014276" calcext:value-type="float">
            <text:p>-0.723501238014276</text:p>
          </table:table-cell>
          <table:table-cell office:value-type="float" office:value="-0.532709852967793" calcext:value-type="float">
            <text:p>-0.532709852967793</text:p>
          </table:table-cell>
          <table:table-cell office:value-type="float" office:value="0.439051444756583" calcext:value-type="float">
            <text:p>0.439051444756583</text:p>
          </table:table-cell>
          <table:table-cell/>
          <table:table-cell table:formula="of:=[.$J$6]/[.E91]+[.$K$6]/[.F91]+[.$L$6]/[.G91]" office:value-type="float" office:value="3.06455760849109" calcext:value-type="float">
            <text:p>3.06455760849109</text:p>
          </table:table-cell>
          <table:table-cell table:formula="of:=([.$J$6]*[.E91]+[.$K$6]*[.F91]+[.$L$6]*[.G91])/(SQRT(POWER([.$J$6];2)+POWER([.$K$6];2)+POWER([.$L$6];2))*SQRT(POWER([.$E91];2)+POWER([.$F91];2)+POWER([.$G91];2)) )" office:value-type="float" office:value="0.99820299010183" calcext:value-type="float">
            <text:p>0.998202990101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3224417160168" calcext:value-type="float">
            <text:p>-0.723224417160168</text:p>
          </table:table-cell>
          <table:table-cell office:value-type="float" office:value="-0.532664928396325" calcext:value-type="float">
            <text:p>-0.532664928396325</text:p>
          </table:table-cell>
          <table:table-cell office:value-type="float" office:value="0.439561732274175" calcext:value-type="float">
            <text:p>0.439561732274175</text:p>
          </table:table-cell>
          <table:table-cell/>
          <table:table-cell table:formula="of:=[.$J$6]/[.E92]+[.$K$6]/[.F92]+[.$L$6]/[.G92]" office:value-type="float" office:value="3.06370928095167" calcext:value-type="float">
            <text:p>3.06370928095167</text:p>
          </table:table-cell>
          <table:table-cell table:formula="of:=([.$J$6]*[.E92]+[.$K$6]*[.F92]+[.$L$6]*[.G92])/(SQRT(POWER([.$J$6];2)+POWER([.$K$6];2)+POWER([.$L$6];2))*SQRT(POWER([.$E92];2)+POWER([.$F92];2)+POWER([.$G92];2)) )" office:value-type="float" office:value="0.998237653218069" calcext:value-type="float">
            <text:p>0.99823765321806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10693929624" calcext:value-type="float">
            <text:p>-0.72410693929624</text:p>
          </table:table-cell>
          <table:table-cell office:value-type="float" office:value="-0.531821718314082" calcext:value-type="float">
            <text:p>-0.531821718314082</text:p>
          </table:table-cell>
          <table:table-cell office:value-type="float" office:value="0.439129594075016" calcext:value-type="float">
            <text:p>0.439129594075016</text:p>
          </table:table-cell>
          <table:table-cell/>
          <table:table-cell table:formula="of:=[.$J$6]/[.E93]+[.$K$6]/[.F93]+[.$L$6]/[.G93]" office:value-type="float" office:value="3.06519761689907" calcext:value-type="float">
            <text:p>3.06519761689907</text:p>
          </table:table-cell>
          <table:table-cell table:formula="of:=([.$J$6]*[.E93]+[.$K$6]*[.F93]+[.$L$6]*[.G93])/(SQRT(POWER([.$J$6];2)+POWER([.$K$6];2)+POWER([.$L$6];2))*SQRT(POWER([.$E93];2)+POWER([.$F93];2)+POWER([.$G93];2)) )" office:value-type="float" office:value="0.998197107410952" calcext:value-type="float">
            <text:p>0.9981971074109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109560924098" calcext:value-type="float">
            <text:p>-0.724109560924098</text:p>
          </table:table-cell>
          <table:table-cell office:value-type="float" office:value="-0.531822332719223" calcext:value-type="float">
            <text:p>-0.531822332719223</text:p>
          </table:table-cell>
          <table:table-cell office:value-type="float" office:value="0.439124526984538" calcext:value-type="float">
            <text:p>0.439124526984538</text:p>
          </table:table-cell>
          <table:table-cell/>
          <table:table-cell table:formula="of:=[.$J$6]/[.E94]+[.$K$6]/[.F94]+[.$L$6]/[.G94]" office:value-type="float" office:value="3.06520591280949" calcext:value-type="float">
            <text:p>3.06520591280949</text:p>
          </table:table-cell>
          <table:table-cell table:formula="of:=([.$J$6]*[.E94]+[.$K$6]*[.F94]+[.$L$6]*[.G94])/(SQRT(POWER([.$J$6];2)+POWER([.$K$6];2)+POWER([.$L$6];2))*SQRT(POWER([.$E94];2)+POWER([.$F94];2)+POWER([.$G94];2)) )" office:value-type="float" office:value="0.9981967629908" calcext:value-type="float">
            <text:p>0.998196762990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020955353207" calcext:value-type="float">
            <text:p>-0.724020955353207</text:p>
          </table:table-cell>
          <table:table-cell office:value-type="float" office:value="-0.531431879209632" calcext:value-type="float">
            <text:p>-0.531431879209632</text:p>
          </table:table-cell>
          <table:table-cell office:value-type="float" office:value="0.43974289530264" calcext:value-type="float">
            <text:p>0.43974289530264</text:p>
          </table:table-cell>
          <table:table-cell/>
          <table:table-cell table:formula="of:=[.$J$6]/[.E95]+[.$K$6]/[.F95]+[.$L$6]/[.G95]" office:value-type="float" office:value="3.06447409624845" calcext:value-type="float">
            <text:p>3.06447409624845</text:p>
          </table:table-cell>
          <table:table-cell table:formula="of:=([.$J$6]*[.E95]+[.$K$6]*[.F95]+[.$L$6]*[.G95])/(SQRT(POWER([.$J$6];2)+POWER([.$K$6];2)+POWER([.$L$6];2))*SQRT(POWER([.$E95];2)+POWER([.$F95];2)+POWER([.$G95];2)) )" office:value-type="float" office:value="0.998234316038751" calcext:value-type="float">
            <text:p>0.99823431603875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587834523746" calcext:value-type="float">
            <text:p>-0.724587834523746</text:p>
          </table:table-cell>
          <table:table-cell office:value-type="float" office:value="-0.530934869005287" calcext:value-type="float">
            <text:p>-0.530934869005287</text:p>
          </table:table-cell>
          <table:table-cell office:value-type="float" office:value="0.439409416074038" calcext:value-type="float">
            <text:p>0.439409416074038</text:p>
          </table:table-cell>
          <table:table-cell/>
          <table:table-cell table:formula="of:=[.$J$6]/[.E96]+[.$K$6]/[.F96]+[.$L$6]/[.G96]" office:value-type="float" office:value="3.06549396683021" calcext:value-type="float">
            <text:p>3.06549396683021</text:p>
          </table:table-cell>
          <table:table-cell table:formula="of:=([.$J$6]*[.E96]+[.$K$6]*[.F96]+[.$L$6]*[.G96])/(SQRT(POWER([.$J$6];2)+POWER([.$K$6];2)+POWER([.$L$6];2))*SQRT(POWER([.$E96];2)+POWER([.$F96];2)+POWER([.$G96];2)) )" office:value-type="float" office:value="0.998204192099912" calcext:value-type="float">
            <text:p>0.99820419209991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468192602914" calcext:value-type="float">
            <text:p>-0.725468192602914</text:p>
          </table:table-cell>
          <table:table-cell office:value-type="float" office:value="-0.530066654066068" calcext:value-type="float">
            <text:p>-0.530066654066068</text:p>
          </table:table-cell>
          <table:table-cell office:value-type="float" office:value="0.439004833422896" calcext:value-type="float">
            <text:p>0.439004833422896</text:p>
          </table:table-cell>
          <table:table-cell/>
          <table:table-cell table:formula="of:=[.$J$6]/[.E97]+[.$K$6]/[.F97]+[.$L$6]/[.G97]" office:value-type="float" office:value="3.066976910368" calcext:value-type="float">
            <text:p>3.066976910368</text:p>
          </table:table-cell>
          <table:table-cell table:formula="of:=([.$J$6]*[.E97]+[.$K$6]*[.F97]+[.$L$6]*[.G97])/(SQRT(POWER([.$J$6];2)+POWER([.$K$6];2)+POWER([.$L$6];2))*SQRT(POWER([.$E97];2)+POWER([.$F97];2)+POWER([.$G97];2)) )" office:value-type="float" office:value="0.998162573912357" calcext:value-type="float">
            <text:p>0.99816257391235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915279752527" calcext:value-type="float">
            <text:p>-0.724915279752527</text:p>
          </table:table-cell>
          <table:table-cell office:value-type="float" office:value="-0.530418618551236" calcext:value-type="float">
            <text:p>-0.530418618551236</text:p>
          </table:table-cell>
          <table:table-cell office:value-type="float" office:value="0.439492805715308" calcext:value-type="float">
            <text:p>0.439492805715308</text:p>
          </table:table-cell>
          <table:table-cell/>
          <table:table-cell table:formula="of:=[.$J$6]/[.E98]+[.$K$6]/[.F98]+[.$L$6]/[.G98]" office:value-type="float" office:value="3.06580914861045" calcext:value-type="float">
            <text:p>3.06580914861045</text:p>
          </table:table-cell>
          <table:table-cell table:formula="of:=([.$J$6]*[.E98]+[.$K$6]*[.F98]+[.$L$6]*[.G98])/(SQRT(POWER([.$J$6];2)+POWER([.$K$6];2)+POWER([.$L$6];2))*SQRT(POWER([.$E98];2)+POWER([.$F98];2)+POWER([.$G98];2)) )" office:value-type="float" office:value="0.998202293956468" calcext:value-type="float">
            <text:p>0.9982022939564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083982201753" calcext:value-type="float">
            <text:p>-0.725083982201753</text:p>
          </table:table-cell>
          <table:table-cell office:value-type="float" office:value="-0.530075550631537" calcext:value-type="float">
            <text:p>-0.530075550631537</text:p>
          </table:table-cell>
          <table:table-cell office:value-type="float" office:value="0.439628399193138" calcext:value-type="float">
            <text:p>0.439628399193138</text:p>
          </table:table-cell>
          <table:table-cell/>
          <table:table-cell table:formula="of:=[.$J$6]/[.E99]+[.$K$6]/[.F99]+[.$L$6]/[.G99]" office:value-type="float" office:value="3.06588069334667" calcext:value-type="float">
            <text:p>3.06588069334667</text:p>
          </table:table-cell>
          <table:table-cell table:formula="of:=([.$J$6]*[.E99]+[.$K$6]*[.F99]+[.$L$6]*[.G99])/(SQRT(POWER([.$J$6];2)+POWER([.$K$6];2)+POWER([.$L$6];2))*SQRT(POWER([.$E99];2)+POWER([.$F99];2)+POWER([.$G99];2)) )" office:value-type="float" office:value="0.998206421675583" calcext:value-type="float">
            <text:p>0.9982064216755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077297689328" calcext:value-type="float">
            <text:p>-0.725077297689328</text:p>
          </table:table-cell>
          <table:table-cell office:value-type="float" office:value="-0.53004477415309" calcext:value-type="float">
            <text:p>-0.53004477415309</text:p>
          </table:table-cell>
          <table:table-cell office:value-type="float" office:value="0.43967652856224" calcext:value-type="float">
            <text:p>0.43967652856224</text:p>
          </table:table-cell>
          <table:table-cell/>
          <table:table-cell table:formula="of:=[.$J$6]/[.E100]+[.$K$6]/[.F100]+[.$L$6]/[.G100]" office:value-type="float" office:value="3.06582460453157" calcext:value-type="float">
            <text:p>3.06582460453157</text:p>
          </table:table-cell>
          <table:table-cell table:formula="of:=([.$J$6]*[.E100]+[.$K$6]*[.F100]+[.$L$6]*[.G100])/(SQRT(POWER([.$J$6];2)+POWER([.$K$6];2)+POWER([.$L$6];2))*SQRT(POWER([.$E100];2)+POWER([.$F100];2)+POWER([.$G100];2)) )" office:value-type="float" office:value="0.998209289390096" calcext:value-type="float">
            <text:p>0.9982092893900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633660997056" calcext:value-type="float">
            <text:p>-0.724633660997056</text:p>
          </table:table-cell>
          <table:table-cell office:value-type="float" office:value="-0.530167882006399" calcext:value-type="float">
            <text:p>-0.530167882006399</text:p>
          </table:table-cell>
          <table:table-cell office:value-type="float" office:value="0.440259098984737" calcext:value-type="float">
            <text:p>0.440259098984737</text:p>
          </table:table-cell>
          <table:table-cell/>
          <table:table-cell table:formula="of:=[.$J$6]/[.E101]+[.$K$6]/[.F101]+[.$L$6]/[.G101]" office:value-type="float" office:value="3.06470335874638" calcext:value-type="float">
            <text:p>3.06470335874638</text:p>
          </table:table-cell>
          <table:table-cell table:formula="of:=([.$J$6]*[.E101]+[.$K$6]*[.F101]+[.$L$6]*[.G101])/(SQRT(POWER([.$J$6];2)+POWER([.$K$6];2)+POWER([.$L$6];2))*SQRT(POWER([.$E101];2)+POWER([.$F101];2)+POWER([.$G101];2)) )" office:value-type="float" office:value="0.998251530232862" calcext:value-type="float">
            <text:p>0.99825153023286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492895463253" calcext:value-type="float">
            <text:p>-0.725492895463253</text:p>
          </table:table-cell>
          <table:table-cell office:value-type="float" office:value="-0.529316082250713" calcext:value-type="float">
            <text:p>-0.529316082250713</text:p>
          </table:table-cell>
          <table:table-cell office:value-type="float" office:value="0.439868780095952" calcext:value-type="float">
            <text:p>0.439868780095952</text:p>
          </table:table-cell>
          <table:table-cell/>
          <table:table-cell table:formula="of:=[.$J$6]/[.E102]+[.$K$6]/[.F102]+[.$L$6]/[.G102]" office:value-type="float" office:value="3.06614813262859" calcext:value-type="float">
            <text:p>3.06614813262859</text:p>
          </table:table-cell>
          <table:table-cell table:formula="of:=([.$J$6]*[.E102]+[.$K$6]*[.F102]+[.$L$6]*[.G102])/(SQRT(POWER([.$J$6];2)+POWER([.$K$6];2)+POWER([.$L$6];2))*SQRT(POWER([.$E102];2)+POWER([.$F102];2)+POWER([.$G102];2)) )" office:value-type="float" office:value="0.998210833993404" calcext:value-type="float">
            <text:p>0.99821083399340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574720896879" calcext:value-type="float">
            <text:p>-0.725574720896879</text:p>
          </table:table-cell>
          <table:table-cell office:value-type="float" office:value="-0.529067613795968" calcext:value-type="float">
            <text:p>-0.529067613795968</text:p>
          </table:table-cell>
          <table:table-cell office:value-type="float" office:value="0.440032708361159" calcext:value-type="float">
            <text:p>0.440032708361159</text:p>
          </table:table-cell>
          <table:table-cell/>
          <table:table-cell table:formula="of:=[.$J$6]/[.E103]+[.$K$6]/[.F103]+[.$L$6]/[.G103]" office:value-type="float" office:value="3.0660889488746" calcext:value-type="float">
            <text:p>3.0660889488746</text:p>
          </table:table-cell>
          <table:table-cell table:formula="of:=([.$J$6]*[.E103]+[.$K$6]*[.F103]+[.$L$6]*[.G103])/(SQRT(POWER([.$J$6];2)+POWER([.$K$6];2)+POWER([.$L$6];2))*SQRT(POWER([.$E103];2)+POWER([.$F103];2)+POWER([.$G103];2)) )" office:value-type="float" office:value="0.998218049434145" calcext:value-type="float">
            <text:p>0.99821804943414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5569208633742" calcext:value-type="float">
            <text:p>-0.725569208633742</text:p>
          </table:table-cell>
          <table:table-cell office:value-type="float" office:value="-0.529071343372617" calcext:value-type="float">
            <text:p>-0.529071343372617</text:p>
          </table:table-cell>
          <table:table-cell office:value-type="float" office:value="0.440037313309338" calcext:value-type="float">
            <text:p>0.440037313309338</text:p>
          </table:table-cell>
          <table:table-cell/>
          <table:table-cell table:formula="of:=[.$J$6]/[.E104]+[.$K$6]/[.F104]+[.$L$6]/[.G104]" office:value-type="float" office:value="3.06607756071483" calcext:value-type="float">
            <text:p>3.06607756071483</text:p>
          </table:table-cell>
          <table:table-cell table:formula="of:=([.$J$6]*[.E104]+[.$K$6]*[.F104]+[.$L$6]*[.G104])/(SQRT(POWER([.$J$6];2)+POWER([.$K$6];2)+POWER([.$L$6];2))*SQRT(POWER([.$E104];2)+POWER([.$F104];2)+POWER([.$G104];2)) )" office:value-type="float" office:value="0.998218433391434" calcext:value-type="float">
            <text:p>0.99821843339143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989169872388" calcext:value-type="float">
            <text:p>-0.724989169872388</text:p>
          </table:table-cell>
          <table:table-cell office:value-type="float" office:value="-0.529382043964027" calcext:value-type="float">
            <text:p>-0.529382043964027</text:p>
          </table:table-cell>
          <table:table-cell office:value-type="float" office:value="0.440619285887731" calcext:value-type="float">
            <text:p>0.440619285887731</text:p>
          </table:table-cell>
          <table:table-cell/>
          <table:table-cell table:formula="of:=[.$J$6]/[.E105]+[.$K$6]/[.F105]+[.$L$6]/[.G105]" office:value-type="float" office:value="3.06478805177555" calcext:value-type="float">
            <text:p>3.06478805177555</text:p>
          </table:table-cell>
          <table:table-cell table:formula="of:=([.$J$6]*[.E105]+[.$K$6]*[.F105]+[.$L$6]*[.G105])/(SQRT(POWER([.$J$6];2)+POWER([.$K$6];2)+POWER([.$L$6];2))*SQRT(POWER([.$E105];2)+POWER([.$F105];2)+POWER([.$G105];2)) )" office:value-type="float" office:value="0.998263846461372" calcext:value-type="float">
            <text:p>0.99826384646137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4986888738634" calcext:value-type="float">
            <text:p>-0.724986888738634</text:p>
          </table:table-cell>
          <table:table-cell office:value-type="float" office:value="-0.529366308495707" calcext:value-type="float">
            <text:p>-0.529366308495707</text:p>
          </table:table-cell>
          <table:table-cell office:value-type="float" office:value="0.440641943744241" calcext:value-type="float">
            <text:p>0.440641943744241</text:p>
          </table:table-cell>
          <table:table-cell/>
          <table:table-cell table:formula="of:=[.$J$6]/[.E106]+[.$K$6]/[.F106]+[.$L$6]/[.G106]" office:value-type="float" office:value="3.06476316014787" calcext:value-type="float">
            <text:p>3.06476316014787</text:p>
          </table:table-cell>
          <table:table-cell table:formula="of:=([.$J$6]*[.E106]+[.$K$6]*[.F106]+[.$L$6]*[.G106])/(SQRT(POWER([.$J$6];2)+POWER([.$K$6];2)+POWER([.$L$6];2))*SQRT(POWER([.$E106];2)+POWER([.$F106];2)+POWER([.$G106];2)) )" office:value-type="float" office:value="0.998265145039783" calcext:value-type="float">
            <text:p>0.9982651450397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6608064609721" calcext:value-type="float">
            <text:p>-0.726608064609721</text:p>
          </table:table-cell>
          <table:table-cell office:value-type="float" office:value="-0.527858968561881" calcext:value-type="float">
            <text:p>-0.527858968561881</text:p>
          </table:table-cell>
          <table:table-cell office:value-type="float" office:value="0.43977906925285" calcext:value-type="float">
            <text:p>0.43977906925285</text:p>
          </table:table-cell>
          <table:table-cell/>
          <table:table-cell table:formula="of:=[.$J$6]/[.E107]+[.$K$6]/[.F107]+[.$L$6]/[.G107]" office:value-type="float" office:value="3.06763841369516" calcext:value-type="float">
            <text:p>3.06763841369516</text:p>
          </table:table-cell>
          <table:table-cell table:formula="of:=([.$J$6]*[.E107]+[.$K$6]*[.F107]+[.$L$6]*[.G107])/(SQRT(POWER([.$J$6];2)+POWER([.$K$6];2)+POWER([.$L$6];2))*SQRT(POWER([.$E107];2)+POWER([.$F107];2)+POWER([.$G107];2)) )" office:value-type="float" office:value="0.998178553016681" calcext:value-type="float">
            <text:p>0.99817855301668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6655087959872" calcext:value-type="float">
            <text:p>-0.726655087959872</text:p>
          </table:table-cell>
          <table:table-cell office:value-type="float" office:value="-0.527641068928372" calcext:value-type="float">
            <text:p>-0.527641068928372</text:p>
          </table:table-cell>
          <table:table-cell office:value-type="float" office:value="0.439962822886384" calcext:value-type="float">
            <text:p>0.439962822886384</text:p>
          </table:table-cell>
          <table:table-cell/>
          <table:table-cell table:formula="of:=[.$J$6]/[.E108]+[.$K$6]/[.F108]+[.$L$6]/[.G108]" office:value-type="float" office:value="3.06751991182819" calcext:value-type="float">
            <text:p>3.06751991182819</text:p>
          </table:table-cell>
          <table:table-cell table:formula="of:=([.$J$6]*[.E108]+[.$K$6]*[.F108]+[.$L$6]*[.G108])/(SQRT(POWER([.$J$6];2)+POWER([.$K$6];2)+POWER([.$L$6];2))*SQRT(POWER([.$E108];2)+POWER([.$F108];2)+POWER([.$G108];2)) )" office:value-type="float" office:value="0.998187328995347" calcext:value-type="float">
            <text:p>0.99818732899534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6131657334725" calcext:value-type="float">
            <text:p>-0.726131657334725</text:p>
          </table:table-cell>
          <table:table-cell office:value-type="float" office:value="-0.527910534828381" calcext:value-type="float">
            <text:p>-0.527910534828381</text:p>
          </table:table-cell>
          <table:table-cell office:value-type="float" office:value="0.440503443157415" calcext:value-type="float">
            <text:p>0.440503443157415</text:p>
          </table:table-cell>
          <table:table-cell/>
          <table:table-cell table:formula="of:=[.$J$6]/[.E109]+[.$K$6]/[.F109]+[.$L$6]/[.G109]" office:value-type="float" office:value="3.06633204167264" calcext:value-type="float">
            <text:p>3.06633204167264</text:p>
          </table:table-cell>
          <table:table-cell table:formula="of:=([.$J$6]*[.E109]+[.$K$6]*[.F109]+[.$L$6]*[.G109])/(SQRT(POWER([.$J$6];2)+POWER([.$K$6];2)+POWER([.$L$6];2))*SQRT(POWER([.$E109];2)+POWER([.$F109];2)+POWER([.$G109];2)) )" office:value-type="float" office:value="0.998230179020519" calcext:value-type="float">
            <text:p>0.99823017902051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6132940317157" calcext:value-type="float">
            <text:p>-0.726132940317157</text:p>
          </table:table-cell>
          <table:table-cell office:value-type="float" office:value="-0.527892699001218" calcext:value-type="float">
            <text:p>-0.527892699001218</text:p>
          </table:table-cell>
          <table:table-cell office:value-type="float" office:value="0.440522702397469" calcext:value-type="float">
            <text:p>0.440522702397469</text:p>
          </table:table-cell>
          <table:table-cell/>
          <table:table-cell table:formula="of:=[.$J$6]/[.E110]+[.$K$6]/[.F110]+[.$L$6]/[.G110]" office:value-type="float" office:value="3.06631512985353" calcext:value-type="float">
            <text:p>3.06631512985353</text:p>
          </table:table-cell>
          <table:table-cell table:formula="of:=([.$J$6]*[.E110]+[.$K$6]*[.F110]+[.$L$6]*[.G110])/(SQRT(POWER([.$J$6];2)+POWER([.$K$6];2)+POWER([.$L$6];2))*SQRT(POWER([.$E110];2)+POWER([.$F110];2)+POWER([.$G110];2)) )" office:value-type="float" office:value="0.998231185476568" calcext:value-type="float">
            <text:p>0.99823118547656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613297344892" calcext:value-type="float">
            <text:p>-0.72613297344892</text:p>
          </table:table-cell>
          <table:table-cell office:value-type="float" office:value="-0.527888775688176" calcext:value-type="float">
            <text:p>-0.527888775688176</text:p>
          </table:table-cell>
          <table:table-cell office:value-type="float" office:value="0.440527349176721" calcext:value-type="float">
            <text:p>0.440527349176721</text:p>
          </table:table-cell>
          <table:table-cell/>
          <table:table-cell table:formula="of:=[.$J$6]/[.E111]+[.$K$6]/[.F111]+[.$L$6]/[.G111]" office:value-type="float" office:value="3.06631070017157" calcext:value-type="float">
            <text:p>3.06631070017157</text:p>
          </table:table-cell>
          <table:table-cell table:formula="of:=([.$J$6]*[.E111]+[.$K$6]*[.F111]+[.$L$6]*[.G111])/(SQRT(POWER([.$J$6];2)+POWER([.$K$6];2)+POWER([.$L$6];2))*SQRT(POWER([.$E111];2)+POWER([.$F111];2)+POWER([.$G111];2)) )" office:value-type="float" office:value="0.99823143526696" calcext:value-type="float">
            <text:p>0.9982314352669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:</text:p>
          </table:table-cell>
          <table:table-cell office:value-type="float" office:value="-0.726137797036447" calcext:value-type="float">
            <text:p>-0.726137797036447</text:p>
          </table:table-cell>
          <table:table-cell office:value-type="float" office:value="-0.527863535989541" calcext:value-type="float">
            <text:p>-0.527863535989541</text:p>
          </table:table-cell>
          <table:table-cell office:value-type="float" office:value="0.440549642024226" calcext:value-type="float">
            <text:p>0.440549642024226</text:p>
          </table:table-cell>
          <table:table-cell/>
          <table:table-cell table:formula="of:=[.$J$6]/[.E112]+[.$K$6]/[.F112]+[.$L$6]/[.G112]" office:value-type="float" office:value="3.06629537408769" calcext:value-type="float">
            <text:p>3.06629537408769</text:p>
          </table:table-cell>
          <table:table-cell table:formula="of:=([.$J$6]*[.E112]+[.$K$6]*[.F112]+[.$L$6]*[.G112])/(SQRT(POWER([.$J$6];2)+POWER([.$K$6];2)+POWER([.$L$6];2))*SQRT(POWER([.$E112];2)+POWER([.$F112];2)+POWER([.$G112];2)) )" office:value-type="float" office:value="0.998232513831156" calcext:value-type="float">
            <text:p>0.99823251383115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5:05:02.009992048</meta:creation-date>
    <dc:date>2019-04-23T21:09:32.200137659</dc:date>
    <meta:editing-duration>PT4M15S</meta:editing-duration>
    <meta:editing-cycles>1</meta:editing-cycles>
    <meta:document-statistic meta:table-count="7" meta:cell-count="4073" meta:object-count="7"/>
    <meta:generator>LibreOffice/6.2.2.2$Linux_X86_64 LibreOffice_project/5daaa0e719eb4f073b63de04e0910785ad81fe7a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x=2'.J13:'x=2'.J112" svg:x="0.32cm" svg:y="0.18cm" svg:width="13.15cm" svg:height="8.64cm">
          <chartooo:coordinate-region svg:x="1.418cm" svg:y="0.379cm" svg:width="12.0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x=2'.J13:'x=2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4509966407484">
                <text:p>0.994509966407484</text:p>
                <draw:g>
                  <svg:desc>'x=2'.J13:'x=2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4509966407484">
                <text:p>0.994509966407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4864061028412">
                <text:p>0.994864061028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4864061028412">
                <text:p>0.994864061028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4864061028412">
                <text:p>0.994864061028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4864061028412">
                <text:p>0.994864061028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4864061028412">
                <text:p>0.994864061028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5328271602107">
                <text:p>0.995328271602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5328271602107">
                <text:p>0.995328271602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5328271602107">
                <text:p>0.995328271602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5628228436374">
                <text:p>0.995628228436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4322325048763">
                <text:p>0.994322325048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6995786533255">
                <text:p>0.996995786533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7561016948069">
                <text:p>0.997561016948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7561016948069">
                <text:p>0.9975610169480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8148284243345">
                <text:p>0.998148284243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8148284243345">
                <text:p>0.998148284243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8648282057644">
                <text:p>0.998648282057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648282057644">
                <text:p>0.998648282057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8755963788127">
                <text:p>0.998755963788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882457337138">
                <text:p>0.99882457337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882457337138">
                <text:p>0.99882457337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882457337138">
                <text:p>0.998824573371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882457337138">
                <text:p>0.99882457337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9269781597379">
                <text:p>0.9992697815973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290178131846">
                <text:p>0.999290178131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904084770334">
                <text:p>0.999040847703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9521673899505">
                <text:p>0.999521673899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9532929071086">
                <text:p>0.999532929071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9707363414477">
                <text:p>0.999707363414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707363414477">
                <text:p>0.9997073634144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9765438451758">
                <text:p>0.9997654384517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9757768851241">
                <text:p>0.999757768851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9757768851241">
                <text:p>0.999757768851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9850719012113">
                <text:p>0.999850719012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9845828003564">
                <text:p>0.999845828003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988844915838">
                <text:p>0.999888449158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988844915838">
                <text:p>0.999888449158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9855093086735">
                <text:p>0.9998550930867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936225227469">
                <text:p>0.9999362252274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909564329937">
                <text:p>0.9999095643299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910956631285">
                <text:p>0.9999109566312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9880240620058">
                <text:p>0.9998802406200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982360736697">
                <text:p>0.99982360736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982360736697">
                <text:p>0.999823607366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9770404974274">
                <text:p>0.9997704049742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9751631778515">
                <text:p>0.9997516317785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9776415065862">
                <text:p>0.9997764150658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9776415065862">
                <text:p>0.9997764150658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9786585001436">
                <text:p>0.9997865850014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9699214384745">
                <text:p>0.9996992143847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9717664423919">
                <text:p>0.9997176644239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9711697191455">
                <text:p>0.9997116971914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9691219009993">
                <text:p>0.9996912190099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9673111164328">
                <text:p>0.9996731111643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9655617648287">
                <text:p>0.9996556176482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9666279720622">
                <text:p>0.9996662797206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9646397130384">
                <text:p>0.999646397130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9682438785282">
                <text:p>0.9996824387852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9683805336096">
                <text:p>0.9996838053360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690959033546">
                <text:p>0.999690959033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9747876688931">
                <text:p>0.9997478766889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967034578881">
                <text:p>0.999670345788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9674416556545">
                <text:p>0.9996744165565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967467760955">
                <text:p>0.999674677609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9692319349952">
                <text:p>0.9996923193499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9716098990615">
                <text:p>0.9997160989906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71298153442">
                <text:p>0.999712981534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9732909561317">
                <text:p>0.9997329095613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972308436092">
                <text:p>0.999723084360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735263839563">
                <text:p>0.9997352638395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9731042345128">
                <text:p>0.999731042345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9753305901051">
                <text:p>0.9997533059010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9769161441656">
                <text:p>0.999769161441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9743590477257">
                <text:p>0.9997435904772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974881726435">
                <text:p>0.999748817264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9767821576059">
                <text:p>0.999767821576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77315535938">
                <text:p>0.999773155359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979385732121">
                <text:p>0.99979385732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9804572343379">
                <text:p>0.9998045723433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9817769050403">
                <text:p>0.9998177690504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9830667230375">
                <text:p>0.999830667230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834487827566">
                <text:p>0.9998344878275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983798940252">
                <text:p>0.999837989402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9843118249926">
                <text:p>0.9998431182499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9854001995559">
                <text:p>0.9998540019955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9847207462392">
                <text:p>0.999847207462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9847079129465">
                <text:p>0.999847079129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9849159148787">
                <text:p>0.9998491591487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9854678886106">
                <text:p>0.999854678886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9867277640147">
                <text:p>0.9998672776401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867284384571">
                <text:p>0.9998672843845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87039682263">
                <text:p>0.999870396822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874519088239">
                <text:p>0.9998745190882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9886180610829">
                <text:p>0.9998861806108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9887287428969">
                <text:p>0.999887287428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9891218778032">
                <text:p>0.9998912187780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9893976740623">
                <text:p>0.9998939767406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9880006126425">
                <text:p>0.9998800061264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862792231169">
                <text:p>0.999862792231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5daaa0e719eb4f073b63de04e0910785ad81fe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x=0.7'.J13:'x=0.7'.J112" svg:x="0.32cm" svg:y="0.18cm" svg:width="13.15cm" svg:height="8.64cm">
          <chartooo:coordinate-region svg:x="1.418cm" svg:y="0.379cm" svg:width="12.0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x=0.7'.J13:'x=0.7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7728492329747">
                <text:p>0.997728492329747</text:p>
                <draw:g>
                  <svg:desc>'x=0.7'.J13:'x=0.7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7424335098439">
                <text:p>0.997424335098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7072837317509">
                <text:p>0.997072837317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6612684590277">
                <text:p>0.996612684590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6392845121092">
                <text:p>0.996392845121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5687860152391">
                <text:p>0.995687860152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5063035336275">
                <text:p>0.995063035336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4962486668605">
                <text:p>0.9949624866686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4512143428222">
                <text:p>0.994512143428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4663888794144">
                <text:p>0.9946638887941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4799619370217">
                <text:p>0.994799619370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5019085094627">
                <text:p>0.9950190850946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5169931584708">
                <text:p>0.9951699315847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5134609064082">
                <text:p>0.9951346090640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5113090739777">
                <text:p>0.9951130907397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4889495666617">
                <text:p>0.9948894956666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4668411050495">
                <text:p>0.994668411050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4408098927371">
                <text:p>0.9944080989273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4271762814225">
                <text:p>0.9942717628142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885520860898">
                <text:p>0.9938855208608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3403870669022">
                <text:p>0.9934038706690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3072167128448">
                <text:p>0.993072167128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2746548333022">
                <text:p>0.992746548333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2576051115453">
                <text:p>0.9925760511154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2179708187486">
                <text:p>0.9921797081874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2151254203888">
                <text:p>0.992151254203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1812463287901">
                <text:p>0.9918124632879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1421434434094">
                <text:p>0.991421434434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1283898376297">
                <text:p>0.9912838983762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1186855284923">
                <text:p>0.991186855284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1411102240164">
                <text:p>0.9914111022401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1588068075493">
                <text:p>0.9915880680754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1886781364982">
                <text:p>0.9918867813649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2328708848803">
                <text:p>0.9923287088488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2670816149844">
                <text:p>0.9926708161498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3148650719806">
                <text:p>0.9931486507198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3540204230544">
                <text:p>0.9935402042305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3766198356079">
                <text:p>0.993766198356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4028308079574">
                <text:p>0.9940283080795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4093421157798">
                <text:p>0.9940934211577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4157282923607">
                <text:p>0.9941572829236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4169732757146">
                <text:p>0.9941697327571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4153648276735">
                <text:p>0.9941536482767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4195836950293">
                <text:p>0.9941958369502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4174000418816">
                <text:p>0.9941740004188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4217625539141">
                <text:p>0.9942176255391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424470842752">
                <text:p>0.994244708427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4260879317517">
                <text:p>0.9942608793175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4286254173418">
                <text:p>0.9942862541734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430790244446">
                <text:p>0.994307902444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4369319679575">
                <text:p>0.9943693196795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4403939001161">
                <text:p>0.9944039390011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4426213438076">
                <text:p>0.9944262134380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4459243696751">
                <text:p>0.9944592436967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4473618457629">
                <text:p>0.9944736184576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4501081651817">
                <text:p>0.9945010816518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4522245188908">
                <text:p>0.9945222451889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4566910204006">
                <text:p>0.994566910204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4588945664773">
                <text:p>0.9945889456647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4606696045748">
                <text:p>0.9946066960457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4623659211213">
                <text:p>0.9946236592112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4634239178362">
                <text:p>0.9946342391783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4647604790758">
                <text:p>0.9946476047907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4699382521783">
                <text:p>0.9946993825217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4721632987569">
                <text:p>0.9947216329875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4745991284079">
                <text:p>0.9947459912840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4770845510841">
                <text:p>0.9947708455108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4778730357495">
                <text:p>0.99477873035749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4834769072169">
                <text:p>0.9948347690721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4824451507036">
                <text:p>0.9948244515070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4878442895305">
                <text:p>0.9948784428953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4907586885079">
                <text:p>0.994907586885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4929933134359">
                <text:p>0.9949299331343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4951731736309">
                <text:p>0.9949517317363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4973184111507">
                <text:p>0.9949731841115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5040343011028">
                <text:p>0.9950403430110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5064441870716">
                <text:p>0.9950644418707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5087326887307">
                <text:p>0.9950873268873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50976676621">
                <text:p>0.99509766766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5126585549675">
                <text:p>0.9951265855496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5159657180439">
                <text:p>0.9951596571804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5194189712774">
                <text:p>0.9951941897127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5256592392809">
                <text:p>0.9952565923928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5260876612071">
                <text:p>0.9952608766120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5272269516432">
                <text:p>0.9952722695164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5316300605938">
                <text:p>0.9953163006059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5337789334991">
                <text:p>0.9953377893349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5344497078158">
                <text:p>0.9953444970781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5394675374524">
                <text:p>0.9953946753745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5443718650222">
                <text:p>0.995443718650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5433130862121">
                <text:p>0.9954331308621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5472130822285">
                <text:p>0.9954721308222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5496701729576">
                <text:p>0.9954967017295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5506907638434">
                <text:p>0.9955069076384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5537513187831">
                <text:p>0.9955375131878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5569783162766">
                <text:p>0.99556978316276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5612530557583">
                <text:p>0.9956125305575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5595556977138">
                <text:p>0.9955955569771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5622565671285">
                <text:p>0.9956225656712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5668022815605">
                <text:p>0.9956680228156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5daaa0e719eb4f073b63de04e0910785ad81fe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x=2'.J13:'x=2'.J112" svg:x="0.32cm" svg:y="0.18cm" svg:width="13.15cm" svg:height="8.64cm">
          <chartooo:coordinate-region svg:x="1.418cm" svg:y="0.379cm" svg:width="12.0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x=2'.J13:'x=2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4509966407484">
                <text:p>0.994509966407484</text:p>
                <draw:g>
                  <svg:desc>'x=2'.J13:'x=2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4509966407484">
                <text:p>0.994509966407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4864061028412">
                <text:p>0.9948640610284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4864061028412">
                <text:p>0.994864061028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4864061028412">
                <text:p>0.994864061028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4864061028412">
                <text:p>0.9948640610284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4864061028412">
                <text:p>0.9948640610284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5328271602107">
                <text:p>0.995328271602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5328271602107">
                <text:p>0.995328271602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5328271602107">
                <text:p>0.995328271602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5628228436374">
                <text:p>0.9956282284363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4322325048763">
                <text:p>0.9943223250487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6995786533255">
                <text:p>0.9969957865332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7561016948069">
                <text:p>0.9975610169480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7561016948069">
                <text:p>0.9975610169480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8148284243345">
                <text:p>0.998148284243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8148284243345">
                <text:p>0.998148284243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8648282057644">
                <text:p>0.998648282057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648282057644">
                <text:p>0.998648282057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8755963788127">
                <text:p>0.9987559637881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882457337138">
                <text:p>0.99882457337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882457337138">
                <text:p>0.99882457337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882457337138">
                <text:p>0.998824573371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882457337138">
                <text:p>0.998824573371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9269781597379">
                <text:p>0.9992697815973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290178131846">
                <text:p>0.999290178131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904084770334">
                <text:p>0.999040847703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9521673899505">
                <text:p>0.999521673899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9532929071086">
                <text:p>0.999532929071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9707363414477">
                <text:p>0.999707363414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707363414477">
                <text:p>0.9997073634144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9765438451758">
                <text:p>0.9997654384517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9757768851241">
                <text:p>0.999757768851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9757768851241">
                <text:p>0.999757768851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9850719012113">
                <text:p>0.9998507190121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9845828003564">
                <text:p>0.9998458280035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988844915838">
                <text:p>0.999888449158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988844915838">
                <text:p>0.999888449158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9855093086735">
                <text:p>0.9998550930867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936225227469">
                <text:p>0.9999362252274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909564329937">
                <text:p>0.9999095643299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910956631285">
                <text:p>0.9999109566312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9880240620058">
                <text:p>0.9998802406200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982360736697">
                <text:p>0.999823607366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982360736697">
                <text:p>0.999823607366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9770404974274">
                <text:p>0.9997704049742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9751631778515">
                <text:p>0.9997516317785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9776415065862">
                <text:p>0.9997764150658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9776415065862">
                <text:p>0.9997764150658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9786585001436">
                <text:p>0.9997865850014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9699214384745">
                <text:p>0.9996992143847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9717664423919">
                <text:p>0.9997176644239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9711697191455">
                <text:p>0.9997116971914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9691219009993">
                <text:p>0.9996912190099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9673111164328">
                <text:p>0.9996731111643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9655617648287">
                <text:p>0.9996556176482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9666279720622">
                <text:p>0.9996662797206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9646397130384">
                <text:p>0.9996463971303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9682438785282">
                <text:p>0.9996824387852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9683805336096">
                <text:p>0.9996838053360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690959033546">
                <text:p>0.9996909590335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9747876688931">
                <text:p>0.9997478766889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967034578881">
                <text:p>0.999670345788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9674416556545">
                <text:p>0.99967441655654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967467760955">
                <text:p>0.999674677609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9692319349952">
                <text:p>0.9996923193499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9716098990615">
                <text:p>0.9997160989906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71298153442">
                <text:p>0.999712981534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9732909561317">
                <text:p>0.9997329095613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972308436092">
                <text:p>0.999723084360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735263839563">
                <text:p>0.9997352638395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9731042345128">
                <text:p>0.9997310423451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9753305901051">
                <text:p>0.9997533059010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9769161441656">
                <text:p>0.999769161441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9743590477257">
                <text:p>0.9997435904772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974881726435">
                <text:p>0.999748817264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9767821576059">
                <text:p>0.9997678215760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77315535938">
                <text:p>0.999773155359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979385732121">
                <text:p>0.999793857321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9804572343379">
                <text:p>0.9998045723433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9817769050403">
                <text:p>0.9998177690504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9830667230375">
                <text:p>0.9998306672303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834487827566">
                <text:p>0.99983448782756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983798940252">
                <text:p>0.999837989402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9843118249926">
                <text:p>0.99984311824992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9854001995559">
                <text:p>0.9998540019955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9847207462392">
                <text:p>0.9998472074623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9847079129465">
                <text:p>0.999847079129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9849159148787">
                <text:p>0.9998491591487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9854678886106">
                <text:p>0.9998546788861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9867277640147">
                <text:p>0.9998672776401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867284384571">
                <text:p>0.9998672843845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87039682263">
                <text:p>0.999870396822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874519088239">
                <text:p>0.9998745190882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9886180610829">
                <text:p>0.9998861806108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9887287428969">
                <text:p>0.999887287428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9891218778032">
                <text:p>0.9998912187780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9893976740623">
                <text:p>0.9998939767406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9880006126425">
                <text:p>0.9998800061264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862792231169">
                <text:p>0.9998627922311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5daaa0e719eb4f073b63de04e0910785ad81fe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x=1'.J13:'x=1'.J112" svg:x="0.32cm" svg:y="0.18cm" svg:width="13.15cm" svg:height="8.64cm">
          <chartooo:coordinate-region svg:x="1.603cm" svg:y="0.379cm" svg:width="11.86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x=1'.J13:'x=1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999525582346">
                <text:p>0.999999525582346</text:p>
                <draw:g>
                  <svg:desc>'x=1'.J13:'x=1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9997366188486">
                <text:p>0.9999973661884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999428907777">
                <text:p>0.999999428907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9999762612526">
                <text:p>0.999999762612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9999766857657">
                <text:p>0.9999997668576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9999404503112">
                <text:p>0.9999994045031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999614797284">
                <text:p>0.999999614797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996169061752">
                <text:p>0.9999961690617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992248479546">
                <text:p>0.999992248479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9989069104249">
                <text:p>0.9999890691042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9991027618485">
                <text:p>0.9999910276184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997938297866">
                <text:p>0.999979382978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95729194506">
                <text:p>0.999957291945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9957205861177">
                <text:p>0.9999572058611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9933182744966">
                <text:p>0.9999331827449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9916216987542">
                <text:p>0.9999162169875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88204147821">
                <text:p>0.999882041478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987625431514">
                <text:p>0.99987625431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9849709387485">
                <text:p>0.9998497093874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9836841826339">
                <text:p>0.9998368418263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9804173549862">
                <text:p>0.9998041735498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9797702729993">
                <text:p>0.9997977027299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9776954800309">
                <text:p>0.9997769548003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9771080395468">
                <text:p>0.9997710803954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9743578470586">
                <text:p>0.9997435784705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717942918073">
                <text:p>0.9997179429180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9719796973198">
                <text:p>0.9997197969731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9701914679764">
                <text:p>0.9997019146797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9695462466597">
                <text:p>0.9996954624665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966304006087">
                <text:p>0.999663040060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683493678071">
                <text:p>0.9996834936780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9661882648659">
                <text:p>0.9996618826486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9646342178743">
                <text:p>0.9996463421787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9629574051181">
                <text:p>0.9996295740511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9630482203088">
                <text:p>0.9996304822030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9629854848275">
                <text:p>0.9996298548482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9639459817726">
                <text:p>0.9996394598177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961590960429">
                <text:p>0.999615909604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9610793653227">
                <text:p>0.9996107936532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9608655591281">
                <text:p>0.9996086555912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9595090283176">
                <text:p>0.9995950902831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591012853266">
                <text:p>0.9995910128532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959021316604">
                <text:p>0.99959021316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9598503446097">
                <text:p>0.9995985034460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9585515929581">
                <text:p>0.9995855159295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9581334171617">
                <text:p>0.9995813341716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9572130966897">
                <text:p>0.9995721309668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9576981329034">
                <text:p>0.9995769813290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9579518456771">
                <text:p>0.9995795184567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9583740249243">
                <text:p>0.9995837402492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9579084474529">
                <text:p>0.9995790844745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9594040542884">
                <text:p>0.9995940405428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9598179489582">
                <text:p>0.9995981794895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9597219342506">
                <text:p>0.99959721934250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9605475977772">
                <text:p>0.9996054759777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9635776511991">
                <text:p>0.9996357765119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9650059074352">
                <text:p>0.9996500590743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9651926493023">
                <text:p>0.9996519264930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9665522659603">
                <text:p>0.9996655226596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967628695102">
                <text:p>0.999676286951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688069910682">
                <text:p>0.9996880699106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9688109416137">
                <text:p>0.999688109416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9707519177243">
                <text:p>0.9997075191772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9717915930729">
                <text:p>0.9997179159307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9732838529247">
                <text:p>0.9997328385292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9742485717147">
                <text:p>0.99974248571714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9747717661187">
                <text:p>0.9997477176611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9745675311481">
                <text:p>0.9997456753114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9764206231894">
                <text:p>0.9997642062318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9764891268315">
                <text:p>0.9997648912683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9766278505684">
                <text:p>0.9997662785056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9772533644154">
                <text:p>0.9997725336441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9776662359521">
                <text:p>0.9997766623595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9788526650608">
                <text:p>0.9997885266506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9782549146844">
                <text:p>0.9997825491468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9796456547807">
                <text:p>0.9997964565478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9800848812206">
                <text:p>0.9998008488122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9806491120317">
                <text:p>0.9998064911203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9806618821321">
                <text:p>0.999806618821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9810689717611">
                <text:p>0.9998106897176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9811183689717">
                <text:p>0.9998111836897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9821095373525">
                <text:p>0.9998210953735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9819218123577">
                <text:p>0.9998192181235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9824023694035">
                <text:p>0.9998240236940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9829401243932">
                <text:p>0.9998294012439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9831010820111">
                <text:p>0.9998310108201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9831351412986">
                <text:p>0.99983135141298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9828102443322">
                <text:p>0.9998281024433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9832860402299">
                <text:p>0.9998328604022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9836756162335">
                <text:p>0.9998367561623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9842057437646">
                <text:p>0.9998420574376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9841344723347">
                <text:p>0.9998413447233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983939527434">
                <text:p>0.999839395274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984084277422">
                <text:p>0.999840842774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9843680945716">
                <text:p>0.9998436809457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9843088006216">
                <text:p>0.99984308800621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9848425774038">
                <text:p>0.9998484257740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9856703605874">
                <text:p>0.9998567036058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9860360175987">
                <text:p>0.9998603601759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986744613773">
                <text:p>0.999867446137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5daaa0e719eb4f073b63de04e0910785ad81fe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x=1.25'.J13:'x=1.25'.J112" svg:x="0.32cm" svg:y="0.18cm" svg:width="13.15cm" svg:height="8.64cm">
          <chartooo:coordinate-region svg:x="1.418cm" svg:y="0.379cm" svg:width="12.05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x=1.25'.J13:'x=1.25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4171662180624">
                <text:p>0.994171662180624</text:p>
                <draw:g>
                  <svg:desc>'x=1.25'.J13:'x=1.25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4421827630939">
                <text:p>0.9944218276309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4421827630939">
                <text:p>0.9944218276309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4792408581439">
                <text:p>0.994792408581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4792408581439">
                <text:p>0.9947924085814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4792408581439">
                <text:p>0.994792408581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3996268022136">
                <text:p>0.9939962680221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3996268022136">
                <text:p>0.9939962680221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409740625486">
                <text:p>0.99409740625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409740625486">
                <text:p>0.99409740625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409740625486">
                <text:p>0.994097406254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4021399180903">
                <text:p>0.9940213991809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4021399180903">
                <text:p>0.9940213991809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4021399180903">
                <text:p>0.9940213991809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3617998911418">
                <text:p>0.9936179989114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3716886228038">
                <text:p>0.9937168862280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3753991991504">
                <text:p>0.993753991991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3753991991504">
                <text:p>0.9937539919915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3653635988865">
                <text:p>0.9936536359888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3926781501398">
                <text:p>0.9939267815013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3926781501398">
                <text:p>0.993926781501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3997368576799">
                <text:p>0.993997368576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3804201357525">
                <text:p>0.993804201357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3804201357525">
                <text:p>0.9938042013575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384634493294">
                <text:p>0.993846344932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3744310425413">
                <text:p>0.9937443104254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3821184195437">
                <text:p>0.9938211841954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403833555205">
                <text:p>0.99403833555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4086622259919">
                <text:p>0.9940866222599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4568371021621">
                <text:p>0.9945683710216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4392488109531">
                <text:p>0.9943924881095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4751398725085">
                <text:p>0.9947513987250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4712121519823">
                <text:p>0.9947121215198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4712121519823">
                <text:p>0.9947121215198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4750609317546">
                <text:p>0.9947506093175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4911680556803">
                <text:p>0.9949116805568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4917239890715">
                <text:p>0.9949172398907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5227086627825">
                <text:p>0.995227086627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5314231479973">
                <text:p>0.9953142314799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5283952202954">
                <text:p>0.9952839522029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5049253210227">
                <text:p>0.9950492532102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5118153565109">
                <text:p>0.9951181535651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5160700230252">
                <text:p>0.995160700230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5275005197288">
                <text:p>0.9952750051972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5275005197288">
                <text:p>0.9952750051972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565995042722">
                <text:p>0.995659950427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5561436663907">
                <text:p>0.9955614366639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5561436663907">
                <text:p>0.9955614366639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5438662791419">
                <text:p>0.9954386627914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5450506377462">
                <text:p>0.995450506377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5483128043254">
                <text:p>0.9954831280432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5642234128243">
                <text:p>0.9956422341282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5815618564544">
                <text:p>0.99581561856454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5996946069969">
                <text:p>0.9959969460699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5935747168334">
                <text:p>0.9959357471683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5883857637302">
                <text:p>0.9958838576373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5857053923922">
                <text:p>0.9958570539239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5867334155645">
                <text:p>0.9958673341556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5936315995639">
                <text:p>0.9959363159956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6088311446679">
                <text:p>0.9960883114466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6157217904224">
                <text:p>0.9961572179042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6482178782126">
                <text:p>0.9964821787821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6403239927353">
                <text:p>0.996403239927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658976832989">
                <text:p>0.99658976832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6570846847995">
                <text:p>0.9965708468479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6599564490501">
                <text:p>0.9965995644905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6661584741483">
                <text:p>0.9966615847414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6737629062451">
                <text:p>0.9967376290624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6909118404279">
                <text:p>0.9969091184042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698468071223">
                <text:p>0.996984680712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6963386094205">
                <text:p>0.9969633860942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7113782327456">
                <text:p>0.9971137823274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7113781312629">
                <text:p>0.9971137813126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7142185528569">
                <text:p>0.9971421855285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7173807719249">
                <text:p>0.9971738077192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731329296631">
                <text:p>0.997313292966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7325525945436">
                <text:p>0.9973255259454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7372392584498">
                <text:p>0.9973723925844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7401114020392">
                <text:p>0.99740111402039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7527421777763">
                <text:p>0.9975274217777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7572691826959">
                <text:p>0.9975726918269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7590426918223">
                <text:p>0.9975904269182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7667102348196">
                <text:p>0.9976671023481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7691945949036">
                <text:p>0.997691945949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7692107004505">
                <text:p>0.9976921070045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778609033158">
                <text:p>0.997786090331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7822272871362">
                <text:p>0.9978222728713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7952819170931">
                <text:p>0.9979528191709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7961280508172">
                <text:p>0.9979612805081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8008300280365">
                <text:p>0.9980083002803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8041892921563">
                <text:p>0.9980418929215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8101190115773">
                <text:p>0.9981011901157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8140447171099">
                <text:p>0.9981404471710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8194792393895">
                <text:p>0.9981947923938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8227193521653">
                <text:p>0.9982271935216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83306022597">
                <text:p>0.99833060225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8357510737559">
                <text:p>0.9983575107375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8443595247864">
                <text:p>0.9984435952478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8475188097129">
                <text:p>0.9984751880971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850480396001">
                <text:p>0.99850480396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5daaa0e719eb4f073b63de04e0910785ad81fe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x=1.5'.J13:'x=1.5'.J112" svg:x="0.32cm" svg:y="0.18cm" svg:width="13.15cm" svg:height="8.64cm">
          <chartooo:coordinate-region svg:x="1.603cm" svg:y="0.379cm" svg:width="11.86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x=1.5'.J13:'x=1.5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6927191973293">
                <text:p>0.996927191973293</text:p>
                <draw:g>
                  <svg:desc>'x=1.5'.J13:'x=1.5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7658963724655">
                <text:p>0.997658963724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7658963724655">
                <text:p>0.997658963724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758972674814">
                <text:p>0.997589726748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7658512731788">
                <text:p>0.997658512731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7805516861475">
                <text:p>0.997805516861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7805516861475">
                <text:p>0.9978055168614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7165232250934">
                <text:p>0.9971652322509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7336471921283">
                <text:p>0.997336471921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7336471921283">
                <text:p>0.997336471921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7614128309721">
                <text:p>0.997614128309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7665873044066">
                <text:p>0.997665873044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7665873044066">
                <text:p>0.997665873044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8107286788467">
                <text:p>0.998107286788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8079111062994">
                <text:p>0.998079111062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839354715177">
                <text:p>0.99839354715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8174072346746">
                <text:p>0.9981740723467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8516171556282">
                <text:p>0.9985161715562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461304508692">
                <text:p>0.998461304508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8509577973369">
                <text:p>0.9985095779733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8157568074143">
                <text:p>0.9981575680741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8411779354152">
                <text:p>0.9984117793541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8366813695169">
                <text:p>0.9983668136951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8360434027882">
                <text:p>0.998360434027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8251185825792">
                <text:p>0.9982511858257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8251185825792">
                <text:p>0.9982511858257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448424546802">
                <text:p>0.9984484245468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8533268983188">
                <text:p>0.9985332689831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8633395196775">
                <text:p>0.9986333951967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8729479640344">
                <text:p>0.998729479640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8854559101283">
                <text:p>0.9988545591012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8919326906204">
                <text:p>0.9989193269062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8892792276617">
                <text:p>0.9988927922766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8881952545577">
                <text:p>0.9988819525455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8743639064762">
                <text:p>0.9987436390647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8805401309014">
                <text:p>0.9988054013090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8805401309014">
                <text:p>0.9988054013090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8761442406399">
                <text:p>0.9987614424063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8848890899719">
                <text:p>0.9988488908997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8846269708434">
                <text:p>0.9988462697084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885717276054">
                <text:p>0.998857172760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8856714004383">
                <text:p>0.9988567140043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8956647213645">
                <text:p>0.9989566472136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8971760057274">
                <text:p>0.9989717600572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8955790852789">
                <text:p>0.9989557908527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9047165882831">
                <text:p>0.9990471658828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8990376440759">
                <text:p>0.9989903764407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8896239247166">
                <text:p>0.9988962392471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8916080385917">
                <text:p>0.9989160803859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8924482924369">
                <text:p>0.9989244829243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8844241558126">
                <text:p>0.9988442415581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8841416671585">
                <text:p>0.9988414166715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8795142198757">
                <text:p>0.9987951421987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8810421114656">
                <text:p>0.9988104211146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8745779590788">
                <text:p>0.9987457795907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8787036121554">
                <text:p>0.9987870361215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8787209857506">
                <text:p>0.9987872098575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8820802129616">
                <text:p>0.9988208021296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8860323342471">
                <text:p>0.99886032334247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8861020893458">
                <text:p>0.998861020893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8782227863662">
                <text:p>0.99878222786366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87799932415">
                <text:p>0.99877999324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8771506855414">
                <text:p>0.9987715068554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874092964749">
                <text:p>0.998740929647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8610000023032">
                <text:p>0.998610000023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862187924338">
                <text:p>0.998621879243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8509818156557">
                <text:p>0.9985098181565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8389920246338">
                <text:p>0.9983899202463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8366185131233">
                <text:p>0.9983661851312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8327328881681">
                <text:p>0.9983273288816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826031177859">
                <text:p>0.998260311778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8230619588907">
                <text:p>0.9982306195889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8262917207253">
                <text:p>0.99826291720725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8136891296943">
                <text:p>0.9981368912969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7980248950333">
                <text:p>0.997980248950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7943497175741">
                <text:p>0.9979434971757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7933614628729">
                <text:p>0.9979336146287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7834407102148">
                <text:p>0.9978344071021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7788247205695">
                <text:p>0.9977882472056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7741801839858">
                <text:p>0.9977418018398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7789792304951">
                <text:p>0.9977897923049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7761053531329">
                <text:p>0.9977610535313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7814762686434">
                <text:p>0.9978147626864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7840114335096">
                <text:p>0.9978401143350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7914066215835">
                <text:p>0.9979140662158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7972644787475">
                <text:p>0.9979726447874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8015102391651">
                <text:p>0.9980151023916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7993238794389">
                <text:p>0.9979932387943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8014899025864">
                <text:p>0.9980148990258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8039947274414">
                <text:p>0.998039947274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8028898396777">
                <text:p>0.99802889839677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7945545265849">
                <text:p>0.9979455452658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7909417993814">
                <text:p>0.9979094179938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790284131677">
                <text:p>0.997902841316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7845400936281">
                <text:p>0.9978454009362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7924805039892">
                <text:p>0.9979248050398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7911299619213">
                <text:p>0.9979112996192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790273948882">
                <text:p>0.997902739488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8023434598246">
                <text:p>0.9980234345982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818006689701">
                <text:p>0.998180066897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5daaa0e719eb4f073b63de04e0910785ad81fe7a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9cm" svg:y="4.201cm" style:legend-expansion="high" chart:style-name="ch2"/>
        <chart:plot-area chart:style-name="ch3" table:cell-range-address="'x=2.5'.J13:'x=2.5'.J112" svg:x="0.32cm" svg:y="0.18cm" svg:width="13.15cm" svg:height="8.64cm">
          <chartooo:coordinate-region svg:x="1.603cm" svg:y="0.379cm" svg:width="11.86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x=2.5'.J13:'x=2.5'.J112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753527133118">
                <text:p>0.998753527133118</text:p>
                <draw:g>
                  <svg:desc>'x=2.5'.J13:'x=2.5'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8781545479759">
                <text:p>0.998781545479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9402581978108">
                <text:p>0.999402581978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9095440856572">
                <text:p>0.999095440856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9373034466005">
                <text:p>0.999373034466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9373034466005">
                <text:p>0.999373034466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99367275757805">
                <text:p>0.999367275757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9944042160104">
                <text:p>0.999440421601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733011457541">
                <text:p>0.9997330114575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99526002664182">
                <text:p>0.999526002664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99369723708026">
                <text:p>0.9993697237080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99268913385522">
                <text:p>0.9992689133855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99096501951374">
                <text:p>0.9990965019513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98975304840555">
                <text:p>0.9989753048405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98973193129245">
                <text:p>0.998973193129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98743512093097">
                <text:p>0.9987435120930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8496314234675">
                <text:p>0.9984963142346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98380231656883">
                <text:p>0.9983802316568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290692513598">
                <text:p>0.9982906925135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8199306390756">
                <text:p>0.998199306390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9813869826883">
                <text:p>0.998138698268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98094586862361">
                <text:p>0.9980945868623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97909292375262">
                <text:p>0.9979092923752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7862603864863">
                <text:p>0.9978626038648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7858424846216">
                <text:p>0.997858424846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7839587973755">
                <text:p>0.9978395879737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7763789591691">
                <text:p>0.9977637895916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776069668578">
                <text:p>0.997760696685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7766576059915">
                <text:p>0.9977665760599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7712178635638">
                <text:p>0.9977121786356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7767702923816">
                <text:p>0.9977677029238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7776180317403">
                <text:p>0.9977761803174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7712277765261">
                <text:p>0.9977122777652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7760430784018">
                <text:p>0.997760430784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7719388235015">
                <text:p>0.9977193882350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7700194068009">
                <text:p>0.9977001940680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7751997353497">
                <text:p>0.9977519973534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7768611002699">
                <text:p>0.997768611002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7773474829949">
                <text:p>0.9977734748299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7814484641658">
                <text:p>0.9978144846416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7810668872595">
                <text:p>0.9978106688725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7857517729612">
                <text:p>0.9978575177296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7886767101106">
                <text:p>0.9978867671011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792382704373">
                <text:p>0.997923827043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7943861034953">
                <text:p>0.9979438610349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7966767395571">
                <text:p>0.997966767395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8045309949516">
                <text:p>0.9980453099495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8065746974655">
                <text:p>0.9980657469746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8116136353243">
                <text:p>0.9981161363532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8191945175681">
                <text:p>0.9981919451756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817678337265">
                <text:p>0.998176783372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826457134132">
                <text:p>0.998264571341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8254874594555">
                <text:p>0.9982548745945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825901113564">
                <text:p>0.998259011135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8301174524859">
                <text:p>0.9983011745248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8293673668074">
                <text:p>0.9982936736680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8311033948175">
                <text:p>0.9983110339481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8340786046823">
                <text:p>0.9983407860468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8330509752294">
                <text:p>0.9983305097522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8323297553848">
                <text:p>0.998323297553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8309599045331">
                <text:p>0.9983095990453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8302629672983">
                <text:p>0.9983026296729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8273689758585">
                <text:p>0.9982736897585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8308107575009">
                <text:p>0.9983081075750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8316497005954">
                <text:p>0.9983164970059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8311032207313">
                <text:p>0.9983110322073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98312690687474">
                <text:p>0.998312690687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98289731424091">
                <text:p>0.9982897314240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98315355859763">
                <text:p>0.9983153558597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98316503021291">
                <text:p>0.9983165030212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829459739405">
                <text:p>0.998294597394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8271966750806">
                <text:p>0.998271966750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8299939479522">
                <text:p>0.9982999394795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98265141616696">
                <text:p>0.9982651416166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98271324935302">
                <text:p>0.9982713249353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98270761317004">
                <text:p>0.9982707613170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98232385339884">
                <text:p>0.9982323853398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98229336770546">
                <text:p>0.9982293367705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9820299010183">
                <text:p>0.998202990101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98237653218069">
                <text:p>0.9982376532180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8197107410952">
                <text:p>0.9981971074109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981967629908">
                <text:p>0.99819676299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98234316038751">
                <text:p>0.9982343160387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98204192099912">
                <text:p>0.9982041920999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98162573912357">
                <text:p>0.9981625739123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98202293956468">
                <text:p>0.9982022939564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98206421675583">
                <text:p>0.9982064216755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8209289390096">
                <text:p>0.9982092893900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8251530232862">
                <text:p>0.9982515302328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8210833993404">
                <text:p>0.9982108339934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98218049434145">
                <text:p>0.9982180494341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98218433391434">
                <text:p>0.9982184333914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98263846461372">
                <text:p>0.9982638464613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98265145039783">
                <text:p>0.9982651450397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8178553016681">
                <text:p>0.9981785530166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98187328995347">
                <text:p>0.9981873289953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8230179020519">
                <text:p>0.9982301790205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98231185476568">
                <text:p>0.9982311854765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823143526696">
                <text:p>0.998231435266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8232513831156">
                <text:p>0.9982325138311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5daaa0e719eb4f073b63de04e0910785ad81fe7a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